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2" style:family="paragraph" style:parent-style-name="Standard">
      <style:text-properties officeooo:rsid="0011b025" officeooo:paragraph-rsid="0011b025"/>
    </style:style>
    <style:style style:name="P2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8" style:family="paragraph" style:parent-style-name="Standard">
      <style:text-properties fo:font-style="italic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3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4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6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7" style:family="paragraph" style:parent-style-name="Standard">
      <style:text-properties fo:font-style="italic" officeooo:paragraph-rsid="013013d9" style:font-style-asian="italic" style:font-style-complex="italic"/>
    </style:style>
    <style:style style:name="P38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9" style:family="paragraph" style:parent-style-name="Standard">
      <style:text-properties fo:font-style="italic" officeooo:paragraph-rsid="01408f03" style:font-style-asian="italic" style:font-style-complex="italic"/>
    </style:style>
    <style:style style:name="P40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1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7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6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7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1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16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17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27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29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0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1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2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3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44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45" style:family="paragraph" style:parent-style-name="Standard">
      <style:text-properties officeooo:rsid="0015f1ff" officeooo:paragraph-rsid="0015f1ff"/>
    </style:style>
    <style:style style:name="P246" style:family="paragraph" style:parent-style-name="Standard">
      <style:text-properties officeooo:rsid="0015f1ff" officeooo:paragraph-rsid="0013268f"/>
    </style:style>
    <style:style style:name="P24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4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0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1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0" style:family="paragraph" style:parent-style-name="Standard">
      <style:text-properties fo:font-style="normal" officeooo:paragraph-rsid="02be3c45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4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3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2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0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3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64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65" style:family="paragraph" style:parent-style-name="Standard">
      <style:text-properties fo:font-style="normal" officeooo:paragraph-rsid="076fec72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69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0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0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0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0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0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1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1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1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13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1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15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1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22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23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24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25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26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27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28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29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3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3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3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3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3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4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44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54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71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73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1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42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45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46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47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48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49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50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65" style:family="paragraph" style:parent-style-name="Standard">
      <style:text-properties officeooo:rsid="0033fbdf" officeooo:paragraph-rsid="0033fbdf"/>
    </style:style>
    <style:style style:name="P666" style:family="paragraph" style:parent-style-name="Standard">
      <style:text-properties officeooo:rsid="0034ed8b" officeooo:paragraph-rsid="0106c767"/>
    </style:style>
    <style:style style:name="P66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6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6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7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7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7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7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74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75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76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77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87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89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bf675e" officeooo:paragraph-rsid="0785f435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0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1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2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2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2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29" style:family="paragraph" style:parent-style-name="Standard">
      <style:text-properties officeooo:rsid="0012a0dc" officeooo:paragraph-rsid="0012a0dc"/>
    </style:style>
    <style:style style:name="P730" style:family="paragraph" style:parent-style-name="Standard">
      <style:text-properties officeooo:paragraph-rsid="003eeb50"/>
    </style:style>
    <style:style style:name="P731" style:family="paragraph" style:parent-style-name="Standard">
      <style:text-properties officeooo:rsid="00205d85" officeooo:paragraph-rsid="005f7223"/>
    </style:style>
    <style:style style:name="P732" style:family="paragraph" style:parent-style-name="Standard">
      <style:text-properties officeooo:rsid="002436f5" officeooo:paragraph-rsid="00ed9297"/>
    </style:style>
    <style:style style:name="P733" style:family="paragraph" style:parent-style-name="Standard">
      <style:text-properties officeooo:rsid="0056d959" officeooo:paragraph-rsid="0056d959"/>
    </style:style>
    <style:style style:name="P734" style:family="paragraph" style:parent-style-name="Standard">
      <style:paragraph-properties fo:line-height="150%"/>
      <style:text-properties officeooo:paragraph-rsid="0013268f"/>
    </style:style>
    <style:style style:name="P735" style:family="paragraph" style:parent-style-name="Standard">
      <style:paragraph-properties fo:line-height="150%"/>
      <style:text-properties officeooo:paragraph-rsid="0040eb9d"/>
    </style:style>
    <style:style style:name="P736" style:family="paragraph" style:parent-style-name="Standard">
      <style:paragraph-properties fo:line-height="150%"/>
      <style:text-properties officeooo:paragraph-rsid="00c6421c"/>
    </style:style>
    <style:style style:name="P737" style:family="paragraph" style:parent-style-name="Standard">
      <style:paragraph-properties fo:line-height="150%"/>
      <style:text-properties officeooo:paragraph-rsid="0106c767"/>
    </style:style>
    <style:style style:name="P738" style:family="paragraph" style:parent-style-name="Standard">
      <style:paragraph-properties fo:line-height="150%"/>
      <style:text-properties officeooo:paragraph-rsid="01d80854"/>
    </style:style>
    <style:style style:name="P739" style:family="paragraph" style:parent-style-name="Standard">
      <style:paragraph-properties fo:line-height="150%"/>
      <style:text-properties officeooo:paragraph-rsid="020068b3"/>
    </style:style>
    <style:style style:name="P740" style:family="paragraph" style:parent-style-name="Standard">
      <style:paragraph-properties fo:line-height="150%"/>
      <style:text-properties officeooo:paragraph-rsid="0265f14b"/>
    </style:style>
    <style:style style:name="P741" style:family="paragraph" style:parent-style-name="Standard">
      <style:paragraph-properties fo:line-height="150%"/>
      <style:text-properties officeooo:paragraph-rsid="00cab904"/>
    </style:style>
    <style:style style:name="P742" style:family="paragraph" style:parent-style-name="Standard">
      <style:paragraph-properties fo:line-height="150%"/>
      <style:text-properties officeooo:paragraph-rsid="0339abb7"/>
    </style:style>
    <style:style style:name="P743" style:family="paragraph" style:parent-style-name="Standard">
      <style:paragraph-properties fo:line-height="150%"/>
      <style:text-properties officeooo:paragraph-rsid="031857c7"/>
    </style:style>
    <style:style style:name="P744" style:family="paragraph" style:parent-style-name="Standard">
      <style:paragraph-properties fo:line-height="150%"/>
      <style:text-properties officeooo:paragraph-rsid="0347bb43"/>
    </style:style>
    <style:style style:name="P745" style:family="paragraph" style:parent-style-name="Standard">
      <style:paragraph-properties fo:line-height="150%"/>
      <style:text-properties officeooo:paragraph-rsid="03af7bf7"/>
    </style:style>
    <style:style style:name="P746" style:family="paragraph" style:parent-style-name="Standard">
      <style:paragraph-properties fo:line-height="150%"/>
      <style:text-properties officeooo:paragraph-rsid="03e90de3"/>
    </style:style>
    <style:style style:name="P747" style:family="paragraph" style:parent-style-name="Standard">
      <style:paragraph-properties fo:line-height="150%"/>
      <style:text-properties officeooo:paragraph-rsid="03ffa765"/>
    </style:style>
    <style:style style:name="P748" style:family="paragraph" style:parent-style-name="Standard">
      <style:paragraph-properties fo:line-height="150%"/>
      <style:text-properties officeooo:paragraph-rsid="04226783"/>
    </style:style>
    <style:style style:name="P749" style:family="paragraph" style:parent-style-name="Standard">
      <style:paragraph-properties fo:line-height="150%"/>
      <style:text-properties officeooo:paragraph-rsid="04ddd894"/>
    </style:style>
    <style:style style:name="P750" style:family="paragraph" style:parent-style-name="Standard">
      <style:paragraph-properties fo:line-height="150%"/>
      <style:text-properties officeooo:paragraph-rsid="05319739"/>
    </style:style>
    <style:style style:name="P751" style:family="paragraph" style:parent-style-name="Standard">
      <style:paragraph-properties fo:line-height="150%"/>
      <style:text-properties officeooo:paragraph-rsid="057d2115"/>
    </style:style>
    <style:style style:name="P752" style:family="paragraph" style:parent-style-name="Standard">
      <style:paragraph-properties fo:line-height="150%"/>
      <style:text-properties officeooo:paragraph-rsid="058bbc5e"/>
    </style:style>
    <style:style style:name="P753" style:family="paragraph" style:parent-style-name="Standard">
      <style:paragraph-properties fo:line-height="150%"/>
      <style:text-properties officeooo:paragraph-rsid="054d7055"/>
    </style:style>
    <style:style style:name="P754" style:family="paragraph" style:parent-style-name="Standard">
      <style:paragraph-properties fo:line-height="150%"/>
      <style:text-properties officeooo:paragraph-rsid="05cd3bc5"/>
    </style:style>
    <style:style style:name="P755" style:family="paragraph" style:parent-style-name="Standard">
      <style:paragraph-properties fo:line-height="150%"/>
      <style:text-properties officeooo:paragraph-rsid="05e46ca0"/>
    </style:style>
    <style:style style:name="P756" style:family="paragraph" style:parent-style-name="Standard">
      <style:paragraph-properties fo:line-height="150%"/>
      <style:text-properties officeooo:paragraph-rsid="05e8bd08"/>
    </style:style>
    <style:style style:name="P757" style:family="paragraph" style:parent-style-name="Standard">
      <style:paragraph-properties fo:line-height="150%"/>
      <style:text-properties officeooo:paragraph-rsid="05ef59a4"/>
    </style:style>
    <style:style style:name="P758" style:family="paragraph" style:parent-style-name="Standard">
      <style:paragraph-properties fo:line-height="150%"/>
      <style:text-properties officeooo:paragraph-rsid="0608abbd"/>
    </style:style>
    <style:style style:name="P759" style:family="paragraph" style:parent-style-name="Standard">
      <style:paragraph-properties fo:line-height="150%"/>
      <style:text-properties officeooo:paragraph-rsid="061a2a29"/>
    </style:style>
    <style:style style:name="P760" style:family="paragraph" style:parent-style-name="Standard">
      <style:paragraph-properties fo:line-height="150%"/>
      <style:text-properties officeooo:paragraph-rsid="06130d41"/>
    </style:style>
    <style:style style:name="P761" style:family="paragraph" style:parent-style-name="Standard">
      <style:paragraph-properties fo:line-height="150%"/>
      <style:text-properties officeooo:paragraph-rsid="062535ed"/>
    </style:style>
    <style:style style:name="P762" style:family="paragraph" style:parent-style-name="Standard">
      <style:paragraph-properties fo:line-height="150%"/>
      <style:text-properties officeooo:paragraph-rsid="06257b22"/>
    </style:style>
    <style:style style:name="P763" style:family="paragraph" style:parent-style-name="Standard">
      <style:paragraph-properties fo:line-height="150%"/>
      <style:text-properties officeooo:paragraph-rsid="067e3ef2"/>
    </style:style>
    <style:style style:name="P764" style:family="paragraph" style:parent-style-name="Standard">
      <style:paragraph-properties fo:line-height="150%"/>
      <style:text-properties officeooo:paragraph-rsid="063bda54"/>
    </style:style>
    <style:style style:name="P765" style:family="paragraph" style:parent-style-name="Standard">
      <style:paragraph-properties fo:line-height="150%"/>
      <style:text-properties officeooo:paragraph-rsid="07267459"/>
    </style:style>
    <style:style style:name="P766" style:family="paragraph" style:parent-style-name="Standard">
      <style:paragraph-properties fo:line-height="150%"/>
      <style:text-properties officeooo:paragraph-rsid="05f80830"/>
    </style:style>
    <style:style style:name="P767" style:family="paragraph" style:parent-style-name="Standard">
      <style:paragraph-properties fo:line-height="150%"/>
      <style:text-properties officeooo:paragraph-rsid="03becfb9"/>
    </style:style>
    <style:style style:name="P768" style:family="paragraph" style:parent-style-name="Standard">
      <style:text-properties officeooo:paragraph-rsid="00883289"/>
    </style:style>
    <style:style style:name="P769" style:family="paragraph" style:parent-style-name="Standard">
      <style:text-properties officeooo:rsid="008872eb" officeooo:paragraph-rsid="008872eb"/>
    </style:style>
    <style:style style:name="P770" style:family="paragraph" style:parent-style-name="Standard">
      <style:text-properties officeooo:paragraph-rsid="00a75993"/>
    </style:style>
    <style:style style:name="P771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72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73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74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41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42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70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71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76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79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80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70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71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72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73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74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75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76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77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78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37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38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39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40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62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65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66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67" style:family="paragraph" style:parent-style-name="Standard">
      <style:text-properties style:use-window-font-color="true" officeooo:paragraph-rsid="02be3c45"/>
    </style:style>
    <style:style style:name="P1068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6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7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7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7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7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7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7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7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7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7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079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80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8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8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83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84" style:family="paragraph" style:parent-style-name="Standard">
      <style:text-properties style:use-window-font-color="true" officeooo:paragraph-rsid="02ecf51e"/>
    </style:style>
    <style:style style:name="P1085" style:family="paragraph" style:parent-style-name="Standard">
      <style:paragraph-properties fo:line-height="150%"/>
      <style:text-properties style:use-window-font-color="true" officeooo:paragraph-rsid="02edc963"/>
    </style:style>
    <style:style style:name="P1086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87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88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8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90" style:family="paragraph" style:parent-style-name="Standard">
      <style:text-properties style:use-window-font-color="true" officeooo:rsid="003eeb50" officeooo:paragraph-rsid="078db77b"/>
    </style:style>
    <style:style style:name="P1091" style:family="paragraph" style:parent-style-name="Standard">
      <style:text-properties officeooo:paragraph-rsid="00ba4170"/>
    </style:style>
    <style:style style:name="P1092" style:family="paragraph" style:parent-style-name="Standard">
      <style:text-properties officeooo:paragraph-rsid="00bbbf73"/>
    </style:style>
    <style:style style:name="P1093" style:family="paragraph" style:parent-style-name="Standard">
      <style:text-properties officeooo:rsid="00beb82f" officeooo:paragraph-rsid="00beb82f"/>
    </style:style>
    <style:style style:name="P1094" style:family="paragraph" style:parent-style-name="Standard">
      <style:text-properties officeooo:paragraph-rsid="00beb82f"/>
    </style:style>
    <style:style style:name="P1095" style:family="paragraph" style:parent-style-name="Standard">
      <style:text-properties officeooo:rsid="00c0d7c6" officeooo:paragraph-rsid="00c0d7c6"/>
    </style:style>
    <style:style style:name="P1096" style:family="paragraph" style:parent-style-name="Standard">
      <style:text-properties officeooo:rsid="005521a3" officeooo:paragraph-rsid="005521a3"/>
    </style:style>
    <style:style style:name="P1097" style:family="paragraph" style:parent-style-name="Standard">
      <style:text-properties officeooo:paragraph-rsid="00d2fc06"/>
    </style:style>
    <style:style style:name="P1098" style:family="paragraph" style:parent-style-name="Standard">
      <style:paragraph-properties fo:line-height="150%"/>
      <style:text-properties officeooo:rsid="00d5826a" officeooo:paragraph-rsid="00d5826a"/>
    </style:style>
    <style:style style:name="P1099" style:family="paragraph" style:parent-style-name="Standard">
      <style:text-properties officeooo:paragraph-rsid="00d77d7d"/>
    </style:style>
    <style:style style:name="P1100" style:family="paragraph" style:parent-style-name="Standard">
      <style:text-properties officeooo:rsid="00d9c9e4" officeooo:paragraph-rsid="00d9c9e4"/>
    </style:style>
    <style:style style:name="P1101" style:family="paragraph" style:parent-style-name="Standard">
      <style:text-properties officeooo:paragraph-rsid="00e5f586"/>
    </style:style>
    <style:style style:name="P1102" style:family="paragraph" style:parent-style-name="Standard">
      <style:text-properties officeooo:paragraph-rsid="00eb50e0"/>
    </style:style>
    <style:style style:name="P1103" style:family="paragraph" style:parent-style-name="Standard">
      <style:paragraph-properties fo:line-height="150%"/>
      <style:text-properties officeooo:rsid="00f2503e" officeooo:paragraph-rsid="00f2503e"/>
    </style:style>
    <style:style style:name="P1104" style:family="paragraph" style:parent-style-name="Standard">
      <style:text-properties officeooo:rsid="00f2503e" officeooo:paragraph-rsid="01222be5"/>
    </style:style>
    <style:style style:name="P1105" style:family="paragraph" style:parent-style-name="Standard">
      <style:text-properties officeooo:rsid="00d1487d" officeooo:paragraph-rsid="00d2fc06"/>
    </style:style>
    <style:style style:name="P1106" style:family="paragraph" style:parent-style-name="Standard">
      <style:text-properties officeooo:paragraph-rsid="00f5260b"/>
    </style:style>
    <style:style style:name="P1107" style:family="paragraph" style:parent-style-name="Standard">
      <style:text-properties officeooo:paragraph-rsid="010c486e"/>
    </style:style>
    <style:style style:name="P1108" style:family="paragraph" style:parent-style-name="Standard">
      <style:text-properties officeooo:paragraph-rsid="00367935"/>
    </style:style>
    <style:style style:name="P1109" style:family="paragraph" style:parent-style-name="Standard">
      <style:text-properties officeooo:paragraph-rsid="011fc384"/>
    </style:style>
    <style:style style:name="P1110" style:family="paragraph" style:parent-style-name="Standard">
      <style:text-properties officeooo:paragraph-rsid="0122678f"/>
    </style:style>
    <style:style style:name="P1111" style:family="paragraph" style:parent-style-name="Standard">
      <style:text-properties officeooo:paragraph-rsid="012dfde8"/>
    </style:style>
    <style:style style:name="P1112" style:family="paragraph" style:parent-style-name="Standard">
      <style:text-properties officeooo:paragraph-rsid="0130fd48"/>
    </style:style>
    <style:style style:name="P1113" style:family="paragraph" style:parent-style-name="Standard">
      <style:text-properties officeooo:paragraph-rsid="013282b3"/>
    </style:style>
    <style:style style:name="P1114" style:family="paragraph" style:parent-style-name="Standard">
      <style:text-properties officeooo:paragraph-rsid="013f3c54"/>
    </style:style>
    <style:style style:name="P1115" style:family="paragraph" style:parent-style-name="Standard">
      <style:text-properties officeooo:paragraph-rsid="0152f194"/>
    </style:style>
    <style:style style:name="P1116" style:family="paragraph" style:parent-style-name="Standard">
      <style:text-properties officeooo:paragraph-rsid="0150aafa"/>
    </style:style>
    <style:style style:name="P1117" style:family="paragraph" style:parent-style-name="Standard">
      <style:paragraph-properties fo:line-height="100%"/>
      <style:text-properties officeooo:paragraph-rsid="016aa5ac"/>
    </style:style>
    <style:style style:name="P1118" style:family="paragraph" style:parent-style-name="Standard">
      <style:paragraph-properties fo:line-height="100%"/>
      <style:text-properties officeooo:paragraph-rsid="016d2800"/>
    </style:style>
    <style:style style:name="P1119" style:family="paragraph" style:parent-style-name="Standard">
      <style:paragraph-properties fo:line-height="100%"/>
      <style:text-properties officeooo:paragraph-rsid="0171553b"/>
    </style:style>
    <style:style style:name="P1120" style:family="paragraph" style:parent-style-name="Standard">
      <style:paragraph-properties fo:line-height="100%"/>
      <style:text-properties officeooo:paragraph-rsid="0176ee1b"/>
    </style:style>
    <style:style style:name="P1121" style:family="paragraph" style:parent-style-name="Standard">
      <style:paragraph-properties fo:line-height="100%"/>
      <style:text-properties officeooo:paragraph-rsid="017941db"/>
    </style:style>
    <style:style style:name="P1122" style:family="paragraph" style:parent-style-name="Standard">
      <style:paragraph-properties fo:line-height="100%"/>
      <style:text-properties officeooo:paragraph-rsid="017a7161"/>
    </style:style>
    <style:style style:name="P1123" style:family="paragraph" style:parent-style-name="Standard">
      <style:paragraph-properties fo:line-height="100%"/>
      <style:text-properties officeooo:paragraph-rsid="018105ab"/>
    </style:style>
    <style:style style:name="P1124" style:family="paragraph" style:parent-style-name="Standard">
      <style:paragraph-properties fo:line-height="100%"/>
      <style:text-properties officeooo:paragraph-rsid="01aaba73"/>
    </style:style>
    <style:style style:name="P1125" style:family="paragraph" style:parent-style-name="Standard">
      <style:paragraph-properties fo:line-height="100%"/>
      <style:text-properties officeooo:paragraph-rsid="01abda5f"/>
    </style:style>
    <style:style style:name="P1126" style:family="paragraph" style:parent-style-name="Standard">
      <style:paragraph-properties fo:line-height="100%"/>
      <style:text-properties officeooo:paragraph-rsid="01d3aa7e"/>
    </style:style>
    <style:style style:name="P1127" style:family="paragraph" style:parent-style-name="Standard">
      <style:paragraph-properties fo:line-height="100%"/>
      <style:text-properties officeooo:paragraph-rsid="01e2b86d"/>
    </style:style>
    <style:style style:name="P1128" style:family="paragraph" style:parent-style-name="Standard">
      <style:paragraph-properties fo:line-height="100%"/>
      <style:text-properties officeooo:paragraph-rsid="01e7ea9a"/>
    </style:style>
    <style:style style:name="P1129" style:family="paragraph" style:parent-style-name="Standard">
      <style:paragraph-properties fo:line-height="100%"/>
      <style:text-properties officeooo:paragraph-rsid="01f79ca2"/>
    </style:style>
    <style:style style:name="P1130" style:family="paragraph" style:parent-style-name="Standard">
      <style:paragraph-properties fo:line-height="100%"/>
      <style:text-properties officeooo:paragraph-rsid="020068b3"/>
    </style:style>
    <style:style style:name="P1131" style:family="paragraph" style:parent-style-name="Standard">
      <style:paragraph-properties fo:line-height="100%"/>
      <style:text-properties officeooo:paragraph-rsid="0200b58e"/>
    </style:style>
    <style:style style:name="P1132" style:family="paragraph" style:parent-style-name="Standard">
      <style:paragraph-properties fo:line-height="100%"/>
      <style:text-properties officeooo:paragraph-rsid="020131ae"/>
    </style:style>
    <style:style style:name="P1133" style:family="paragraph" style:parent-style-name="Standard">
      <style:paragraph-properties fo:line-height="100%"/>
      <style:text-properties officeooo:paragraph-rsid="0212a48a"/>
    </style:style>
    <style:style style:name="P1134" style:family="paragraph" style:parent-style-name="Standard">
      <style:paragraph-properties fo:line-height="100%"/>
      <style:text-properties officeooo:paragraph-rsid="01d522fe"/>
    </style:style>
    <style:style style:name="P1135" style:family="paragraph" style:parent-style-name="Standard">
      <style:paragraph-properties fo:line-height="100%"/>
      <style:text-properties officeooo:paragraph-rsid="021920c6"/>
    </style:style>
    <style:style style:name="P1136" style:family="paragraph" style:parent-style-name="Standard">
      <style:paragraph-properties fo:line-height="100%"/>
      <style:text-properties officeooo:paragraph-rsid="021bfb0f"/>
    </style:style>
    <style:style style:name="P1137" style:family="paragraph" style:parent-style-name="Standard">
      <style:paragraph-properties fo:line-height="100%"/>
      <style:text-properties officeooo:paragraph-rsid="021d76dd"/>
    </style:style>
    <style:style style:name="P1138" style:family="paragraph" style:parent-style-name="Standard">
      <style:paragraph-properties fo:line-height="100%"/>
      <style:text-properties officeooo:paragraph-rsid="01ec8e18"/>
    </style:style>
    <style:style style:name="P1139" style:family="paragraph" style:parent-style-name="Standard">
      <style:paragraph-properties fo:line-height="100%"/>
      <style:text-properties officeooo:paragraph-rsid="0228bd00"/>
    </style:style>
    <style:style style:name="P1140" style:family="paragraph" style:parent-style-name="Standard">
      <style:paragraph-properties fo:line-height="100%"/>
      <style:text-properties officeooo:paragraph-rsid="0239e044"/>
    </style:style>
    <style:style style:name="P1141" style:family="paragraph" style:parent-style-name="Standard">
      <style:paragraph-properties fo:line-height="100%"/>
      <style:text-properties officeooo:paragraph-rsid="023e217a"/>
    </style:style>
    <style:style style:name="P1142" style:family="paragraph" style:parent-style-name="Standard">
      <style:paragraph-properties fo:line-height="100%"/>
      <style:text-properties officeooo:paragraph-rsid="0245c9e7"/>
    </style:style>
    <style:style style:name="P1143" style:family="paragraph" style:parent-style-name="Standard">
      <style:paragraph-properties fo:line-height="100%"/>
      <style:text-properties officeooo:paragraph-rsid="0248e2f5"/>
    </style:style>
    <style:style style:name="P1144" style:family="paragraph" style:parent-style-name="Standard">
      <style:paragraph-properties fo:line-height="100%"/>
      <style:text-properties officeooo:paragraph-rsid="024d9b01"/>
    </style:style>
    <style:style style:name="P1145" style:family="paragraph" style:parent-style-name="Standard">
      <style:paragraph-properties fo:line-height="100%"/>
      <style:text-properties officeooo:paragraph-rsid="02540cb9"/>
    </style:style>
    <style:style style:name="P1146" style:family="paragraph" style:parent-style-name="Standard">
      <style:paragraph-properties fo:line-height="100%"/>
      <style:text-properties officeooo:paragraph-rsid="02656310"/>
    </style:style>
    <style:style style:name="P1147" style:family="paragraph" style:parent-style-name="Standard">
      <style:paragraph-properties fo:line-height="100%"/>
      <style:text-properties officeooo:paragraph-rsid="0265f14b"/>
    </style:style>
    <style:style style:name="P1148" style:family="paragraph" style:parent-style-name="Standard">
      <style:paragraph-properties fo:line-height="100%"/>
      <style:text-properties officeooo:paragraph-rsid="02778926"/>
    </style:style>
    <style:style style:name="P1149" style:family="paragraph" style:parent-style-name="Standard">
      <style:paragraph-properties fo:line-height="100%"/>
      <style:text-properties officeooo:paragraph-rsid="0279658f"/>
    </style:style>
    <style:style style:name="P1150" style:family="paragraph" style:parent-style-name="Standard">
      <style:paragraph-properties fo:line-height="100%"/>
      <style:text-properties officeooo:paragraph-rsid="027b57d1"/>
    </style:style>
    <style:style style:name="P1151" style:family="paragraph" style:parent-style-name="Standard">
      <style:paragraph-properties fo:line-height="100%"/>
      <style:text-properties officeooo:paragraph-rsid="02819040"/>
    </style:style>
    <style:style style:name="P1152" style:family="paragraph" style:parent-style-name="Standard">
      <style:paragraph-properties fo:line-height="100%"/>
      <style:text-properties officeooo:paragraph-rsid="02939b7b"/>
    </style:style>
    <style:style style:name="P1153" style:family="paragraph" style:parent-style-name="Standard">
      <style:paragraph-properties fo:line-height="100%"/>
      <style:text-properties officeooo:paragraph-rsid="0293a523"/>
    </style:style>
    <style:style style:name="P1154" style:family="paragraph" style:parent-style-name="Standard">
      <style:paragraph-properties fo:line-height="100%"/>
      <style:text-properties officeooo:paragraph-rsid="0297c923"/>
    </style:style>
    <style:style style:name="P1155" style:family="paragraph" style:parent-style-name="Standard">
      <style:paragraph-properties fo:line-height="100%"/>
      <style:text-properties officeooo:paragraph-rsid="029bb505"/>
    </style:style>
    <style:style style:name="P1156" style:family="paragraph" style:parent-style-name="Standard">
      <style:paragraph-properties fo:line-height="100%"/>
      <style:text-properties officeooo:paragraph-rsid="02a71f0b"/>
    </style:style>
    <style:style style:name="P1157" style:family="paragraph" style:parent-style-name="Standard">
      <style:paragraph-properties fo:line-height="100%"/>
      <style:text-properties officeooo:paragraph-rsid="027c1b85"/>
    </style:style>
    <style:style style:name="P1158" style:family="paragraph" style:parent-style-name="Standard">
      <style:paragraph-properties fo:line-height="100%"/>
      <style:text-properties officeooo:paragraph-rsid="02bd01a2"/>
    </style:style>
    <style:style style:name="P1159" style:family="paragraph" style:parent-style-name="Standard">
      <style:paragraph-properties fo:line-height="100%"/>
      <style:text-properties officeooo:paragraph-rsid="02d5eaee"/>
    </style:style>
    <style:style style:name="P1160" style:family="paragraph" style:parent-style-name="Standard">
      <style:paragraph-properties fo:line-height="100%"/>
      <style:text-properties officeooo:paragraph-rsid="02e4f960"/>
    </style:style>
    <style:style style:name="P1161" style:family="paragraph" style:parent-style-name="Standard">
      <style:paragraph-properties fo:line-height="100%"/>
      <style:text-properties officeooo:paragraph-rsid="02eac01d"/>
    </style:style>
    <style:style style:name="P1162" style:family="paragraph" style:parent-style-name="Standard">
      <style:paragraph-properties fo:line-height="100%"/>
      <style:text-properties officeooo:paragraph-rsid="02f17ec6"/>
    </style:style>
    <style:style style:name="P1163" style:family="paragraph" style:parent-style-name="Standard">
      <style:paragraph-properties fo:line-height="100%"/>
      <style:text-properties officeooo:paragraph-rsid="02fda6ef"/>
    </style:style>
    <style:style style:name="P1164" style:family="paragraph" style:parent-style-name="Standard">
      <style:paragraph-properties fo:line-height="100%"/>
      <style:text-properties officeooo:paragraph-rsid="03040c1c"/>
    </style:style>
    <style:style style:name="P1165" style:family="paragraph" style:parent-style-name="Standard">
      <style:paragraph-properties fo:line-height="100%"/>
      <style:text-properties officeooo:paragraph-rsid="03049b98"/>
    </style:style>
    <style:style style:name="P1166" style:family="paragraph" style:parent-style-name="Standard">
      <style:paragraph-properties fo:line-height="100%"/>
      <style:text-properties officeooo:paragraph-rsid="0305aebe"/>
    </style:style>
    <style:style style:name="P1167" style:family="paragraph" style:parent-style-name="Standard">
      <style:paragraph-properties fo:line-height="100%"/>
      <style:text-properties officeooo:paragraph-rsid="03061f93"/>
    </style:style>
    <style:style style:name="P1168" style:family="paragraph" style:parent-style-name="Standard">
      <style:paragraph-properties fo:line-height="100%"/>
      <style:text-properties officeooo:paragraph-rsid="03153caa"/>
    </style:style>
    <style:style style:name="P1169" style:family="paragraph" style:parent-style-name="Standard">
      <style:paragraph-properties fo:line-height="100%"/>
      <style:text-properties officeooo:paragraph-rsid="03343ce6"/>
    </style:style>
    <style:style style:name="P1170" style:family="paragraph" style:parent-style-name="Standard">
      <style:paragraph-properties fo:line-height="100%"/>
      <style:text-properties officeooo:paragraph-rsid="03349842"/>
    </style:style>
    <style:style style:name="P1171" style:family="paragraph" style:parent-style-name="Standard">
      <style:paragraph-properties fo:line-height="100%"/>
      <style:text-properties officeooo:paragraph-rsid="033f17a3"/>
    </style:style>
    <style:style style:name="P1172" style:family="paragraph" style:parent-style-name="Standard">
      <style:paragraph-properties fo:line-height="100%"/>
      <style:text-properties officeooo:paragraph-rsid="034adc9b"/>
    </style:style>
    <style:style style:name="P1173" style:family="paragraph" style:parent-style-name="Standard">
      <style:paragraph-properties fo:line-height="100%"/>
      <style:text-properties officeooo:paragraph-rsid="034f33b6"/>
    </style:style>
    <style:style style:name="P1174" style:family="paragraph" style:parent-style-name="Standard">
      <style:paragraph-properties fo:line-height="100%"/>
      <style:text-properties officeooo:paragraph-rsid="034f680a"/>
    </style:style>
    <style:style style:name="P1175" style:family="paragraph" style:parent-style-name="Standard">
      <style:paragraph-properties fo:line-height="100%"/>
      <style:text-properties officeooo:paragraph-rsid="035051aa"/>
    </style:style>
    <style:style style:name="P1176" style:family="paragraph" style:parent-style-name="Standard">
      <style:paragraph-properties fo:line-height="100%"/>
      <style:text-properties officeooo:paragraph-rsid="0369854f"/>
    </style:style>
    <style:style style:name="P1177" style:family="paragraph" style:parent-style-name="Standard">
      <style:paragraph-properties fo:line-height="100%"/>
      <style:text-properties officeooo:paragraph-rsid="03963307"/>
    </style:style>
    <style:style style:name="P1178" style:family="paragraph" style:parent-style-name="Standard">
      <style:paragraph-properties fo:line-height="100%"/>
      <style:text-properties officeooo:paragraph-rsid="039c640b"/>
    </style:style>
    <style:style style:name="P1179" style:family="paragraph" style:parent-style-name="Standard">
      <style:paragraph-properties fo:line-height="100%"/>
      <style:text-properties officeooo:paragraph-rsid="039e9821"/>
    </style:style>
    <style:style style:name="P1180" style:family="paragraph" style:parent-style-name="Standard">
      <style:paragraph-properties fo:line-height="100%"/>
      <style:text-properties officeooo:paragraph-rsid="03a073aa"/>
    </style:style>
    <style:style style:name="P1181" style:family="paragraph" style:parent-style-name="Standard">
      <style:paragraph-properties fo:line-height="100%"/>
      <style:text-properties officeooo:paragraph-rsid="03b1fbc9"/>
    </style:style>
    <style:style style:name="P1182" style:family="paragraph" style:parent-style-name="Standard">
      <style:paragraph-properties fo:line-height="100%"/>
      <style:text-properties officeooo:paragraph-rsid="03eb005c"/>
    </style:style>
    <style:style style:name="P1183" style:family="paragraph" style:parent-style-name="Standard">
      <style:paragraph-properties fo:line-height="100%"/>
      <style:text-properties officeooo:paragraph-rsid="03f0c84b"/>
    </style:style>
    <style:style style:name="P1184" style:family="paragraph" style:parent-style-name="Standard">
      <style:paragraph-properties fo:line-height="100%"/>
      <style:text-properties officeooo:paragraph-rsid="03e90de3"/>
    </style:style>
    <style:style style:name="P1185" style:family="paragraph" style:parent-style-name="Standard">
      <style:paragraph-properties fo:line-height="100%"/>
      <style:text-properties officeooo:paragraph-rsid="03f27278"/>
    </style:style>
    <style:style style:name="P1186" style:family="paragraph" style:parent-style-name="Standard">
      <style:paragraph-properties fo:line-height="100%"/>
      <style:text-properties officeooo:paragraph-rsid="03fd5e01"/>
    </style:style>
    <style:style style:name="P1187" style:family="paragraph" style:parent-style-name="Standard">
      <style:paragraph-properties fo:line-height="100%"/>
      <style:text-properties officeooo:paragraph-rsid="0400a6e4"/>
    </style:style>
    <style:style style:name="P1188" style:family="paragraph" style:parent-style-name="Standard">
      <style:paragraph-properties fo:line-height="100%"/>
      <style:text-properties officeooo:paragraph-rsid="0404aa05"/>
    </style:style>
    <style:style style:name="P1189" style:family="paragraph" style:parent-style-name="Standard">
      <style:paragraph-properties fo:line-height="100%"/>
      <style:text-properties officeooo:paragraph-rsid="04102973"/>
    </style:style>
    <style:style style:name="P1190" style:family="paragraph" style:parent-style-name="Standard">
      <style:paragraph-properties fo:line-height="100%"/>
      <style:text-properties officeooo:paragraph-rsid="041e6a3e"/>
    </style:style>
    <style:style style:name="P1191" style:family="paragraph" style:parent-style-name="Standard">
      <style:paragraph-properties fo:line-height="100%"/>
      <style:text-properties officeooo:paragraph-rsid="03a31e81"/>
    </style:style>
    <style:style style:name="P1192" style:family="paragraph" style:parent-style-name="Standard">
      <style:paragraph-properties fo:line-height="100%"/>
      <style:text-properties officeooo:paragraph-rsid="043fc929"/>
    </style:style>
    <style:style style:name="P1193" style:family="paragraph" style:parent-style-name="Standard">
      <style:paragraph-properties fo:line-height="100%"/>
      <style:text-properties officeooo:paragraph-rsid="043a0ede"/>
    </style:style>
    <style:style style:name="P1194" style:family="paragraph" style:parent-style-name="Standard">
      <style:paragraph-properties fo:line-height="100%"/>
      <style:text-properties officeooo:paragraph-rsid="04518e70"/>
    </style:style>
    <style:style style:name="P1195" style:family="paragraph" style:parent-style-name="Standard">
      <style:paragraph-properties fo:line-height="100%"/>
      <style:text-properties officeooo:paragraph-rsid="04592f7c"/>
    </style:style>
    <style:style style:name="P1196" style:family="paragraph" style:parent-style-name="Standard">
      <style:paragraph-properties fo:line-height="100%"/>
      <style:text-properties officeooo:paragraph-rsid="0473548b"/>
    </style:style>
    <style:style style:name="P1197" style:family="paragraph" style:parent-style-name="Standard">
      <style:paragraph-properties fo:line-height="100%"/>
      <style:text-properties officeooo:paragraph-rsid="0411d16e"/>
    </style:style>
    <style:style style:name="P1198" style:family="paragraph" style:parent-style-name="Standard">
      <style:paragraph-properties fo:line-height="100%"/>
      <style:text-properties officeooo:paragraph-rsid="041746e7"/>
    </style:style>
    <style:style style:name="P1199" style:family="paragraph" style:parent-style-name="Standard">
      <style:paragraph-properties fo:line-height="100%"/>
      <style:text-properties officeooo:paragraph-rsid="043c6125"/>
    </style:style>
    <style:style style:name="P1200" style:family="paragraph" style:parent-style-name="Standard">
      <style:paragraph-properties fo:line-height="100%"/>
      <style:text-properties officeooo:paragraph-rsid="04472f62"/>
    </style:style>
    <style:style style:name="P1201" style:family="paragraph" style:parent-style-name="Standard">
      <style:paragraph-properties fo:line-height="100%"/>
      <style:text-properties officeooo:paragraph-rsid="03fc17c3"/>
    </style:style>
    <style:style style:name="P1202" style:family="paragraph" style:parent-style-name="Standard">
      <style:paragraph-properties fo:line-height="100%"/>
      <style:text-properties officeooo:paragraph-rsid="039292f6"/>
    </style:style>
    <style:style style:name="P1203" style:family="paragraph" style:parent-style-name="Standard">
      <style:paragraph-properties fo:line-height="100%"/>
      <style:text-properties officeooo:paragraph-rsid="0486c03e"/>
    </style:style>
    <style:style style:name="P1204" style:family="paragraph" style:parent-style-name="Standard">
      <style:paragraph-properties fo:line-height="100%"/>
      <style:text-properties officeooo:paragraph-rsid="048ffd4a"/>
    </style:style>
    <style:style style:name="P1205" style:family="paragraph" style:parent-style-name="Standard">
      <style:paragraph-properties fo:line-height="100%"/>
      <style:text-properties officeooo:paragraph-rsid="04915c32"/>
    </style:style>
    <style:style style:name="P1206" style:family="paragraph" style:parent-style-name="Standard">
      <style:paragraph-properties fo:line-height="100%"/>
      <style:text-properties officeooo:paragraph-rsid="0496a172"/>
    </style:style>
    <style:style style:name="P1207" style:family="paragraph" style:parent-style-name="Standard">
      <style:paragraph-properties fo:line-height="100%"/>
      <style:text-properties officeooo:paragraph-rsid="04a08898"/>
    </style:style>
    <style:style style:name="P1208" style:family="paragraph" style:parent-style-name="Standard">
      <style:paragraph-properties fo:line-height="100%"/>
      <style:text-properties officeooo:paragraph-rsid="04a6679a"/>
    </style:style>
    <style:style style:name="P1209" style:family="paragraph" style:parent-style-name="Standard">
      <style:paragraph-properties fo:line-height="100%"/>
      <style:text-properties officeooo:paragraph-rsid="04ad05fc"/>
    </style:style>
    <style:style style:name="P1210" style:family="paragraph" style:parent-style-name="Standard">
      <style:paragraph-properties fo:line-height="100%"/>
      <style:text-properties officeooo:paragraph-rsid="04b3c5c0"/>
    </style:style>
    <style:style style:name="P1211" style:family="paragraph" style:parent-style-name="Standard">
      <style:paragraph-properties fo:line-height="100%"/>
      <style:text-properties officeooo:paragraph-rsid="04ba1b39"/>
    </style:style>
    <style:style style:name="P1212" style:family="paragraph" style:parent-style-name="Standard">
      <style:paragraph-properties fo:line-height="100%"/>
      <style:text-properties officeooo:paragraph-rsid="04bc7059"/>
    </style:style>
    <style:style style:name="P1213" style:family="paragraph" style:parent-style-name="Standard">
      <style:paragraph-properties fo:line-height="100%"/>
      <style:text-properties officeooo:paragraph-rsid="04b80b14"/>
    </style:style>
    <style:style style:name="P1214" style:family="paragraph" style:parent-style-name="Standard">
      <style:paragraph-properties fo:line-height="100%"/>
      <style:text-properties officeooo:paragraph-rsid="04d7b913"/>
    </style:style>
    <style:style style:name="P1215" style:family="paragraph" style:parent-style-name="Standard">
      <style:paragraph-properties fo:line-height="100%"/>
      <style:text-properties officeooo:paragraph-rsid="04ddd894"/>
    </style:style>
    <style:style style:name="P1216" style:family="paragraph" style:parent-style-name="Standard">
      <style:paragraph-properties fo:line-height="100%"/>
      <style:text-properties officeooo:paragraph-rsid="04deac5d"/>
    </style:style>
    <style:style style:name="P1217" style:family="paragraph" style:parent-style-name="Standard">
      <style:paragraph-properties fo:line-height="100%"/>
      <style:text-properties officeooo:paragraph-rsid="04ee3d5e"/>
    </style:style>
    <style:style style:name="P1218" style:family="paragraph" style:parent-style-name="Standard">
      <style:paragraph-properties fo:line-height="100%"/>
      <style:text-properties officeooo:paragraph-rsid="04ee86bb"/>
    </style:style>
    <style:style style:name="P1219" style:family="paragraph" style:parent-style-name="Standard">
      <style:paragraph-properties fo:line-height="100%"/>
      <style:text-properties officeooo:paragraph-rsid="04f29906"/>
    </style:style>
    <style:style style:name="P1220" style:family="paragraph" style:parent-style-name="Standard">
      <style:paragraph-properties fo:line-height="100%"/>
      <style:text-properties officeooo:paragraph-rsid="04faca3a"/>
    </style:style>
    <style:style style:name="P1221" style:family="paragraph" style:parent-style-name="Standard">
      <style:paragraph-properties fo:line-height="100%"/>
      <style:text-properties officeooo:paragraph-rsid="051228a5"/>
    </style:style>
    <style:style style:name="P1222" style:family="paragraph" style:parent-style-name="Standard">
      <style:paragraph-properties fo:line-height="100%"/>
      <style:text-properties officeooo:paragraph-rsid="05149db7"/>
    </style:style>
    <style:style style:name="P1223" style:family="paragraph" style:parent-style-name="Standard">
      <style:paragraph-properties fo:line-height="100%"/>
      <style:text-properties officeooo:paragraph-rsid="051755b6"/>
    </style:style>
    <style:style style:name="P1224" style:family="paragraph" style:parent-style-name="Standard">
      <style:paragraph-properties fo:line-height="100%"/>
      <style:text-properties officeooo:paragraph-rsid="04f1c42d"/>
    </style:style>
    <style:style style:name="P1225" style:family="paragraph" style:parent-style-name="Standard">
      <style:paragraph-properties fo:line-height="100%"/>
      <style:text-properties officeooo:paragraph-rsid="052c470d"/>
    </style:style>
    <style:style style:name="P1226" style:family="paragraph" style:parent-style-name="Standard">
      <style:paragraph-properties fo:line-height="100%"/>
      <style:text-properties officeooo:paragraph-rsid="052e1d4e"/>
    </style:style>
    <style:style style:name="P1227" style:family="paragraph" style:parent-style-name="Standard">
      <style:paragraph-properties fo:line-height="100%"/>
      <style:text-properties officeooo:paragraph-rsid="052fd794"/>
    </style:style>
    <style:style style:name="P1228" style:family="paragraph" style:parent-style-name="Standard">
      <style:paragraph-properties fo:line-height="100%"/>
      <style:text-properties officeooo:paragraph-rsid="053faa40"/>
    </style:style>
    <style:style style:name="P1229" style:family="paragraph" style:parent-style-name="Standard">
      <style:paragraph-properties fo:line-height="100%"/>
      <style:text-properties officeooo:paragraph-rsid="054f83a7"/>
    </style:style>
    <style:style style:name="P1230" style:family="paragraph" style:parent-style-name="Standard">
      <style:paragraph-properties fo:line-height="100%"/>
      <style:text-properties officeooo:paragraph-rsid="0557f31f"/>
    </style:style>
    <style:style style:name="P1231" style:family="paragraph" style:parent-style-name="Standard">
      <style:paragraph-properties fo:line-height="100%"/>
      <style:text-properties officeooo:paragraph-rsid="055a623a"/>
    </style:style>
    <style:style style:name="P1232" style:family="paragraph" style:parent-style-name="Standard">
      <style:paragraph-properties fo:line-height="100%"/>
      <style:text-properties officeooo:paragraph-rsid="0569d9ca"/>
    </style:style>
    <style:style style:name="P1233" style:family="paragraph" style:parent-style-name="Standard">
      <style:paragraph-properties fo:line-height="100%"/>
      <style:text-properties officeooo:paragraph-rsid="056d9742"/>
    </style:style>
    <style:style style:name="P1234" style:family="paragraph" style:parent-style-name="Standard">
      <style:paragraph-properties fo:line-height="100%"/>
      <style:text-properties officeooo:paragraph-rsid="057cbee6"/>
    </style:style>
    <style:style style:name="P1235" style:family="paragraph" style:parent-style-name="Standard">
      <style:paragraph-properties fo:line-height="100%"/>
      <style:text-properties officeooo:paragraph-rsid="0580d52a"/>
    </style:style>
    <style:style style:name="P1236" style:family="paragraph" style:parent-style-name="Standard">
      <style:paragraph-properties fo:line-height="100%"/>
      <style:text-properties officeooo:paragraph-rsid="059e7836"/>
    </style:style>
    <style:style style:name="P1237" style:family="paragraph" style:parent-style-name="Standard">
      <style:paragraph-properties fo:line-height="100%"/>
      <style:text-properties officeooo:paragraph-rsid="05ab1076"/>
    </style:style>
    <style:style style:name="P1238" style:family="paragraph" style:parent-style-name="Standard">
      <style:paragraph-properties fo:line-height="100%"/>
      <style:text-properties officeooo:paragraph-rsid="05b1d6ac"/>
    </style:style>
    <style:style style:name="P1239" style:family="paragraph" style:parent-style-name="Standard">
      <style:paragraph-properties fo:line-height="100%"/>
      <style:text-properties officeooo:paragraph-rsid="05b6653b"/>
    </style:style>
    <style:style style:name="P1240" style:family="paragraph" style:parent-style-name="Standard">
      <style:paragraph-properties fo:line-height="100%"/>
      <style:text-properties officeooo:paragraph-rsid="05bc64d7"/>
    </style:style>
    <style:style style:name="P1241" style:family="paragraph" style:parent-style-name="Standard">
      <style:paragraph-properties fo:line-height="100%"/>
      <style:text-properties officeooo:paragraph-rsid="05d96232"/>
    </style:style>
    <style:style style:name="P1242" style:family="paragraph" style:parent-style-name="Standard">
      <style:paragraph-properties fo:line-height="100%"/>
      <style:text-properties officeooo:paragraph-rsid="05dd0971"/>
    </style:style>
    <style:style style:name="P1243" style:family="paragraph" style:parent-style-name="Standard">
      <style:paragraph-properties fo:line-height="100%"/>
      <style:text-properties officeooo:paragraph-rsid="06011cd1"/>
    </style:style>
    <style:style style:name="P1244" style:family="paragraph" style:parent-style-name="Standard">
      <style:paragraph-properties fo:line-height="100%"/>
      <style:text-properties officeooo:paragraph-rsid="06063862"/>
    </style:style>
    <style:style style:name="P1245" style:family="paragraph" style:parent-style-name="Standard">
      <style:paragraph-properties fo:line-height="100%"/>
      <style:text-properties officeooo:paragraph-rsid="060fe20f"/>
    </style:style>
    <style:style style:name="P1246" style:family="paragraph" style:parent-style-name="Standard">
      <style:paragraph-properties fo:line-height="100%"/>
      <style:text-properties officeooo:paragraph-rsid="061169e8"/>
    </style:style>
    <style:style style:name="P1247" style:family="paragraph" style:parent-style-name="Standard">
      <style:paragraph-properties fo:line-height="100%"/>
      <style:text-properties officeooo:paragraph-rsid="06125c09"/>
    </style:style>
    <style:style style:name="P1248" style:family="paragraph" style:parent-style-name="Standard">
      <style:paragraph-properties fo:line-height="100%"/>
      <style:text-properties officeooo:paragraph-rsid="062f0400"/>
    </style:style>
    <style:style style:name="P1249" style:family="paragraph" style:parent-style-name="Standard">
      <style:paragraph-properties fo:line-height="100%"/>
      <style:text-properties officeooo:paragraph-rsid="06307d14"/>
    </style:style>
    <style:style style:name="P1250" style:family="paragraph" style:parent-style-name="Standard">
      <style:paragraph-properties fo:line-height="100%"/>
      <style:text-properties officeooo:paragraph-rsid="06408df0"/>
    </style:style>
    <style:style style:name="P1251" style:family="paragraph" style:parent-style-name="Standard">
      <style:paragraph-properties fo:line-height="100%"/>
      <style:text-properties officeooo:paragraph-rsid="0652812f"/>
    </style:style>
    <style:style style:name="P1252" style:family="paragraph" style:parent-style-name="Standard">
      <style:paragraph-properties fo:line-height="100%"/>
      <style:text-properties officeooo:paragraph-rsid="065d9833"/>
    </style:style>
    <style:style style:name="P1253" style:family="paragraph" style:parent-style-name="Standard">
      <style:paragraph-properties fo:line-height="100%"/>
      <style:text-properties officeooo:paragraph-rsid="0663a1c9"/>
    </style:style>
    <style:style style:name="P1254" style:family="paragraph" style:parent-style-name="Standard">
      <style:paragraph-properties fo:line-height="100%"/>
      <style:text-properties officeooo:paragraph-rsid="069290ce"/>
    </style:style>
    <style:style style:name="P1255" style:family="paragraph" style:parent-style-name="Standard">
      <style:paragraph-properties fo:line-height="100%"/>
      <style:text-properties officeooo:paragraph-rsid="069f9907"/>
    </style:style>
    <style:style style:name="P1256" style:family="paragraph" style:parent-style-name="Standard">
      <style:paragraph-properties fo:line-height="100%"/>
      <style:text-properties officeooo:paragraph-rsid="069e7007"/>
    </style:style>
    <style:style style:name="P1257" style:family="paragraph" style:parent-style-name="Standard">
      <style:paragraph-properties fo:line-height="100%"/>
      <style:text-properties officeooo:paragraph-rsid="069d3467"/>
    </style:style>
    <style:style style:name="P1258" style:family="paragraph" style:parent-style-name="Standard">
      <style:paragraph-properties fo:line-height="100%"/>
      <style:text-properties officeooo:paragraph-rsid="06d0bb9d"/>
    </style:style>
    <style:style style:name="P1259" style:family="paragraph" style:parent-style-name="Standard">
      <style:paragraph-properties fo:line-height="100%"/>
      <style:text-properties officeooo:paragraph-rsid="06d6e503"/>
    </style:style>
    <style:style style:name="P1260" style:family="paragraph" style:parent-style-name="Standard">
      <style:paragraph-properties fo:line-height="100%"/>
      <style:text-properties officeooo:paragraph-rsid="06bf5f63"/>
    </style:style>
    <style:style style:name="P1261" style:family="paragraph" style:parent-style-name="Standard">
      <style:paragraph-properties fo:line-height="100%"/>
      <style:text-properties officeooo:paragraph-rsid="06dce0b5"/>
    </style:style>
    <style:style style:name="P1262" style:family="paragraph" style:parent-style-name="Standard">
      <style:paragraph-properties fo:line-height="100%"/>
      <style:text-properties officeooo:paragraph-rsid="06e51493"/>
    </style:style>
    <style:style style:name="P1263" style:family="paragraph" style:parent-style-name="Standard">
      <style:paragraph-properties fo:line-height="100%"/>
      <style:text-properties officeooo:paragraph-rsid="06e9b05d"/>
    </style:style>
    <style:style style:name="P1264" style:family="paragraph" style:parent-style-name="Standard">
      <style:paragraph-properties fo:line-height="100%"/>
      <style:text-properties officeooo:paragraph-rsid="06f2eb19"/>
    </style:style>
    <style:style style:name="P1265" style:family="paragraph" style:parent-style-name="Standard">
      <style:paragraph-properties fo:line-height="100%"/>
      <style:text-properties officeooo:paragraph-rsid="06fe5f86"/>
    </style:style>
    <style:style style:name="P1266" style:family="paragraph" style:parent-style-name="Standard">
      <style:paragraph-properties fo:line-height="100%"/>
      <style:text-properties officeooo:paragraph-rsid="070b4184"/>
    </style:style>
    <style:style style:name="P1267" style:family="paragraph" style:parent-style-name="Standard">
      <style:paragraph-properties fo:line-height="100%"/>
      <style:text-properties officeooo:paragraph-rsid="071053d5"/>
    </style:style>
    <style:style style:name="P1268" style:family="paragraph" style:parent-style-name="Standard">
      <style:paragraph-properties fo:line-height="100%"/>
      <style:text-properties officeooo:paragraph-rsid="07175761"/>
    </style:style>
    <style:style style:name="P1269" style:family="paragraph" style:parent-style-name="Standard">
      <style:paragraph-properties fo:line-height="100%"/>
      <style:text-properties officeooo:paragraph-rsid="071be8ce"/>
    </style:style>
    <style:style style:name="P1270" style:family="paragraph" style:parent-style-name="Standard">
      <style:paragraph-properties fo:line-height="100%"/>
      <style:text-properties officeooo:paragraph-rsid="071f6f35"/>
    </style:style>
    <style:style style:name="P1271" style:family="paragraph" style:parent-style-name="Standard">
      <style:paragraph-properties fo:line-height="100%"/>
      <style:text-properties officeooo:paragraph-rsid="0721d28f"/>
    </style:style>
    <style:style style:name="P1272" style:family="paragraph" style:parent-style-name="Standard">
      <style:paragraph-properties fo:line-height="100%"/>
      <style:text-properties officeooo:paragraph-rsid="0734c99b"/>
    </style:style>
    <style:style style:name="P1273" style:family="paragraph" style:parent-style-name="Standard">
      <style:paragraph-properties fo:line-height="100%"/>
      <style:text-properties officeooo:paragraph-rsid="07353afe"/>
    </style:style>
    <style:style style:name="P1274" style:family="paragraph" style:parent-style-name="Standard">
      <style:paragraph-properties fo:line-height="100%"/>
      <style:text-properties officeooo:paragraph-rsid="074a9a44"/>
    </style:style>
    <style:style style:name="P1275" style:family="paragraph" style:parent-style-name="Standard">
      <style:paragraph-properties fo:line-height="100%"/>
      <style:text-properties officeooo:paragraph-rsid="07501f8e"/>
    </style:style>
    <style:style style:name="P1276" style:family="paragraph" style:parent-style-name="Standard">
      <style:paragraph-properties fo:line-height="100%"/>
      <style:text-properties officeooo:paragraph-rsid="024c0a42"/>
    </style:style>
    <style:style style:name="P1277" style:family="paragraph" style:parent-style-name="Standard">
      <style:paragraph-properties fo:line-height="100%"/>
      <style:text-properties officeooo:paragraph-rsid="075d0c99"/>
    </style:style>
    <style:style style:name="P1278" style:family="paragraph" style:parent-style-name="Standard">
      <style:paragraph-properties fo:line-height="100%"/>
      <style:text-properties officeooo:paragraph-rsid="075dc6a9"/>
    </style:style>
    <style:style style:name="P1279" style:family="paragraph" style:parent-style-name="Standard">
      <style:paragraph-properties fo:line-height="100%"/>
      <style:text-properties officeooo:paragraph-rsid="0288fb00"/>
    </style:style>
    <style:style style:name="P1280" style:family="paragraph" style:parent-style-name="Standard">
      <style:paragraph-properties fo:line-height="100%"/>
      <style:text-properties officeooo:paragraph-rsid="0785f435"/>
    </style:style>
    <style:style style:name="P1281" style:family="paragraph" style:parent-style-name="Standard">
      <style:paragraph-properties fo:line-height="100%"/>
      <style:text-properties officeooo:paragraph-rsid="03becfb9"/>
    </style:style>
    <style:style style:name="P1282" style:family="paragraph" style:parent-style-name="Standard">
      <style:paragraph-properties fo:line-height="100%"/>
      <style:text-properties officeooo:paragraph-rsid="0045286d"/>
    </style:style>
    <style:style style:name="P1283" style:family="paragraph" style:parent-style-name="Standard">
      <style:paragraph-properties fo:line-height="100%"/>
      <style:text-properties officeooo:paragraph-rsid="078f70dd"/>
    </style:style>
    <style:style style:name="P1284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285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86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28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28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28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29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29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292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293" style:family="paragraph" style:parent-style-name="Standard">
      <style:paragraph-properties fo:line-height="100%"/>
      <style:text-properties officeooo:rsid="016b9044" officeooo:paragraph-rsid="016b9044"/>
    </style:style>
    <style:style style:name="P1294" style:family="paragraph" style:parent-style-name="Standard">
      <style:paragraph-properties fo:line-height="100%"/>
      <style:text-properties officeooo:rsid="01a2dcc2" officeooo:paragraph-rsid="01a2dcc2"/>
    </style:style>
    <style:style style:name="P1295" style:family="paragraph" style:parent-style-name="Standard">
      <style:paragraph-properties fo:line-height="100%"/>
      <style:text-properties officeooo:rsid="01a92b83" officeooo:paragraph-rsid="01abda5f"/>
    </style:style>
    <style:style style:name="P1296" style:family="paragraph" style:parent-style-name="Standard">
      <style:paragraph-properties fo:line-height="100%"/>
      <style:text-properties officeooo:rsid="01b78805" officeooo:paragraph-rsid="01b9977e"/>
    </style:style>
    <style:style style:name="P1297" style:family="paragraph" style:parent-style-name="Standard">
      <style:paragraph-properties fo:line-height="100%"/>
      <style:text-properties officeooo:rsid="01b78805" officeooo:paragraph-rsid="020d39a8"/>
    </style:style>
    <style:style style:name="P1298" style:family="paragraph" style:parent-style-name="Standard">
      <style:paragraph-properties fo:line-height="100%"/>
      <style:text-properties officeooo:rsid="01bcc73c" officeooo:paragraph-rsid="01bcc73c"/>
    </style:style>
    <style:style style:name="P1299" style:family="paragraph" style:parent-style-name="Standard">
      <style:paragraph-properties fo:line-height="100%"/>
      <style:text-properties officeooo:rsid="01cb0c6f" officeooo:paragraph-rsid="01cb0c6f"/>
    </style:style>
    <style:style style:name="P1300" style:family="paragraph" style:parent-style-name="Standard">
      <style:paragraph-properties fo:line-height="100%"/>
      <style:text-properties officeooo:rsid="01cd0839" officeooo:paragraph-rsid="01cd0839"/>
    </style:style>
    <style:style style:name="P1301" style:family="paragraph" style:parent-style-name="Standard">
      <style:paragraph-properties fo:line-height="100%"/>
      <style:text-properties officeooo:rsid="01e4a612" officeooo:paragraph-rsid="01e4a612"/>
    </style:style>
    <style:style style:name="P1302" style:family="paragraph" style:parent-style-name="Standard">
      <style:paragraph-properties fo:line-height="100%"/>
      <style:text-properties officeooo:rsid="022b7ea9" officeooo:paragraph-rsid="022b7ea9"/>
    </style:style>
    <style:style style:name="P1303" style:family="paragraph" style:parent-style-name="Standard">
      <style:paragraph-properties fo:line-height="100%"/>
      <style:text-properties officeooo:rsid="022dff2a" officeooo:paragraph-rsid="022dff2a"/>
    </style:style>
    <style:style style:name="P1304" style:family="paragraph" style:parent-style-name="Standard">
      <style:text-properties officeooo:paragraph-rsid="0275c15d"/>
    </style:style>
    <style:style style:name="P1305" style:family="paragraph" style:parent-style-name="Standard">
      <style:paragraph-properties fo:line-height="100%"/>
      <style:text-properties officeooo:rsid="02819040" officeooo:paragraph-rsid="028fc45c"/>
    </style:style>
    <style:style style:name="P1306" style:family="paragraph" style:parent-style-name="Standard">
      <style:paragraph-properties fo:line-height="100%"/>
      <style:text-properties officeooo:rsid="0285839b" officeooo:paragraph-rsid="0288fb00"/>
    </style:style>
    <style:style style:name="P1307" style:family="paragraph" style:parent-style-name="Standard">
      <style:paragraph-properties fo:line-height="100%"/>
      <style:text-properties officeooo:rsid="0297c923" officeooo:paragraph-rsid="0297c923"/>
    </style:style>
    <style:style style:name="P1308" style:family="paragraph" style:parent-style-name="Standard">
      <style:paragraph-properties fo:line-height="100%"/>
      <style:text-properties officeooo:rsid="029ac75f" officeooo:paragraph-rsid="029ac75f"/>
    </style:style>
    <style:style style:name="P1309" style:family="paragraph" style:parent-style-name="Standard">
      <style:text-properties officeooo:paragraph-rsid="00bfa17d"/>
    </style:style>
    <style:style style:name="P1310" style:family="paragraph" style:parent-style-name="Standard">
      <style:text-properties officeooo:paragraph-rsid="00bd11a0"/>
    </style:style>
    <style:style style:name="P1311" style:family="paragraph" style:parent-style-name="Standard">
      <style:paragraph-properties fo:line-height="100%"/>
      <style:text-properties officeooo:rsid="02540cb9" officeooo:paragraph-rsid="02bd01a2"/>
    </style:style>
    <style:style style:name="P131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1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1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1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16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17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18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1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20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2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2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2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2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2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2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2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28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29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30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31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32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33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34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35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36" style:family="paragraph" style:parent-style-name="Standard">
      <style:paragraph-properties fo:line-height="100%"/>
      <style:text-properties officeooo:rsid="02da5175" officeooo:paragraph-rsid="02da5175"/>
    </style:style>
    <style:style style:name="P1337" style:family="paragraph" style:parent-style-name="Standard">
      <style:paragraph-properties fo:line-height="100%"/>
      <style:text-properties officeooo:rsid="02e4f960" officeooo:paragraph-rsid="02e4f960"/>
    </style:style>
    <style:style style:name="P1338" style:family="paragraph" style:parent-style-name="Standard">
      <style:paragraph-properties fo:line-height="100%"/>
      <style:text-properties officeooo:rsid="02eabaea" officeooo:paragraph-rsid="02eabaea"/>
    </style:style>
    <style:style style:name="P1339" style:family="paragraph" style:parent-style-name="Standard">
      <style:paragraph-properties fo:line-height="100%"/>
      <style:text-properties officeooo:rsid="02eac01d" officeooo:paragraph-rsid="02eac01d"/>
    </style:style>
    <style:style style:name="P1340" style:family="paragraph" style:parent-style-name="Standard">
      <style:paragraph-properties fo:line-height="100%"/>
      <style:text-properties officeooo:rsid="02eb27fd" officeooo:paragraph-rsid="02ec089f"/>
    </style:style>
    <style:style style:name="P1341" style:family="paragraph" style:parent-style-name="Standard">
      <style:text-properties officeooo:paragraph-rsid="02ecf51e"/>
    </style:style>
    <style:style style:name="P1342" style:family="paragraph" style:parent-style-name="Standard">
      <style:text-properties officeooo:paragraph-rsid="02f17ec6"/>
    </style:style>
    <style:style style:name="P1343" style:family="paragraph" style:parent-style-name="Standard">
      <style:paragraph-properties fo:line-height="100%"/>
      <style:text-properties officeooo:rsid="02e59398" officeooo:paragraph-rsid="03049b98"/>
    </style:style>
    <style:style style:name="P1344" style:family="paragraph" style:parent-style-name="Standard">
      <style:paragraph-properties fo:line-height="150%"/>
      <style:text-properties officeooo:rsid="02e59398" officeooo:paragraph-rsid="03049b98"/>
    </style:style>
    <style:style style:name="P1345" style:family="paragraph" style:parent-style-name="Standard">
      <style:paragraph-properties fo:line-height="100%"/>
      <style:text-properties officeooo:rsid="022ee1ec" officeooo:paragraph-rsid="022ee1ec"/>
    </style:style>
    <style:style style:name="P1346" style:family="paragraph" style:parent-style-name="Standard">
      <style:text-properties officeooo:paragraph-rsid="03061f93"/>
    </style:style>
    <style:style style:name="P1347" style:family="paragraph" style:parent-style-name="Standard">
      <style:paragraph-properties fo:line-height="100%"/>
      <style:text-properties officeooo:rsid="0346a444" officeooo:paragraph-rsid="0346a444"/>
    </style:style>
    <style:style style:name="P1348" style:family="paragraph" style:parent-style-name="Standard">
      <style:text-properties officeooo:paragraph-rsid="03733aab"/>
    </style:style>
    <style:style style:name="P1349" style:family="paragraph" style:parent-style-name="Standard">
      <style:paragraph-properties fo:line-height="100%"/>
      <style:text-properties officeooo:rsid="038a2c81" officeooo:paragraph-rsid="039e9821"/>
    </style:style>
    <style:style style:name="P1350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5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5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5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54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55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56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358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359" style:family="paragraph" style:parent-style-name="Standard">
      <style:paragraph-properties fo:line-height="100%"/>
      <style:text-properties officeooo:rsid="03a4e520" officeooo:paragraph-rsid="03a4e520"/>
    </style:style>
    <style:style style:name="P1360" style:family="paragraph" style:parent-style-name="Standard">
      <style:paragraph-properties fo:line-height="100%"/>
      <style:text-properties officeooo:rsid="03a073aa" officeooo:paragraph-rsid="03a073aa"/>
    </style:style>
    <style:style style:name="P1361" style:family="paragraph" style:parent-style-name="Standard">
      <style:text-properties officeooo:paragraph-rsid="00c0d7c6"/>
    </style:style>
    <style:style style:name="P1362" style:family="paragraph" style:parent-style-name="Standard">
      <style:text-properties officeooo:paragraph-rsid="03e93625"/>
    </style:style>
    <style:style style:name="P1363" style:family="paragraph" style:parent-style-name="Standard">
      <style:text-properties officeooo:rsid="0019f535" officeooo:paragraph-rsid="03e93625"/>
    </style:style>
    <style:style style:name="P1364" style:family="paragraph" style:parent-style-name="Standard">
      <style:paragraph-properties fo:line-height="100%"/>
      <style:text-properties officeooo:rsid="045a6b37" officeooo:paragraph-rsid="045a6b37"/>
    </style:style>
    <style:style style:name="P1365" style:family="paragraph" style:parent-style-name="Standard">
      <style:text-properties officeooo:paragraph-rsid="00118c4a"/>
    </style:style>
    <style:style style:name="P1366" style:family="paragraph" style:parent-style-name="Standard">
      <style:paragraph-properties fo:line-height="100%"/>
      <style:text-properties officeooo:rsid="048fe3f8" officeooo:paragraph-rsid="048ffd4a"/>
    </style:style>
    <style:style style:name="P1367" style:family="paragraph" style:parent-style-name="Standard">
      <style:paragraph-properties fo:line-height="100%"/>
      <style:text-properties officeooo:rsid="0494bc64" officeooo:paragraph-rsid="0494bc64"/>
    </style:style>
    <style:style style:name="P1368" style:family="paragraph" style:parent-style-name="Standard">
      <style:paragraph-properties fo:line-height="100%"/>
      <style:text-properties officeooo:rsid="0497dc28" officeooo:paragraph-rsid="0497dc28"/>
    </style:style>
    <style:style style:name="P1369" style:family="paragraph" style:parent-style-name="Standard">
      <style:paragraph-properties fo:line-height="150%"/>
      <style:text-properties officeooo:rsid="049a8a7e" officeooo:paragraph-rsid="049a8a7e"/>
    </style:style>
    <style:style style:name="P1370" style:family="paragraph" style:parent-style-name="Standard">
      <style:paragraph-properties fo:line-height="100%"/>
      <style:text-properties officeooo:rsid="049c223c" officeooo:paragraph-rsid="049c223c"/>
    </style:style>
    <style:style style:name="P1371" style:family="paragraph" style:parent-style-name="Standard">
      <style:paragraph-properties fo:line-height="100%"/>
      <style:text-properties officeooo:rsid="04a08898" officeooo:paragraph-rsid="04a08898"/>
    </style:style>
    <style:style style:name="P1372" style:family="paragraph" style:parent-style-name="Standard">
      <style:paragraph-properties fo:line-height="100%"/>
      <style:text-properties officeooo:rsid="04ad05fc" officeooo:paragraph-rsid="04b3c5c0"/>
    </style:style>
    <style:style style:name="P1373" style:family="paragraph" style:parent-style-name="Standard">
      <style:paragraph-properties fo:line-height="100%"/>
      <style:text-properties officeooo:rsid="04ba1b39" officeooo:paragraph-rsid="04ba1b39"/>
    </style:style>
    <style:style style:name="P1374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375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376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377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378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379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380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381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382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383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384" style:family="paragraph" style:parent-style-name="Standard">
      <style:paragraph-properties fo:line-height="100%"/>
      <style:text-properties officeooo:rsid="04bc7059" officeooo:paragraph-rsid="04bc7059"/>
    </style:style>
    <style:style style:name="P1385" style:family="paragraph" style:parent-style-name="Standard">
      <style:paragraph-properties fo:line-height="100%"/>
      <style:text-properties officeooo:rsid="04a57ad8" officeooo:paragraph-rsid="04ba1b39"/>
    </style:style>
    <style:style style:name="P1386" style:family="paragraph" style:parent-style-name="Standard">
      <style:paragraph-properties fo:line-height="100%"/>
      <style:text-properties officeooo:rsid="051228a5" officeooo:paragraph-rsid="05270c2d"/>
    </style:style>
    <style:style style:name="P1387" style:family="paragraph" style:parent-style-name="Standard">
      <style:paragraph-properties fo:line-height="100%"/>
      <style:text-properties officeooo:rsid="05149db7" officeooo:paragraph-rsid="05149db7"/>
    </style:style>
    <style:style style:name="P1388" style:family="paragraph" style:parent-style-name="Standard">
      <style:paragraph-properties fo:line-height="100%"/>
      <style:text-properties officeooo:rsid="04f29906" officeooo:paragraph-rsid="051fdc2f"/>
    </style:style>
    <style:style style:name="P1389" style:family="paragraph" style:parent-style-name="Standard">
      <style:paragraph-properties fo:line-height="100%"/>
      <style:text-properties officeooo:rsid="052fd794" officeooo:paragraph-rsid="052fd794"/>
    </style:style>
    <style:style style:name="P1390" style:family="paragraph" style:parent-style-name="Standard">
      <style:paragraph-properties fo:line-height="100%"/>
      <style:text-properties officeooo:rsid="0569d9ca" officeooo:paragraph-rsid="0569d9ca"/>
    </style:style>
    <style:style style:name="P1391" style:family="paragraph" style:parent-style-name="Standard">
      <style:paragraph-properties fo:line-height="100%"/>
      <style:text-properties officeooo:rsid="058ba444" officeooo:paragraph-rsid="058ba444"/>
    </style:style>
    <style:style style:name="P1392" style:family="paragraph" style:parent-style-name="Standard">
      <style:paragraph-properties fo:line-height="100%"/>
      <style:text-properties officeooo:rsid="05e2db49" officeooo:paragraph-rsid="05ef59a4"/>
    </style:style>
    <style:style style:name="P1393" style:family="paragraph" style:parent-style-name="Standard">
      <style:paragraph-properties fo:line-height="100%"/>
      <style:text-properties officeooo:rsid="05e46ca0" officeooo:paragraph-rsid="05e5f887"/>
    </style:style>
    <style:style style:name="P1394" style:family="paragraph" style:parent-style-name="Standard">
      <style:paragraph-properties fo:line-height="100%"/>
      <style:text-properties officeooo:rsid="0620d52b" officeooo:paragraph-rsid="0620d52b"/>
    </style:style>
    <style:style style:name="P1395" style:family="paragraph" style:parent-style-name="Standard">
      <style:paragraph-properties fo:line-height="100%"/>
      <style:text-properties officeooo:rsid="06307d14" officeooo:paragraph-rsid="06307d14"/>
    </style:style>
    <style:style style:name="P1396" style:family="paragraph" style:parent-style-name="Standard">
      <style:paragraph-properties fo:line-height="100%"/>
      <style:text-properties officeooo:rsid="0630fb9a" officeooo:paragraph-rsid="0630fb9a"/>
    </style:style>
    <style:style style:name="P1397" style:family="paragraph" style:parent-style-name="Standard">
      <style:paragraph-properties fo:line-height="100%"/>
      <style:text-properties officeooo:rsid="0630fb9a" officeooo:paragraph-rsid="069290ce"/>
    </style:style>
    <style:style style:name="P1398" style:family="paragraph" style:parent-style-name="Standard">
      <style:paragraph-properties fo:line-height="100%"/>
      <style:text-properties officeooo:rsid="06321a8e" officeooo:paragraph-rsid="06321a8e"/>
    </style:style>
    <style:style style:name="P1399" style:family="paragraph" style:parent-style-name="Standard">
      <style:paragraph-properties fo:line-height="100%"/>
      <style:text-properties officeooo:rsid="06340678" officeooo:paragraph-rsid="06340678"/>
    </style:style>
    <style:style style:name="P1400" style:family="paragraph" style:parent-style-name="Standard">
      <style:paragraph-properties fo:line-height="100%"/>
      <style:text-properties officeooo:rsid="062f0400" officeooo:paragraph-rsid="06307d14"/>
    </style:style>
    <style:style style:name="P1401" style:family="paragraph" style:parent-style-name="Standard">
      <style:paragraph-properties fo:line-height="100%"/>
      <style:text-properties officeooo:rsid="063bda54" officeooo:paragraph-rsid="063bda54"/>
    </style:style>
    <style:style style:name="P1402" style:family="paragraph" style:parent-style-name="Standard">
      <style:paragraph-properties fo:line-height="100%"/>
      <style:text-properties officeooo:rsid="063bda54" officeooo:paragraph-rsid="069290ce"/>
    </style:style>
    <style:style style:name="P1403" style:family="paragraph" style:parent-style-name="Standard">
      <style:paragraph-properties fo:line-height="100%"/>
      <style:text-properties officeooo:rsid="063d933e" officeooo:paragraph-rsid="063d933e"/>
    </style:style>
    <style:style style:name="P1404" style:family="paragraph" style:parent-style-name="Standard">
      <style:paragraph-properties fo:line-height="100%"/>
      <style:text-properties officeooo:rsid="063e62c4" officeooo:paragraph-rsid="063e62c4"/>
    </style:style>
    <style:style style:name="P1405" style:family="paragraph" style:parent-style-name="Standard">
      <style:paragraph-properties fo:line-height="100%"/>
      <style:text-properties officeooo:rsid="063e62c4" officeooo:paragraph-rsid="06408df0"/>
    </style:style>
    <style:style style:name="P1406" style:family="paragraph" style:parent-style-name="Standard">
      <style:paragraph-properties fo:line-height="100%"/>
      <style:text-properties officeooo:rsid="063fe71c" officeooo:paragraph-rsid="06408df0"/>
    </style:style>
    <style:style style:name="P1407" style:family="paragraph" style:parent-style-name="Standard">
      <style:paragraph-properties fo:line-height="100%"/>
      <style:text-properties officeooo:rsid="06408df0" officeooo:paragraph-rsid="06408df0"/>
    </style:style>
    <style:style style:name="P1408" style:family="paragraph" style:parent-style-name="Standard">
      <style:paragraph-properties fo:line-height="150%"/>
      <style:text-properties officeooo:rsid="06408df0" officeooo:paragraph-rsid="06408df0"/>
    </style:style>
    <style:style style:name="P1409" style:family="paragraph" style:parent-style-name="Standard">
      <style:paragraph-properties fo:line-height="100%"/>
      <style:text-properties officeooo:rsid="06440517" officeooo:paragraph-rsid="06440517"/>
    </style:style>
    <style:style style:name="P1410" style:family="paragraph" style:parent-style-name="Standard">
      <style:paragraph-properties fo:line-height="100%"/>
      <style:text-properties officeooo:rsid="0646a7a3" officeooo:paragraph-rsid="0646a7a3"/>
    </style:style>
    <style:style style:name="P1411" style:family="paragraph" style:parent-style-name="Standard">
      <style:paragraph-properties fo:line-height="150%"/>
      <style:text-properties officeooo:rsid="0646a7a3" officeooo:paragraph-rsid="0646a7a3"/>
    </style:style>
    <style:style style:name="P1412" style:family="paragraph" style:parent-style-name="Standard">
      <style:paragraph-properties fo:line-height="100%"/>
      <style:text-properties officeooo:rsid="07353afe" officeooo:paragraph-rsid="07353afe"/>
    </style:style>
    <style:style style:name="P1413" style:family="paragraph" style:parent-style-name="Standard">
      <style:paragraph-properties fo:line-height="100%"/>
      <style:text-properties officeooo:rsid="075d0c99" officeooo:paragraph-rsid="075d0c99"/>
    </style:style>
    <style:style style:name="P1414" style:family="paragraph" style:parent-style-name="Standard">
      <style:text-properties officeooo:paragraph-rsid="0766ef94"/>
    </style:style>
    <style:style style:name="P1415" style:family="paragraph" style:parent-style-name="Standard">
      <style:text-properties officeooo:paragraph-rsid="07674e6b"/>
    </style:style>
    <style:style style:name="P1416" style:family="paragraph" style:parent-style-name="Standard">
      <style:text-properties officeooo:paragraph-rsid="076da30e"/>
    </style:style>
    <style:style style:name="P1417" style:family="paragraph" style:parent-style-name="Standard">
      <style:paragraph-properties fo:line-height="100%"/>
      <style:text-properties officeooo:rsid="078c8253" officeooo:paragraph-rsid="078c8253"/>
    </style:style>
    <style:style style:name="P1418" style:family="paragraph" style:parent-style-name="Standard">
      <style:text-properties officeooo:paragraph-rsid="034f5b13"/>
    </style:style>
    <style:style style:name="P1419" style:family="paragraph" style:parent-style-name="Standard">
      <style:text-properties officeooo:paragraph-rsid="078f70dd"/>
    </style:style>
    <style:style style:name="P1420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21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22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23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24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25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26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27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28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29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30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31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32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33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34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35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36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37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38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39" style:family="paragraph" style:parent-style-name="Table_20_Contents">
      <style:paragraph-properties fo:text-align="center" style:justify-single-word="false"/>
    </style:style>
    <style:style style:name="P1440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41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42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43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4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4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4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4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4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4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5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5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5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5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5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55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56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57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58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59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60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61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62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63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64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65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66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467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468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469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470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471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472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473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474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475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476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477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478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479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480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481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482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483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484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485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486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487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488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489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490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491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492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493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494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49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496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497" style:family="paragraph" style:parent-style-name="Table_20_Contents">
      <style:text-properties officeooo:rsid="0735889c" officeooo:paragraph-rsid="0735889c"/>
    </style:style>
    <style:style style:name="P1498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499" style:family="paragraph" style:parent-style-name="Table_20_Contents">
      <style:text-properties officeooo:paragraph-rsid="0735889c"/>
    </style:style>
    <style:style style:name="P1500" style:family="paragraph" style:parent-style-name="Table_20_Contents">
      <style:text-properties officeooo:rsid="0739531b" officeooo:paragraph-rsid="0739531b"/>
    </style:style>
    <style:style style:name="P1501" style:family="paragraph" style:parent-style-name="Table_20_Contents">
      <style:text-properties officeooo:paragraph-rsid="0739531b"/>
    </style:style>
    <style:style style:name="P1502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03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04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05" style:family="paragraph" style:parent-style-name="Standard">
      <style:paragraph-properties fo:line-height="150%" fo:break-before="page"/>
      <style:text-properties officeooo:paragraph-rsid="02d98b08"/>
    </style:style>
    <style:style style:name="P1506" style:family="paragraph" style:parent-style-name="Standard">
      <style:paragraph-properties fo:line-height="150%" fo:break-before="page"/>
      <style:text-properties officeooo:paragraph-rsid="03fd5e01"/>
    </style:style>
    <style:style style:name="P1507" style:family="paragraph" style:parent-style-name="Standard">
      <style:paragraph-properties fo:line-height="150%" fo:break-before="page"/>
      <style:text-properties officeooo:paragraph-rsid="066d2ed4"/>
    </style:style>
    <style:style style:name="P1508" style:family="paragraph" style:parent-style-name="Standard">
      <style:paragraph-properties fo:break-before="page"/>
      <style:text-properties officeooo:paragraph-rsid="009622c6"/>
    </style:style>
    <style:style style:name="P1509" style:family="paragraph" style:parent-style-name="Standard">
      <style:paragraph-properties fo:break-before="page"/>
      <style:text-properties officeooo:paragraph-rsid="02be3c45"/>
    </style:style>
    <style:style style:name="P1510" style:family="paragraph" style:parent-style-name="Standard">
      <style:paragraph-properties fo:line-height="100%" fo:break-before="page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511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12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1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14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15" style:family="paragraph" style:parent-style-name="Standard" style:list-style-name="L1">
      <style:text-properties officeooo:paragraph-rsid="0013268f"/>
    </style:style>
    <style:style style:name="P1516" style:family="paragraph" style:parent-style-name="Standard" style:list-style-name="L1">
      <style:text-properties officeooo:rsid="0013268f" officeooo:paragraph-rsid="0013268f"/>
    </style:style>
    <style:style style:name="P1517" style:family="paragraph" style:parent-style-name="Standard" style:list-style-name="L2">
      <style:text-properties style:use-window-font-color="true" officeooo:paragraph-rsid="00118c4a"/>
    </style:style>
    <style:style style:name="P1518" style:family="paragraph" style:parent-style-name="Standard" style:list-style-name="L2">
      <style:text-properties style:use-window-font-color="true" officeooo:rsid="0011b025" officeooo:paragraph-rsid="0011b025"/>
    </style:style>
    <style:style style:name="P1519" style:family="paragraph" style:parent-style-name="Standard" style:list-style-name="L4">
      <style:text-properties style:use-window-font-color="true" officeooo:rsid="00a8a4b1" officeooo:paragraph-rsid="02be3c45"/>
    </style:style>
    <style:style style:name="P1520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2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2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23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24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25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2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2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28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29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30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31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3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1533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1534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ce728e" style:font-style-asian="normal" style:font-weight-asian="bold" style:font-style-complex="normal" style:font-weight-complex="bold"/>
    </style:style>
    <style:style style:name="P1535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3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3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38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1539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1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2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3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4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5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48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4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5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5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5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53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54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55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56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5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15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94136d" style:font-style-asian="normal" style:font-weight-asian="normal" style:font-style-complex="normal" style:font-weight-complex="normal"/>
    </style:style>
    <style:style style:name="P156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5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5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56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6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6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566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67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68" style:family="paragraph" style:parent-style-name="Standard" style:list-style-name="L43">
      <style:text-properties style:use-window-font-color="true" officeooo:paragraph-rsid="02edc963"/>
    </style:style>
    <style:style style:name="P1569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57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71" style:family="paragraph" style:parent-style-name="Standard" style:list-style-name="L3">
      <style:text-properties officeooo:rsid="0012a0dc" officeooo:paragraph-rsid="0012a0dc"/>
    </style:style>
    <style:style style:name="P1572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1573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574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575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576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577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78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579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580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1581" style:family="paragraph" style:parent-style-name="Standard">
      <style:paragraph-properties fo:line-height="100%"/>
      <style:text-properties fo:font-style="italic" fo:font-weight="normal" officeooo:rsid="051755b6" officeooo:paragraph-rsid="0798f474" style:font-style-asian="italic" style:font-weight-asian="normal" style:font-style-complex="italic" style:font-weight-complex="normal"/>
    </style:style>
    <style:style style:name="P1582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1583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584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585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586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1587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88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1589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0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1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92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593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594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595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596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597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598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99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0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1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2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3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0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05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06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07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08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0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1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1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12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13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14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15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16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1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18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19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0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21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22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23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24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25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26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27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28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29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30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1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2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33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34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35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36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37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1638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39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640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1641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42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43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4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5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6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47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48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49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1650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51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52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53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54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655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56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57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58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59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60" style:family="paragraph" style:parent-style-name="Standard">
      <style:text-properties fo:font-style="normal" style:text-underline-style="none" fo:font-weight="bold" officeooo:rsid="00f55bb2" officeooo:paragraph-rsid="078f70dd" style:font-style-asian="normal" style:font-weight-asian="bold" style:font-style-complex="normal" style:font-weight-complex="bold"/>
    </style:style>
    <style:style style:name="P1661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62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63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64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65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66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67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68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69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70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71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72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73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74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75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76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77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78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79" style:family="paragraph" style:parent-style-name="Standard" style:list-style-name="L110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680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681" style:family="paragraph" style:parent-style-name="Standard" style:list-style-name="L7">
      <style:text-properties officeooo:rsid="0033fbdf" officeooo:paragraph-rsid="0033fbdf"/>
    </style:style>
    <style:style style:name="P1682" style:family="paragraph" style:parent-style-name="Standard" style:list-style-name="L11">
      <style:text-properties officeooo:rsid="0033fbdf" officeooo:paragraph-rsid="0106c767"/>
    </style:style>
    <style:style style:name="P1683" style:family="paragraph" style:parent-style-name="Standard" style:list-style-name="L8">
      <style:text-properties officeooo:paragraph-rsid="005b5cd3"/>
    </style:style>
    <style:style style:name="P1684" style:family="paragraph" style:parent-style-name="Standard" style:list-style-name="L9">
      <style:text-properties officeooo:paragraph-rsid="00367935"/>
    </style:style>
    <style:style style:name="P1685" style:family="paragraph" style:parent-style-name="Standard" style:list-style-name="L9">
      <style:text-properties officeooo:rsid="00367935" officeooo:paragraph-rsid="00367935"/>
    </style:style>
    <style:style style:name="P1686" style:family="paragraph" style:parent-style-name="Standard" style:list-style-name="L10">
      <style:text-properties officeooo:rsid="00386ddb" officeooo:paragraph-rsid="00386ddb"/>
    </style:style>
    <style:style style:name="P1687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88" style:family="paragraph" style:parent-style-name="Standard" style:list-style-name="L20">
      <style:text-properties officeooo:paragraph-rsid="00a4ce44"/>
    </style:style>
    <style:style style:name="P168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90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91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92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93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94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95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1696" style:family="paragraph" style:parent-style-name="Standard">
      <style:paragraph-properties fo:line-height="100%"/>
      <style:text-properties fo:font-weight="normal" officeooo:rsid="03becfb9" officeooo:paragraph-rsid="078c8253" style:font-weight-asian="normal" style:font-weight-complex="normal"/>
    </style:style>
    <style:style style:name="P1697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98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99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00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01" style:family="paragraph" style:parent-style-name="Standard">
      <style:paragraph-properties fo:line-height="100%"/>
      <style:text-properties fo:font-weight="normal" officeooo:paragraph-rsid="0798f474"/>
    </style:style>
    <style:style style:name="P1702" style:family="paragraph" style:parent-style-name="Standard" style:list-style-name="L25">
      <style:text-properties officeooo:paragraph-rsid="00beb82f"/>
    </style:style>
    <style:style style:name="P1703" style:family="paragraph" style:parent-style-name="Standard" style:list-style-name="L26">
      <style:text-properties officeooo:paragraph-rsid="00d139a0"/>
    </style:style>
    <style:style style:name="P1704" style:family="paragraph" style:parent-style-name="Standard" style:list-style-name="L29">
      <style:text-properties officeooo:paragraph-rsid="00f2503e"/>
    </style:style>
    <style:style style:name="P1705" style:family="paragraph" style:parent-style-name="Standard" style:list-style-name="L30">
      <style:text-properties officeooo:rsid="00f3f4f5" officeooo:paragraph-rsid="00f5260b"/>
    </style:style>
    <style:style style:name="P1706" style:family="paragraph" style:parent-style-name="Standard" style:list-style-name="L30">
      <style:text-properties officeooo:rsid="00f3f4f5" officeooo:paragraph-rsid="00f3f4f5"/>
    </style:style>
    <style:style style:name="P1707" style:family="paragraph" style:parent-style-name="Standard" style:list-style-name="L33">
      <style:paragraph-properties fo:line-height="100%"/>
      <style:text-properties officeooo:paragraph-rsid="01b5c969"/>
    </style:style>
    <style:style style:name="P1708" style:family="paragraph" style:parent-style-name="Standard" style:list-style-name="L58">
      <style:paragraph-properties fo:line-height="100%"/>
      <style:text-properties officeooo:paragraph-rsid="0346a444"/>
    </style:style>
    <style:style style:name="P1709" style:family="paragraph" style:parent-style-name="Standard" style:list-style-name="L63">
      <style:paragraph-properties fo:line-height="100%"/>
      <style:text-properties officeooo:paragraph-rsid="03ec3a95"/>
    </style:style>
    <style:style style:name="P1710" style:family="paragraph" style:parent-style-name="Standard" style:list-style-name="L64">
      <style:paragraph-properties fo:line-height="100%"/>
      <style:text-properties officeooo:paragraph-rsid="03ed0846"/>
    </style:style>
    <style:style style:name="P1711" style:family="paragraph" style:parent-style-name="Standard" style:list-style-name="L68">
      <style:paragraph-properties fo:line-height="100%"/>
      <style:text-properties officeooo:paragraph-rsid="04a57ad8"/>
    </style:style>
    <style:style style:name="P1712" style:family="paragraph" style:parent-style-name="Standard" style:list-style-name="L72">
      <style:paragraph-properties fo:line-height="100%"/>
      <style:text-properties officeooo:paragraph-rsid="04deac5d"/>
    </style:style>
    <style:style style:name="P1713" style:family="paragraph" style:parent-style-name="Standard" style:list-style-name="L83">
      <style:paragraph-properties fo:line-height="100%"/>
      <style:text-properties officeooo:paragraph-rsid="05cd3bc5"/>
    </style:style>
    <style:style style:name="P1714" style:family="paragraph" style:parent-style-name="Standard" style:list-style-name="L86">
      <style:paragraph-properties fo:line-height="100%"/>
      <style:text-properties officeooo:paragraph-rsid="05e7f406"/>
    </style:style>
    <style:style style:name="P1715" style:family="paragraph" style:parent-style-name="Standard" style:list-style-name="L93">
      <style:paragraph-properties fo:line-height="100%"/>
      <style:text-properties officeooo:paragraph-rsid="06176dd5"/>
    </style:style>
    <style:style style:name="P1716" style:family="paragraph" style:parent-style-name="Standard" style:list-style-name="L99">
      <style:paragraph-properties fo:line-height="100%"/>
      <style:text-properties officeooo:paragraph-rsid="06257b22"/>
    </style:style>
    <style:style style:name="P1717" style:family="paragraph" style:parent-style-name="Standard" style:list-style-name="L100">
      <style:paragraph-properties fo:line-height="100%"/>
      <style:text-properties officeooo:paragraph-rsid="0630fb9a"/>
    </style:style>
    <style:style style:name="P1718" style:family="paragraph" style:parent-style-name="Standard" style:list-style-name="L106">
      <style:paragraph-properties fo:line-height="100%"/>
      <style:text-properties officeooo:paragraph-rsid="065a8b52"/>
    </style:style>
    <style:style style:name="P1719" style:family="paragraph" style:parent-style-name="Standard">
      <style:paragraph-properties fo:line-height="100%"/>
      <style:text-properties officeooo:paragraph-rsid="0792feb3"/>
    </style:style>
    <style:style style:name="P1720" style:family="paragraph" style:parent-style-name="Standard">
      <style:paragraph-properties fo:line-height="100%"/>
      <style:text-properties officeooo:paragraph-rsid="02f2e947"/>
    </style:style>
    <style:style style:name="P1721" style:family="paragraph" style:parent-style-name="Standard">
      <style:paragraph-properties fo:line-height="100%"/>
      <style:text-properties officeooo:paragraph-rsid="02ec4cc6"/>
    </style:style>
    <style:style style:name="P1722" style:family="paragraph" style:parent-style-name="Standard">
      <style:paragraph-properties fo:line-height="100%"/>
      <style:text-properties officeooo:paragraph-rsid="034172a0"/>
    </style:style>
    <style:style style:name="P1723" style:family="paragraph" style:parent-style-name="Standard">
      <style:paragraph-properties fo:line-height="100%"/>
      <style:text-properties officeooo:paragraph-rsid="079587a7"/>
    </style:style>
    <style:style style:name="P1724" style:family="paragraph" style:parent-style-name="Standard">
      <style:paragraph-properties fo:line-height="100%"/>
      <style:text-properties officeooo:paragraph-rsid="0797538f"/>
    </style:style>
    <style:style style:name="P1725" style:family="paragraph" style:parent-style-name="Standard">
      <style:paragraph-properties fo:line-height="100%"/>
      <style:text-properties officeooo:paragraph-rsid="0744fff5"/>
    </style:style>
    <style:style style:name="P1726" style:family="paragraph" style:parent-style-name="Standard">
      <style:paragraph-properties fo:line-height="100%"/>
      <style:text-properties officeooo:paragraph-rsid="03eb005c"/>
    </style:style>
    <style:style style:name="P1727" style:family="paragraph" style:parent-style-name="Standard">
      <style:paragraph-properties fo:line-height="100%"/>
      <style:text-properties officeooo:paragraph-rsid="05ab1076"/>
    </style:style>
    <style:style style:name="P1728" style:family="paragraph" style:parent-style-name="Standard">
      <style:paragraph-properties fo:line-height="100%"/>
      <style:text-properties officeooo:paragraph-rsid="079c6b22"/>
    </style:style>
    <style:style style:name="P1729" style:family="paragraph" style:parent-style-name="Standard">
      <style:paragraph-properties fo:line-height="100%"/>
      <style:text-properties officeooo:paragraph-rsid="069e7007"/>
    </style:style>
    <style:style style:name="P1730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31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32" style:family="paragraph" style:parent-style-name="Standard" style:list-style-name="L44">
      <style:paragraph-properties fo:line-height="150%"/>
      <style:text-properties officeooo:paragraph-rsid="02df5c92"/>
    </style:style>
    <style:style style:name="P1733" style:family="paragraph" style:parent-style-name="Standard" style:list-style-name="L44">
      <style:paragraph-properties fo:line-height="150%"/>
      <style:text-properties officeooo:paragraph-rsid="02e142ec"/>
    </style:style>
    <style:style style:name="P1734" style:family="paragraph" style:parent-style-name="Standard">
      <style:paragraph-properties fo:line-height="150%"/>
      <style:text-properties officeooo:paragraph-rsid="079b1a71"/>
    </style:style>
    <style:style style:name="P1735" style:family="paragraph" style:parent-style-name="Standard">
      <style:paragraph-properties fo:line-height="150%"/>
      <style:text-properties officeooo:paragraph-rsid="079c6b22"/>
    </style:style>
    <style:style style:name="P1736" style:family="paragraph" style:parent-style-name="Standard">
      <style:paragraph-properties fo:line-height="150%"/>
      <style:text-properties officeooo:paragraph-rsid="065d401a"/>
    </style:style>
    <style:style style:name="P1737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38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39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40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41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42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43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44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45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46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47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48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49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50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51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52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53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54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55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56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57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58" style:family="paragraph" style:parent-style-name="Standard">
      <style:paragraph-properties fo:line-height="100%"/>
      <style:text-properties officeooo:rsid="06130d41" officeooo:paragraph-rsid="06130d41"/>
    </style:style>
    <style:style style:name="P1759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60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61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62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63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64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65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66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67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68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69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70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71" style:family="paragraph" style:parent-style-name="Standard">
      <style:text-properties officeooo:paragraph-rsid="00eb50e0"/>
    </style:style>
    <style:style style:name="P1772" style:family="paragraph" style:parent-style-name="Standard">
      <style:paragraph-properties fo:line-height="100%"/>
      <style:text-properties officeooo:rsid="02e4f960" officeooo:paragraph-rsid="02e4f960"/>
    </style:style>
    <style:style style:name="P1773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77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77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776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777" style:family="paragraph" style:parent-style-name="Standard">
      <style:paragraph-properties fo:line-height="100%"/>
      <style:text-properties officeooo:rsid="03de8421" officeooo:paragraph-rsid="0797538f"/>
    </style:style>
    <style:style style:name="P1778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779" style:family="paragraph" style:parent-style-name="Standard">
      <style:paragraph-properties fo:line-height="100%" fo:break-before="page"/>
      <style:text-properties officeooo:paragraph-rsid="02ec4cc6"/>
    </style:style>
    <style:style style:name="P1780" style:family="paragraph" style:parent-style-name="Standard">
      <style:paragraph-properties fo:line-height="100%" fo:break-before="page"/>
      <style:text-properties officeooo:paragraph-rsid="034172a0"/>
    </style:style>
    <style:style style:name="P1781" style:family="paragraph" style:parent-style-name="Standard">
      <style:paragraph-properties fo:line-height="100%" fo:break-before="page"/>
      <style:text-properties officeooo:paragraph-rsid="079587a7"/>
    </style:style>
    <style:style style:name="P1782" style:family="paragraph" style:parent-style-name="Standard">
      <style:paragraph-properties fo:line-height="100%" fo:break-before="page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783" style:family="paragraph" style:parent-style-name="Standard">
      <style:paragraph-properties fo:line-height="100%" fo:break-before="page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784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785" style:family="paragraph" style:parent-style-name="Standard">
      <style:paragraph-properties fo:line-height="150%" fo:break-before="page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786" style:family="paragraph" style:parent-style-name="Standard">
      <style:paragraph-properties fo:line-height="100%" fo:break-before="page"/>
      <style:text-properties fo:font-weight="bold" officeooo:rsid="03bd39a0" officeooo:paragraph-rsid="03bd39a0" style:font-weight-asian="bold" style:font-weight-complex="bold"/>
    </style:style>
    <style:style style:name="P1787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788" style:family="paragraph" style:parent-style-name="Standard">
      <style:paragraph-properties fo:line-height="100%" fo:break-before="page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789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790" style:family="paragraph" style:parent-style-name="Standard">
      <style:paragraph-properties fo:line-height="100%" fo:break-before="page"/>
      <style:text-properties fo:font-style="italic" officeooo:paragraph-rsid="04b2ffc5" style:font-style-asian="italic" style:font-style-complex="italic"/>
    </style:style>
    <style:style style:name="P1791" style:family="paragraph" style:parent-style-name="Standard">
      <style:paragraph-properties fo:line-height="100%" fo:break-before="page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79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9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94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95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style:font-style-asian="italic" style:font-style-complex="italic"/>
    </style:style>
    <style:style style:name="T104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5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6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7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font-style-asian="italic" style:font-style-complex="italic"/>
    </style:style>
    <style:style style:name="T150" style:family="text">
      <style:text-properties style:use-window-font-color="true" fo:font-style="italic" officeooo:rsid="016778b3" style:font-style-asian="italic" style:font-style-complex="italic"/>
    </style:style>
    <style:style style:name="T151" style:family="text">
      <style:text-properties style:use-window-font-color="true" fo:font-style="italic" officeooo:rsid="01e504ba" style:font-style-asian="italic" style:font-style-complex="italic"/>
    </style:style>
    <style:style style:name="T152" style:family="text">
      <style:text-properties style:use-window-font-color="true" fo:font-style="italic" officeooo:rsid="02ce8a1b" style:font-style-asian="italic" style:font-style-complex="italic"/>
    </style:style>
    <style:style style:name="T153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4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5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6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font-style-asian="normal" style:font-style-complex="normal"/>
    </style:style>
    <style:style style:name="T237" style:family="text">
      <style:text-properties style:use-window-font-color="true" fo:font-style="normal" officeooo:rsid="016860b9" style:font-style-asian="normal" style:font-style-complex="normal"/>
    </style:style>
    <style:style style:name="T238" style:family="text">
      <style:text-properties style:use-window-font-color="true" fo:font-style="normal" officeooo:rsid="0171553b" style:font-style-asian="normal" style:font-style-complex="normal"/>
    </style:style>
    <style:style style:name="T239" style:family="text">
      <style:text-properties style:use-window-font-color="true" fo:font-style="normal" officeooo:rsid="016c9d08" style:font-style-asian="normal" style:font-style-complex="normal"/>
    </style:style>
    <style:style style:name="T240" style:family="text">
      <style:text-properties style:use-window-font-color="true" fo:font-style="normal" officeooo:rsid="016778b3" style:font-style-asian="normal" style:font-style-complex="normal"/>
    </style:style>
    <style:style style:name="T241" style:family="text">
      <style:text-properties style:use-window-font-color="true" fo:font-style="normal" officeooo:rsid="01e2b86d" style:font-style-asian="normal" style:font-style-complex="normal"/>
    </style:style>
    <style:style style:name="T242" style:family="text">
      <style:text-properties style:use-window-font-color="true" fo:font-style="normal" officeooo:rsid="01e504ba" style:font-style-asian="normal" style:font-style-complex="normal"/>
    </style:style>
    <style:style style:name="T24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style:font-style-asian="normal" style:font-style-complex="normal"/>
    </style:style>
    <style:style style:name="T322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3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4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5" style:family="text">
      <style:text-properties style:use-window-font-color="true" fo:font-style="normal" fo:font-weight="bold" officeooo:rsid="016c9d08" style:font-style-asian="normal" style:font-weight-asian="bold" style:font-style-complex="normal" style:font-weight-complex="bold"/>
    </style:style>
    <style:style style:name="T326" style:family="text">
      <style:text-properties style:use-window-font-color="true" fo:font-weight="normal" style:font-weight-asian="normal" style:font-weight-complex="normal"/>
    </style:style>
    <style:style style:name="T327" style:family="text">
      <style:text-properties style:use-window-font-color="true" fo:font-weight="normal" officeooo:rsid="016aa5ac" style:font-weight-asian="normal" style:font-weight-complex="normal"/>
    </style:style>
    <style:style style:name="T328" style:family="text">
      <style:text-properties style:use-window-font-color="true" fo:font-weight="normal" officeooo:rsid="016a5b23" style:font-weight-asian="normal" style:font-weight-complex="normal"/>
    </style:style>
    <style:style style:name="T329" style:family="text">
      <style:text-properties style:use-window-font-color="true" fo:font-weight="normal" officeooo:rsid="0171553b" style:font-weight-asian="normal" style:font-weight-complex="normal"/>
    </style:style>
    <style:style style:name="T330" style:family="text">
      <style:text-properties style:use-window-font-color="true" fo:font-weight="normal" officeooo:rsid="01aaba73" style:font-weight-asian="normal" style:font-weight-complex="normal"/>
    </style:style>
    <style:style style:name="T331" style:family="text">
      <style:text-properties style:use-window-font-color="true" fo:font-weight="normal" officeooo:rsid="01b08253" style:font-weight-asian="normal" style:font-weight-complex="normal"/>
    </style:style>
    <style:style style:name="T332" style:family="text">
      <style:text-properties style:use-window-font-color="true" fo:font-weight="normal" officeooo:rsid="0226d9d6" style:font-weight-asian="normal" style:font-weight-complex="normal"/>
    </style:style>
    <style:style style:name="T333" style:family="text">
      <style:text-properties style:use-window-font-color="true" fo:font-weight="normal" officeooo:rsid="022c7d02" style:font-weight-asian="normal" style:font-weight-complex="normal"/>
    </style:style>
    <style:style style:name="T334" style:family="text">
      <style:text-properties style:use-window-font-color="true" fo:font-weight="normal" officeooo:rsid="023b3a5d" style:font-weight-asian="normal" style:font-weight-complex="normal"/>
    </style:style>
    <style:style style:name="T335" style:family="text">
      <style:text-properties style:use-window-font-color="true" fo:font-weight="normal" officeooo:rsid="023ce39d" style:font-weight-asian="normal" style:font-weight-complex="normal"/>
    </style:style>
    <style:style style:name="T336" style:family="text">
      <style:text-properties style:use-window-font-color="true" officeooo:rsid="016f0506"/>
    </style:style>
    <style:style style:name="T337" style:family="text">
      <style:text-properties style:use-window-font-color="true" fo:font-weight="bold" style:font-weight-asian="bold" style:font-weight-complex="bold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8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49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50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53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54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55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6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7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8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59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60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61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62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63" style:family="text">
      <style:text-properties style:use-window-font-color="true" officeooo:rsid="02efc49c"/>
    </style:style>
    <style:style style:name="T364" style:family="text">
      <style:text-properties style:use-window-font-color="true" officeooo:rsid="02ce8a1b"/>
    </style:style>
    <style:style style:name="T365" style:family="text">
      <style:text-properties style:use-window-font-color="true" officeooo:rsid="02d1510f"/>
    </style:style>
    <style:style style:name="T366" style:family="text">
      <style:text-properties style:use-window-font-color="true" officeooo:rsid="02f51e47"/>
    </style:style>
    <style:style style:name="T367" style:family="text">
      <style:text-properties style:use-window-font-color="true" officeooo:rsid="0069ae25"/>
    </style:style>
    <style:style style:name="T368" style:family="text">
      <style:text-properties style:use-window-font-color="true" officeooo:rsid="02f8c777"/>
    </style:style>
    <style:style style:name="T369" style:family="text">
      <style:text-properties style:use-window-font-color="true" fo:background-color="transparent" loext:char-shading-value="0"/>
    </style:style>
    <style:style style:name="T370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72" style:family="text">
      <style:text-properties style:use-window-font-color="true" officeooo:rsid="05d5c10e"/>
    </style:style>
    <style:style style:name="T373" style:family="text">
      <style:text-properties style:use-window-font-color="true" officeooo:rsid="05d8cd62"/>
    </style:style>
    <style:style style:name="T374" style:family="text">
      <style:text-properties style:use-window-font-color="true" officeooo:rsid="04a2554c"/>
    </style:style>
    <style:style style:name="T375" style:family="text">
      <style:text-properties style:use-window-font-color="true" officeooo:rsid="05dd0a36"/>
    </style:style>
    <style:style style:name="T376" style:family="text">
      <style:text-properties fo:font-weight="normal" style:font-weight-asian="normal" style:font-weight-complex="normal"/>
    </style:style>
    <style:style style:name="T377" style:family="text">
      <style:text-properties fo:font-weight="normal" officeooo:rsid="003c27f0" style:font-weight-asian="normal" style:font-weight-complex="normal"/>
    </style:style>
    <style:style style:name="T378" style:family="text">
      <style:text-properties fo:font-weight="normal" officeooo:rsid="003cb407" style:font-weight-asian="normal" style:font-weight-complex="normal"/>
    </style:style>
    <style:style style:name="T379" style:family="text">
      <style:text-properties fo:font-weight="normal" officeooo:rsid="00205d85" style:font-weight-asian="normal" style:font-weight-complex="normal"/>
    </style:style>
    <style:style style:name="T380" style:family="text">
      <style:text-properties fo:font-weight="normal" officeooo:rsid="00beb82f" style:font-weight-asian="normal" style:font-weight-complex="normal"/>
    </style:style>
    <style:style style:name="T381" style:family="text">
      <style:text-properties fo:font-weight="normal" officeooo:rsid="016860b9" style:font-weight-asian="normal" style:font-weight-complex="normal"/>
    </style:style>
    <style:style style:name="T382" style:family="text">
      <style:text-properties fo:font-weight="normal" officeooo:rsid="0377ec6e" style:font-weight-asian="normal" style:font-weight-complex="normal"/>
    </style:style>
    <style:style style:name="T383" style:family="text">
      <style:text-properties fo:font-weight="normal" officeooo:rsid="03778af6" style:font-weight-asian="normal" style:font-weight-complex="normal"/>
    </style:style>
    <style:style style:name="T384" style:family="text">
      <style:text-properties fo:font-weight="normal" officeooo:rsid="03886cfc" style:font-weight-asian="normal" style:font-weight-complex="normal"/>
    </style:style>
    <style:style style:name="T385" style:family="text">
      <style:text-properties fo:font-weight="normal" officeooo:rsid="038a2c81" style:font-weight-asian="normal" style:font-weight-complex="normal"/>
    </style:style>
    <style:style style:name="T386" style:family="text">
      <style:text-properties fo:font-weight="normal" officeooo:rsid="038bbdf6" style:font-weight-asian="normal" style:font-weight-complex="normal"/>
    </style:style>
    <style:style style:name="T387" style:family="text">
      <style:text-properties fo:font-weight="normal" officeooo:rsid="038d7d5e" style:font-weight-asian="normal" style:font-weight-complex="normal"/>
    </style:style>
    <style:style style:name="T388" style:family="text">
      <style:text-properties fo:font-weight="normal" officeooo:rsid="038e531a" style:font-weight-asian="normal" style:font-weight-complex="normal"/>
    </style:style>
    <style:style style:name="T389" style:family="text">
      <style:text-properties fo:font-weight="normal" officeooo:rsid="03963307" style:font-weight-asian="normal" style:font-weight-complex="normal"/>
    </style:style>
    <style:style style:name="T390" style:family="text">
      <style:text-properties fo:font-weight="normal" officeooo:rsid="039c640b" style:font-weight-asian="normal" style:font-weight-complex="normal"/>
    </style:style>
    <style:style style:name="T391" style:family="text">
      <style:text-properties fo:font-weight="normal" officeooo:rsid="039e438c" style:font-weight-asian="normal" style:font-weight-complex="normal"/>
    </style:style>
    <style:style style:name="T392" style:family="text">
      <style:text-properties fo:font-weight="normal" officeooo:rsid="03a073aa" style:font-weight-asian="normal" style:font-weight-complex="normal"/>
    </style:style>
    <style:style style:name="T393" style:family="text">
      <style:text-properties fo:font-weight="normal" officeooo:rsid="03a15cc8" style:font-weight-asian="normal" style:font-weight-complex="normal"/>
    </style:style>
    <style:style style:name="T394" style:family="text">
      <style:text-properties fo:font-weight="normal" officeooo:rsid="03a31e81" style:font-weight-asian="normal" style:font-weight-complex="normal"/>
    </style:style>
    <style:style style:name="T395" style:family="text">
      <style:text-properties fo:font-weight="normal" officeooo:rsid="03ac69a7" style:font-weight-asian="normal" style:font-weight-complex="normal"/>
    </style:style>
    <style:style style:name="T396" style:family="text">
      <style:text-properties fo:font-weight="normal" officeooo:rsid="03af7bf7" style:font-weight-asian="normal" style:font-weight-complex="normal"/>
    </style:style>
    <style:style style:name="T397" style:family="text">
      <style:text-properties fo:font-weight="normal" officeooo:rsid="03b1fbc9" style:font-weight-asian="normal" style:font-weight-complex="normal"/>
    </style:style>
    <style:style style:name="T398" style:family="text">
      <style:text-properties fo:font-weight="normal" officeooo:rsid="03becfb9" style:font-weight-asian="normal" style:font-weight-complex="normal"/>
    </style:style>
    <style:style style:name="T399" style:family="text">
      <style:text-properties fo:font-weight="normal" officeooo:rsid="03bf675e" style:font-weight-asian="normal" style:font-weight-complex="normal"/>
    </style:style>
    <style:style style:name="T400" style:family="text">
      <style:text-properties fo:font-weight="normal" officeooo:rsid="03bf92cd" style:font-weight-asian="normal" style:font-weight-complex="normal"/>
    </style:style>
    <style:style style:name="T401" style:family="text">
      <style:text-properties fo:font-weight="normal" officeooo:rsid="03c2a4d1" style:font-weight-asian="normal" style:font-weight-complex="normal"/>
    </style:style>
    <style:style style:name="T402" style:family="text">
      <style:text-properties fo:font-weight="normal" officeooo:rsid="03c34d65" style:font-weight-asian="normal" style:font-weight-complex="normal"/>
    </style:style>
    <style:style style:name="T403" style:family="text">
      <style:text-properties fo:font-weight="normal" officeooo:rsid="03c39617" style:font-weight-asian="normal" style:font-weight-complex="normal"/>
    </style:style>
    <style:style style:name="T404" style:family="text">
      <style:text-properties fo:font-weight="normal" officeooo:rsid="03c44ca6" style:font-weight-asian="normal" style:font-weight-complex="normal"/>
    </style:style>
    <style:style style:name="T405" style:family="text">
      <style:text-properties fo:font-weight="normal" officeooo:rsid="03c51260" style:font-weight-asian="normal" style:font-weight-complex="normal"/>
    </style:style>
    <style:style style:name="T406" style:family="text">
      <style:text-properties fo:font-weight="normal" officeooo:rsid="03c51463" style:font-weight-asian="normal" style:font-weight-complex="normal"/>
    </style:style>
    <style:style style:name="T407" style:family="text">
      <style:text-properties fo:font-weight="normal" officeooo:rsid="03c51c71" style:font-weight-asian="normal" style:font-weight-complex="normal"/>
    </style:style>
    <style:style style:name="T408" style:family="text">
      <style:text-properties fo:font-weight="normal" officeooo:rsid="03c6f534" style:font-weight-asian="normal" style:font-weight-complex="normal"/>
    </style:style>
    <style:style style:name="T409" style:family="text">
      <style:text-properties fo:font-weight="normal" officeooo:rsid="03cb2c07" style:font-weight-asian="normal" style:font-weight-complex="normal"/>
    </style:style>
    <style:style style:name="T410" style:family="text">
      <style:text-properties fo:font-weight="normal" officeooo:rsid="03d088e0" style:font-weight-asian="normal" style:font-weight-complex="normal"/>
    </style:style>
    <style:style style:name="T411" style:family="text">
      <style:text-properties fo:font-weight="normal" officeooo:rsid="03d7a2a4" style:font-weight-asian="normal" style:font-weight-complex="normal"/>
    </style:style>
    <style:style style:name="T412" style:family="text">
      <style:text-properties fo:font-weight="normal" officeooo:rsid="03d9bd6c" style:font-weight-asian="normal" style:font-weight-complex="normal"/>
    </style:style>
    <style:style style:name="T413" style:family="text">
      <style:text-properties fo:font-weight="normal" officeooo:rsid="03db91db" style:font-weight-asian="normal" style:font-weight-complex="normal"/>
    </style:style>
    <style:style style:name="T414" style:family="text">
      <style:text-properties fo:font-weight="normal" officeooo:rsid="03e4514e" style:font-weight-asian="normal" style:font-weight-complex="normal"/>
    </style:style>
    <style:style style:name="T415" style:family="text">
      <style:text-properties fo:font-weight="normal" officeooo:rsid="03e90de3" style:font-weight-asian="normal" style:font-weight-complex="normal"/>
    </style:style>
    <style:style style:name="T416" style:family="text">
      <style:text-properties fo:font-weight="normal" officeooo:rsid="03e93625" style:font-weight-asian="normal" style:font-weight-complex="normal"/>
    </style:style>
    <style:style style:name="T417" style:family="text">
      <style:text-properties fo:font-weight="normal" officeooo:rsid="03ea64bf" style:font-weight-asian="normal" style:font-weight-complex="normal"/>
    </style:style>
    <style:style style:name="T418" style:family="text">
      <style:text-properties fo:font-weight="normal" officeooo:rsid="03eb005c" style:font-weight-asian="normal" style:font-weight-complex="normal"/>
    </style:style>
    <style:style style:name="T419" style:family="text">
      <style:text-properties fo:font-weight="normal" officeooo:rsid="03ec3a95" style:font-weight-asian="normal" style:font-weight-complex="normal"/>
    </style:style>
    <style:style style:name="T420" style:family="text">
      <style:text-properties fo:font-weight="normal" officeooo:rsid="03ed0846" style:font-weight-asian="normal" style:font-weight-complex="normal"/>
    </style:style>
    <style:style style:name="T421" style:family="text">
      <style:text-properties fo:font-weight="normal" officeooo:rsid="03ede337" style:font-weight-asian="normal" style:font-weight-complex="normal"/>
    </style:style>
    <style:style style:name="T422" style:family="text">
      <style:text-properties fo:font-weight="normal" officeooo:rsid="03ee7eb1" style:font-weight-asian="normal" style:font-weight-complex="normal"/>
    </style:style>
    <style:style style:name="T423" style:family="text">
      <style:text-properties fo:font-weight="normal" officeooo:rsid="03de8421" style:font-weight-asian="normal" style:font-weight-complex="normal"/>
    </style:style>
    <style:style style:name="T424" style:family="text">
      <style:text-properties fo:font-weight="normal" officeooo:rsid="03f27278" style:font-weight-asian="normal" style:font-weight-complex="normal"/>
    </style:style>
    <style:style style:name="T425" style:family="text">
      <style:text-properties fo:font-weight="normal" officeooo:rsid="03f4b1ba" style:font-weight-asian="normal" style:font-weight-complex="normal"/>
    </style:style>
    <style:style style:name="T426" style:family="text">
      <style:text-properties fo:font-weight="normal" officeooo:rsid="03f501e7" style:font-weight-asian="normal" style:font-weight-complex="normal"/>
    </style:style>
    <style:style style:name="T427" style:family="text">
      <style:text-properties fo:font-weight="normal" officeooo:rsid="03f56006" style:font-weight-asian="normal" style:font-weight-complex="normal"/>
    </style:style>
    <style:style style:name="T428" style:family="text">
      <style:text-properties fo:font-weight="normal" officeooo:rsid="03f8c064" style:font-weight-asian="normal" style:font-weight-complex="normal"/>
    </style:style>
    <style:style style:name="T429" style:family="text">
      <style:text-properties fo:font-weight="normal" officeooo:rsid="03fc17c3" style:font-weight-asian="normal" style:font-weight-complex="normal"/>
    </style:style>
    <style:style style:name="T430" style:family="text">
      <style:text-properties fo:font-weight="normal" officeooo:rsid="03fc65b4" style:font-weight-asian="normal" style:font-weight-complex="normal"/>
    </style:style>
    <style:style style:name="T431" style:family="text">
      <style:text-properties fo:font-weight="normal" officeooo:rsid="03fd5e01" style:font-weight-asian="normal" style:font-weight-complex="normal"/>
    </style:style>
    <style:style style:name="T432" style:family="text">
      <style:text-properties fo:font-weight="normal" officeooo:rsid="040aae1c" style:font-weight-asian="normal" style:font-weight-complex="normal"/>
    </style:style>
    <style:style style:name="T433" style:family="text">
      <style:text-properties fo:font-weight="normal" officeooo:rsid="040ce935" style:font-weight-asian="normal" style:font-weight-complex="normal"/>
    </style:style>
    <style:style style:name="T434" style:family="text">
      <style:text-properties fo:font-weight="normal" officeooo:rsid="0427ec09" style:font-weight-asian="normal" style:font-weight-complex="normal"/>
    </style:style>
    <style:style style:name="T435" style:family="text">
      <style:text-properties fo:font-weight="normal" officeooo:rsid="0424a315" style:font-weight-asian="normal" style:font-weight-complex="normal"/>
    </style:style>
    <style:style style:name="T436" style:family="text">
      <style:text-properties fo:font-weight="normal" officeooo:rsid="03c13113" style:font-weight-asian="normal" style:font-weight-complex="normal"/>
    </style:style>
    <style:style style:name="T437" style:family="text">
      <style:text-properties fo:font-weight="normal" officeooo:rsid="045e6749" style:font-weight-asian="normal" style:font-weight-complex="normal"/>
    </style:style>
    <style:style style:name="T438" style:family="text">
      <style:text-properties fo:font-weight="normal" officeooo:rsid="04602400" style:font-weight-asian="normal" style:font-weight-complex="normal"/>
    </style:style>
    <style:style style:name="T439" style:family="text">
      <style:text-properties fo:font-weight="normal" officeooo:rsid="04161d3e" style:font-weight-asian="normal" style:font-weight-complex="normal"/>
    </style:style>
    <style:style style:name="T440" style:family="text">
      <style:text-properties fo:font-weight="normal" officeooo:rsid="041746e7" style:font-weight-asian="normal" style:font-weight-complex="normal"/>
    </style:style>
    <style:style style:name="T441" style:family="text">
      <style:text-properties fo:font-weight="normal" officeooo:rsid="041d4261" style:font-weight-asian="normal" style:font-weight-complex="normal"/>
    </style:style>
    <style:style style:name="T442" style:family="text">
      <style:text-properties fo:font-weight="normal" officeooo:rsid="0419037b" style:font-weight-asian="normal" style:font-weight-complex="normal"/>
    </style:style>
    <style:style style:name="T443" style:family="text">
      <style:text-properties fo:font-weight="normal" officeooo:rsid="04226783" style:font-weight-asian="normal" style:font-weight-complex="normal"/>
    </style:style>
    <style:style style:name="T444" style:family="text">
      <style:text-properties fo:font-weight="normal" officeooo:rsid="04329278" style:font-weight-asian="normal" style:font-weight-complex="normal"/>
    </style:style>
    <style:style style:name="T445" style:family="text">
      <style:text-properties fo:font-weight="normal" officeooo:rsid="042d7117" style:font-weight-asian="normal" style:font-weight-complex="normal"/>
    </style:style>
    <style:style style:name="T446" style:family="text">
      <style:text-properties fo:font-weight="normal" officeooo:rsid="04253c68" style:font-weight-asian="normal" style:font-weight-complex="normal"/>
    </style:style>
    <style:style style:name="T447" style:family="text">
      <style:text-properties fo:font-weight="normal" officeooo:rsid="043c6125" style:font-weight-asian="normal" style:font-weight-complex="normal"/>
    </style:style>
    <style:style style:name="T448" style:family="text">
      <style:text-properties fo:font-weight="normal" officeooo:rsid="044401b2" style:font-weight-asian="normal" style:font-weight-complex="normal"/>
    </style:style>
    <style:style style:name="T449" style:family="text">
      <style:text-properties fo:font-weight="normal" officeooo:rsid="043a3360" style:font-weight-asian="normal" style:font-weight-complex="normal"/>
    </style:style>
    <style:style style:name="T450" style:family="text">
      <style:text-properties fo:font-weight="normal" officeooo:rsid="04438193" style:font-weight-asian="normal" style:font-weight-complex="normal"/>
    </style:style>
    <style:style style:name="T451" style:family="text">
      <style:text-properties fo:font-weight="normal" officeooo:rsid="043fc929" style:font-weight-asian="normal" style:font-weight-complex="normal"/>
    </style:style>
    <style:style style:name="T452" style:family="text">
      <style:text-properties fo:font-weight="normal" officeooo:rsid="04496025" style:font-weight-asian="normal" style:font-weight-complex="normal"/>
    </style:style>
    <style:style style:name="T453" style:family="text">
      <style:text-properties fo:font-weight="normal" officeooo:rsid="04592f7c" style:font-weight-asian="normal" style:font-weight-complex="normal"/>
    </style:style>
    <style:style style:name="T454" style:family="text">
      <style:text-properties fo:font-weight="normal" officeooo:rsid="0480ffab" style:font-weight-asian="normal" style:font-weight-complex="normal"/>
    </style:style>
    <style:style style:name="T455" style:family="text">
      <style:text-properties fo:font-weight="normal" officeooo:rsid="04822256" style:font-weight-asian="normal" style:font-weight-complex="normal"/>
    </style:style>
    <style:style style:name="T456" style:family="text">
      <style:text-properties fo:font-weight="normal" officeooo:rsid="048ffd4a" style:font-weight-asian="normal" style:font-weight-complex="normal"/>
    </style:style>
    <style:style style:name="T457" style:family="text">
      <style:text-properties fo:font-weight="normal" officeooo:rsid="048fe3f8" style:font-weight-asian="normal" style:font-weight-complex="normal"/>
    </style:style>
    <style:style style:name="T458" style:family="text">
      <style:text-properties fo:font-weight="normal" officeooo:rsid="0494bc64" style:font-weight-asian="normal" style:font-weight-complex="normal"/>
    </style:style>
    <style:style style:name="T459" style:family="text">
      <style:text-properties fo:font-weight="normal" officeooo:rsid="049a8a7e" style:font-weight-asian="normal" style:font-weight-complex="normal"/>
    </style:style>
    <style:style style:name="T460" style:family="text">
      <style:text-properties fo:font-weight="normal" officeooo:rsid="04a57ad8" style:font-weight-asian="normal" style:font-weight-complex="normal"/>
    </style:style>
    <style:style style:name="T461" style:family="text">
      <style:text-properties fo:font-weight="normal" officeooo:rsid="04b2ffc5" style:font-weight-asian="normal" style:font-weight-complex="normal"/>
    </style:style>
    <style:style style:name="T462" style:family="text">
      <style:text-properties fo:font-weight="normal" officeooo:rsid="04ba1b39" style:font-weight-asian="normal" style:font-weight-complex="normal"/>
    </style:style>
    <style:style style:name="T463" style:family="text">
      <style:text-properties fo:font-weight="normal" officeooo:rsid="04b3c5c0" style:font-weight-asian="normal" style:font-weight-complex="normal"/>
    </style:style>
    <style:style style:name="T464" style:family="text">
      <style:text-properties fo:font-weight="normal" officeooo:rsid="04cce5bf" style:font-weight-asian="normal" style:font-weight-complex="normal"/>
    </style:style>
    <style:style style:name="T465" style:family="text">
      <style:text-properties fo:font-weight="normal" officeooo:rsid="050199cb" style:font-weight-asian="normal" style:font-weight-complex="normal"/>
    </style:style>
    <style:style style:name="T466" style:family="text">
      <style:text-properties fo:font-weight="normal" officeooo:rsid="0502c86e" style:font-weight-asian="normal" style:font-weight-complex="normal"/>
    </style:style>
    <style:style style:name="T467" style:family="text">
      <style:text-properties fo:font-weight="normal" officeooo:rsid="04f1c42d" style:font-weight-asian="normal" style:font-weight-complex="normal"/>
    </style:style>
    <style:style style:name="T468" style:family="text">
      <style:text-properties fo:font-weight="normal" officeooo:rsid="04f0bfd5" style:font-weight-asian="normal" style:font-weight-complex="normal"/>
    </style:style>
    <style:style style:name="T469" style:family="text">
      <style:text-properties fo:font-weight="normal" officeooo:rsid="05319739" style:font-weight-asian="normal" style:font-weight-complex="normal"/>
    </style:style>
    <style:style style:name="T470" style:family="text">
      <style:text-properties fo:font-weight="normal" officeooo:rsid="05604a7a" style:font-weight-asian="normal" style:font-weight-complex="normal"/>
    </style:style>
    <style:style style:name="T471" style:family="text">
      <style:text-properties fo:font-weight="normal" officeooo:rsid="0560f59c" style:font-weight-asian="normal" style:font-weight-complex="normal"/>
    </style:style>
    <style:style style:name="T472" style:family="text">
      <style:text-properties fo:font-weight="normal" officeooo:rsid="0569d9ca" style:font-weight-asian="normal" style:font-weight-complex="normal"/>
    </style:style>
    <style:style style:name="T473" style:family="text">
      <style:text-properties fo:font-weight="normal" officeooo:rsid="056aa2db" style:font-weight-asian="normal" style:font-weight-complex="normal"/>
    </style:style>
    <style:style style:name="T474" style:family="text">
      <style:text-properties fo:font-weight="normal" officeooo:rsid="0573ee33" style:font-weight-asian="normal" style:font-weight-complex="normal"/>
    </style:style>
    <style:style style:name="T475" style:family="text">
      <style:text-properties fo:font-weight="normal" officeooo:rsid="0577776f" style:font-weight-asian="normal" style:font-weight-complex="normal"/>
    </style:style>
    <style:style style:name="T476" style:family="text">
      <style:text-properties fo:font-weight="normal" officeooo:rsid="0580d52a" style:font-weight-asian="normal" style:font-weight-complex="normal"/>
    </style:style>
    <style:style style:name="T477" style:family="text">
      <style:text-properties fo:font-weight="normal" officeooo:rsid="058bbc5e" style:font-weight-asian="normal" style:font-weight-complex="normal"/>
    </style:style>
    <style:style style:name="T478" style:family="text">
      <style:text-properties fo:font-weight="normal" officeooo:rsid="060fe20f" style:font-weight-asian="normal" style:font-weight-complex="normal"/>
    </style:style>
    <style:style style:name="T479" style:family="text">
      <style:text-properties fo:font-weight="normal" officeooo:rsid="065f9c0e" style:font-weight-asian="normal" style:font-weight-complex="normal"/>
    </style:style>
    <style:style style:name="T480" style:family="text">
      <style:text-properties fo:font-weight="normal" officeooo:rsid="06afcb9f" style:font-weight-asian="normal" style:font-weight-complex="normal"/>
    </style:style>
    <style:style style:name="T481" style:family="text">
      <style:text-properties fo:font-weight="normal" officeooo:rsid="06b3d3c8" style:font-weight-asian="normal" style:font-weight-complex="normal"/>
    </style:style>
    <style:style style:name="T482" style:family="text">
      <style:text-properties fo:font-weight="normal" officeooo:rsid="06d2db18" style:font-weight-asian="normal" style:font-weight-complex="normal"/>
    </style:style>
    <style:style style:name="T483" style:family="text">
      <style:text-properties fo:font-weight="normal" officeooo:rsid="06d0bb9d" style:font-weight-asian="normal" style:font-weight-complex="normal"/>
    </style:style>
    <style:style style:name="T484" style:family="text">
      <style:text-properties fo:font-weight="normal" officeooo:rsid="06d32270" style:font-weight-asian="normal" style:font-weight-complex="normal"/>
    </style:style>
    <style:style style:name="T485" style:family="text">
      <style:text-properties fo:font-weight="normal" officeooo:rsid="06d4c47e" style:font-weight-asian="normal" style:font-weight-complex="normal"/>
    </style:style>
    <style:style style:name="T486" style:family="text">
      <style:text-properties fo:font-weight="normal" officeooo:rsid="06d6e503" style:font-weight-asian="normal" style:font-weight-complex="normal"/>
    </style:style>
    <style:style style:name="T487" style:family="text">
      <style:text-properties fo:font-weight="normal" officeooo:rsid="07337436" style:font-weight-asian="normal" style:font-weight-complex="normal"/>
    </style:style>
    <style:style style:name="T488" style:family="text">
      <style:text-properties fo:font-weight="normal" officeooo:rsid="0785f435" style:font-weight-asian="normal" style:font-weight-complex="normal"/>
    </style:style>
    <style:style style:name="T489" style:family="text">
      <style:text-properties fo:font-weight="normal" officeooo:rsid="03f0c84b" style:font-weight-asian="normal" style:font-weight-complex="normal"/>
    </style:style>
    <style:style style:name="T490" style:family="text">
      <style:text-properties fo:font-weight="normal" officeooo:rsid="078609eb" style:font-weight-asian="normal" style:font-weight-complex="normal"/>
    </style:style>
    <style:style style:name="T491" style:family="text">
      <style:text-properties fo:font-weight="normal" officeooo:rsid="079587a7" style:font-weight-asian="normal" style:font-weight-complex="normal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officeooo:rsid="00256ecc" style:font-style-asian="italic" style:font-style-complex="italic"/>
    </style:style>
    <style:style style:name="T494" style:family="text">
      <style:text-properties fo:font-style="italic" officeooo:rsid="006c1d47" style:font-style-asian="italic" style:font-style-complex="italic"/>
    </style:style>
    <style:style style:name="T495" style:family="text">
      <style:text-properties fo:font-style="italic" officeooo:rsid="00e09913" style:font-style-asian="italic" style:font-style-complex="italic"/>
    </style:style>
    <style:style style:name="T496" style:family="text">
      <style:text-properties fo:font-style="italic" officeooo:rsid="005b5cd3" style:font-style-asian="italic" style:font-style-complex="italic"/>
    </style:style>
    <style:style style:name="T497" style:family="text">
      <style:text-properties fo:font-style="italic" officeooo:rsid="0034ed8b" style:font-style-asian="italic" style:font-style-complex="italic"/>
    </style:style>
    <style:style style:name="T498" style:family="text">
      <style:text-properties fo:font-style="italic" officeooo:rsid="00367935" style:font-style-asian="italic" style:font-style-complex="italic"/>
    </style:style>
    <style:style style:name="T499" style:family="text">
      <style:text-properties fo:font-style="italic" officeooo:rsid="003b4e50" style:font-style-asian="italic" style:font-style-complex="italic"/>
    </style:style>
    <style:style style:name="T500" style:family="text">
      <style:text-properties fo:font-style="italic" officeooo:rsid="01758a0f" style:font-style-asian="italic" style:font-style-complex="italic"/>
    </style:style>
    <style:style style:name="T501" style:family="text">
      <style:text-properties fo:font-style="italic" officeooo:rsid="0080477a" style:font-style-asian="italic" style:font-style-complex="italic"/>
    </style:style>
    <style:style style:name="T502" style:family="text">
      <style:text-properties fo:font-style="italic" officeooo:rsid="01113d34" style:font-style-asian="italic" style:font-style-complex="italic"/>
    </style:style>
    <style:style style:name="T503" style:family="text">
      <style:text-properties fo:font-style="italic" officeooo:rsid="018c0d5b" style:font-style-asian="italic" style:font-style-complex="italic"/>
    </style:style>
    <style:style style:name="T504" style:family="text">
      <style:text-properties fo:font-style="italic" officeooo:rsid="01c64853" style:font-style-asian="italic" style:font-style-complex="italic"/>
    </style:style>
    <style:style style:name="T505" style:family="text">
      <style:text-properties fo:font-style="italic" officeooo:rsid="01d9cd4e" style:font-style-asian="italic" style:font-style-complex="italic"/>
    </style:style>
    <style:style style:name="T506" style:family="text">
      <style:text-properties fo:font-style="italic" officeooo:rsid="01dc67de" style:font-style-asian="italic" style:font-style-complex="italic"/>
    </style:style>
    <style:style style:name="T507" style:family="text">
      <style:text-properties fo:font-style="italic" officeooo:rsid="01ec8e18" style:font-style-asian="italic" style:font-style-complex="italic"/>
    </style:style>
    <style:style style:name="T508" style:family="text">
      <style:text-properties fo:font-style="italic" officeooo:rsid="019e70b3" style:font-style-asian="italic" style:font-style-complex="italic"/>
    </style:style>
    <style:style style:name="T509" style:family="text">
      <style:text-properties fo:font-style="italic" officeooo:rsid="02685e01" style:font-style-asian="italic" style:font-style-complex="italic"/>
    </style:style>
    <style:style style:name="T510" style:family="text">
      <style:text-properties fo:font-style="italic" officeooo:rsid="026b5506" style:font-style-asian="italic" style:font-style-complex="italic"/>
    </style:style>
    <style:style style:name="T511" style:family="text">
      <style:text-properties fo:font-style="italic" officeooo:rsid="0288fb00" style:font-style-asian="italic" style:font-style-complex="italic"/>
    </style:style>
    <style:style style:name="T512" style:family="text">
      <style:text-properties fo:font-style="italic" officeooo:rsid="02ccc8f6" style:font-style-asian="italic" style:font-style-complex="italic"/>
    </style:style>
    <style:style style:name="T513" style:family="text">
      <style:text-properties fo:font-style="italic" officeooo:rsid="0069ae25" style:font-style-asian="italic" style:font-style-complex="italic"/>
    </style:style>
    <style:style style:name="T514" style:family="text">
      <style:text-properties fo:font-style="italic" officeooo:rsid="0022c018" style:font-style-asian="italic" style:font-style-complex="italic"/>
    </style:style>
    <style:style style:name="T515" style:family="text">
      <style:text-properties fo:font-style="italic" officeooo:rsid="02efc49c" style:font-style-asian="italic" style:font-style-complex="italic"/>
    </style:style>
    <style:style style:name="T516" style:family="text">
      <style:text-properties fo:font-style="italic" officeooo:rsid="02ec089f" style:font-style-asian="italic" style:font-style-complex="italic"/>
    </style:style>
    <style:style style:name="T517" style:family="text">
      <style:text-properties fo:font-style="italic" officeooo:rsid="032c4fdc" style:font-style-asian="italic" style:font-style-complex="italic"/>
    </style:style>
    <style:style style:name="T518" style:family="text">
      <style:text-properties fo:font-style="italic" officeooo:rsid="0335ea2c" style:font-style-asian="italic" style:font-style-complex="italic"/>
    </style:style>
    <style:style style:name="T519" style:family="text">
      <style:text-properties fo:font-style="italic" officeooo:rsid="0346a444" style:font-style-asian="italic" style:font-style-complex="italic"/>
    </style:style>
    <style:style style:name="T520" style:family="text">
      <style:text-properties fo:font-style="italic" officeooo:rsid="03a24854" style:font-style-asian="italic" style:font-style-complex="italic"/>
    </style:style>
    <style:style style:name="T521" style:family="text">
      <style:text-properties fo:font-style="italic" officeooo:rsid="03804bbd" style:font-style-asian="italic" style:font-style-complex="italic"/>
    </style:style>
    <style:style style:name="T522" style:family="text">
      <style:text-properties fo:font-style="italic" officeooo:rsid="03aaef44" style:font-style-asian="italic" style:font-style-complex="italic"/>
    </style:style>
    <style:style style:name="T523" style:family="text">
      <style:text-properties fo:font-style="italic" officeooo:rsid="04a57ad8" style:font-style-asian="italic" style:font-style-complex="italic"/>
    </style:style>
    <style:style style:name="T524" style:family="text">
      <style:text-properties fo:font-style="italic" officeooo:rsid="04ba1b39" style:font-style-asian="italic" style:font-style-complex="italic"/>
    </style:style>
    <style:style style:name="T525" style:family="text">
      <style:text-properties fo:font-style="italic" officeooo:rsid="04a08898" style:font-style-asian="italic" style:font-style-complex="italic"/>
    </style:style>
    <style:style style:name="T526" style:family="text">
      <style:text-properties fo:font-style="italic" officeooo:rsid="051c4636" style:font-style-asian="italic" style:font-style-complex="italic"/>
    </style:style>
    <style:style style:name="T527" style:family="text">
      <style:text-properties fo:font-style="italic" officeooo:rsid="064d9acd" style:font-style-asian="italic" style:font-style-complex="italic"/>
    </style:style>
    <style:style style:name="T528" style:family="text">
      <style:text-properties fo:font-style="italic" officeooo:rsid="063fe71c" style:font-style-asian="italic" style:font-style-complex="italic"/>
    </style:style>
    <style:style style:name="T529" style:family="text">
      <style:text-properties fo:font-style="italic" officeooo:rsid="065a8b52" style:font-style-asian="italic" style:font-style-complex="italic"/>
    </style:style>
    <style:style style:name="T530" style:family="text">
      <style:text-properties fo:font-style="italic" officeooo:rsid="065bcfd1" style:font-style-asian="italic" style:font-style-complex="italic"/>
    </style:style>
    <style:style style:name="T531" style:family="text">
      <style:text-properties fo:font-style="italic" officeooo:rsid="065cd408" style:font-style-asian="italic" style:font-style-complex="italic"/>
    </style:style>
    <style:style style:name="T532" style:family="text">
      <style:text-properties fo:font-style="italic" officeooo:rsid="06130d41" style:font-style-asian="italic" style:font-style-complex="italic"/>
    </style:style>
    <style:style style:name="T533" style:family="text">
      <style:text-properties fo:font-style="italic" officeooo:rsid="0615b752" style:font-style-asian="italic" style:font-style-complex="italic"/>
    </style:style>
    <style:style style:name="T534" style:family="text">
      <style:text-properties fo:font-style="italic" officeooo:rsid="06191840" style:font-style-asian="italic" style:font-style-complex="italic"/>
    </style:style>
    <style:style style:name="T535" style:family="text">
      <style:text-properties fo:font-style="italic" officeooo:rsid="067e3ef2" style:font-style-asian="italic" style:font-style-complex="italic"/>
    </style:style>
    <style:style style:name="T536" style:family="text">
      <style:text-properties fo:font-style="italic" officeooo:rsid="063d933e" style:font-style-asian="italic" style:font-style-complex="italic"/>
    </style:style>
    <style:style style:name="T537" style:family="text">
      <style:text-properties fo:font-style="italic" officeooo:rsid="063bda54" style:font-style-asian="italic" style:font-style-complex="italic"/>
    </style:style>
    <style:style style:name="T538" style:family="text">
      <style:text-properties fo:font-style="italic" officeooo:rsid="06909dfa" style:font-style-asian="italic" style:font-style-complex="italic"/>
    </style:style>
    <style:style style:name="T539" style:family="text">
      <style:text-properties fo:font-style="italic" officeooo:rsid="06c5c5b6" style:font-style-asian="italic" style:font-style-complex="italic"/>
    </style:style>
    <style:style style:name="T540" style:family="text">
      <style:text-properties fo:font-style="italic" officeooo:rsid="0703136b" style:font-style-asian="italic" style:font-style-complex="italic"/>
    </style:style>
    <style:style style:name="T541" style:family="text">
      <style:text-properties fo:font-style="italic" officeooo:rsid="071f6f35" style:font-style-asian="italic" style:font-style-complex="italic"/>
    </style:style>
    <style:style style:name="T542" style:family="text">
      <style:text-properties fo:font-style="italic" officeooo:rsid="071a29dd" style:font-style-asian="italic" style:font-style-complex="italic"/>
    </style:style>
    <style:style style:name="T543" style:family="text">
      <style:text-properties fo:font-style="italic" officeooo:rsid="071be8ce" style:font-style-asian="italic" style:font-style-complex="italic"/>
    </style:style>
    <style:style style:name="T544" style:family="text">
      <style:text-properties fo:font-style="italic" officeooo:rsid="07353afe" style:font-style-asian="italic" style:font-style-complex="italic"/>
    </style:style>
    <style:style style:name="T545" style:family="text">
      <style:text-properties fo:font-style="italic" officeooo:rsid="073096a7" style:font-style-asian="italic" style:font-style-complex="italic"/>
    </style:style>
    <style:style style:name="T546" style:family="text">
      <style:text-properties fo:font-style="italic" officeooo:rsid="072f312a" style:font-style-asian="italic" style:font-style-complex="italic"/>
    </style:style>
    <style:style style:name="T547" style:family="text">
      <style:text-properties fo:font-style="italic" officeooo:rsid="071e417c" style:font-style-asian="italic" style:font-style-complex="italic"/>
    </style:style>
    <style:style style:name="T548" style:family="text">
      <style:text-properties fo:font-style="italic" officeooo:rsid="075dc6a9" style:font-style-asian="italic" style:font-style-complex="italic"/>
    </style:style>
    <style:style style:name="T549" style:family="text">
      <style:text-properties fo:font-style="italic" officeooo:rsid="07674e6b" style:font-style-asian="italic" style:font-style-complex="italic"/>
    </style:style>
    <style:style style:name="T550" style:family="text">
      <style:text-properties fo:font-style="italic" officeooo:rsid="0768a668" style:font-style-asian="italic" style:font-style-complex="italic"/>
    </style:style>
    <style:style style:name="T551" style:family="text">
      <style:text-properties fo:font-style="italic" officeooo:rsid="076da30e" style:font-style-asian="italic" style:font-style-complex="italic"/>
    </style:style>
    <style:style style:name="T552" style:family="text">
      <style:text-properties fo:font-style="italic" officeooo:rsid="075d0c99" style:font-style-asian="italic" style:font-style-complex="italic"/>
    </style:style>
    <style:style style:name="T553" style:family="text">
      <style:text-properties fo:font-style="italic" officeooo:rsid="076f11ac" style:font-style-asian="italic" style:font-style-complex="italic"/>
    </style:style>
    <style:style style:name="T554" style:family="text">
      <style:text-properties fo:font-style="italic" officeooo:rsid="077d0026" style:font-style-asian="italic" style:font-style-complex="italic"/>
    </style:style>
    <style:style style:name="T555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5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5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58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59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60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61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62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3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64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65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66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67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68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69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70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7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7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73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74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75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76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7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79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580" style:family="text">
      <style:text-properties fo:font-style="italic" style:text-underline-style="none" style:font-style-asian="italic" style:font-style-complex="italic"/>
    </style:style>
    <style:style style:name="T581" style:family="text">
      <style:text-properties fo:font-style="italic" style:text-underline-style="none" officeooo:rsid="00baae4f" style:font-style-asian="italic" style:font-style-complex="italic"/>
    </style:style>
    <style:style style:name="T582" style:family="text">
      <style:text-properties fo:font-style="italic" style:text-underline-style="none" officeooo:rsid="00d708a6" style:font-style-asian="italic" style:font-style-complex="italic"/>
    </style:style>
    <style:style style:name="T583" style:family="text">
      <style:text-properties fo:font-style="italic" style:text-underline-style="none" officeooo:rsid="00beb82f" style:font-style-asian="italic" style:font-style-complex="italic"/>
    </style:style>
    <style:style style:name="T584" style:family="text">
      <style:text-properties fo:font-style="italic" style:text-underline-style="none" officeooo:rsid="00d9c9e4" style:font-style-asian="italic" style:font-style-complex="italic"/>
    </style:style>
    <style:style style:name="T585" style:family="text">
      <style:text-properties fo:font-style="italic" style:text-underline-style="none" officeooo:rsid="00f55bb2" style:font-style-asian="italic" style:font-style-complex="italic"/>
    </style:style>
    <style:style style:name="T586" style:family="text">
      <style:text-properties fo:font-style="italic" style:text-underline-style="none" officeooo:rsid="00f74e17" style:font-style-asian="italic" style:font-style-complex="italic"/>
    </style:style>
    <style:style style:name="T587" style:family="text">
      <style:text-properties fo:font-style="italic" style:text-underline-style="none" officeooo:rsid="00fde6f2" style:font-style-asian="italic" style:font-style-complex="italic"/>
    </style:style>
    <style:style style:name="T588" style:family="text">
      <style:text-properties fo:font-style="italic" style:text-underline-style="none" officeooo:rsid="0130fd48" style:font-style-asian="italic" style:font-style-complex="italic"/>
    </style:style>
    <style:style style:name="T589" style:family="text">
      <style:text-properties fo:font-style="italic" style:text-underline-style="none" officeooo:rsid="013401b3" style:font-style-asian="italic" style:font-style-complex="italic"/>
    </style:style>
    <style:style style:name="T590" style:family="text">
      <style:text-properties fo:font-style="italic" style:text-underline-style="none" officeooo:rsid="013f3c54" style:font-style-asian="italic" style:font-style-complex="italic"/>
    </style:style>
    <style:style style:name="T591" style:family="text">
      <style:text-properties fo:font-style="italic" style:text-underline-style="none" officeooo:rsid="00bfa17d" style:font-style-asian="italic" style:font-style-complex="italic"/>
    </style:style>
    <style:style style:name="T592" style:family="text">
      <style:text-properties fo:font-style="italic" style:text-underline-style="none" officeooo:rsid="02a94de9" style:font-style-asian="italic" style:font-style-complex="italic"/>
    </style:style>
    <style:style style:name="T593" style:family="text">
      <style:text-properties fo:font-style="italic" style:text-underline-style="none" officeooo:rsid="00bbbf73" style:font-style-asian="italic" style:font-style-complex="italic"/>
    </style:style>
    <style:style style:name="T594" style:family="text">
      <style:text-properties fo:font-style="italic" style:text-underline-style="none" officeooo:rsid="00a639f7" style:font-style-asian="italic" style:font-style-complex="italic"/>
    </style:style>
    <style:style style:name="T595" style:family="text">
      <style:text-properties fo:font-style="italic" style:text-underline-style="none" officeooo:rsid="00bd11a0" style:font-style-asian="italic" style:font-style-complex="italic"/>
    </style:style>
    <style:style style:name="T5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79587a7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799a2cc" style:font-style-asian="italic" style:font-weight-asian="normal" style:font-style-complex="italic" style:font-weight-complex="normal"/>
    </style:style>
    <style:style style:name="T66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7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6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69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70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71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7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7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76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77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78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79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80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681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682" style:family="text">
      <style:text-properties officeooo:rsid="00205d85"/>
    </style:style>
    <style:style style:name="T683" style:family="text">
      <style:text-properties officeooo:rsid="0027fcfd"/>
    </style:style>
    <style:style style:name="T684" style:family="text">
      <style:text-properties officeooo:rsid="0029525d"/>
    </style:style>
    <style:style style:name="T685" style:family="text">
      <style:text-properties officeooo:rsid="0034ed8b"/>
    </style:style>
    <style:style style:name="T686" style:family="text">
      <style:text-properties officeooo:rsid="00367935"/>
    </style:style>
    <style:style style:name="T687" style:family="text">
      <style:text-properties officeooo:rsid="00398ddf"/>
    </style:style>
    <style:style style:name="T688" style:family="text">
      <style:text-properties officeooo:rsid="003b4e50"/>
    </style:style>
    <style:style style:name="T6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0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0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0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0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0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0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1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1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1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1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1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1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3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3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32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33" style:family="text">
      <style:text-properties fo:font-style="normal" style:text-underline-style="none" style:font-style-asian="normal" style:font-style-complex="normal"/>
    </style:style>
    <style:style style:name="T734" style:family="text">
      <style:text-properties fo:font-style="normal" style:text-underline-style="none" officeooo:rsid="00a8a4b1" style:font-style-asian="normal" style:font-style-complex="normal"/>
    </style:style>
    <style:style style:name="T735" style:family="text">
      <style:text-properties fo:font-style="normal" style:text-underline-style="none" officeooo:rsid="00ba4170" style:font-style-asian="normal" style:font-style-complex="normal"/>
    </style:style>
    <style:style style:name="T736" style:family="text">
      <style:text-properties fo:font-style="normal" style:text-underline-style="none" officeooo:rsid="00b1e303" style:font-style-asian="normal" style:font-style-complex="normal"/>
    </style:style>
    <style:style style:name="T737" style:family="text">
      <style:text-properties fo:font-style="normal" style:text-underline-style="none" officeooo:rsid="00baae4f" style:font-style-asian="normal" style:font-style-complex="normal"/>
    </style:style>
    <style:style style:name="T738" style:family="text">
      <style:text-properties fo:font-style="normal" style:text-underline-style="none" officeooo:rsid="00bbbf73" style:font-style-asian="normal" style:font-style-complex="normal"/>
    </style:style>
    <style:style style:name="T739" style:family="text">
      <style:text-properties fo:font-style="normal" style:text-underline-style="none" officeooo:rsid="00be4749" style:font-style-asian="normal" style:font-style-complex="normal"/>
    </style:style>
    <style:style style:name="T740" style:family="text">
      <style:text-properties fo:font-style="normal" style:text-underline-style="none" officeooo:rsid="00d139a0" style:font-style-asian="normal" style:font-style-complex="normal"/>
    </style:style>
    <style:style style:name="T741" style:family="text">
      <style:text-properties fo:font-style="normal" style:text-underline-style="none" officeooo:rsid="00d1487d" style:font-style-asian="normal" style:font-style-complex="normal"/>
    </style:style>
    <style:style style:name="T742" style:family="text">
      <style:text-properties fo:font-style="normal" style:text-underline-style="none" officeooo:rsid="00d2fc06" style:font-style-asian="normal" style:font-style-complex="normal"/>
    </style:style>
    <style:style style:name="T743" style:family="text">
      <style:text-properties fo:font-style="normal" style:text-underline-style="none" officeooo:rsid="00d40111" style:font-style-asian="normal" style:font-style-complex="normal"/>
    </style:style>
    <style:style style:name="T744" style:family="text">
      <style:text-properties fo:font-style="normal" style:text-underline-style="none" officeooo:rsid="00d4c5ce" style:font-style-asian="normal" style:font-style-complex="normal"/>
    </style:style>
    <style:style style:name="T745" style:family="text">
      <style:text-properties fo:font-style="normal" style:text-underline-style="none" officeooo:rsid="00d708a6" style:font-style-asian="normal" style:font-style-complex="normal"/>
    </style:style>
    <style:style style:name="T746" style:family="text">
      <style:text-properties fo:font-style="normal" style:text-underline-style="none" officeooo:rsid="00d77d7d" style:font-style-asian="normal" style:font-style-complex="normal"/>
    </style:style>
    <style:style style:name="T747" style:family="text">
      <style:text-properties fo:font-style="normal" style:text-underline-style="none" officeooo:rsid="00d83381" style:font-style-asian="normal" style:font-style-complex="normal"/>
    </style:style>
    <style:style style:name="T748" style:family="text">
      <style:text-properties fo:font-style="normal" style:text-underline-style="none" officeooo:rsid="00d75809" style:font-style-asian="normal" style:font-style-complex="normal"/>
    </style:style>
    <style:style style:name="T749" style:family="text">
      <style:text-properties fo:font-style="normal" style:text-underline-style="none" officeooo:rsid="00dd6c8d" style:font-style-asian="normal" style:font-style-complex="normal"/>
    </style:style>
    <style:style style:name="T750" style:family="text">
      <style:text-properties fo:font-style="normal" style:text-underline-style="none" officeooo:rsid="00dedcd7" style:font-style-asian="normal" style:font-style-complex="normal"/>
    </style:style>
    <style:style style:name="T751" style:family="text">
      <style:text-properties fo:font-style="normal" style:text-underline-style="none" officeooo:rsid="00beb82f" style:font-style-asian="normal" style:font-style-complex="normal"/>
    </style:style>
    <style:style style:name="T752" style:family="text">
      <style:text-properties fo:font-style="normal" style:text-underline-style="none" officeooo:rsid="00e4290b" style:font-style-asian="normal" style:font-style-complex="normal"/>
    </style:style>
    <style:style style:name="T753" style:family="text">
      <style:text-properties fo:font-style="normal" style:text-underline-style="none" officeooo:rsid="00eb50e0" style:font-style-asian="normal" style:font-style-complex="normal"/>
    </style:style>
    <style:style style:name="T754" style:family="text">
      <style:text-properties fo:font-style="normal" style:text-underline-style="none" officeooo:rsid="00d9c9e4" style:font-style-asian="normal" style:font-style-complex="normal"/>
    </style:style>
    <style:style style:name="T755" style:family="text">
      <style:text-properties fo:font-style="normal" style:text-underline-style="none" officeooo:rsid="00ec1e8c" style:font-style-asian="normal" style:font-style-complex="normal"/>
    </style:style>
    <style:style style:name="T756" style:family="text">
      <style:text-properties fo:font-style="normal" style:text-underline-style="none" officeooo:rsid="00f0f7f8" style:font-style-asian="normal" style:font-style-complex="normal"/>
    </style:style>
    <style:style style:name="T757" style:family="text">
      <style:text-properties fo:font-style="normal" style:text-underline-style="none" officeooo:rsid="00f2503e" style:font-style-asian="normal" style:font-style-complex="normal"/>
    </style:style>
    <style:style style:name="T758" style:family="text">
      <style:text-properties fo:font-style="normal" style:text-underline-style="none" officeooo:rsid="00f5260b" style:font-style-asian="normal" style:font-style-complex="normal"/>
    </style:style>
    <style:style style:name="T759" style:family="text">
      <style:text-properties fo:font-style="normal" style:text-underline-style="none" officeooo:rsid="00f55bb2" style:font-style-asian="normal" style:font-style-complex="normal"/>
    </style:style>
    <style:style style:name="T760" style:family="text">
      <style:text-properties fo:font-style="normal" style:text-underline-style="none" officeooo:rsid="00f74e17" style:font-style-asian="normal" style:font-style-complex="normal"/>
    </style:style>
    <style:style style:name="T761" style:family="text">
      <style:text-properties fo:font-style="normal" style:text-underline-style="none" officeooo:rsid="00fbef0d" style:font-style-asian="normal" style:font-style-complex="normal"/>
    </style:style>
    <style:style style:name="T762" style:family="text">
      <style:text-properties fo:font-style="normal" style:text-underline-style="none" officeooo:rsid="00fde6f2" style:font-style-asian="normal" style:font-style-complex="normal"/>
    </style:style>
    <style:style style:name="T763" style:family="text">
      <style:text-properties fo:font-style="normal" style:text-underline-style="none" officeooo:rsid="010185dc" style:font-style-asian="normal" style:font-style-complex="normal"/>
    </style:style>
    <style:style style:name="T764" style:family="text">
      <style:text-properties fo:font-style="normal" style:text-underline-style="none" officeooo:rsid="0103be48" style:font-style-asian="normal" style:font-style-complex="normal"/>
    </style:style>
    <style:style style:name="T765" style:family="text">
      <style:text-properties fo:font-style="normal" style:text-underline-style="none" officeooo:rsid="010c486e" style:font-style-asian="normal" style:font-style-complex="normal"/>
    </style:style>
    <style:style style:name="T766" style:family="text">
      <style:text-properties fo:font-style="normal" style:text-underline-style="none" officeooo:rsid="010db770" style:font-style-asian="normal" style:font-style-complex="normal"/>
    </style:style>
    <style:style style:name="T767" style:family="text">
      <style:text-properties fo:font-style="normal" style:text-underline-style="none" officeooo:rsid="011cabfd" style:font-style-asian="normal" style:font-style-complex="normal"/>
    </style:style>
    <style:style style:name="T768" style:family="text">
      <style:text-properties fo:font-style="normal" style:text-underline-style="none" officeooo:rsid="011d9595" style:font-style-asian="normal" style:font-style-complex="normal"/>
    </style:style>
    <style:style style:name="T769" style:family="text">
      <style:text-properties fo:font-style="normal" style:text-underline-style="none" officeooo:rsid="011fc384" style:font-style-asian="normal" style:font-style-complex="normal"/>
    </style:style>
    <style:style style:name="T770" style:family="text">
      <style:text-properties fo:font-style="normal" style:text-underline-style="none" officeooo:rsid="012dfde8" style:font-style-asian="normal" style:font-style-complex="normal"/>
    </style:style>
    <style:style style:name="T771" style:family="text">
      <style:text-properties fo:font-style="normal" style:text-underline-style="none" officeooo:rsid="0130fd48" style:font-style-asian="normal" style:font-style-complex="normal"/>
    </style:style>
    <style:style style:name="T772" style:family="text">
      <style:text-properties fo:font-style="normal" style:text-underline-style="none" officeooo:rsid="013282b3" style:font-style-asian="normal" style:font-style-complex="normal"/>
    </style:style>
    <style:style style:name="T773" style:family="text">
      <style:text-properties fo:font-style="normal" style:text-underline-style="none" officeooo:rsid="013401b3" style:font-style-asian="normal" style:font-style-complex="normal"/>
    </style:style>
    <style:style style:name="T774" style:family="text">
      <style:text-properties fo:font-style="normal" style:text-underline-style="none" officeooo:rsid="013a8584" style:font-style-asian="normal" style:font-style-complex="normal"/>
    </style:style>
    <style:style style:name="T775" style:family="text">
      <style:text-properties fo:font-style="normal" style:text-underline-style="none" officeooo:rsid="013f3c54" style:font-style-asian="normal" style:font-style-complex="normal"/>
    </style:style>
    <style:style style:name="T776" style:family="text">
      <style:text-properties fo:font-style="normal" style:text-underline-style="none" officeooo:rsid="013e347a" style:font-style-asian="normal" style:font-style-complex="normal"/>
    </style:style>
    <style:style style:name="T777" style:family="text">
      <style:text-properties fo:font-style="normal" style:text-underline-style="none" officeooo:rsid="01408f03" style:font-style-asian="normal" style:font-style-complex="normal"/>
    </style:style>
    <style:style style:name="T778" style:family="text">
      <style:text-properties fo:font-style="normal" style:text-underline-style="none" officeooo:rsid="013cc971" style:font-style-asian="normal" style:font-style-complex="normal"/>
    </style:style>
    <style:style style:name="T779" style:family="text">
      <style:text-properties fo:font-style="normal" style:text-underline-style="none" officeooo:rsid="0150aafa" style:font-style-asian="normal" style:font-style-complex="normal"/>
    </style:style>
    <style:style style:name="T780" style:family="text">
      <style:text-properties fo:font-style="normal" style:text-underline-style="none" officeooo:rsid="0152f194" style:font-style-asian="normal" style:font-style-complex="normal"/>
    </style:style>
    <style:style style:name="T781" style:family="text">
      <style:text-properties fo:font-style="normal" style:text-underline-style="none" officeooo:rsid="0157e2d4" style:font-style-asian="normal" style:font-style-complex="normal"/>
    </style:style>
    <style:style style:name="T782" style:family="text">
      <style:text-properties fo:font-style="normal" style:text-underline-style="none" officeooo:rsid="015c452a" style:font-style-asian="normal" style:font-style-complex="normal"/>
    </style:style>
    <style:style style:name="T783" style:family="text">
      <style:text-properties fo:font-style="normal" style:text-underline-style="none" officeooo:rsid="0176ee1b" style:font-style-asian="normal" style:font-style-complex="normal"/>
    </style:style>
    <style:style style:name="T784" style:family="text">
      <style:text-properties fo:font-style="normal" style:text-underline-style="none" officeooo:rsid="02b807dc" style:font-style-asian="normal" style:font-style-complex="normal"/>
    </style:style>
    <style:style style:name="T785" style:family="text">
      <style:text-properties fo:font-style="normal" style:text-underline-style="none" officeooo:rsid="00bd11a0" style:font-style-asian="normal" style:font-style-complex="normal"/>
    </style:style>
    <style:style style:name="T786" style:family="text">
      <style:text-properties fo:font-style="normal" style:text-underline-style="none" officeooo:rsid="02edc963" style:font-style-asian="normal" style:font-style-complex="normal"/>
    </style:style>
    <style:style style:name="T787" style:family="text">
      <style:text-properties fo:font-style="normal" style:font-style-asian="normal" style:font-style-complex="normal"/>
    </style:style>
    <style:style style:name="T788" style:family="text">
      <style:text-properties fo:font-style="normal" officeooo:rsid="00524926" style:font-style-asian="normal" style:font-style-complex="normal"/>
    </style:style>
    <style:style style:name="T789" style:family="text">
      <style:text-properties fo:font-style="normal" officeooo:rsid="0033fbdf" style:font-style-asian="normal" style:font-style-complex="normal"/>
    </style:style>
    <style:style style:name="T790" style:family="text">
      <style:text-properties fo:font-style="normal" officeooo:rsid="0034ed8b" style:font-style-asian="normal" style:font-style-complex="normal"/>
    </style:style>
    <style:style style:name="T791" style:family="text">
      <style:text-properties fo:font-style="normal" officeooo:rsid="0052a33a" style:font-style-asian="normal" style:font-style-complex="normal"/>
    </style:style>
    <style:style style:name="T792" style:family="text">
      <style:text-properties fo:font-style="normal" officeooo:rsid="0092f82d" style:font-style-asian="normal" style:font-style-complex="normal"/>
    </style:style>
    <style:style style:name="T793" style:family="text">
      <style:text-properties fo:font-style="normal" officeooo:rsid="00c6421c" style:font-style-asian="normal" style:font-style-complex="normal"/>
    </style:style>
    <style:style style:name="T794" style:family="text">
      <style:text-properties fo:font-style="normal" officeooo:rsid="00cc5bce" style:font-style-asian="normal" style:font-style-complex="normal"/>
    </style:style>
    <style:style style:name="T795" style:family="text">
      <style:text-properties fo:font-style="normal" officeooo:rsid="0106c767" style:font-style-asian="normal" style:font-style-complex="normal"/>
    </style:style>
    <style:style style:name="T796" style:family="text">
      <style:text-properties fo:font-style="normal" officeooo:rsid="0164a6ee" style:font-style-asian="normal" style:font-style-complex="normal"/>
    </style:style>
    <style:style style:name="T797" style:family="text">
      <style:text-properties fo:font-style="normal" officeooo:rsid="0168d8d5" style:font-style-asian="normal" style:font-style-complex="normal"/>
    </style:style>
    <style:style style:name="T798" style:family="text">
      <style:text-properties fo:font-style="normal" officeooo:rsid="0179221f" style:font-style-asian="normal" style:font-style-complex="normal"/>
    </style:style>
    <style:style style:name="T799" style:family="text">
      <style:text-properties fo:font-style="normal" officeooo:rsid="017941db" style:font-style-asian="normal" style:font-style-complex="normal"/>
    </style:style>
    <style:style style:name="T800" style:family="text">
      <style:text-properties fo:font-style="normal" officeooo:rsid="017a7161" style:font-style-asian="normal" style:font-style-complex="normal"/>
    </style:style>
    <style:style style:name="T801" style:family="text">
      <style:text-properties fo:font-style="normal" officeooo:rsid="0288fb00" style:font-style-asian="normal" style:font-style-complex="normal"/>
    </style:style>
    <style:style style:name="T802" style:family="text">
      <style:text-properties fo:font-style="normal" officeooo:rsid="03355d74" style:font-style-asian="normal" style:font-style-complex="normal"/>
    </style:style>
    <style:style style:name="T803" style:family="text">
      <style:text-properties fo:font-style="normal" officeooo:rsid="0335ea2c" style:font-style-asian="normal" style:font-style-complex="normal"/>
    </style:style>
    <style:style style:name="T804" style:family="text">
      <style:text-properties fo:font-style="normal" officeooo:rsid="0346a444" style:font-style-asian="normal" style:font-style-complex="normal"/>
    </style:style>
    <style:style style:name="T805" style:family="text">
      <style:text-properties fo:font-style="normal" officeooo:rsid="0347bb43" style:font-style-asian="normal" style:font-style-complex="normal"/>
    </style:style>
    <style:style style:name="T806" style:family="text">
      <style:text-properties fo:font-style="normal" officeooo:rsid="03343ce6" style:font-style-asian="normal" style:font-style-complex="normal"/>
    </style:style>
    <style:style style:name="T807" style:family="text">
      <style:text-properties fo:font-style="normal" officeooo:rsid="034dbe4d" style:font-style-asian="normal" style:font-style-complex="normal"/>
    </style:style>
    <style:style style:name="T808" style:family="text">
      <style:text-properties fo:font-style="normal" officeooo:rsid="034f33b6" style:font-style-asian="normal" style:font-style-complex="normal"/>
    </style:style>
    <style:style style:name="T809" style:family="text">
      <style:text-properties fo:font-style="normal" officeooo:rsid="035051aa" style:font-style-asian="normal" style:font-style-complex="normal"/>
    </style:style>
    <style:style style:name="T810" style:family="text">
      <style:text-properties fo:font-style="normal" officeooo:rsid="035de550" style:font-style-asian="normal" style:font-style-complex="normal"/>
    </style:style>
    <style:style style:name="T811" style:family="text">
      <style:text-properties fo:font-style="normal" officeooo:rsid="0364e15d" style:font-style-asian="normal" style:font-style-complex="normal"/>
    </style:style>
    <style:style style:name="T812" style:family="text">
      <style:text-properties fo:font-style="normal" officeooo:rsid="033e56cf" style:font-style-asian="normal" style:font-style-complex="normal"/>
    </style:style>
    <style:style style:name="T813" style:family="text">
      <style:text-properties fo:font-style="normal" officeooo:rsid="0367f8e1" style:font-style-asian="normal" style:font-style-complex="normal"/>
    </style:style>
    <style:style style:name="T814" style:family="text">
      <style:text-properties fo:font-style="normal" officeooo:rsid="0369854f" style:font-style-asian="normal" style:font-style-complex="normal"/>
    </style:style>
    <style:style style:name="T815" style:family="text">
      <style:text-properties fo:font-style="normal" officeooo:rsid="040ce935" style:font-style-asian="normal" style:font-style-complex="normal"/>
    </style:style>
    <style:style style:name="T816" style:family="text">
      <style:text-properties fo:font-style="normal" officeooo:rsid="040ea9fd" style:font-style-asian="normal" style:font-style-complex="normal"/>
    </style:style>
    <style:style style:name="T817" style:family="text">
      <style:text-properties fo:font-style="normal" officeooo:rsid="041e6a3e" style:font-style-asian="normal" style:font-style-complex="normal"/>
    </style:style>
    <style:style style:name="T818" style:family="text">
      <style:text-properties fo:font-style="normal" officeooo:rsid="04a8203c" style:font-style-asian="normal" style:font-style-complex="normal"/>
    </style:style>
    <style:style style:name="T819" style:family="text">
      <style:text-properties fo:font-style="normal" officeooo:rsid="04b80b14" style:font-style-asian="normal" style:font-style-complex="normal"/>
    </style:style>
    <style:style style:name="T820" style:family="text">
      <style:text-properties fo:font-style="normal" officeooo:rsid="060fe20f" style:font-style-asian="normal" style:font-style-complex="normal"/>
    </style:style>
    <style:style style:name="T821" style:family="text">
      <style:text-properties fo:font-style="normal" officeooo:rsid="06125c09" style:font-style-asian="normal" style:font-style-complex="normal"/>
    </style:style>
    <style:style style:name="T822" style:family="text">
      <style:text-properties fo:font-style="normal" officeooo:rsid="06130d41" style:font-style-asian="normal" style:font-style-complex="normal"/>
    </style:style>
    <style:style style:name="T823" style:family="text">
      <style:text-properties fo:font-style="normal" officeooo:rsid="0613692a" style:font-style-asian="normal" style:font-style-complex="normal"/>
    </style:style>
    <style:style style:name="T824" style:family="text">
      <style:text-properties fo:font-style="normal" officeooo:rsid="06148669" style:font-style-asian="normal" style:font-style-complex="normal"/>
    </style:style>
    <style:style style:name="T825" style:family="text">
      <style:text-properties fo:font-style="normal" officeooo:rsid="0615b752" style:font-style-asian="normal" style:font-style-complex="normal"/>
    </style:style>
    <style:style style:name="T826" style:family="text">
      <style:text-properties fo:font-style="normal" officeooo:rsid="06191840" style:font-style-asian="normal" style:font-style-complex="normal"/>
    </style:style>
    <style:style style:name="T827" style:family="text">
      <style:text-properties fo:font-style="normal" officeooo:rsid="06196acd" style:font-style-asian="normal" style:font-style-complex="normal"/>
    </style:style>
    <style:style style:name="T828" style:family="text">
      <style:text-properties fo:font-style="normal" officeooo:rsid="0622a520" style:font-style-asian="normal" style:font-style-complex="normal"/>
    </style:style>
    <style:style style:name="T829" style:family="text">
      <style:text-properties fo:font-style="normal" officeooo:rsid="062535ed" style:font-style-asian="normal" style:font-style-complex="normal"/>
    </style:style>
    <style:style style:name="T830" style:family="text">
      <style:text-properties fo:font-style="normal" officeooo:rsid="06257b22" style:font-style-asian="normal" style:font-style-complex="normal"/>
    </style:style>
    <style:style style:name="T831" style:family="text">
      <style:text-properties fo:font-style="normal" officeooo:rsid="0626dd8c" style:font-style-asian="normal" style:font-style-complex="normal"/>
    </style:style>
    <style:style style:name="T832" style:family="text">
      <style:text-properties fo:font-style="normal" officeooo:rsid="06289f09" style:font-style-asian="normal" style:font-style-complex="normal"/>
    </style:style>
    <style:style style:name="T833" style:family="text">
      <style:text-properties fo:font-style="normal" officeooo:rsid="062ba32e" style:font-style-asian="normal" style:font-style-complex="normal"/>
    </style:style>
    <style:style style:name="T834" style:family="text">
      <style:text-properties fo:font-style="normal" officeooo:rsid="065a8b52" style:font-style-asian="normal" style:font-style-complex="normal"/>
    </style:style>
    <style:style style:name="T835" style:family="text">
      <style:text-properties fo:font-style="normal" officeooo:rsid="065d401a" style:font-style-asian="normal" style:font-style-complex="normal"/>
    </style:style>
    <style:style style:name="T836" style:family="text">
      <style:text-properties fo:font-style="normal" officeooo:rsid="065d9833" style:font-style-asian="normal" style:font-style-complex="normal"/>
    </style:style>
    <style:style style:name="T837" style:family="text">
      <style:text-properties fo:font-style="normal" officeooo:rsid="065e446d" style:font-style-asian="normal" style:font-style-complex="normal"/>
    </style:style>
    <style:style style:name="T838" style:family="text">
      <style:text-properties fo:font-style="normal" officeooo:rsid="0663741c" style:font-style-asian="normal" style:font-style-complex="normal"/>
    </style:style>
    <style:style style:name="T839" style:family="text">
      <style:text-properties fo:font-style="normal" officeooo:rsid="0663a1c9" style:font-style-asian="normal" style:font-style-complex="normal"/>
    </style:style>
    <style:style style:name="T840" style:family="text">
      <style:text-properties fo:font-style="normal" officeooo:rsid="06665ce0" style:font-style-asian="normal" style:font-style-complex="normal"/>
    </style:style>
    <style:style style:name="T841" style:family="text">
      <style:text-properties fo:font-style="normal" officeooo:rsid="067c6895" style:font-style-asian="normal" style:font-style-complex="normal"/>
    </style:style>
    <style:style style:name="T842" style:family="text">
      <style:text-properties fo:font-style="normal" officeooo:rsid="0682b523" style:font-style-asian="normal" style:font-style-complex="normal"/>
    </style:style>
    <style:style style:name="T843" style:family="text">
      <style:text-properties fo:font-style="normal" officeooo:rsid="06176dd5" style:font-style-asian="normal" style:font-style-complex="normal"/>
    </style:style>
    <style:style style:name="T844" style:family="text">
      <style:text-properties fo:font-style="normal" officeooo:rsid="06886957" style:font-style-asian="normal" style:font-style-complex="normal"/>
    </style:style>
    <style:style style:name="T845" style:family="text">
      <style:text-properties fo:font-style="normal" officeooo:rsid="069bb3bd" style:font-style-asian="normal" style:font-style-complex="normal"/>
    </style:style>
    <style:style style:name="T846" style:family="text">
      <style:text-properties fo:font-style="normal" officeooo:rsid="069befec" style:font-style-asian="normal" style:font-style-complex="normal"/>
    </style:style>
    <style:style style:name="T847" style:family="text">
      <style:text-properties fo:font-style="normal" officeooo:rsid="069f9907" style:font-style-asian="normal" style:font-style-complex="normal"/>
    </style:style>
    <style:style style:name="T848" style:family="text">
      <style:text-properties fo:font-style="normal" officeooo:rsid="06aaffd2" style:font-style-asian="normal" style:font-style-complex="normal"/>
    </style:style>
    <style:style style:name="T849" style:family="text">
      <style:text-properties fo:font-style="normal" officeooo:rsid="06b79ef0" style:font-style-asian="normal" style:font-style-complex="normal"/>
    </style:style>
    <style:style style:name="T850" style:family="text">
      <style:text-properties fo:font-style="normal" officeooo:rsid="06bf5f63" style:font-style-asian="normal" style:font-style-complex="normal"/>
    </style:style>
    <style:style style:name="T851" style:family="text">
      <style:text-properties fo:font-style="normal" officeooo:rsid="06c0c7e9" style:font-style-asian="normal" style:font-style-complex="normal"/>
    </style:style>
    <style:style style:name="T852" style:family="text">
      <style:text-properties fo:font-style="normal" officeooo:rsid="06c5c80d" style:font-style-asian="normal" style:font-style-complex="normal"/>
    </style:style>
    <style:style style:name="T853" style:family="text">
      <style:text-properties fo:font-style="normal" officeooo:rsid="069d3467" style:font-style-asian="normal" style:font-style-complex="normal"/>
    </style:style>
    <style:style style:name="T854" style:family="text">
      <style:text-properties fo:font-style="normal" officeooo:rsid="06ce71fd" style:font-style-asian="normal" style:font-style-complex="normal"/>
    </style:style>
    <style:style style:name="T855" style:family="text">
      <style:text-properties fo:font-style="normal" officeooo:rsid="06c5c5b6" style:font-style-asian="normal" style:font-style-complex="normal"/>
    </style:style>
    <style:style style:name="T856" style:family="text">
      <style:text-properties fo:font-style="normal" officeooo:rsid="06d92b57" style:font-style-asian="normal" style:font-style-complex="normal"/>
    </style:style>
    <style:style style:name="T857" style:family="text">
      <style:text-properties fo:font-style="normal" officeooo:rsid="06d9b7d5" style:font-style-asian="normal" style:font-style-complex="normal"/>
    </style:style>
    <style:style style:name="T858" style:family="text">
      <style:text-properties fo:font-style="normal" officeooo:rsid="06dce0b5" style:font-style-asian="normal" style:font-style-complex="normal"/>
    </style:style>
    <style:style style:name="T859" style:family="text">
      <style:text-properties fo:font-style="normal" officeooo:rsid="06de9ff5" style:font-style-asian="normal" style:font-style-complex="normal"/>
    </style:style>
    <style:style style:name="T860" style:family="text">
      <style:text-properties fo:font-style="normal" officeooo:rsid="06e17906" style:font-style-asian="normal" style:font-style-complex="normal"/>
    </style:style>
    <style:style style:name="T861" style:family="text">
      <style:text-properties fo:font-style="normal" officeooo:rsid="06e34718" style:font-style-asian="normal" style:font-style-complex="normal"/>
    </style:style>
    <style:style style:name="T862" style:family="text">
      <style:text-properties fo:font-style="normal" officeooo:rsid="06e9b05d" style:font-style-asian="normal" style:font-style-complex="normal"/>
    </style:style>
    <style:style style:name="T863" style:family="text">
      <style:text-properties fo:font-style="normal" officeooo:rsid="06ee4110" style:font-style-asian="normal" style:font-style-complex="normal"/>
    </style:style>
    <style:style style:name="T864" style:family="text">
      <style:text-properties fo:font-style="normal" officeooo:rsid="06fabfda" style:font-style-asian="normal" style:font-style-complex="normal"/>
    </style:style>
    <style:style style:name="T865" style:family="text">
      <style:text-properties fo:font-style="normal" officeooo:rsid="06fca8cd" style:font-style-asian="normal" style:font-style-complex="normal"/>
    </style:style>
    <style:style style:name="T866" style:family="text">
      <style:text-properties fo:font-style="normal" officeooo:rsid="06fe5f86" style:font-style-asian="normal" style:font-style-complex="normal"/>
    </style:style>
    <style:style style:name="T867" style:family="text">
      <style:text-properties fo:font-style="normal" officeooo:rsid="0703136b" style:font-style-asian="normal" style:font-style-complex="normal"/>
    </style:style>
    <style:style style:name="T868" style:family="text">
      <style:text-properties fo:font-style="normal" officeooo:rsid="0702273b" style:font-style-asian="normal" style:font-style-complex="normal"/>
    </style:style>
    <style:style style:name="T869" style:family="text">
      <style:text-properties fo:font-style="normal" officeooo:rsid="07057718" style:font-style-asian="normal" style:font-style-complex="normal"/>
    </style:style>
    <style:style style:name="T870" style:family="text">
      <style:text-properties fo:font-style="normal" officeooo:rsid="0709e8e0" style:font-style-asian="normal" style:font-style-complex="normal"/>
    </style:style>
    <style:style style:name="T871" style:family="text">
      <style:text-properties fo:font-style="normal" officeooo:rsid="070b4184" style:font-style-asian="normal" style:font-style-complex="normal"/>
    </style:style>
    <style:style style:name="T872" style:family="text">
      <style:text-properties fo:font-style="normal" officeooo:rsid="070c8d4a" style:font-style-asian="normal" style:font-style-complex="normal"/>
    </style:style>
    <style:style style:name="T873" style:family="text">
      <style:text-properties fo:font-style="normal" officeooo:rsid="070efc4d" style:font-style-asian="normal" style:font-style-complex="normal"/>
    </style:style>
    <style:style style:name="T874" style:family="text">
      <style:text-properties fo:font-style="normal" officeooo:rsid="071053d5" style:font-style-asian="normal" style:font-style-complex="normal"/>
    </style:style>
    <style:style style:name="T875" style:family="text">
      <style:text-properties fo:font-style="normal" officeooo:rsid="071240f6" style:font-style-asian="normal" style:font-style-complex="normal"/>
    </style:style>
    <style:style style:name="T876" style:family="text">
      <style:text-properties fo:font-style="normal" officeooo:rsid="07175761" style:font-style-asian="normal" style:font-style-complex="normal"/>
    </style:style>
    <style:style style:name="T877" style:family="text">
      <style:text-properties fo:font-style="normal" officeooo:rsid="071f6f35" style:font-style-asian="normal" style:font-style-complex="normal"/>
    </style:style>
    <style:style style:name="T878" style:family="text">
      <style:text-properties fo:font-style="normal" officeooo:rsid="07298684" style:font-style-asian="normal" style:font-style-complex="normal"/>
    </style:style>
    <style:style style:name="T879" style:family="text">
      <style:text-properties fo:font-style="normal" officeooo:rsid="072b8ac3" style:font-style-asian="normal" style:font-style-complex="normal"/>
    </style:style>
    <style:style style:name="T880" style:family="text">
      <style:text-properties fo:font-style="normal" officeooo:rsid="073096a7" style:font-style-asian="normal" style:font-style-complex="normal"/>
    </style:style>
    <style:style style:name="T881" style:family="text">
      <style:text-properties fo:font-style="normal" officeooo:rsid="072f312a" style:font-style-asian="normal" style:font-style-complex="normal"/>
    </style:style>
    <style:style style:name="T882" style:family="text">
      <style:text-properties fo:font-style="normal" officeooo:rsid="07317a4c" style:font-style-asian="normal" style:font-style-complex="normal"/>
    </style:style>
    <style:style style:name="T883" style:family="text">
      <style:text-properties fo:font-style="normal" officeooo:rsid="07337436" style:font-style-asian="normal" style:font-style-complex="normal"/>
    </style:style>
    <style:style style:name="T884" style:family="text">
      <style:text-properties fo:font-style="normal" officeooo:rsid="07349225" style:font-style-asian="normal" style:font-style-complex="normal"/>
    </style:style>
    <style:style style:name="T885" style:family="text">
      <style:text-properties fo:font-style="normal" officeooo:rsid="0734c99b" style:font-style-asian="normal" style:font-style-complex="normal"/>
    </style:style>
    <style:style style:name="T886" style:family="text">
      <style:text-properties fo:font-style="normal" officeooo:rsid="073a77c9" style:font-style-asian="normal" style:font-style-complex="normal"/>
    </style:style>
    <style:style style:name="T887" style:family="text">
      <style:text-properties fo:font-style="normal" officeooo:rsid="07496791" style:font-style-asian="normal" style:font-style-complex="normal"/>
    </style:style>
    <style:style style:name="T888" style:family="text">
      <style:text-properties fo:font-style="normal" officeooo:rsid="071e417c" style:font-style-asian="normal" style:font-style-complex="normal"/>
    </style:style>
    <style:style style:name="T889" style:family="text">
      <style:text-properties fo:font-style="normal" officeooo:rsid="074a9a44" style:font-style-asian="normal" style:font-style-complex="normal"/>
    </style:style>
    <style:style style:name="T890" style:family="text">
      <style:text-properties fo:font-style="normal" officeooo:rsid="075cae1c" style:font-style-asian="normal" style:font-style-complex="normal"/>
    </style:style>
    <style:style style:name="T891" style:family="text">
      <style:text-properties fo:font-style="normal" officeooo:rsid="075dbff1" style:font-style-asian="normal" style:font-style-complex="normal"/>
    </style:style>
    <style:style style:name="T892" style:family="text">
      <style:text-properties fo:font-style="normal" officeooo:rsid="075dc6a9" style:font-style-asian="normal" style:font-style-complex="normal"/>
    </style:style>
    <style:style style:name="T893" style:family="text">
      <style:text-properties fo:font-style="normal" officeooo:rsid="07605dc7" style:font-style-asian="normal" style:font-style-complex="normal"/>
    </style:style>
    <style:style style:name="T894" style:family="text">
      <style:text-properties fo:font-style="normal" officeooo:rsid="0763e3d5" style:font-style-asian="normal" style:font-style-complex="normal"/>
    </style:style>
    <style:style style:name="T895" style:family="text">
      <style:text-properties fo:font-style="normal" officeooo:rsid="0765c475" style:font-style-asian="normal" style:font-style-complex="normal"/>
    </style:style>
    <style:style style:name="T896" style:family="text">
      <style:text-properties fo:font-style="normal" officeooo:rsid="0766ef94" style:font-style-asian="normal" style:font-style-complex="normal"/>
    </style:style>
    <style:style style:name="T897" style:family="text">
      <style:text-properties fo:font-style="normal" officeooo:rsid="07674e6b" style:font-style-asian="normal" style:font-style-complex="normal"/>
    </style:style>
    <style:style style:name="T898" style:family="text">
      <style:text-properties fo:font-style="normal" officeooo:rsid="076b9c38" style:font-style-asian="normal" style:font-style-complex="normal"/>
    </style:style>
    <style:style style:name="T899" style:family="text">
      <style:text-properties fo:font-style="normal" officeooo:rsid="076fec72" style:font-style-asian="normal" style:font-style-complex="normal"/>
    </style:style>
    <style:style style:name="T900" style:family="text">
      <style:text-properties fo:font-style="normal" officeooo:rsid="079e4f56" style:font-style-asian="normal" style:font-style-complex="normal"/>
    </style:style>
    <style:style style:name="T901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0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03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04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5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58" style:family="text">
      <style:text-properties fo:font-style="normal" fo:font-weight="bold" officeooo:rsid="016a5b23" style:font-style-asian="normal" style:font-weight-asian="bold" style:font-style-complex="normal" style:font-weight-complex="bold"/>
    </style:style>
    <style:style style:name="T1059" style:family="text">
      <style:text-properties officeooo:rsid="004d4d0b"/>
    </style:style>
    <style:style style:name="T1060" style:family="text">
      <style:text-properties officeooo:rsid="0013268f"/>
    </style:style>
    <style:style style:name="T1061" style:family="text">
      <style:text-properties officeooo:rsid="004f4350"/>
    </style:style>
    <style:style style:name="T1062" style:family="text">
      <style:text-properties officeooo:rsid="00501b3c"/>
    </style:style>
    <style:style style:name="T1063" style:family="text">
      <style:text-properties officeooo:rsid="00147dd9"/>
    </style:style>
    <style:style style:name="T1064" style:family="text">
      <style:text-properties officeooo:rsid="005521a3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officeooo:rsid="005f7223" style:font-weight-asian="bold" style:font-weight-complex="bold"/>
    </style:style>
    <style:style style:name="T1067" style:family="text">
      <style:text-properties fo:font-weight="bold" officeooo:rsid="01871851" style:font-weight-asian="bold" style:font-weight-complex="bold"/>
    </style:style>
    <style:style style:name="T1068" style:family="text">
      <style:text-properties fo:font-weight="bold" officeooo:rsid="02070606" style:font-weight-asian="bold" style:font-weight-complex="bold"/>
    </style:style>
    <style:style style:name="T1069" style:family="text">
      <style:text-properties fo:font-weight="bold" officeooo:rsid="0206e857" style:font-weight-asian="bold" style:font-weight-complex="bold"/>
    </style:style>
    <style:style style:name="T1070" style:family="text">
      <style:text-properties fo:font-weight="bold" officeooo:rsid="03153caa" style:font-weight-asian="bold" style:font-weight-complex="bold"/>
    </style:style>
    <style:style style:name="T1071" style:family="text">
      <style:text-properties fo:font-weight="bold" officeooo:rsid="03429aa5" style:font-weight-asian="bold" style:font-weight-complex="bold"/>
    </style:style>
    <style:style style:name="T1072" style:family="text">
      <style:text-properties fo:font-weight="bold" officeooo:rsid="0356cf1b" style:font-weight-asian="bold" style:font-weight-complex="bold"/>
    </style:style>
    <style:style style:name="T1073" style:family="text">
      <style:text-properties fo:font-weight="bold" officeooo:rsid="03c34d65" style:font-weight-asian="bold" style:font-weight-complex="bold"/>
    </style:style>
    <style:style style:name="T1074" style:family="text">
      <style:text-properties fo:font-weight="bold" officeooo:rsid="03c39617" style:font-weight-asian="bold" style:font-weight-complex="bold"/>
    </style:style>
    <style:style style:name="T1075" style:family="text">
      <style:text-properties fo:font-weight="bold" officeooo:rsid="03c44ca6" style:font-weight-asian="bold" style:font-weight-complex="bold"/>
    </style:style>
    <style:style style:name="T1076" style:family="text">
      <style:text-properties fo:font-weight="bold" officeooo:rsid="03ea64bf" style:font-weight-asian="bold" style:font-weight-complex="bold"/>
    </style:style>
    <style:style style:name="T1077" style:family="text">
      <style:text-properties fo:font-weight="bold" officeooo:rsid="03f8c064" style:font-weight-asian="bold" style:font-weight-complex="bold"/>
    </style:style>
    <style:style style:name="T1078" style:family="text">
      <style:text-properties fo:font-weight="bold" officeooo:rsid="0411d16e" style:font-weight-asian="bold" style:font-weight-complex="bold"/>
    </style:style>
    <style:style style:name="T1079" style:family="text">
      <style:text-properties fo:font-weight="bold" officeooo:rsid="048fe3f8" style:font-weight-asian="bold" style:font-weight-complex="bold"/>
    </style:style>
    <style:style style:name="T1080" style:family="text">
      <style:text-properties fo:font-weight="bold" officeooo:rsid="048ffd4a" style:font-weight-asian="bold" style:font-weight-complex="bold"/>
    </style:style>
    <style:style style:name="T1081" style:family="text">
      <style:text-properties fo:font-weight="bold" officeooo:rsid="04a08898" style:font-weight-asian="bold" style:font-weight-complex="bold"/>
    </style:style>
    <style:style style:name="T1082" style:family="text">
      <style:text-properties fo:font-weight="bold" officeooo:rsid="063d933e" style:font-weight-asian="bold" style:font-weight-complex="bold"/>
    </style:style>
    <style:style style:name="T1083" style:family="text">
      <style:text-properties fo:font-weight="bold" officeooo:rsid="065f9c0e" style:font-weight-asian="bold" style:font-weight-complex="bold"/>
    </style:style>
    <style:style style:name="T1084" style:family="text">
      <style:text-properties fo:font-weight="bold" officeooo:rsid="06dc9bfd" style:font-weight-asian="bold" style:font-weight-complex="bold"/>
    </style:style>
    <style:style style:name="T1085" style:family="text">
      <style:text-properties fo:font-weight="bold" officeooo:rsid="06c0c7e9" style:font-weight-asian="bold" style:font-weight-complex="bold"/>
    </style:style>
    <style:style style:name="T1086" style:family="text">
      <style:text-properties fo:font-weight="bold" officeooo:rsid="06dff81f" style:font-weight-asian="bold" style:font-weight-complex="bold"/>
    </style:style>
    <style:style style:name="T1087" style:family="text">
      <style:text-properties fo:font-weight="bold" officeooo:rsid="071be8ce" style:font-weight-asian="bold" style:font-weight-complex="bold"/>
    </style:style>
    <style:style style:name="T1088" style:family="text">
      <style:text-properties fo:font-weight="bold" officeooo:rsid="072a3f72" style:font-weight-asian="bold" style:font-weight-complex="bold"/>
    </style:style>
    <style:style style:name="T1089" style:family="text">
      <style:text-properties fo:font-weight="bold" officeooo:rsid="07337436" style:font-weight-asian="bold" style:font-weight-complex="bold"/>
    </style:style>
    <style:style style:name="T1090" style:family="text">
      <style:text-properties officeooo:rsid="005b5f51"/>
    </style:style>
    <style:style style:name="T1091" style:family="text">
      <style:text-properties officeooo:rsid="005d12fa"/>
    </style:style>
    <style:style style:name="T1092" style:family="text">
      <style:text-properties officeooo:rsid="005f7223"/>
    </style:style>
    <style:style style:name="T1093" style:family="text">
      <style:text-properties style:text-underline-style="none"/>
    </style:style>
    <style:style style:name="T1094" style:family="text">
      <style:text-properties style:text-underline-style="none" fo:font-weight="normal" style:font-weight-asian="normal" style:font-weight-complex="normal"/>
    </style:style>
    <style:style style:name="T1095" style:family="text">
      <style:text-properties style:text-underline-style="none" fo:font-weight="normal" officeooo:rsid="00721e09" style:font-weight-asian="normal" style:font-weight-complex="normal"/>
    </style:style>
    <style:style style:name="T1096" style:family="text">
      <style:text-properties style:text-underline-style="none" fo:font-weight="normal" officeooo:rsid="00722a19" style:font-weight-asian="normal" style:font-weight-complex="normal"/>
    </style:style>
    <style:style style:name="T1097" style:family="text">
      <style:text-properties style:text-underline-style="none" fo:font-weight="normal" officeooo:rsid="006a9ead" style:font-weight-asian="normal" style:font-weight-complex="normal"/>
    </style:style>
    <style:style style:name="T1098" style:family="text">
      <style:text-properties style:text-underline-style="none" fo:font-weight="normal" officeooo:rsid="00a639f7" style:font-weight-asian="normal" style:font-weight-complex="normal"/>
    </style:style>
    <style:style style:name="T1099" style:family="text">
      <style:text-properties style:text-underline-style="none" fo:font-weight="normal" officeooo:rsid="00a69bec" style:font-weight-asian="normal" style:font-weight-complex="normal"/>
    </style:style>
    <style:style style:name="T1100" style:family="text">
      <style:text-properties style:text-underline-style="none" fo:font-weight="normal" officeooo:rsid="009e29ef" style:font-weight-asian="normal" style:font-weight-complex="normal"/>
    </style:style>
    <style:style style:name="T1101" style:family="text">
      <style:text-properties style:text-underline-style="none" fo:font-weight="normal" officeooo:rsid="00a75993" style:font-weight-asian="normal" style:font-weight-complex="normal"/>
    </style:style>
    <style:style style:name="T1102" style:family="text">
      <style:text-properties style:text-underline-style="none" fo:font-weight="normal" officeooo:rsid="00e7b674" style:font-weight-asian="normal" style:font-weight-complex="normal"/>
    </style:style>
    <style:style style:name="T1103" style:family="text">
      <style:text-properties style:text-underline-style="none" fo:font-weight="normal" officeooo:rsid="0123bb39" style:font-weight-asian="normal" style:font-weight-complex="normal"/>
    </style:style>
    <style:style style:name="T1104" style:family="text">
      <style:text-properties style:text-underline-style="none" fo:font-weight="normal" officeooo:rsid="02e59398" style:font-weight-asian="normal" style:font-weight-complex="normal"/>
    </style:style>
    <style:style style:name="T1105" style:family="text">
      <style:text-properties style:text-underline-style="none" fo:font-weight="normal" officeooo:rsid="0043121f" style:font-weight-asian="normal" style:font-weight-complex="normal"/>
    </style:style>
    <style:style style:name="T1106" style:family="text">
      <style:text-properties style:text-underline-style="none" fo:font-weight="normal" officeooo:rsid="04329278" style:font-weight-asian="normal" style:font-weight-complex="normal"/>
    </style:style>
    <style:style style:name="T1107" style:family="text">
      <style:text-properties style:text-underline-style="none" fo:font-weight="normal" officeooo:rsid="06b823a5" style:font-weight-asian="normal" style:font-weight-complex="normal"/>
    </style:style>
    <style:style style:name="T1108" style:family="text">
      <style:text-properties style:text-underline-style="none" fo:font-weight="normal" officeooo:rsid="06afcb9f" style:font-weight-asian="normal" style:font-weight-complex="normal"/>
    </style:style>
    <style:style style:name="T1109" style:family="text">
      <style:text-properties style:text-underline-style="none" fo:font-weight="bold" style:font-weight-asian="bold" style:font-weight-complex="bold"/>
    </style:style>
    <style:style style:name="T1110" style:family="text">
      <style:text-properties style:text-underline-style="none" fo:font-weight="bold" officeooo:rsid="00a75993" style:font-weight-asian="bold" style:font-weight-complex="bold"/>
    </style:style>
    <style:style style:name="T1111" style:family="text">
      <style:text-properties style:text-underline-style="none" fo:font-weight="bold" officeooo:rsid="013013d9" style:font-weight-asian="bold" style:font-weight-complex="bold"/>
    </style:style>
    <style:style style:name="T1112" style:family="text">
      <style:text-properties style:text-underline-style="none" fo:font-weight="bold" officeooo:rsid="01408f03" style:font-weight-asian="bold" style:font-weight-complex="bold"/>
    </style:style>
    <style:style style:name="T1113" style:family="text">
      <style:text-properties style:text-underline-style="none" officeooo:rsid="00bbbf73"/>
    </style:style>
    <style:style style:name="T1114" style:family="text">
      <style:text-properties style:text-underline-style="none" officeooo:rsid="00d40111"/>
    </style:style>
    <style:style style:name="T1115" style:family="text">
      <style:text-properties style:text-underline-style="none" officeooo:rsid="00d708a6"/>
    </style:style>
    <style:style style:name="T1116" style:family="text">
      <style:text-properties style:text-underline-style="none" officeooo:rsid="00d5826a"/>
    </style:style>
    <style:style style:name="T1117" style:family="text">
      <style:text-properties style:text-underline-style="none" officeooo:rsid="00ec1e8c"/>
    </style:style>
    <style:style style:name="T1118" style:family="text">
      <style:text-properties style:text-underline-style="none" officeooo:rsid="00fde6f2"/>
    </style:style>
    <style:style style:name="T1119" style:family="text">
      <style:text-properties style:text-underline-style="none" officeooo:rsid="013013d9"/>
    </style:style>
    <style:style style:name="T1120" style:family="text">
      <style:text-properties style:text-underline-style="none" officeooo:rsid="0137af9f"/>
    </style:style>
    <style:style style:name="T1121" style:family="text">
      <style:text-properties style:text-underline-style="none" officeooo:rsid="013282b3"/>
    </style:style>
    <style:style style:name="T1122" style:family="text">
      <style:text-properties style:text-underline-style="none" officeooo:rsid="01408f03"/>
    </style:style>
    <style:style style:name="T1123" style:family="text">
      <style:text-properties style:text-underline-style="none" officeooo:rsid="01416cb6"/>
    </style:style>
    <style:style style:name="T1124" style:family="text">
      <style:text-properties style:text-underline-style="none" officeooo:rsid="01435f2a"/>
    </style:style>
    <style:style style:name="T1125" style:family="text">
      <style:text-properties style:text-underline-style="none" officeooo:rsid="015f15fe"/>
    </style:style>
    <style:style style:name="T1126" style:family="text">
      <style:text-properties officeooo:rsid="00722a19"/>
    </style:style>
    <style:style style:name="T1127" style:family="text">
      <style:text-properties officeooo:rsid="0082538a"/>
    </style:style>
    <style:style style:name="T1128" style:family="text">
      <style:text-properties officeooo:rsid="008a06de"/>
    </style:style>
    <style:style style:name="T1129" style:family="text">
      <style:text-properties officeooo:rsid="00937b11"/>
    </style:style>
    <style:style style:name="T1130" style:family="text">
      <style:text-properties officeooo:rsid="0093b191"/>
    </style:style>
    <style:style style:name="T1131" style:family="text">
      <style:text-properties officeooo:rsid="00b502cc"/>
    </style:style>
    <style:style style:name="T1132" style:family="text">
      <style:text-properties officeooo:rsid="00ba4170"/>
    </style:style>
    <style:style style:name="T1133" style:family="text">
      <style:text-properties officeooo:rsid="00bbbf73"/>
    </style:style>
    <style:style style:name="T1134" style:family="text">
      <style:text-properties officeooo:rsid="00bd3f9d"/>
    </style:style>
    <style:style style:name="T1135" style:family="text">
      <style:text-properties officeooo:rsid="00beb82f"/>
    </style:style>
    <style:style style:name="T1136" style:family="text">
      <style:text-properties officeooo:rsid="00c2a166"/>
    </style:style>
    <style:style style:name="T1137" style:family="text">
      <style:text-properties officeooo:rsid="00c7406f"/>
    </style:style>
    <style:style style:name="T1138" style:family="text">
      <style:text-properties officeooo:rsid="00c93592"/>
    </style:style>
    <style:style style:name="T1139" style:family="text">
      <style:text-properties officeooo:rsid="00d83381"/>
    </style:style>
    <style:style style:name="T1140" style:family="text">
      <style:text-properties officeooo:rsid="00e09913"/>
    </style:style>
    <style:style style:name="T1141" style:family="text">
      <style:text-properties officeooo:rsid="00ed9297"/>
    </style:style>
    <style:style style:name="T1142" style:family="text">
      <style:text-properties officeooo:rsid="00ef4875"/>
    </style:style>
    <style:style style:name="T1143" style:family="text">
      <style:text-properties officeooo:rsid="00f0f7f8"/>
    </style:style>
    <style:style style:name="T1144" style:family="text">
      <style:text-properties officeooo:rsid="00f5260b"/>
    </style:style>
    <style:style style:name="T1145" style:family="text">
      <style:text-properties officeooo:rsid="010185dc"/>
    </style:style>
    <style:style style:name="T1146" style:family="text">
      <style:text-properties officeooo:rsid="01095847"/>
    </style:style>
    <style:style style:name="T1147" style:family="text">
      <style:text-properties officeooo:rsid="010f422a"/>
    </style:style>
    <style:style style:name="T1148" style:family="text">
      <style:text-properties officeooo:rsid="01113d34"/>
    </style:style>
    <style:style style:name="T1149" style:family="text">
      <style:text-properties officeooo:rsid="011bd541"/>
    </style:style>
    <style:style style:name="T1150" style:family="text">
      <style:text-properties style:text-line-through-style="none" style:text-line-through-type="none"/>
    </style:style>
    <style:style style:name="T1151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52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53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54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55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56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57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58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59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160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161" style:family="text">
      <style:text-properties style:text-line-through-style="none" style:text-line-through-type="none" fo:font-style="italic" style:font-style-asian="italic" style:font-style-complex="italic"/>
    </style:style>
    <style:style style:name="T116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16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6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16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16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167" style:family="text">
      <style:text-properties style:text-line-through-style="none" style:text-line-through-type="none" officeooo:rsid="03d52c7f"/>
    </style:style>
    <style:style style:name="T1168" style:family="text">
      <style:text-properties style:text-line-through-style="none" style:text-line-through-type="none" officeooo:rsid="03ef2dc7"/>
    </style:style>
    <style:style style:name="T1169" style:family="text">
      <style:text-properties style:text-line-through-style="none" style:text-line-through-type="none" officeooo:rsid="03ec3a95"/>
    </style:style>
    <style:style style:name="T1170" style:family="text">
      <style:text-properties style:text-line-through-style="none" style:text-line-through-type="none" officeooo:rsid="03f0c84b"/>
    </style:style>
    <style:style style:name="T1171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172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173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174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175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176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177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78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79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80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81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82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83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84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85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86" style:family="text">
      <style:text-properties style:text-line-through-style="none" style:text-line-through-type="none" officeooo:rsid="0557f31f"/>
    </style:style>
    <style:style style:name="T1187" style:family="text">
      <style:text-properties style:text-line-through-style="none" style:text-line-through-type="none" officeooo:rsid="05a9b5b8"/>
    </style:style>
    <style:style style:name="T1188" style:family="text">
      <style:text-properties style:text-line-through-style="none" style:text-line-through-type="none" officeooo:rsid="05bb08e9"/>
    </style:style>
    <style:style style:name="T1189" style:family="text">
      <style:text-properties officeooo:rsid="0152f194"/>
    </style:style>
    <style:style style:name="T1190" style:family="text">
      <style:text-properties officeooo:rsid="016860b9"/>
    </style:style>
    <style:style style:name="T1191" style:family="text">
      <style:text-properties officeooo:rsid="01758a0f"/>
    </style:style>
    <style:style style:name="T1192" style:family="text">
      <style:text-properties officeooo:rsid="01871851"/>
    </style:style>
    <style:style style:name="T1193" style:family="text">
      <style:text-properties officeooo:rsid="0188ed42"/>
    </style:style>
    <style:style style:name="T1194" style:family="text">
      <style:text-properties officeooo:rsid="018c0d5b"/>
    </style:style>
    <style:style style:name="T1195" style:family="text">
      <style:text-properties officeooo:rsid="019479eb"/>
    </style:style>
    <style:style style:name="T1196" style:family="text">
      <style:text-properties officeooo:rsid="0198a2ea"/>
    </style:style>
    <style:style style:name="T1197" style:family="text">
      <style:text-properties officeooo:rsid="01c64853"/>
    </style:style>
    <style:style style:name="T1198" style:family="text">
      <style:text-properties officeooo:rsid="01d80854"/>
    </style:style>
    <style:style style:name="T1199" style:family="text">
      <style:text-properties officeooo:rsid="01d90cf6"/>
    </style:style>
    <style:style style:name="T1200" style:family="text">
      <style:text-properties officeooo:rsid="01d9cd4e"/>
    </style:style>
    <style:style style:name="T1201" style:family="text">
      <style:text-properties officeooo:rsid="01dc67de"/>
    </style:style>
    <style:style style:name="T1202" style:family="text">
      <style:text-properties officeooo:rsid="01df8731"/>
    </style:style>
    <style:style style:name="T1203" style:family="text">
      <style:text-properties officeooo:rsid="01e917c9"/>
    </style:style>
    <style:style style:name="T1204" style:family="text">
      <style:text-properties officeooo:rsid="01e5182b"/>
    </style:style>
    <style:style style:name="T1205" style:family="text">
      <style:text-properties officeooo:rsid="01e966ec"/>
    </style:style>
    <style:style style:name="T1206" style:family="text">
      <style:text-properties officeooo:rsid="01eb88a9"/>
    </style:style>
    <style:style style:name="T1207" style:family="text">
      <style:text-properties officeooo:rsid="01ec8e18"/>
    </style:style>
    <style:style style:name="T1208" style:family="text">
      <style:text-properties officeooo:rsid="01f79ca2"/>
    </style:style>
    <style:style style:name="T1209" style:family="text">
      <style:text-properties officeooo:rsid="01f9794d"/>
    </style:style>
    <style:style style:name="T1210" style:family="text">
      <style:text-properties officeooo:rsid="01fb1d79"/>
    </style:style>
    <style:style style:name="T1211" style:family="text">
      <style:text-properties officeooo:rsid="01fde08a"/>
    </style:style>
    <style:style style:name="T1212" style:family="text">
      <style:text-properties officeooo:rsid="0200b58e"/>
    </style:style>
    <style:style style:name="T1213" style:family="text">
      <style:text-properties officeooo:rsid="01c48a9e"/>
    </style:style>
    <style:style style:name="T1214" style:family="text">
      <style:text-properties officeooo:rsid="020294d1"/>
    </style:style>
    <style:style style:name="T1215" style:family="text">
      <style:text-properties officeooo:rsid="019e70b3"/>
    </style:style>
    <style:style style:name="T1216" style:family="text">
      <style:text-properties officeooo:rsid="020131ae"/>
    </style:style>
    <style:style style:name="T1217" style:family="text">
      <style:text-properties officeooo:rsid="01b08253"/>
    </style:style>
    <style:style style:name="T1218" style:family="text">
      <style:text-properties officeooo:rsid="01ffec25"/>
    </style:style>
    <style:style style:name="T1219" style:family="text">
      <style:text-properties officeooo:rsid="0212a48a"/>
    </style:style>
    <style:style style:name="T1220" style:family="text">
      <style:text-properties officeooo:rsid="021d76dd"/>
    </style:style>
    <style:style style:name="T1221" style:family="text">
      <style:text-properties officeooo:rsid="022053cd"/>
    </style:style>
    <style:style style:name="T1222" style:family="text">
      <style:text-properties officeooo:rsid="01e2b86d"/>
    </style:style>
    <style:style style:name="T1223" style:family="text">
      <style:text-properties officeooo:rsid="022dff2a"/>
    </style:style>
    <style:style style:name="T1224" style:family="text">
      <style:text-properties officeooo:rsid="02540cb9"/>
    </style:style>
    <style:style style:name="T1225" style:family="text">
      <style:text-properties officeooo:rsid="025798af"/>
    </style:style>
    <style:style style:name="T1226" style:family="text">
      <style:text-properties officeooo:rsid="0259f4ad"/>
    </style:style>
    <style:style style:name="T1227" style:family="text">
      <style:text-properties officeooo:rsid="025b11c7"/>
    </style:style>
    <style:style style:name="T1228" style:family="text">
      <style:text-properties officeooo:rsid="02685e01"/>
    </style:style>
    <style:style style:name="T1229" style:family="text">
      <style:text-properties officeooo:rsid="024d9b01"/>
    </style:style>
    <style:style style:name="T1230" style:family="text">
      <style:text-properties officeooo:rsid="026b5506"/>
    </style:style>
    <style:style style:name="T1231" style:family="text">
      <style:text-properties officeooo:rsid="02727518"/>
    </style:style>
    <style:style style:name="T1232" style:family="text">
      <style:text-properties officeooo:rsid="02743cef"/>
    </style:style>
    <style:style style:name="T1233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34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35" style:family="text">
      <style:text-properties officeooo:rsid="02abf8f2"/>
    </style:style>
    <style:style style:name="T1236" style:family="text">
      <style:text-properties officeooo:rsid="02ac7db0"/>
    </style:style>
    <style:style style:name="T1237" style:family="text">
      <style:text-properties officeooo:rsid="02b14a1d"/>
    </style:style>
    <style:style style:name="T1238" style:family="text">
      <style:text-properties officeooo:rsid="02b245f2"/>
    </style:style>
    <style:style style:name="T1239" style:family="text">
      <style:text-properties officeooo:rsid="02b807dc"/>
    </style:style>
    <style:style style:name="T1240" style:family="text">
      <style:text-properties officeooo:rsid="0063f3c5"/>
    </style:style>
    <style:style style:name="T1241" style:family="text">
      <style:text-properties officeooo:rsid="00c0d7c6"/>
    </style:style>
    <style:style style:name="T1242" style:family="text">
      <style:text-properties officeooo:rsid="02bfe198"/>
    </style:style>
    <style:style style:name="T1243" style:family="text">
      <style:text-properties officeooo:rsid="02ccc8f6"/>
    </style:style>
    <style:style style:name="T1244" style:family="text">
      <style:text-properties officeooo:rsid="02e142ec"/>
    </style:style>
    <style:style style:name="T1245" style:family="text">
      <style:text-properties officeooo:rsid="02ec089f"/>
    </style:style>
    <style:style style:name="T1246" style:family="text">
      <style:text-properties officeooo:rsid="008d7148"/>
    </style:style>
    <style:style style:name="T1247" style:family="text">
      <style:text-properties officeooo:rsid="0069ae25"/>
    </style:style>
    <style:style style:name="T1248" style:family="text">
      <style:text-properties officeooo:rsid="03049b98"/>
    </style:style>
    <style:style style:name="T1249" style:family="text">
      <style:text-properties officeooo:rsid="0304fd19"/>
    </style:style>
    <style:style style:name="T1250" style:family="text">
      <style:text-properties officeooo:rsid="030f0c9b"/>
    </style:style>
    <style:style style:name="T1251" style:family="text">
      <style:text-properties style:text-underline-style="solid" style:text-underline-width="auto" style:text-underline-color="font-color"/>
    </style:style>
    <style:style style:name="T1252" style:family="text">
      <style:text-properties style:text-underline-style="solid" style:text-underline-width="auto" style:text-underline-color="font-color" officeooo:rsid="030f0c9b"/>
    </style:style>
    <style:style style:name="T1253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54" style:family="text">
      <style:text-properties officeooo:rsid="0329fac1"/>
    </style:style>
    <style:style style:name="T1255" style:family="text">
      <style:text-properties officeooo:rsid="032c4fdc"/>
    </style:style>
    <style:style style:name="T1256" style:family="text">
      <style:text-properties officeooo:rsid="032e6032"/>
    </style:style>
    <style:style style:name="T1257" style:family="text">
      <style:text-properties officeooo:rsid="033f17a3"/>
    </style:style>
    <style:style style:name="T1258" style:family="text">
      <style:text-properties officeooo:rsid="03182d82"/>
    </style:style>
    <style:style style:name="T1259" style:family="text">
      <style:text-properties officeooo:rsid="03153caa"/>
    </style:style>
    <style:style style:name="T1260" style:family="text">
      <style:text-properties officeooo:rsid="03429aa5"/>
    </style:style>
    <style:style style:name="T1261" style:family="text">
      <style:text-properties officeooo:rsid="0346a444"/>
    </style:style>
    <style:style style:name="T1262" style:family="text">
      <style:text-properties officeooo:rsid="034adc9b"/>
    </style:style>
    <style:style style:name="T1263" style:family="text">
      <style:text-properties officeooo:rsid="034c7df6"/>
    </style:style>
    <style:style style:name="T1264" style:family="text">
      <style:text-properties officeooo:rsid="034f33b6"/>
    </style:style>
    <style:style style:name="T1265" style:family="text">
      <style:text-properties officeooo:rsid="034f5b13"/>
    </style:style>
    <style:style style:name="T1266" style:family="text">
      <style:text-properties officeooo:rsid="034f680a"/>
    </style:style>
    <style:style style:name="T1267" style:family="text">
      <style:text-properties officeooo:rsid="031fc4b1"/>
    </style:style>
    <style:style style:name="T1268" style:family="text">
      <style:text-properties officeooo:rsid="0354d22d"/>
    </style:style>
    <style:style style:name="T1269" style:family="text">
      <style:text-properties officeooo:rsid="0356cf1b"/>
    </style:style>
    <style:style style:name="T1270" style:family="text">
      <style:text-properties officeooo:rsid="035fe67f"/>
    </style:style>
    <style:style style:name="T1271" style:family="text">
      <style:text-properties officeooo:rsid="035ffaa8"/>
    </style:style>
    <style:style style:name="T1272" style:family="text">
      <style:text-properties officeooo:rsid="036197c0"/>
    </style:style>
    <style:style style:name="T1273" style:family="text">
      <style:text-properties officeooo:rsid="037541ab"/>
    </style:style>
    <style:style style:name="T1274" style:family="text">
      <style:text-properties officeooo:rsid="037607bd"/>
    </style:style>
    <style:style style:name="T1275" style:family="text">
      <style:text-properties officeooo:rsid="03804bbd"/>
    </style:style>
    <style:style style:name="T1276" style:family="text">
      <style:text-properties officeooo:rsid="03886cfc"/>
    </style:style>
    <style:style style:name="T1277" style:family="text">
      <style:text-properties officeooo:rsid="03a24854"/>
    </style:style>
    <style:style style:name="T1278" style:family="text">
      <style:text-properties officeooo:rsid="03a27e76"/>
    </style:style>
    <style:style style:name="T1279" style:family="text">
      <style:text-properties officeooo:rsid="03a4e520"/>
    </style:style>
    <style:style style:name="T1280" style:family="text">
      <style:text-properties officeooo:rsid="03778af6"/>
    </style:style>
    <style:style style:name="T1281" style:family="text">
      <style:text-properties officeooo:rsid="03aaef44"/>
    </style:style>
    <style:style style:name="T1282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83" style:family="text">
      <style:text-properties officeooo:rsid="03bf675e"/>
    </style:style>
    <style:style style:name="T1284" style:family="text">
      <style:text-properties officeooo:rsid="03d26e6d"/>
    </style:style>
    <style:style style:name="T1285" style:family="text">
      <style:text-properties fo:color="#008000"/>
    </style:style>
    <style:style style:name="T1286" style:family="text">
      <style:text-properties fo:color="#008000" fo:font-style="italic" style:font-style-asian="italic" style:font-style-complex="italic"/>
    </style:style>
    <style:style style:name="T1287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88" style:family="text">
      <style:text-properties fo:color="#008000" officeooo:rsid="03153caa" fo:background-color="transparent" loext:char-shading-value="0"/>
    </style:style>
    <style:style style:name="T1289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90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91" style:family="text">
      <style:text-properties fo:color="#008000" officeooo:rsid="03429aa5"/>
    </style:style>
    <style:style style:name="T1292" style:family="text">
      <style:text-properties fo:color="#008000" officeooo:rsid="03886cfc"/>
    </style:style>
    <style:style style:name="T1293" style:family="text">
      <style:text-properties fo:color="#008000" officeooo:rsid="05d5c10e"/>
    </style:style>
    <style:style style:name="T1294" style:family="text">
      <style:text-properties fo:color="#008000" fo:font-weight="normal" officeooo:rsid="065f9c0e" style:font-weight-asian="normal" style:font-weight-complex="normal"/>
    </style:style>
    <style:style style:name="T1295" style:family="text">
      <style:text-properties officeooo:rsid="03e2358d"/>
    </style:style>
    <style:style style:name="T1296" style:family="text">
      <style:text-properties officeooo:rsid="03e718ea"/>
    </style:style>
    <style:style style:name="T1297" style:family="text">
      <style:text-properties officeooo:rsid="03e90de3"/>
    </style:style>
    <style:style style:name="T1298" style:family="text">
      <style:text-properties officeooo:rsid="0015f1ff"/>
    </style:style>
    <style:style style:name="T1299" style:family="text">
      <style:text-properties officeooo:rsid="03e93625"/>
    </style:style>
    <style:style style:name="T1300" style:family="text">
      <style:text-properties officeooo:rsid="0019f535"/>
    </style:style>
    <style:style style:name="T1301" style:family="text">
      <style:text-properties officeooo:rsid="03ec3a95"/>
    </style:style>
    <style:style style:name="T1302" style:family="text">
      <style:text-properties officeooo:rsid="03ed0846"/>
    </style:style>
    <style:style style:name="T1303" style:family="text">
      <style:text-properties officeooo:rsid="03ee7eb1"/>
    </style:style>
    <style:style style:name="T1304" style:family="text">
      <style:text-properties officeooo:rsid="03f7049e"/>
    </style:style>
    <style:style style:name="T1305" style:family="text">
      <style:text-properties officeooo:rsid="04045fb5"/>
    </style:style>
    <style:style style:name="T1306" style:family="text">
      <style:text-properties officeooo:rsid="0411d16e"/>
    </style:style>
    <style:style style:name="T1307" style:family="text">
      <style:text-properties officeooo:rsid="0437fd59"/>
    </style:style>
    <style:style style:name="T1308" style:family="text">
      <style:text-properties officeooo:rsid="043c6125"/>
    </style:style>
    <style:style style:name="T1309" style:family="text">
      <style:text-properties officeooo:rsid="045019c0"/>
    </style:style>
    <style:style style:name="T1310" style:family="text">
      <style:text-properties officeooo:rsid="0455d30c"/>
    </style:style>
    <style:style style:name="T1311" style:family="text">
      <style:text-properties officeooo:rsid="046a1124"/>
    </style:style>
    <style:style style:name="T1312" style:family="text">
      <style:text-properties officeooo:rsid="046a9d46"/>
    </style:style>
    <style:style style:name="T1313" style:family="text">
      <style:text-properties officeooo:rsid="046fb62d"/>
    </style:style>
    <style:style style:name="T1314" style:family="text">
      <style:text-properties officeooo:rsid="04719231"/>
    </style:style>
    <style:style style:name="T1315" style:family="text">
      <style:text-properties officeooo:rsid="040ce935"/>
    </style:style>
    <style:style style:name="T1316" style:family="text">
      <style:text-properties officeooo:rsid="048bee3c"/>
    </style:style>
    <style:style style:name="T1317" style:family="text">
      <style:text-properties officeooo:rsid="048df38c"/>
    </style:style>
    <style:style style:name="T1318" style:family="text">
      <style:text-properties officeooo:rsid="048ffd4a"/>
    </style:style>
    <style:style style:name="T1319" style:family="text">
      <style:text-properties officeooo:rsid="04915c32"/>
    </style:style>
    <style:style style:name="T1320" style:family="text">
      <style:text-properties officeooo:rsid="04a08898"/>
    </style:style>
    <style:style style:name="T1321" style:family="text">
      <style:text-properties officeooo:rsid="04a3c98b"/>
    </style:style>
    <style:style style:name="T1322" style:family="text">
      <style:text-properties officeooo:rsid="04a57ad8"/>
    </style:style>
    <style:style style:name="T1323" style:family="text">
      <style:text-properties officeooo:rsid="04a6595a"/>
    </style:style>
    <style:style style:name="T1324" style:family="text">
      <style:text-properties officeooo:rsid="04a6679a"/>
    </style:style>
    <style:style style:name="T1325" style:family="text">
      <style:text-properties officeooo:rsid="04bb11b5"/>
    </style:style>
    <style:style style:name="T1326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27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28" style:family="text">
      <style:text-properties fo:font-size="14pt" fo:font-style="normal" fo:font-weight="bold" officeooo:rsid="05193724" style:font-size-asian="14pt" style:font-style-asian="normal" style:font-weight-asian="bold" style:font-size-complex="14pt" style:font-style-complex="normal" style:font-weight-complex="bold"/>
    </style:style>
    <style:style style:name="T1329" style:family="text">
      <style:text-properties officeooo:rsid="04bc7059"/>
    </style:style>
    <style:style style:name="T1330" style:family="text">
      <style:text-properties officeooo:rsid="04c36d3f"/>
    </style:style>
    <style:style style:name="T1331" style:family="text">
      <style:text-properties officeooo:rsid="04c627f1"/>
    </style:style>
    <style:style style:name="T1332" style:family="text">
      <style:text-properties officeooo:rsid="04cce5bf"/>
    </style:style>
    <style:style style:name="T1333" style:family="text">
      <style:text-properties officeooo:rsid="04cfcb47"/>
    </style:style>
    <style:style style:name="T1334" style:family="text">
      <style:text-properties officeooo:rsid="04e24210"/>
    </style:style>
    <style:style style:name="T1335" style:family="text">
      <style:text-properties officeooo:rsid="04ec533d"/>
    </style:style>
    <style:style style:name="T1336" style:family="text">
      <style:text-properties officeooo:rsid="04ed871b"/>
    </style:style>
    <style:style style:name="T1337" style:family="text">
      <style:text-properties officeooo:rsid="0508fe4c"/>
    </style:style>
    <style:style style:name="T1338" style:family="text">
      <style:text-properties officeooo:rsid="05115d8e"/>
    </style:style>
    <style:style style:name="T1339" style:family="text">
      <style:text-properties officeooo:rsid="051c4636"/>
    </style:style>
    <style:style style:name="T1340" style:family="text">
      <style:text-properties officeooo:rsid="0524ab2e"/>
    </style:style>
    <style:style style:name="T1341" style:family="text">
      <style:text-properties officeooo:rsid="05250d74"/>
    </style:style>
    <style:style style:name="T1342" style:family="text">
      <style:text-properties officeooo:rsid="052672fc"/>
    </style:style>
    <style:style style:name="T1343" style:family="text">
      <style:text-properties officeooo:rsid="0540f4db"/>
    </style:style>
    <style:style style:name="T1344" style:family="text">
      <style:text-properties officeooo:rsid="057b1a47"/>
    </style:style>
    <style:style style:name="T1345" style:family="text">
      <style:text-properties officeooo:rsid="057cbee6"/>
    </style:style>
    <style:style style:name="T1346" style:family="text">
      <style:text-properties officeooo:rsid="057e9023"/>
    </style:style>
    <style:style style:name="T1347" style:family="text">
      <style:text-properties officeooo:rsid="0585d555"/>
    </style:style>
    <style:style style:name="T1348" style:family="text">
      <style:text-properties officeooo:rsid="058a5955"/>
    </style:style>
    <style:style style:name="T1349" style:family="text">
      <style:text-properties officeooo:rsid="058bbc5e"/>
    </style:style>
    <style:style style:name="T1350" style:family="text">
      <style:text-properties officeooo:rsid="059df9ef"/>
    </style:style>
    <style:style style:name="T1351" style:family="text">
      <style:text-properties officeooo:rsid="05bc64d7"/>
    </style:style>
    <style:style style:name="T1352" style:family="text">
      <style:text-properties officeooo:rsid="05c413ac"/>
    </style:style>
    <style:style style:name="T1353" style:family="text">
      <style:text-properties officeooo:rsid="05ce73f5"/>
    </style:style>
    <style:style style:name="T1354" style:family="text">
      <style:text-properties officeooo:rsid="05d0a118"/>
    </style:style>
    <style:style style:name="T1355" style:family="text">
      <style:text-properties officeooo:rsid="05f3e7ac"/>
    </style:style>
    <style:style style:name="T1356" style:family="text">
      <style:text-properties officeooo:rsid="06063862"/>
    </style:style>
    <style:style style:name="T1357" style:family="text">
      <style:text-properties officeooo:rsid="0620bdc2"/>
    </style:style>
    <style:style style:name="T1358" style:family="text">
      <style:text-properties officeooo:rsid="06257b22"/>
    </style:style>
    <style:style style:name="T1359" style:family="text">
      <style:text-properties officeooo:rsid="0626dd8c"/>
    </style:style>
    <style:style style:name="T1360" style:family="text">
      <style:text-properties officeooo:rsid="062f0400"/>
    </style:style>
    <style:style style:name="T1361" style:family="text">
      <style:text-properties officeooo:rsid="0630fb9a"/>
    </style:style>
    <style:style style:name="T1362" style:family="text">
      <style:text-properties officeooo:rsid="06321a8e"/>
    </style:style>
    <style:style style:name="T1363" style:family="text">
      <style:text-properties officeooo:rsid="063d933e"/>
    </style:style>
    <style:style style:name="T1364" style:family="text">
      <style:text-properties officeooo:rsid="063fe71c"/>
    </style:style>
    <style:style style:name="T1365" style:family="text">
      <style:text-properties officeooo:rsid="06408df0"/>
    </style:style>
    <style:style style:name="T1366" style:family="text">
      <style:text-properties officeooo:rsid="06423390"/>
    </style:style>
    <style:style style:name="T1367" style:family="text">
      <style:text-properties officeooo:rsid="06440517"/>
    </style:style>
    <style:style style:name="T1368" style:family="text">
      <style:text-properties officeooo:rsid="0650c02a"/>
    </style:style>
    <style:style style:name="T1369" style:family="text">
      <style:text-properties officeooo:rsid="0652812f"/>
    </style:style>
    <style:style style:name="T1370" style:family="text">
      <style:text-properties officeooo:rsid="0655290f"/>
    </style:style>
    <style:style style:name="T1371" style:family="text">
      <style:text-properties officeooo:rsid="065a8b52"/>
    </style:style>
    <style:style style:name="T1372" style:family="text">
      <style:text-properties officeooo:rsid="065bcfd1"/>
    </style:style>
    <style:style style:name="T1373" style:family="text">
      <style:text-properties officeooo:rsid="066f3d61"/>
    </style:style>
    <style:style style:name="T1374" style:family="text">
      <style:text-properties officeooo:rsid="067106c6"/>
    </style:style>
    <style:style style:name="T1375" style:family="text">
      <style:text-properties officeooo:rsid="067e3ef2"/>
    </style:style>
    <style:style style:name="T1376" style:family="text">
      <style:text-properties officeooo:rsid="0680c4d5"/>
    </style:style>
    <style:style style:name="T1377" style:family="text">
      <style:text-properties officeooo:rsid="068e23f8"/>
    </style:style>
    <style:style style:name="T1378" style:family="text">
      <style:text-properties officeooo:rsid="068f8cfb"/>
    </style:style>
    <style:style style:name="T1379" style:family="text">
      <style:text-properties officeooo:rsid="063bda54"/>
    </style:style>
    <style:style style:name="T1380" style:family="text">
      <style:text-properties officeooo:rsid="069290ce"/>
    </style:style>
    <style:style style:name="T1381" style:family="text">
      <style:text-properties officeooo:rsid="069322af"/>
    </style:style>
    <style:style style:name="T1382" style:family="text">
      <style:text-properties officeooo:rsid="069bb3bd"/>
    </style:style>
    <style:style style:name="T1383" style:family="text">
      <style:text-properties officeooo:rsid="069e7007"/>
    </style:style>
    <style:style style:name="T1384" style:family="text">
      <style:text-properties officeooo:rsid="06afcb9f"/>
    </style:style>
    <style:style style:name="T1385" style:family="text">
      <style:text-properties officeooo:rsid="06c5c80d"/>
    </style:style>
    <style:style style:name="T1386" style:family="text">
      <style:text-properties officeooo:rsid="06d0b321"/>
    </style:style>
    <style:style style:name="T1387" style:family="text">
      <style:text-properties officeooo:rsid="06d92b57"/>
    </style:style>
    <style:style style:name="T1388" style:family="text">
      <style:text-properties officeooo:rsid="06d9b7d5"/>
    </style:style>
    <style:style style:name="T1389" style:family="text">
      <style:text-properties officeooo:rsid="06db2480"/>
    </style:style>
    <style:style style:name="T1390" style:family="text">
      <style:text-properties officeooo:rsid="06dc9bfd"/>
    </style:style>
    <style:style style:name="T1391" style:family="text">
      <style:text-properties officeooo:rsid="06dff81f"/>
    </style:style>
    <style:style style:name="T1392" style:family="text">
      <style:text-properties officeooo:rsid="06e34718"/>
    </style:style>
    <style:style style:name="T1393" style:family="text">
      <style:text-properties officeooo:rsid="06f2eb19"/>
    </style:style>
    <style:style style:name="T1394" style:family="text">
      <style:text-properties officeooo:rsid="06f4d25e"/>
    </style:style>
    <style:style style:name="T1395" style:family="text">
      <style:text-properties officeooo:rsid="07045199"/>
    </style:style>
    <style:style style:name="T1396" style:family="text">
      <style:text-properties officeooo:rsid="070b4184"/>
    </style:style>
    <style:style style:name="T1397" style:family="text">
      <style:text-properties officeooo:rsid="070c8d4a"/>
    </style:style>
    <style:style style:name="T1398" style:family="text">
      <style:text-properties officeooo:rsid="07140cfc"/>
    </style:style>
    <style:style style:name="T1399" style:family="text">
      <style:text-properties officeooo:rsid="071a29dd"/>
    </style:style>
    <style:style style:name="T1400" style:family="text">
      <style:text-properties officeooo:rsid="071be8ce"/>
    </style:style>
    <style:style style:name="T1401" style:family="text">
      <style:text-properties officeooo:rsid="072b8ac3"/>
    </style:style>
    <style:style style:name="T1402" style:family="text">
      <style:text-properties officeooo:rsid="0735889c"/>
    </style:style>
    <style:style style:name="T1403" style:family="text">
      <style:text-properties officeooo:rsid="0739531b"/>
    </style:style>
    <style:style style:name="T1404" style:family="text">
      <style:text-properties officeooo:rsid="073a77c9"/>
    </style:style>
    <style:style style:name="T1405" style:family="text">
      <style:text-properties officeooo:rsid="074a9a44"/>
    </style:style>
    <style:style style:name="T1406" style:family="text">
      <style:text-properties officeooo:rsid="075cae1c"/>
    </style:style>
    <style:style style:name="T1407" style:family="text">
      <style:text-properties officeooo:rsid="0764350e"/>
    </style:style>
    <style:style style:name="T1408" style:family="text">
      <style:text-properties officeooo:rsid="07674e6b"/>
    </style:style>
    <style:style style:name="T1409" style:family="text">
      <style:text-properties officeooo:rsid="076b9c38"/>
    </style:style>
    <style:style style:name="T1410" style:family="text">
      <style:text-properties officeooo:rsid="076fec72"/>
    </style:style>
    <style:style style:name="T1411" style:family="text">
      <style:text-properties officeooo:rsid="07730323"/>
    </style:style>
    <style:style style:name="T1412" style:family="text">
      <style:text-properties officeooo:rsid="0783fad4"/>
    </style:style>
    <style:style style:name="T1413" style:family="text">
      <style:text-properties officeooo:rsid="0785f435"/>
    </style:style>
    <style:style style:name="T1414" style:family="text">
      <style:text-properties officeooo:rsid="0428c8e2"/>
    </style:style>
    <style:style style:name="T1415" style:family="text">
      <style:text-properties officeooo:rsid="042824b8"/>
    </style:style>
    <style:style style:name="T1416" style:family="text">
      <style:text-properties officeooo:rsid="0799a2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74"><text:span text:style-name="T1064">А</text:span>нглийско<text:span text:style-name="T1064">е</text:span> предложени<text:span text:style-name="T1064">е</text:span></text:p>
      <text:p text:style-name="P1365"/>
      <text:p text:style-name="P734"><text:span text:style-name="T1060">Слова </text:span><text:span text:style-name="T1061">в предложении </text:span><text:span text:style-name="T1060">делятся на </text:span><text:span text:style-name="T1146">две</text:span><text:span text:style-name="T1060"> смысловые группы:</text:span></text:p>
      <text:list xml:id="list3194869935" text:style-name="L1">
        <text:list-item>
          <text:p text:style-name="P1515"><text:span text:style-name="T1060">главные члены предложения — подлежащее и сказуемое </text:span><text:span text:style-name="T1273">(</text:span><text:span text:style-name="T1299">основа</text:span><text:span text:style-name="T1273"> предложения)</text:span><text:span text:style-name="T1060">;</text:span></text:p>
        </text:list-item>
        <text:list-item>
          <text:p text:style-name="P1516">второстепенные члены предложения — определение, дополнение и обстоятельтсво.</text:p>
        </text:list-item>
      </text:list>
      <text:p text:style-name="P246"/>
      <text:p text:style-name="P1361">Подлежащее — эт<text:span text:style-name="T1191">о</text:span> автор действия (существительное).</text:p>
      <text:p text:style-name="P1095">Сказуемое — это действие совершенное автором (глагол).</text:p>
      <text:p text:style-name="P245"/>
      <text:p text:style-name="P1362"><text:span text:style-name="T1298">Дополнение — это то, на </text:span><text:span text:style-name="T1297">кого </text:span><text:span text:style-name="T1299">или на что</text:span><text:span text:style-name="T1298"> направлено действие. </text:span><text:span text:style-name="T1299">В</text:span><text:span text:style-name="T1298">ыражено существительным, </text:span>перед которым может <text:span text:style-name="T1299">быть</text:span> предлог или глаголом <text:span text:style-name="T1299">с</text:span> частиц<text:span text:style-name="T1299">ей</text:span> <text:span text:style-name="T492">to</text:span><text:span text:style-name="T695">. </text:span>Обычно стоит <text:span text:style-name="T1284">во второй половине предложения, после </text:span><text:span text:style-name="T1299">сказуемого</text:span><text:span text:style-name="T1284">.</text:span></text:p>
      <text:p text:style-name="P245"/>
      <text:p text:style-name="P1363">Обстоятельство — это слово или группа слов, отвечающая на вопросы: как? когда? </text:p>
      <text:p text:style-name="P1362"><text:span text:style-name="T1300">каким образом? </text:span><text:span text:style-name="T1299">О</text:span><text:span text:style-name="T1300">бозначает: время, место, способ или причину действия.</text:span></text:p>
      <text:p text:style-name="P245"/>
      <text:p text:style-name="P730"><text:span text:style-name="T1063">В английском </text:span><text:span text:style-name="T1064">языке</text:span><text:span text:style-name="T1063"> не бывает предложений без подлежащего и сказуемого.</text:span></text:p>
      <text:p text:style-name="P1096">Исключение составляют разговорные фразы: <text:span text:style-name="T492">nice to meet you</text:span><text:span text:style-name="T511">, come here, have fun </text:span><text:span text:style-name="T801">и пр</text:span><text:span text:style-name="T787">.</text:span></text:p>
      <text:p text:style-name="P1"/>
      <text:p text:style-name="P247"><text:span text:style-name="T1136">Порядок слов в у</text:span>тведрдительны<text:span text:style-name="T1136">х</text:span> и отрицательны<text:span text:style-name="T1136">х</text:span> предложения<text:span text:style-name="T1136">х</text:span>:</text:p>
      <text:list xml:id="list3726884403" text:style-name="L2">
        <text:list-item>
          <text:p text:style-name="P1517"><text:span text:style-name="T14">подлежащее</text:span><text:span text:style-name="T1">;</text:span></text:p>
        </text:list-item>
        <text:list-item>
          <text:p text:style-name="P1517"><text:span text:style-name="T27">сказуемое</text:span><text:span text:style-name="T2">;</text:span></text:p>
        </text:list-item>
        <text:list-item>
          <text:p text:style-name="P1518"><text:span text:style-name="T1285">дополнение</text:span>;</text:p>
        </text:list-item>
        <text:list-item>
          <text:p text:style-name="P1518"><text:span text:style-name="T10">обстоятельство</text:span>.</text:p>
        </text:list-item>
      </text:list>
      <text:p text:style-name="P22"/>
      <text:p text:style-name="P23"><text:span text:style-name="T13">We</text:span> <text:span text:style-name="T26">do</text:span> <text:span text:style-name="T1285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3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285">their work</text:span> <text:span text:style-name="T10">in time</text:span> — <text:span text:style-name="T25">Они не закончили работу вовремя.</text:span></text:p>
      <text:p text:style-name="P24"><text:span text:style-name="T13">I</text:span> <text:span text:style-name="T3">will</text:span><text:span text:style-name="T26"> give</text:span> <text:span text:style-name="T1285">you money</text:span> — Я дам тебе деньги.</text:p>
      <text:p text:style-name="P22"/>
      <text:p text:style-name="P258"><text:span text:style-name="T1136">Порядок слов в в</text:span>опросительны<text:span text:style-name="T1136">х</text:span> предложения<text:span text:style-name="T1136">х</text:span>:</text:p>
      <text:list xml:id="list453514263" text:style-name="L3">
        <text:list-item>
          <text:p text:style-name="P1571"><text:span text:style-name="T43">вопросительное слово</text:span>;</text:p>
        </text:list-item>
        <text:list-item>
          <text:p text:style-name="P1571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571"><text:span text:style-name="T13">подлежащее</text:span>;</text:p>
        </text:list-item>
        <text:list-item>
          <text:p text:style-name="P1571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571"><text:span text:style-name="T8">дополнение</text:span>;</text:p>
        </text:list-item>
        <text:list-item>
          <text:p text:style-name="P1571"><text:span text:style-name="T10">обстоятельство</text:span>.</text:p>
        </text:list-item>
      </text:list>
      <text:p text:style-name="P729"/>
      <text:p text:style-name="P25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682">—</text:span> Что ты здесь делаешь?</text:p>
      <text:p text:style-name="P731"><text:span text:style-name="T4">Do</text:span><text:span text:style-name="T492"> </text:span><text:span text:style-name="T15">you</text:span><text:span text:style-name="T492"> </text:span><text:span text:style-name="T29">want</text:span><text:span text:style-name="T9"> </text:span><text:span text:style-name="T1286">to live</text:span><text:span text:style-name="T9"> </text:span><text:span text:style-name="T11">in Spain</text:span><text:span text:style-name="T492">? — Ты хочешь жить в Испании?</text:span></text:p>
      <text:p text:style-name="P1572"/>
      <text:p text:style-name="P641">Английское предложение, в большинстве случаем, удобнее переводить с конца.</text:p>
      <text:p text:style-name="P642">Для удобства можно использовать дополнительные, уточнаяющие слова.</text:p>
      <text:p text:style-name="P516"/>
      <text:p text:style-name="P177">I have something in my eye → in my eye (в моем глазу), something (что-то), I have (есть).</text:p>
      <text:p text:style-name="P1203"><text:span text:style-name="T146">There </text:span><text:span text:style-name="T147">was a cup on the table → on the table (на столе), was (была), a cup (чашка).</text:span></text:p>
      <text:p text:style-name="P1509"><text:span text:style-name="T1326">Глагол и </text:span><text:span text:style-name="T1327">времена</text:span></text:p>
      <text:p text:style-name="P644"/>
      <text:p text:style-name="P1067"><text:span text:style-name="T1240">С</text:span><text:span text:style-name="T683">казуемое </text:span><text:span text:style-name="T1240">п</text:span><text:span text:style-name="T683">очти всегда делится на </text:span><text:span text:style-name="T1146">две</text:span><text:span text:style-name="T683"> части: </text:span><text:span text:style-name="T1127">на </text:span><text:span text:style-name="T683">вспомогательный </text:span><text:span text:style-name="T1241">глагол </text:span><text:span text:style-name="T683">и смысловой.</text:span></text:p>
      <text:p text:style-name="P1067"><text:span text:style-name="T683">Вспомогательный глагол не переводится. Он </text:span><text:span text:style-name="T684">сообщает</text:span><text:span text:style-name="T683"> о том, в каком времени нужно переводить смысловой. Смысловой глогол передает суть действия.</text:span></text:p>
      <text:p text:style-name="P1067"/>
      <text:p text:style-name="P1066">Смысловой глагол имеет несколько форм:</text:p>
      <text:list xml:id="list3292775401" text:style-name="L4">
        <text:list-item>
          <text:p text:style-name="P1519">начальная форма (инфинитив) — форма глагола, как в словаре;</text:p>
        </text:list-item>
        <text:list-item>
          <text:p text:style-name="P1519">с окончанием <text:span text:style-name="T492">-s (-es)</text:span> — в утверждениях <text:span text:style-name="T787">Present Simple</text:span> после <text:span text:style-name="T492">he/she/it</text:span>;</text:p>
        </text:list-item>
        <text:list-item>
          <text:p text:style-name="P1519">с окончанием <text:span text:style-name="T492">-ing</text:span> (причастие) — в основном для образования <text:span text:style-name="T787">Present Continuous</text:span>;</text:p>
        </text:list-item>
        <text:list-item>
          <text:p text:style-name="P1519">2я форма <text:span text:style-name="T1140">(с окончанием </text:span><text:span text:style-name="T495">-ed</text:span><text:span text:style-name="T1140">)</text:span> — для образования <text:span text:style-name="T787">Past Simple</text:span>;</text:p>
        </text:list-item>
        <text:list-item>
          <text:p text:style-name="P1520">3я форма (прошедшее причастие) — для времен группы Perfect и пассивного залога.</text:p>
        </text:list-item>
      </text:list>
      <text:p text:style-name="P148"/>
      <text:p text:style-name="P476">Самыми распорстраненными являются 2 формы — инфинитив и глагол с окончанием -ing.</text:p>
      <text:p text:style-name="P476">Они входят в состав разных времен и используются в связке с модальными глаголами.</text:p>
      <text:p text:style-name="P478"/>
      <text:p text:style-name="P477">Инфинитив используется в след. ситуациях:</text:p>
      <text:list xml:id="list2089695855" text:style-name="L5">
        <text:list-item>
          <text:p text:style-name="P1589">после модальных глаголов;</text:p>
        </text:list-item>
        <text:list-item>
          <text:p text:style-name="P1589">после вспомогательных глаголов в Present <text:span text:style-name="T1254">Simple и </text:span>Past Simple;</text:p>
        </text:list-item>
        <text:list-item>
          <text:p text:style-name="P1589">в конструкциях going to, have to, used to, would like to.</text:p>
        </text:list-item>
      </text:list>
      <text:p text:style-name="P476"/>
      <text:p text:style-name="P477">Глагол с окончанием -ing используется:</text:p>
      <text:list xml:id="list2231836386" text:style-name="L6">
        <text:list-item>
          <text:p text:style-name="P1590">во временах группы Continuous;</text:p>
        </text:list-item>
        <text:list-item>
          <text:p text:style-name="P1591">в форме герундия.</text:p>
        </text:list-item>
      </text:list>
      <text:p text:style-name="P149"/>
      <text:p text:style-name="P1418"><text:span text:style-name="T1052">Г</text:span><text:span text:style-name="T1053">лагол с окончанием -ing грамматически является существительным.</text:span></text:p>
      <text:p text:style-name="P149"/>
      <text:p text:style-name="P5"><text:span text:style-name="T1142">Настоящее.</text:span> Present</text:p>
      <text:p text:style-name="P473"/>
      <text:p text:style-name="P473">Present Simple (я делаю это сейчас):</text:p>
      <text:p text:style-name="P151">I live in Spain — Я живу в испании (факт).</text:p>
      <text:p text:style-name="P474"/>
      <text:p text:style-name="P473">Present Continuous (я делаю это прямо сейчас):</text:p>
      <text:p text:style-name="P36">I am reading a book — Я читаю книгу (именно сейчас).</text:p>
      <text:p text:style-name="P475"/>
      <text:p text:style-name="P473">Present Perfect (я сделал это ранее, но именно сейчас это важно):</text:p>
      <text:p text:style-name="P150">I have lost the keys — Я потерял ключи (результат).</text:p>
      <text:p text:style-name="P150"/>
      <text:p text:style-name="P473">Present Perfect <text:span text:style-name="T1141">Continuous (я делаю это уже какое-то время):</text:span></text:p>
      <text:p text:style-name="P732"><text:span text:style-name="T493">I have been reading for 2 hours — </text:span><text:span text:style-name="T569">Я читаю уже 2 часа</text:span></text:p>
      <text:p text:style-name="P225"/>
      <text:p text:style-name="P39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15"/>
      <text:p text:style-name="P6">Present Simple</text:p>
      <text:p text:style-name="P665"/>
      <text:p text:style-name="P248">Используется чтобы:</text:p>
      <text:list xml:id="list1594610927" text:style-name="L7">
        <text:list-item>
          <text:p text:style-name="P1681">сообщить факты настоящего, описать текущую реальность;</text:p>
        </text:list-item>
        <text:list-item>
          <text:p text:style-name="P1681">говорить о событиях, которые происходят с какой-то регулярностью.</text:p>
        </text:list-item>
      </text:list>
      <text:p text:style-name="P282"><text:soft-page-break/>В утверждениях глагол используется в 2х вариантах:</text:p>
      <text:list xml:id="list1131939816" text:style-name="L8">
        <text:list-item>
          <text:p text:style-name="P1683">без изменений, если подлежащее в первом лице или множеств<text:span text:style-name="T1127">ен.</text:span> числе <text:span text:style-name="T492">(</text:span><text:span text:style-name="T496">I</text:span><text:span text:style-name="T492">, </text:span><text:span text:style-name="T496">you</text:span><text:span text:style-name="T492">, </text:span><text:span text:style-name="T496">we,</text:span><text:span text:style-name="T492"> </text:span><text:span text:style-name="T496">they</text:span><text:span text:style-name="T492">)</text:span>;</text:p>
        </text:list-item>
        <text:list-item>
          <text:p text:style-name="P1683"><text:span text:style-name="T685">с окончанием </text:span><text:span text:style-name="T497">-s </text:span><text:span text:style-name="T498">(-es)</text:span><text:span text:style-name="T685">, если подлежащ</text:span><text:span text:style-name="T1090">ее</text:span><text:span text:style-name="T685"> в третьем лице, единств</text:span><text:span text:style-name="T1091">ен</text:span><text:span text:style-name="T1127">ном</text:span><text:span text:style-name="T685"> числе </text:span><text:span text:style-name="T497">(</text:span><text:span text:style-name="T496">he</text:span><text:span text:style-name="T497">, </text:span><text:span text:style-name="T496">she</text:span><text:span text:style-name="T497">, </text:span><text:span text:style-name="T496">it</text:span><text:span text:style-name="T497">)</text:span></text:p>
        </text:list-item>
      </text:list>
      <text:p text:style-name="P1312"/>
      <text:p text:style-name="P1108"><text:span text:style-name="T1151">I </text:span><text:span text:style-name="T33">live</text:span><text:span text:style-name="T1151"> in New York — Я живу в Нью Йорке.</text:span></text:p>
      <text:p text:style-name="P1110"><text:span text:style-name="T1151">Peter </text:span><text:span text:style-name="T33">work</text:span><text:span text:style-name="T34">s</text:span><text:span text:style-name="T1151"> in New York — Питер работает в Нью Йорке;</text:span></text:p>
      <text:p text:style-name="P250"/>
      <text:p text:style-name="P249">Окончание <text:span text:style-name="T492">-es</text:span> ставится, если глагол заканчивается: на гласную букву, </text:p>
      <text:p text:style-name="P251">на шипящий звук <text:span text:style-name="T492">(sh, ch)</text:span> <text:span text:style-name="T1062">или</text:span> на букву <text:span text:style-name="T492">s/x</text:span>:</text:p>
      <text:list xml:id="list3095508057" text:style-name="L9">
        <text:list-item>
          <text:p text:style-name="P1685"><text:span text:style-name="T687">go — </text:span>goes;</text:p>
        </text:list-item>
        <text:list-item>
          <text:p text:style-name="P1685"><text:span text:style-name="T687">teach — </text:span>teaches;</text:p>
        </text:list-item>
        <text:list-item>
          <text:p text:style-name="P1684"><text:span text:style-name="T687">mix — </text:span><text:span text:style-name="T686">mixes.</text:span></text:p>
        </text:list-item>
      </text:list>
      <text:p text:style-name="P665"/>
      <text:p text:style-name="P253">Если глагол заканчивается на букву y, перед которой согласная, то вместо y </text:p>
      <text:p text:style-name="P252">пишется <text:span text:style-name="T492">i</text:span> <text:span text:style-name="T688">(помимо добавления </text:span><text:span text:style-name="T499">-es</text:span><text:span text:style-name="T688">)</text:span>:</text:p>
      <text:list xml:id="list3412572117" text:style-name="L10">
        <text:list-item>
          <text:p text:style-name="P1686">fly — flies; </text:p>
        </text:list-item>
        <text:list-item>
          <text:p text:style-name="P1686">cry — cries.</text:p>
        </text:list-item>
      </text:list>
      <text:p text:style-name="P665"/>
      <text:p text:style-name="P737"><text:span text:style-name="T788">П</text:span><text:span text:style-name="T789">еред сказуемым часто </text:span><text:span text:style-name="T791">стоят</text:span><text:span text:style-name="T789"> маячки времени </text:span><text:span text:style-name="T795">(</text:span><text:span text:style-name="T789">наречия частности</text:span><text:span text:style-name="T795">)</text:span><text:span text:style-name="T790">:</text:span></text:p>
      <text:list xml:id="list3972500675" text:style-name="L11">
        <text:list-item>
          <text:p text:style-name="P1682">always - <text:span text:style-name="T685">всегда</text:span>;</text:p>
        </text:list-item>
        <text:list-item>
          <text:p text:style-name="P1682">usually - <text:span text:style-name="T685">обычно</text:span>;</text:p>
        </text:list-item>
        <text:list-item>
          <text:p text:style-name="P1682">often - <text:span text:style-name="T685">часто</text:span>;</text:p>
        </text:list-item>
        <text:list-item>
          <text:p text:style-name="P1682">sometimes - <text:span text:style-name="T685">иногда</text:span>;</text:p>
        </text:list-item>
        <text:list-item>
          <text:p text:style-name="P1682">never — <text:span text:style-name="T685">никогда</text:span>.</text:p>
        </text:list-item>
      </text:list>
      <text:p text:style-name="P26"/>
      <text:p text:style-name="P666"><text:span text:style-name="T492">I </text:span><text:span text:style-name="T596">always</text:span><text:span text:style-name="T492"> wash my hands before eating — Я всегда мою руки перед едой.</text:span></text:p>
      <text:p text:style-name="P665"/>
      <text:p text:style-name="P2">Отрицания в Present Simple</text:p>
      <text:p text:style-name="P2"/>
      <text:p text:style-name="P735"><text:span text:style-name="T692">Использу</text:span><text:span text:style-name="T693">ю</text:span><text:span text:style-name="T692">тся чтобы сказать о том, что что-либо:</text:span></text:p>
      <text:list xml:id="list635429106" text:style-name="L12">
        <text:list-item>
          <text:p text:style-name="P1687">не является фактом настоящего <text:span text:style-name="T1091">или истиной</text:span>;</text:p>
        </text:list-item>
        <text:list-item>
          <text:p text:style-name="P1687">не происходит с какой-то регулярностью.</text:p>
        </text:list-item>
      </text:list>
      <text:p text:style-name="P728"/>
      <text:p text:style-name="P727">За отрицание отвечает частица <text:span text:style-name="T492">not</text:span>, которая идет в паре со вспомогательным глаголом <text:span text:style-name="T492">do</text:span>.</text:p>
      <text:p text:style-name="P727">Если подлежащее <text:span text:style-name="T492">he/she/it</text:span>, то испольузется <text:span text:style-name="T492">does</text:span>. <text:span text:style-name="T1059">Смысловой глагол без изменений.</text:span></text:p>
      <text:p text:style-name="P726"/>
      <text:p text:style-name="P214">People <text:span text:style-name="T3">do </text:span><text:span text:style-name="T48">not</text:span> <text:span text:style-name="T26">live</text:span> in space — Люди не живут в космосе.</text:p>
      <text:p text:style-name="P214">Water <text:span text:style-name="T3">does </text:span><text:span text:style-name="T48">not</text:span> <text:span text:style-name="T26">boil</text:span> at 50 degrees Celsius — Вода не кипит при 50 грудусах.</text:p>
      <text:p text:style-name="P214"/>
      <text:p text:style-name="P1282"><text:span text:style-name="T690">Практически всегда </text:span><text:span text:style-name="T571">do/</text:span><text:span text:style-name="T572">does</text:span><text:span text:style-name="T571"> not</text:span><text:span text:style-name="T690"> использу</text:span><text:span text:style-name="T691">е</text:span><text:span text:style-name="T690">тся в сокращении: </text:span></text:p>
      <text:p text:style-name="P1640"/>
      <text:p text:style-name="P216">We don`t drink whisky — Мы не пьем виски. </text:p>
      <text:p text:style-name="P1582">He doesn`t drink tea — Он не пьет чай.</text:p>
      <text:p text:style-name="P412"/>
      <text:p text:style-name="P412">Вопросы в Present Simple</text:p>
      <text:p text:style-name="P215"/>
      <text:p text:style-name="P372">Используюся чтобы:</text:p>
      <text:list xml:id="list3481392185" text:style-name="L13">
        <text:list-item>
          <text:p text:style-name="P1641">узнать о фактах настоящего;</text:p>
        </text:list-item>
        <text:list-item>
          <text:p text:style-name="P1641">о событиях, которые происходят с какой-то регулярностью.</text:p>
        </text:list-item>
      </text:list>
      <text:p text:style-name="P371"><text:soft-page-break/>Вопрос задается с помощью вспомогательного глагола <text:span text:style-name="T492">do/</text:span><text:span text:style-name="T500">does</text:span>, который ставится перед подлежащим. Смысловой глагол без изменений (в начальной форме).</text:p>
      <text:p text:style-name="P1335"/>
      <text:p text:style-name="P733"><text:span text:style-name="T5">Do</text:span><text:span text:style-name="T689"> you </text:span><text:span text:style-name="T32">like</text:span><text:span text:style-name="T689"> action movies? </text:span><text:span text:style-name="T557">— </text:span><text:span text:style-name="T689">Тебе нравятся экшен фильмы? </text:span></text:p>
      <text:p text:style-name="P77"><text:span text:style-name="T1094">What books </text:span><text:span text:style-name="T6">do</text:span><text:span text:style-name="T1094"> you </text:span><text:span text:style-name="T36">read</text:span><text:span text:style-name="T1094">? </text:span><text:span text:style-name="T1105">—</text:span><text:span text:style-name="T1094"> Какие книги тебе нравятся?</text:span></text:p>
      <text:p text:style-name="P223"/>
      <text:p text:style-name="P406">Present Continuous</text:p>
      <text:p text:style-name="P373"/>
      <text:p text:style-name="P373">Указывает на событие, происходящее именно сейчас и которое еще не закончилось.</text:p>
      <text:p text:style-name="P377">Состоит из связки вспомогательного глагола <text:span text:style-name="T492">be</text:span> и смыслового с окончанием <text:span text:style-name="T492">-ing</text:span>:</text:p>
      <text:p text:style-name="P374"/>
      <text:p text:style-name="P217">She <text:span text:style-name="T1065">is</text:span> driv<text:span text:style-name="T1065">ing</text:span> to work. <text:span text:style-name="T1126">—</text:span> Она (сейчас) едет на работу.</text:p>
      <text:p text:style-name="P219">You <text:span text:style-name="T1065">are</text:span> do<text:span text:style-name="T1065">ing</text:span> great! <text:span text:style-name="T1126">—</text:span> У тебя отлично получается!</text:p>
      <text:p text:style-name="P373"/>
      <text:p text:style-name="P768"><text:span text:style-name="T696">Если глагол заканчивается на </text:span><text:span text:style-name="T563">-e</text:span><text:span text:style-name="T696">, то при добавлении </text:span><text:span text:style-name="T563">-ing</text:span><text:span text:style-name="T696"> она выпадает: </text:span><text:span text:style-name="T563">make → making.</text:span></text:p>
      <text:p text:style-name="P376">Если глагол заканчивается на <text:span text:style-name="T492">-ie</text:span>, то при добавлении <text:span text:style-name="T492">-ing</text:span> оно меняется на <text:span text:style-name="T492">-y</text:span>: <text:span text:style-name="T492">lie → lying. </text:span></text:p>
      <text:p text:style-name="P218"/>
      <text:p text:style-name="P376">Если глагол из 1 слога, с одной гласной буквой, после которой солгасная, то при </text:p>
      <text:p text:style-name="P768"><text:span text:style-name="T696">добавлении </text:span><text:span text:style-name="T563">-ing</text:span><text:span text:style-name="T696"> согласная удваивается: </text:span><text:span text:style-name="T563">hit → hitting, sit → sitting.</text:span></text:p>
      <text:p text:style-name="P375"/>
      <text:p text:style-name="P769"><text:span text:style-name="T696">В </text:span><text:span text:style-name="T689">окончании </text:span><text:span text:style-name="T556">-ing</text:span><text:span text:style-name="T689"> буква </text:span><text:span text:style-name="T556">g</text:span><text:span text:style-name="T689"> не произносится. Сочетание </text:span><text:span text:style-name="T556">ng</text:span><text:span text:style-name="T689"> образет необычный звук, которого нет в русском языке — носовой </text:span><text:span text:style-name="T556">n</text:span><text:span text:style-name="T689"> (при произнесении пускается воздух через нос).</text:span></text:p>
      <text:p text:style-name="P377"/>
      <text:p text:style-name="P378"><text:span text:style-name="T1131">Слова-м</text:span>аячки Present Continuous:</text:p>
      <text:list xml:id="list598385315" text:style-name="L14">
        <text:list-item>
          <text:p text:style-name="P1642">look — смотри;</text:p>
        </text:list-item>
        <text:list-item>
          <text:p text:style-name="P1642">now — сейчас (обычно стоит в конце);</text:p>
        </text:list-item>
        <text:list-item>
          <text:p text:style-name="P1642">at the moment — в этот момент (обычно в конце).</text:p>
        </text:list-item>
      </text:list>
      <text:p text:style-name="P375"/>
      <text:p text:style-name="P219">I am working right <text:span text:style-name="T1065">now</text:span>. — Прямо сейчас я работаю.</text:p>
      <text:p text:style-name="P219"><text:span text:style-name="T1065">Look</text:span> out of the window! It`s raining. — Посмотри в окно. Идет дождь.</text:p>
      <text:p text:style-name="P379"/>
      <text:p text:style-name="P405">Отрицания в Present Continuous</text:p>
      <text:p text:style-name="P405"/>
      <text:p text:style-name="P380">Используется чтобы сказать, что что-то не происходит именно сейчас.</text:p>
      <text:p text:style-name="P380">Для этого к глаголу <text:span text:style-name="T492">be</text:span> добавляется частица <text:span text:style-name="T492">not</text:span>.</text:p>
      <text:p text:style-name="P380"/>
      <text:p text:style-name="P220">I`m not listening to you. <text:span text:style-name="T1128">—</text:span> Я не слушаю тебя.</text:p>
      <text:p text:style-name="P220">He isn`t cleaning the carpet. <text:span text:style-name="T1128">—</text:span> Он не чистит ковер.</text:p>
      <text:p text:style-name="P220"/>
      <text:p text:style-name="P409">Вопросы в Present Continuous</text:p>
      <text:p text:style-name="P221"/>
      <text:p text:style-name="P1513">Здесь использ<text:span text:style-name="T1130">уются</text:span> теже правила, что при составлении вопросов в </text:p>
      <text:p text:style-name="P1514">Present Simple с глаголом <text:span text:style-name="T492">be</text:span>:</text:p>
      <text:p text:style-name="P221">Am I listening? <text:span text:style-name="T1128">—</text:span> Я слушаю?</text:p>
      <text:p text:style-name="P221">Are you playing? Yes, I am. <text:span text:style-name="T1128">—</text:span> Ты играешь? Да.</text:p>
      <text:p text:style-name="P221">Where is he going? <text:span text:style-name="T1128">—</text:span> Куда он идет?</text:p>
      <text:p text:style-name="P222">What book is she reading? <text:span text:style-name="T1128">— </text:span>Какую книгу она читает? <text:span text:style-name="T1129">(сейчас)</text:span></text:p>
      <text:p text:style-name="P222"/>
      <text:p text:style-name="P420"/>
      <text:p text:style-name="P1508"><text:span text:style-name="T729">Глаголы, которые не использ</text:span><text:span text:style-name="T732">уются</text:span><text:span text:style-name="T729"> в </text:span><text:span text:style-name="T730">Continuous</text:span></text:p>
      <text:p text:style-name="P407"/>
      <text:p text:style-name="P381">Это глаголы, обозначающие состояние, которое не меняется под дейсвтием момента.</text:p>
      <text:p text:style-name="P1346"><text:span text:style-name="T701">Как правило это </text:span><text:span text:style-name="T702">описание</text:span><text:span text:style-name="T701"> чувств или мыслей. </text:span></text:p>
      <text:p text:style-name="P382"/>
      <text:p text:style-name="P1348"><text:span text:style-name="T70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18">(могут </text:span><text:span text:style-name="T719">встречаться </text:span><text:span text:style-name="T718">с </text:span><text:span text:style-name="T576">-ing </text:span><text:span text:style-name="T718">в форме герундия)</text:span><text:span text:style-name="T702">:</text:span></text:p>
      <text:p text:style-name="P383"/>
      <text:p text:style-name="P384">Глаголы восприятия:</text:p>
      <text:list xml:id="list3903322053" text:style-name="L15">
        <text:list-item>
          <text:p text:style-name="P1643">see — видеть;</text:p>
        </text:list-item>
        <text:list-item>
          <text:p text:style-name="P1643">hear — слышать;</text:p>
        </text:list-item>
        <text:list-item>
          <text:p text:style-name="P1643">feel — чувствовать;</text:p>
        </text:list-item>
        <text:list-item>
          <text:p text:style-name="P1643">taste — чувствовать вкус (пробовать);</text:p>
        </text:list-item>
        <text:list-item>
          <text:p text:style-name="P1643">smell — чувствовать запах (нюхать).</text:p>
        </text:list-item>
      </text:list>
      <text:p text:style-name="P383"/>
      <text:p text:style-name="P384">Глаголы для выражения мнения:</text:p>
      <text:list xml:id="list140045031" text:style-name="L16">
        <text:list-item>
          <text:p text:style-name="P1644">belive — верить;</text:p>
        </text:list-item>
        <text:list-item>
          <text:p text:style-name="P1644">doubt — сомневаться;</text:p>
        </text:list-item>
        <text:list-item>
          <text:p text:style-name="P1644">think — думать.</text:p>
        </text:list-item>
      </text:list>
      <text:p text:style-name="P385"/>
      <text:p text:style-name="P384">Глаголы, показывающие состояние мыслей:</text:p>
      <text:list xml:id="list552629269" text:style-name="L17">
        <text:list-item>
          <text:p text:style-name="P1645">forget — забывать;</text:p>
        </text:list-item>
        <text:list-item>
          <text:p text:style-name="P1645">imagine — представлять;</text:p>
        </text:list-item>
        <text:list-item>
          <text:p text:style-name="P1645">know — знать;</text:p>
        </text:list-item>
        <text:list-item>
          <text:p text:style-name="P1645">understand — понимать.</text:p>
        </text:list-item>
      </text:list>
      <text:p text:style-name="P383"/>
      <text:p text:style-name="P386">Глаголы, указывающие на эмоции и желания:</text:p>
      <text:list xml:id="list1601698319" text:style-name="L18">
        <text:list-item>
          <text:p text:style-name="P1646">love — любить;</text:p>
        </text:list-item>
        <text:list-item>
          <text:p text:style-name="P1646">like — нравиться;</text:p>
        </text:list-item>
        <text:list-item>
          <text:p text:style-name="P1646">hate — ненавидеть;</text:p>
        </text:list-item>
        <text:list-item>
          <text:p text:style-name="P1646">hope — надеяться;</text:p>
        </text:list-item>
        <text:list-item>
          <text:p text:style-name="P1646">want — хотеть;</text:p>
        </text:list-item>
        <text:list-item>
          <text:p text:style-name="P1646">wish — желать.</text:p>
        </text:list-item>
      </text:list>
      <text:p text:style-name="P387"/>
      <text:p text:style-name="P386">Другие глаголы:</text:p>
      <text:list xml:id="list4052117042" text:style-name="L19">
        <text:list-item>
          <text:p text:style-name="P1647">look — выглядеть;</text:p>
        </text:list-item>
        <text:list-item>
          <text:p text:style-name="P1647">have — иметь.</text:p>
        </text:list-item>
      </text:list>
      <text:p text:style-name="P387"/>
      <text:p text:style-name="P226">I think Amy is a strange girl. - Я думаю, Эмми странная девушка.</text:p>
      <text:p text:style-name="P226">Do you know this man? - Вы знаете этого мужчину?</text:p>
      <text:p text:style-name="P226">You look great! - Ты выглядишь отлично!</text:p>
      <text:p text:style-name="P410"/>
      <text:p text:style-name="P410">Present Perfect</text:p>
      <text:p text:style-name="P388"/>
      <text:p text:style-name="P770"><text:span text:style-name="T709">У</text:span><text:span text:style-name="T705">казывает на дейсвтие совершенное когда-то в прошлом, но подчеркивает, что результат важен сейчас </text:span><text:span text:style-name="T706">(т. е. к какому результату в итоге это привело)</text:span><text:span text:style-name="T705">.</text:span></text:p>
      <text:p text:style-name="P389"/>
      <text:p text:style-name="P1341"><text:span text:style-name="T705">С</text:span><text:span text:style-name="T708">остоит и</text:span><text:span text:style-name="T710">з </text:span><text:span text:style-name="T711">2х частей:</text:span><text:span text:style-name="T708"> вспомогат</text:span><text:span text:style-name="T711">ельного</text:span><text:span text:style-name="T708"> глагола </text:span><text:span text:style-name="T573">have</text:span><text:span text:style-name="T708"> и смыслового глагола </text:span></text:p>
      <text:p text:style-name="P1341"><text:span text:style-name="T708">в 3й форме (</text:span><text:span text:style-name="T717">передает значение</text:span><text:span text:style-name="T712"> «сделанный»</text:span><text:span text:style-name="T708">).</text:span></text:p>
      <text:p text:style-name="P770"><text:soft-page-break/><text:span text:style-name="T705">На русский язык Present Perfect переводится в прошлом </text:span><text:span text:style-name="T707">(иногда настоящ</text:span><text:span text:style-name="T709">и</text:span><text:span text:style-name="T707">м, </text:span><text:span text:style-name="T709">для удобства</text:span><text:span text:style-name="T707">)</text:span><text:span text:style-name="T705">, </text:span></text:p>
      <text:p text:style-name="P390">а в английском принадлежит к катергории настоящих времен.</text:p>
      <text:p text:style-name="P390"/>
      <text:p text:style-name="P27"><text:span text:style-name="T1099">I </text:span><text:span text:style-name="T1109">have</text:span><text:span text:style-name="T1094"> already </text:span><text:span text:style-name="T1109">seen</text:span><text:span text:style-name="T1094"> this movie. </text:span><text:span text:style-name="T1100">—</text:span><text:span text:style-name="T1094"> Я уже видел этот фильм (просмотрел, т. е. опыт).</text:span></text:p>
      <text:p text:style-name="P27"><text:span text:style-name="T1094">You </text:span><text:span text:style-name="T1109">have</text:span><text:span text:style-name="T1094"> </text:span><text:span text:style-name="T1109">broken</text:span><text:span text:style-name="T1094"> the vase. </text:span><text:span text:style-name="T1100">— </text:span><text:span text:style-name="T1094">Ты разбил вазу. (есть очевидный результат, кот. случился ранее) </text:span></text:p>
      <text:p text:style-name="P28"><text:span text:style-name="T1101">It`s the fitst time I </text:span><text:span text:style-name="T1110">have</text:span><text:span text:style-name="T1101"> </text:span><text:span text:style-name="T1110">driven</text:span><text:span text:style-name="T1101"> a car — Это впервые, когда я веду машину. (в настоящем)</text:span></text:p>
      <text:p text:style-name="P397"/>
      <text:p text:style-name="P398">Как проявляется результат:</text:p>
      <text:list xml:id="list585705431" text:style-name="L20">
        <text:list-item>
          <text:p text:style-name="P1689"><text:span text:style-name="T734">это </text:span><text:span text:style-name="T733">очевидные изменения;</text:span></text:p>
        </text:list-item>
        <text:list-item>
          <text:p text:style-name="P1688"><text:span text:style-name="T706">полученный </text:span><text:span text:style-name="T710">ранее</text:span><text:span text:style-name="T706"> опыт или впечатления;</text:span></text:p>
        </text:list-item>
        <text:list-item>
          <text:p text:style-name="P1648">недавно произошедшие события или новая информация.</text:p>
        </text:list-item>
      </text:list>
      <text:p text:style-name="P391"/>
      <text:p text:style-name="P391">Также Present Perfect используют, если что-то произошло впервые:</text:p>
      <text:p text:style-name="P224">It`s the first time something has happend. - Этой первый раз, когда что-то произошло.</text:p>
      <text:p text:style-name="P224">(вместо first можно указать любое порядковое число: second, third)</text:p>
      <text:p text:style-name="P391"/>
      <text:p text:style-name="P391">Present Perferct — яркий пример того, что нельзя переводить английские </text:p>
      <text:p text:style-name="P270"><text:span text:style-name="T1098">предложения слово в слово: </text:span><text:span text:style-name="T580">I have done. </text:span><text:span text:style-name="T574">—</text:span><text:span text:style-name="T580"> Я сделал (</text:span><text:span text:style-name="T594">досл. </text:span><text:span text:style-name="T580">Я имею сделанным).</text:span></text:p>
      <text:p text:style-name="P470"/>
      <text:p text:style-name="P471">Есть 2 варианта образования 3й формы глагола:</text:p>
      <text:list xml:id="list3842596393" text:style-name="L21">
        <text:list-item>
          <text:p text:style-name="P1650">если глагол правильный, то добавляем к его начальной форме окончание <text:span text:style-name="T492">-ed</text:span>;</text:p>
        </text:list-item>
        <text:list-item>
          <text:p text:style-name="P1650">если неправильный, то находим в таблице неправильных глаголов.</text:p>
        </text:list-item>
      </text:list>
      <text:p text:style-name="P421"/>
      <text:p text:style-name="P1091"><text:span text:style-name="T735">Н</text:span><text:span text:style-name="T736">еправильны</text:span><text:span text:style-name="T735">й</text:span><text:span text:style-name="T736"> глагол </text:span><text:span text:style-name="T735">это </text:span><text:span text:style-name="T736">тот, который во 2й или 3й форме </text:span><text:span text:style-name="T750">записывается</text:span><text:span text:style-name="T736"> </text:span><text:span text:style-name="T750">по особенному</text:span><text:span text:style-name="T736">. </text:span></text:p>
      <text:p text:style-name="P422">Самые популярные неправильные глаголы нужно заучить (см. таблицу ниже).</text:p>
      <text:p text:style-name="P421"/>
      <text:p text:style-name="P424">Слова-маячки Present Perfect:</text:p>
      <text:list xml:id="list2883783607" text:style-name="L22">
        <text:list-item>
          <text:p text:style-name="P1651">just — только что;</text:p>
        </text:list-item>
        <text:list-item>
          <text:p text:style-name="P1651">already — уже;</text:p>
        </text:list-item>
        <text:list-item>
          <text:p text:style-name="P1651">yet — еще не;</text:p>
        </text:list-item>
      </text:list>
      <text:p text:style-name="P426"/>
      <text:p text:style-name="P1092"><text:span text:style-name="T581">Just</text:span><text:span text:style-name="T737"> и </text:span><text:span text:style-name="T581">already</text:span><text:span text:style-name="T737"> используются в утверждениях. </text:span><text:span text:style-name="T581">Yet</text:span><text:span text:style-name="T737"> — в вопросах и отрицаниях</text:span><text:span text:style-name="T738">. </text:span></text:p>
      <text:p text:style-name="P1310"><text:span text:style-name="T738">(</text:span><text:span text:style-name="T595">already</text:span><text:span text:style-name="T785"> также </text:span><text:span text:style-name="T784">иногда можно встретить</text:span><text:span text:style-name="T785"> в вопросах).</text:span></text:p>
      <text:p text:style-name="P428"/>
      <text:p text:style-name="P427">Место <text:span text:style-name="T492">just</text:span>, <text:span text:style-name="T492">already</text:span> в предложении — между <text:span text:style-name="T492">have</text:span> и 3й формой глагола. </text:p>
      <text:p text:style-name="P427">Слово <text:span text:style-name="T492">yet</text:span> стоит <text:span text:style-name="T1239">всегда </text:span>в конце предложения.</text:p>
      <text:p text:style-name="P425"/>
      <text:p text:style-name="P228">I have <text:span text:style-name="T1065">just</text:span> eaten a sandwich. <text:span text:style-name="T1132">—</text:span> Я только что съел бутерброд.</text:p>
      <text:p text:style-name="P228">We have n<text:span text:style-name="T1135">o</text:span>t finished <text:span text:style-name="T1065">yet</text:span>. <text:span text:style-name="T1132">—</text:span> Мы еще не закончили.</text:p>
      <text:p text:style-name="P423"/>
      <text:p text:style-name="P429">Другие указатели времени:</text:p>
      <text:list xml:id="list3144891521" text:style-name="L23">
        <text:list-item>
          <text:p text:style-name="P1652">ever — когда либо;</text:p>
        </text:list-item>
        <text:list-item>
          <text:p text:style-name="P1652">never — никогда;</text:p>
        </text:list-item>
        <text:list-item>
          <text:p text:style-name="P1652">recently — в последнее время;</text:p>
        </text:list-item>
        <text:list-item>
          <text:p text:style-name="P1652">these days — в последние дни;</text:p>
        </text:list-item>
        <text:list-item>
          <text:p text:style-name="P1652">словосочетание с this (this mornig, this week).</text:p>
        </text:list-item>
      </text:list>
      <text:p text:style-name="P428"/>
      <text:p text:style-name="P428">Место <text:span text:style-name="T492">ever</text:span>, <text:span text:style-name="T492">never</text:span> — перед 3й формой глагола, <text:span text:style-name="T1134">а</text:span> <text:span text:style-name="T492">recently</text:span>, <text:span text:style-name="T492">these days</text:span> и </text:p>
      <text:p text:style-name="P428">словосочетания с <text:span text:style-name="T492">this</text:span> — в конце предложения.</text:p>
      <text:p text:style-name="P428"/>
      <text:p text:style-name="P229"><text:soft-page-break/>I <text:span text:style-name="T1135">ha</text:span>ve <text:span text:style-name="T1065">never</text:span> been to New York. <text:span text:style-name="T1133">— </text:span>Я никогда не был в Нью Йорке.</text:p>
      <text:p text:style-name="P229">I <text:span text:style-name="T1135">ha</text:span>ve worked a lot <text:span text:style-name="T1065">these days</text:span>. <text:span text:style-name="T1133">—</text:span> Я много работал в эти дни.</text:p>
      <text:p text:style-name="P430"/>
      <text:p text:style-name="P418">Отрицания в Present Perfect</text:p>
      <text:p text:style-name="P431"/>
      <text:p text:style-name="P432">Используются, когда хотят сказать:</text:p>
      <text:list xml:id="list1345614042" text:style-name="L24">
        <text:list-item>
          <text:p text:style-name="P1653">об отсутствии ожидаемого результата;</text:p>
        </text:list-item>
        <text:list-item>
          <text:p text:style-name="P1653">о том, чего автор никогда не делал или не испытывал.</text:p>
        </text:list-item>
      </text:list>
      <text:p text:style-name="P431"/>
      <text:p text:style-name="P431">Для этого ставится частица <text:span text:style-name="T492">not</text:span> после вспомогательного глагола <text:span text:style-name="T492">have</text:span>.</text:p>
      <text:p text:style-name="P431"/>
      <text:p text:style-name="P431">Также отрицательным считается предложение со словом <text:span text:style-name="T492">never</text:span>, которое передает отрицательный контекст.</text:p>
      <text:p text:style-name="P431"/>
      <text:p text:style-name="P1093"><text:span text:style-name="T739">В </text:span><text:span text:style-name="T733">отрицаниях почти всегда используется сокращенная форма глагола </text:span><text:span text:style-name="T580">haven`t</text:span><text:span text:style-name="T733">.</text:span></text:p>
      <text:p text:style-name="P1094"><text:span text:style-name="T751">Сокращени</text:span><text:span text:style-name="T783">е</text:span><text:span text:style-name="T751"> </text:span><text:span text:style-name="T583">`ve not</text:span><text:span text:style-name="T751"> не используется.</text:span></text:p>
      <text:p text:style-name="P433"/>
      <text:p text:style-name="P230">I have<text:span text:style-name="T376">n</text:span><text:span text:style-name="T380">`</text:span><text:span text:style-name="T376">t</text:span> expected that. <text:span text:style-name="T1133">—</text:span> Я этого не ожидал.</text:p>
      <text:p text:style-name="P230">I<text:span text:style-name="T1135">`</text:span>ve <text:span text:style-name="T376">never</text:span> seen this movie before. <text:span text:style-name="T1133">— </text:span>Я до этого не видел этот фильм. </text:p>
      <text:p text:style-name="P417"/>
      <text:p text:style-name="P417">Вопросы в Present Perfect</text:p>
      <text:p text:style-name="P231"/>
      <text:p text:style-name="P434">Используются, если хоят узнать:</text:p>
      <text:list xml:id="list140281478" text:style-name="L25">
        <text:list-item>
          <text:p text:style-name="P1655">сделано ли дело к этом моменту, каким образом оно сделано;</text:p>
        </text:list-item>
        <text:list-item>
          <text:p text:style-name="P1702"><text:span text:style-name="T751">имеет ли человек определенный опыт </text:span><text:span text:style-name="T749">или совершил ли он </text:span><text:span text:style-name="T752">нужное</text:span><text:span text:style-name="T749"> действие</text:span><text:span text:style-name="T751">;</text:span></text:p>
        </text:list-item>
      </text:list>
      <text:p text:style-name="P433"/>
      <text:p text:style-name="P1094">Для этого используется уже знакомая схема. Глагол <text:span text:style-name="T492">have</text:span> ставится перед по<text:span text:style-name="T1139">д</text:span>л<text:span text:style-name="T1139">е</text:span>ж<text:span text:style-name="T1139">а</text:span>щим.</text:p>
      <text:p text:style-name="P1094"/>
      <text:p text:style-name="P232">Why have you done it? <text:span text:style-name="T1133">—</text:span> Зачем ты это сделал?</text:p>
      <text:p text:style-name="P1309"><text:span text:style-name="T591">Ha</text:span><text:span text:style-name="T592">s</text:span><text:span text:style-name="T591"> </text:span><text:span text:style-name="T592">he</text:span><text:span text:style-name="T591"> ever been to Rome? </text:span><text:span text:style-name="T593">—</text:span><text:span text:style-name="T591"> </text:span><text:span text:style-name="T592">Он</text:span><text:span text:style-name="T591"> бывал в Риме?</text:span></text:p>
      <text:p text:style-name="P232"/>
      <text:p text:style-name="P408">Present Perfect Continuous</text:p>
      <text:p text:style-name="P435"/>
      <text:p text:style-name="P437">Для того, чтобы использовать, нужно чтобы совпало сразу несколько условий:</text:p>
      <text:list xml:id="list4186127190" text:style-name="L26">
        <text:list-item>
          <text:p text:style-name="P1703"><text:span text:style-name="T740">действие не закончено либо закончено не</text:span><text:span text:style-name="T744">давно</text:span><text:span text:style-name="T740">;</text:span></text:p>
        </text:list-item>
        <text:list-item>
          <text:p text:style-name="P1703"><text:span text:style-name="T740">известн</text:span><text:span text:style-name="T744">а его продолжительность </text:span><text:span text:style-name="T758">(обычно из контекста предложения)</text:span><text:span text:style-name="T744">.</text:span></text:p>
        </text:list-item>
      </text:list>
      <text:p text:style-name="P436"/>
      <text:p text:style-name="P441">Схема состоит из 3х частей: вспомогательного глагола <text:span text:style-name="T492">have</text:span>, слова <text:span text:style-name="T492">been</text:span> <text:span text:style-name="T1243">(особая форма </text:span></text:p>
      <text:p text:style-name="P441"><text:span text:style-name="T1243">глагола </text:span><text:span text:style-name="T512">be</text:span><text:span text:style-name="T1243">) </text:span>и смыслового глагола с окончанием <text:span text:style-name="T492">-ing</text:span>. </text:p>
      <text:p text:style-name="P439"/>
      <text:p text:style-name="P1105"><text:span text:style-name="T733">На русский </text:span><text:span text:style-name="T742">язык </text:span><text:span text:style-name="T714">Present Perfect Continuous</text:span><text:span text:style-name="T731"> </text:span><text:span text:style-name="T733">переводится настоящим временем</text:span></text:p>
      <text:p text:style-name="P1097"><text:span text:style-name="T741">(редко в прошлом). </text:span><text:span text:style-name="T742">При этом все 3 части </text:span><text:span text:style-name="T743">переводятся</text:span><text:span text:style-name="T742"> одним словом.</text:span></text:p>
      <text:p text:style-name="P438"/>
      <text:p text:style-name="P29"><text:span text:style-name="T1093">I </text:span><text:span text:style-name="T1109">have been learning</text:span><text:span text:style-name="T1093"> English for 2 years. </text:span><text:span text:style-name="T1113">—</text:span><text:span text:style-name="T1093"> Я </text:span><text:span text:style-name="T1109">учу</text:span><text:span text:style-name="T1093"> английский уже 2 года (и еще не закончил).</text:span></text:p>
      <text:p text:style-name="P29"><text:span text:style-name="T1093">We </text:span><text:span text:style-name="T1109">have been cleaning</text:span><text:span text:style-name="T1093"> the flat the whole morning. </text:span><text:span text:style-name="T1113">— </text:span><text:span text:style-name="T1093">Мы </text:span><text:span text:style-name="T1109">убирали</text:span><text:span text:style-name="T1093"> </text:span><text:span text:style-name="T1114">квартиру все утро.</text:span></text:p>
      <text:p text:style-name="P440"/>
      <text:p text:style-name="P442">Формы глагола <text:span text:style-name="T492">have</text:span> <text:span text:style-name="T492">verb-ing</text:span> (подобно <text:span text:style-name="T492">am/is/are verb-ing</text:span>, как в Continuous) не существует.</text:p>
      <text:p text:style-name="P442">Если у смыслового глагола окончание<text:span text:style-name="T492"> -ing</text:span>, то <text:span text:style-name="T492">have</text:span> применяется только с <text:span text:style-name="T492">been</text:span>.</text:p>
      <text:p text:style-name="P442"/>
      <text:p text:style-name="P1098"><text:span text:style-name="T744">С</text:span><text:span text:style-name="T733">лова-маячки Present Perfect Continuous:</text:span></text:p>
      <text:list xml:id="list2740653482" text:style-name="L27">
        <text:list-item>
          <text:p text:style-name="P1656"><text:soft-page-break/>for — в течении;</text:p>
        </text:list-item>
        <text:list-item>
          <text:p text:style-name="P1656">since — с какого-то времени;</text:p>
        </text:list-item>
        <text:list-item>
          <text:p text:style-name="P1656">how long — как долго.</text:p>
        </text:list-item>
      </text:list>
      <text:p text:style-name="P444"/>
      <text:p text:style-name="P443">Дополнительно могут использоваться указатели периода:</text:p>
      <text:list xml:id="list2851604741" text:style-name="L28">
        <text:list-item>
          <text:p text:style-name="P1657">all — весь (день/год);</text:p>
        </text:list-item>
        <text:list-item>
          <text:p text:style-name="P1657">the whole — целый (день/вечер); </text:p>
        </text:list-item>
      </text:list>
      <text:p text:style-name="P438"/>
      <text:p text:style-name="P30"><text:span text:style-name="T1093">He</text:span><text:span text:style-name="T1115">`</text:span><text:span text:style-name="T1094">s been playing</text:span><text:span text:style-name="T1093"> for an hour. — Он </text:span><text:span text:style-name="T1094">играет</text:span><text:span text:style-name="T1093"> уже час </text:span><text:span text:style-name="T1115">(в течении часа).</text:span></text:p>
      <text:p text:style-name="P31"><text:span text:style-name="T1115">W</text:span><text:span text:style-name="T1093">e`</text:span><text:span text:style-name="T1094">ve been staying</text:span><text:span text:style-name="T1093"> in this hotel since Tuesday. </text:span><text:span text:style-name="T1116">— </text:span><text:span text:style-name="T1093">Мы </text:span><text:span text:style-name="T1094">находимся</text:span><text:span text:style-name="T1093"> в этом отеле со вторника.</text:span></text:p>
      <text:p text:style-name="P445"/>
      <text:p text:style-name="P1101"><text:span text:style-name="T745">В утверждениях глагол </text:span><text:span text:style-name="T582">have</text:span><text:span text:style-name="T745"> </text:span><text:span text:style-name="T746">часто</text:span><text:span text:style-name="T745"> сокращают до </text:span><text:span text:style-name="T582">`ve</text:span><text:span text:style-name="T745">, а </text:span><text:span text:style-name="T582">has</text:span><text:span text:style-name="T745"> — до </text:span><text:span text:style-name="T582">`s</text:span><text:span text:style-name="T745"> (лего перепутать с </text:span><text:span text:style-name="T582">is</text:span><text:span text:style-name="T745">, посему здесь вспомогательный глагол можно понять только по контексту).</text:span></text:p>
      <text:p text:style-name="P446"/>
      <text:p text:style-name="P1100"><text:span text:style-name="T745">Е</text:span><text:span text:style-name="T733">сли используется глагол </text:span><text:span text:style-name="T580">be</text:span><text:span text:style-name="T733"> или глаголы состояния, которые не стоят в Continuous</text:span><text:span text:style-name="T755">,</text:span><text:span text:style-name="T733"> </text:span></text:p>
      <text:p text:style-name="P447">то предложение будет в Present Perfect. </text:p>
      <text:p text:style-name="P447"/>
      <text:p text:style-name="P33"><text:span text:style-name="T1094">I </text:span><text:span text:style-name="T1109">have known </text:span><text:span text:style-name="T1094">(</text:span><text:span text:style-name="T1102">а </text:span><text:span text:style-name="T1094">не have been knowing)</text:span><text:span text:style-name="T1093"> Alice for 3 years. </text:span><text:span text:style-name="T745">—</text:span><text:span text:style-name="T1093"> Я </text:span><text:span text:style-name="T1109">знаю</text:span><text:span text:style-name="T1093"> Алису уже 3 года </text:span></text:p>
      <text:p text:style-name="P34"><text:span text:style-name="T1093">I </text:span><text:span text:style-name="T1109">haven`t seen</text:span><text:span text:style-name="T1093"> Mary for years. </text:span><text:span text:style-name="T1115">— </text:span><text:span text:style-name="T1093">Я н</text:span><text:span text:style-name="T1109">е видел</text:span><text:span text:style-name="T1093"> Мэри много лет. </text:span></text:p>
      <text:p text:style-name="P447"/>
      <text:p text:style-name="P1102"><text:span text:style-name="T754">Present Perfect Continuous можно упрощать до Present Perfect с пом</text:span><text:span text:style-name="T753">.</text:span><text:span text:style-name="T754"> глаголов </text:span><text:span text:style-name="T584">live</text:span><text:span text:style-name="T754"> </text:span><text:span text:style-name="T753">и</text:span><text:span text:style-name="T754"> </text:span><text:span text:style-name="T584">work</text:span><text:span text:style-name="T754">:</text:span></text:p>
      <text:p text:style-name="P1102"><text:span text:style-name="T754"/></text:p>
      <text:p text:style-name="P1586"><text:span text:style-name="T1093">I`ve </text:span><text:span text:style-name="T1109">been working</text:span><text:span text:style-name="T1093"> here for 2 years → I`ve </text:span><text:span text:style-name="T1109">worked</text:span><text:span text:style-name="T1093"> here for 2 years. </text:span></text:p>
      <text:p text:style-name="P1586"><text:span text:style-name="T1117">(смысл одинаковый)</text:span></text:p>
      <text:p text:style-name="P446"/>
      <text:p text:style-name="P3"><text:span text:style-name="T745">О</text:span><text:span text:style-name="T733">трицания в Present Perfect Continuous</text:span></text:p>
      <text:p text:style-name="P448"/>
      <text:p text:style-name="P1099"><text:span text:style-name="T746">Использу</text:span><text:span text:style-name="T747">ю</text:span><text:span text:style-name="T746">тся, чтобы сказать, что что-то не происходит в течении указанного времени.</text:span></text:p>
      <text:p text:style-name="P449">Для этого добавляется частица <text:span text:style-name="T492">not</text:span> после вспомогательного глагола <text:span text:style-name="T492">have</text:span>.</text:p>
      <text:p text:style-name="P449"/>
      <text:p text:style-name="P32"><text:span text:style-name="T1093">I </text:span><text:span text:style-name="T1094">have not been waiting</text:span><text:span text:style-name="T1093"> long. </text:span><text:span text:style-name="T1116">—</text:span><text:span text:style-name="T1093"> Я </text:span><text:span text:style-name="T1094">не жду</text:span><text:span text:style-name="T1093"> долго.</text:span></text:p>
      <text:p text:style-name="P438"/>
      <text:p text:style-name="P4"><text:span text:style-name="T733">Вопросы </text:span><text:span text:style-name="T748">в Present Perfect Continuous</text:span><text:span text:style-name="T733"> </text:span></text:p>
      <text:p text:style-name="P438"/>
      <text:p text:style-name="P450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50"/>
      <text:p text:style-name="P147"><text:span text:style-name="T1093">Have you been waiting long? </text:span><text:span text:style-name="T1116">— </text:span><text:span text:style-name="T1093">Вы давно ждете? </text:span></text:p>
      <text:p text:style-name="P147"><text:span text:style-name="T1093">How long have you been waiting? </text:span><text:span text:style-name="T1116">—</text:span><text:span text:style-name="T1093"> Как долго вы ждете?</text:span></text:p>
      <text:p text:style-name="P413"/>
      <text:p text:style-name="P413"><text:span text:style-name="T1142">Прошедшее. </text:span>Past</text:p>
      <text:p text:style-name="P451"/>
      <text:p text:style-name="P462">Past Perfect и Past Perfect Continuous относительно редки и <text:span text:style-name="T1149">в</text:span> рамках начального курса </text:p>
      <text:p text:style-name="P462">не проходятся. <text:span text:style-name="T1143">В художественной литературе почти всегда используется Past Simple.</text:span></text:p>
      <text:p text:style-name="P451"/>
      <text:p text:style-name="P411">Past Simple</text:p>
      <text:p text:style-name="P452"/>
      <text:p text:style-name="P454">Используется, чтобы:</text:p>
      <text:list xml:id="list3507229544" text:style-name="L29">
        <text:list-item>
          <text:p text:style-name="P1704"><text:span text:style-name="T756">сообщить факты </text:span><text:span text:style-name="T757">прошлого,</text:span><text:span text:style-name="T756"> рассказать историю, </text:span><text:span text:style-name="T764">биографию</text:span><text:span text:style-name="T756">; </text:span></text:p>
        </text:list-item>
        <text:list-item>
          <text:p text:style-name="P1658">описать действие из прошлого, результат которого не важен в настоящем.</text:p>
        </text:list-item>
      </text:list>
      <text:p text:style-name="P453"/>
      <text:p text:style-name="P1106"><text:soft-page-break/><text:span text:style-name="T758">Для этого использются глаголы во 2й форме. </text:span><text:span text:style-name="T759">Вторая форма правильного глагола образуется добавлением окончания </text:span><text:span text:style-name="T585">-ed</text:span><text:span text:style-name="T759">. </text:span><text:span text:style-name="T767">Ф</text:span><text:span text:style-name="T759">орма </text:span><text:span text:style-name="T767">неправильного глагола </text:span><text:span text:style-name="T759">находится в таблице.</text:span></text:p>
      <text:p text:style-name="P453"/>
      <text:p text:style-name="P35"><text:span text:style-name="T1093">Mozart </text:span><text:span text:style-name="T1109">lived</text:span><text:span text:style-name="T1093"> from 1756 to 1791 — Моцарт </text:span><text:span text:style-name="T1109">жил</text:span><text:span text:style-name="T1093"> с 1756 по 1791 год (факт прошлого). </text:span></text:p>
      <text:p text:style-name="P35"><text:span text:style-name="T1093">I </text:span><text:span text:style-name="T1109">visited</text:span><text:span text:style-name="T1093"> my parents yesterday — Вчера я </text:span><text:span text:style-name="T1109">навещал</text:span><text:span text:style-name="T1093"> родителей (действие из прошлого).</text:span></text:p>
      <text:p text:style-name="P772"/>
      <text:p text:style-name="P773">Если глагол заканчивается на глухой звук, то <text:span text:style-name="T492">-ed</text:span> читается как <text:span text:style-name="T492">t</text:span>, а если на звконкий </text:p>
      <text:p text:style-name="P773">согласный или на гласный звук — то как <text:span text:style-name="T492">d</text:span>: <text:span text:style-name="T492">worked [воркт], played [плэйд]</text:span>.</text:p>
      <text:p text:style-name="P1104"/>
      <text:p text:style-name="P771">Если глагол заканчивается на <text:span text:style-name="T492">d </text:span>или <text:span text:style-name="T492">t</text:span>, то <text:span text:style-name="T492">-ed</text:span> читается как <text:span text:style-name="T492">id</text:span>: <text:span text:style-name="T492">recorded [рикодид]</text:span>. </text:p>
      <text:p text:style-name="P774">Если глагол заканчивается на <text:span text:style-name="T492">-e</text:span>, то её не надо писать 2 раза: <text:span text:style-name="T492">chase</text:span> → <text:span text:style-name="T492">chased</text:span>.</text:p>
      <text:p text:style-name="P1104"/>
      <text:p text:style-name="P1103">Слова-маячки Past Simple:</text:p>
      <text:list xml:id="list982293380" text:style-name="L30">
        <text:list-item>
          <text:p text:style-name="P1705">ago — <text:span text:style-name="T1144">тому назад</text:span>;</text:p>
        </text:list-item>
        <text:list-item>
          <text:p text:style-name="P1706">last — <text:span text:style-name="T1144">прошлый</text:span>;</text:p>
        </text:list-item>
        <text:list-item>
          <text:p text:style-name="P1659">yesterday — вчера;</text:p>
        </text:list-item>
      </text:list>
      <text:p text:style-name="P472"/>
      <text:p text:style-name="P1107"><text:span text:style-name="T765">Past Simple часто путают с Present Perfect, потому что на русский они переводятся </text:span><text:span text:style-name="T766">почти</text:span><text:span text:style-name="T765"> одинаково. Главное отличие в том, что Present Perfect всегда будет сообщать доп</text:span><text:span text:style-name="T766">олнительную</text:span><text:span text:style-name="T765"> информацию, указывающ</text:span><text:span text:style-name="T766">ую </text:span><text:span text:style-name="T765">на настоящее время </text:span><text:span text:style-name="T766">(</text:span><text:span text:style-name="T767">чтобы сообщить</text:span><text:span text:style-name="T766"> результат).</text:span></text:p>
      <text:p text:style-name="P459"/>
      <text:p text:style-name="P460">Past Simple используется когда известен момент в прошлом. Если мы знаешь, </text:p>
      <text:p text:style-name="P460">когда произошло событие, то Present Perfect использовать нельзя.</text:p>
      <text:p text:style-name="P460"/>
      <text:p text:style-name="P237">Tom has lost his key — Том потерал ключ (у него сейчас нет ключа, </text:p>
      <text:p text:style-name="P237">потому что он его потерян).</text:p>
      <text:p text:style-name="P237"/>
      <text:p text:style-name="P237">Tom lost his key last weak — Том потерял ключ на прошлой неделе </text:p>
      <text:p text:style-name="P237">(не важно, есть у него ключ или нет).</text:p>
      <text:p text:style-name="P456"/>
      <text:p text:style-name="P457">В английском, если вопрос задается в настоящем, то и ответ должен быть в настоящем. </text:p>
      <text:p text:style-name="P457">Если вопрос в прошлом, то ответ также должен быть в прошлом.</text:p>
      <text:p text:style-name="P457"/>
      <text:p text:style-name="P457">Но если вопрос был в Present Perfect, а в ответе дается информация, когда именно это случилось, тогда необходимо отвечать в Past Simple.</text:p>
      <text:p text:style-name="P457"/>
      <text:p text:style-name="P235">Have you already started to learn English? Yes, I started to learn it 3 month ago — </text:p>
      <text:p text:style-name="P235">Ты уже начал учить английский? Да, 3 месяца назад (информация о времени).</text:p>
      <text:p text:style-name="P234"/>
      <text:p text:style-name="P458">Если вопрос содержит слово <text:span text:style-name="T492">when</text:span>, то он автоматически привязывает нас к моменту </text:p>
      <text:p text:style-name="P458">в прошлом. <text:span text:style-name="T1148">Поэтому Present Perfect в вопросах с </text:span><text:span text:style-name="T502">when</text:span><text:span text:style-name="T1148"> не используется.</text:span></text:p>
      <text:p text:style-name="P458"/>
      <text:p text:style-name="P236">Have you met him before? <text:span text:style-name="T1147">—</text:span> Вы раньше с ним встречались?</text:p>
      <text:p text:style-name="P236">When did you meet him? <text:span text:style-name="T1147">—</text:span> Когда вы встречались с ним?</text:p>
      <text:p text:style-name="P456"/>
      <text:p text:style-name="P414">Отрицания и вопросы в Past Simple</text:p>
      <text:p text:style-name="P455"/>
      <text:p text:style-name="P1109"><text:span text:style-name="T759">Отрицание представляет связку </text:span><text:span text:style-name="T585">did</text:span><text:span text:style-name="T759"> с частицей </text:span><text:span text:style-name="T585">not</text:span><text:span text:style-name="T759">, </text:span><text:span text:style-name="T769">которая ставится перед смысловым глаголом в начальной форме. </text:span><text:span text:style-name="T760">Обычно </text:span><text:span text:style-name="T769">эта связка</text:span><text:span text:style-name="T760"> сокращается до </text:span><text:span text:style-name="T586">didn`t</text:span><text:span text:style-name="T760">.</text:span></text:p>
      <text:p text:style-name="P465"/>
      <text:p text:style-name="P1109"><text:span text:style-name="T768">В вопросах </text:span><text:span text:style-name="T759">вспомогательный глагол </text:span><text:span text:style-name="T585">did</text:span><text:span text:style-name="T759"> используется </text:span><text:span text:style-name="T769">по тем же грамматическим </text:span></text:p>
      <text:p text:style-name="P1419"><text:span text:style-name="T769">правилам</text:span><text:span text:style-name="T759">, </text:span><text:span text:style-name="T760">как</text:span><text:span text:style-name="T759"> </text:span><text:span text:style-name="T585">do</text:span><text:span text:style-name="T759"> для Present Simple. </text:span></text:p>
      <text:p text:style-name="P1660"><text:soft-page-break/></text:p>
      <text:p text:style-name="P1419"><text:span text:style-name="T579">Did</text:span><text:span text:style-name="T586"> you </text:span><text:span text:style-name="T579">go</text:span><text:span text:style-name="T586"> to Los Angeles last week? - Ты </text:span><text:span text:style-name="T579">ездил</text:span><text:span text:style-name="T586"> в Лос Анжелес на прошлой неделе?</text:span></text:p>
      <text:p text:style-name="P233">I <text:span text:style-name="T1065">didn`t go</text:span> to Los Angeles, I <text:span text:style-name="T1065">went</text:span> to Bostom — Я <text:span text:style-name="T1065">не ездил</text:span> в Лос Анжелес, я <text:span text:style-name="T1065">ездил</text:span> в Бостон.</text:p>
      <text:p text:style-name="P1292"/>
      <text:p text:style-name="P419">Past Continuous</text:p>
      <text:p text:style-name="P461"/>
      <text:p text:style-name="P1112"><text:span text:style-name="T771">О</text:span><text:span text:style-name="T770">значает процесс или незаконченное действие, которое привязано к точному моменту </text:span></text:p>
      <text:p text:style-name="P1112"><text:span text:style-name="T770">в </text:span><text:span text:style-name="T902">прошлом</text:span><text:span text:style-name="T770"> (т. е. действие происходило и не было закончено).</text:span></text:p>
      <text:p text:style-name="P463"/>
      <text:p text:style-name="P1111"><text:span text:style-name="T770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74">обсуждаемая ситуация</text:span><text:span text:style-name="T770">).</text:span></text:p>
      <text:p text:style-name="P463"/>
      <text:p text:style-name="P1113"><text:span text:style-name="T771">Состоит из 2х частей: вспомогательного глагола </text:span><text:span text:style-name="T588">be</text:span><text:span text:style-name="T771"> (</text:span><text:span text:style-name="T772">формы как в Past Simple</text:span><text:span text:style-name="T771">) и смыслового глагола с окончанием </text:span><text:span text:style-name="T588">-ing</text:span><text:span text:style-name="T771">. </text:span><text:span text:style-name="T770">На русский переводится глаголом в прошедшем времени.</text:span></text:p>
      <text:p text:style-name="P464"/>
      <text:p text:style-name="P238">Last Sunday at 5 I <text:span text:style-name="T1065">was having</text:span> dinner with my friends — В прошлое воскресенье в 5 </text:p>
      <text:p text:style-name="P238">я <text:span text:style-name="T1065">ужинал</text:span> со своими друзьями (привязка к точному моменту в прошлом).</text:p>
      <text:p text:style-name="P239"/>
      <text:p text:style-name="P37"><text:span text:style-name="T1119">My parents </text:span><text:span text:style-name="T1111">were watching</text:span><text:span text:style-name="T1119"> TV when I came home yesterday — Мои родители </text:span><text:span text:style-name="T1111">смотрели</text:span><text:span text:style-name="T1119"> телевизор, когда я пришел вчера домой (незаконченное действие </text:span><text:span text:style-name="T1120">в тот момент</text:span><text:span text:style-name="T1119">).</text:span></text:p>
      <text:p text:style-name="P239"/>
      <text:p text:style-name="P1113"><text:span text:style-name="T772">В отрицаниях и вопросах </text:span><text:span text:style-name="T773">глагол </text:span><text:span text:style-name="T589">be</text:span><text:span text:style-name="T772"> ведет себя точно так же, как и </text:span><text:span text:style-name="T773">для</text:span><text:span text:style-name="T772"> Past Simple:</text:span></text:p>
      <text:p text:style-name="P38"><text:span text:style-name="T1121">W</text:span><text:span text:style-name="T1093">e weren`t reading — Мы не читали (именно тогда). Was I running? — Я бежал?</text:span></text:p>
      <text:p text:style-name="P241"/>
      <text:p text:style-name="P468">В одном предложении часто используются Past Continuous и Past Simple одновременно.</text:p>
      <text:p text:style-name="P1116"><text:span text:style-name="T775">Действие, длящееся какое-то время (</text:span><text:span text:style-name="T776">Past Continuous</text:span><text:span text:style-name="T775">) может прерываться более коротким действием (</text:span><text:span text:style-name="T776">Past Simple</text:span><text:span text:style-name="T781">)</text:span><text:span text:style-name="T775"> </text:span><text:span text:style-name="T779">либо другим Past Continuous </text:span><text:span text:style-name="T782">(смотреть по контексту)</text:span><text:span text:style-name="T779">.</text:span></text:p>
      <text:p text:style-name="P466"/>
      <text:p text:style-name="P1114"><text:span text:style-name="T775">В этом случае предложение может содержать слово </text:span><text:span text:style-name="T590">while</text:span><text:span text:style-name="T775"> </text:span><text:span text:style-name="T777">(в то время, как)</text:span><text:span text:style-name="T775"> в той части, которая относится к <text:s/></text:span><text:span text:style-name="T776">Past Continuous, </text:span><text:span text:style-name="T775">либо </text:span><text:span text:style-name="T590">when</text:span><text:span text:style-name="T775">, там, где используется Past Simple.</text:span></text:p>
      <text:p text:style-name="P466"/>
      <text:p text:style-name="P39"><text:span text:style-name="T1112">While</text:span><text:span text:style-name="T1122"> I was working in the garden, I </text:span><text:span text:style-name="T1123">kicked</text:span><text:span text:style-name="T1122"> my leg — Пока я работал в саду, я </text:span><text:span text:style-name="T1124">пнул</text:span><text:span text:style-name="T1122"> ногу.</text:span></text:p>
      <text:p text:style-name="P40"><text:span text:style-name="T1093">I was working in the garden </text:span><text:span text:style-name="T1109">when</text:span><text:span text:style-name="T1093"> I kicked my leg — </text:span><text:span text:style-name="T1123">Я работал в саду, когда </text:span><text:span text:style-name="T1124">пнул</text:span><text:span text:style-name="T1123"> ногу</text:span><text:span text:style-name="T1093">.</text:span></text:p>
      <text:p text:style-name="P242"/>
      <text:p text:style-name="P41"><text:span text:style-name="T1109">While</text:span><text:span text:style-name="T1093"> Tom was reading, Amely was watching a documentary on TV — Пока </text:span><text:span text:style-name="T1125">Т</text:span><text:span text:style-name="T1093">ом читал, </text:span></text:p>
      <text:p text:style-name="P243">Эмили смотрела документальный фильм по телевизору.</text:p>
      <text:p text:style-name="P469"/>
      <text:p text:style-name="P1115"><text:span text:style-name="T780">Если действия происходят не одновременно, а следуют одно за другим</text:span><text:span text:style-name="T778">, то в этом </text:span></text:p>
      <text:p text:style-name="P467">случае нужно использовать <text:span text:style-name="T1189">только</text:span> Past Simple.</text:p>
      <text:p text:style-name="P467"/>
      <text:p text:style-name="P240">I saw Jane in the street yesterday. I stopped and said hello — Я увидел Джейн вчера на улице. </text:p>
      <text:p text:style-name="P240">Я остановился и поздоровался (сказал «привет»).</text:p>
      <text:p text:style-name="P416"/>
      <text:p text:style-name="P416">Будущие. Future</text:p>
      <text:p text:style-name="P255"/>
      <text:p text:style-name="P260">В английском языке о будущем можно говорить не только с помощью формы Future, но и </text:p>
      <text:p text:style-name="P1122"><text:span text:style-name="T796">с помощью </text:span><text:span text:style-name="T800">формы</text:span><text:span text:style-name="T796"> </text:span><text:span text:style-name="T798">Present</text:span><text:span text:style-name="T796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59"/>
      <text:p text:style-name="P1121"><text:span text:style-name="T797">Другие варианты Future (кроме </text:span><text:span text:style-name="T799">Future </text:span><text:span text:style-name="T797">Simple) используются редко, </text:span><text:span text:style-name="T799">т. к.</text:span><text:span text:style-name="T797"> они громоздкие и довольно неудобные. В современном английском можно обойтись без них.</text:span></text:p>
      <text:p text:style-name="P259"/>
      <text:p text:style-name="P1119"><text:soft-page-break/><text:span text:style-name="T237">На будущ</text:span><text:span text:style-name="T238">и</text:span><text:span text:style-name="T237">е могут также указы</text:span><text:span text:style-name="T238">вать</text:span><text:span text:style-name="T237"> модальные глаголы </text:span><text:span text:style-name="T239">и оборот </text:span><text:span text:style-name="T150">be going to</text:span><text:span text:style-name="T240">, </text:span><text:span text:style-name="T239">который </text:span></text:p>
      <text:p text:style-name="P1719"><text:span text:style-name="T239">в основном</text:span><text:span text:style-name="T240"> встречается </text:span><text:span text:style-name="T239">в разговорной речи и нередко используется вместо Future Simple.</text:span></text:p>
      <text:p text:style-name="P1719"><text:span text:style-name="T325"/></text:p>
      <text:p text:style-name="P1719"><text:span text:style-name="T1058">Present Continuous в значении будущего</text:span></text:p>
      <text:p text:style-name="P261"/>
      <text:p text:style-name="P261">Используется, чтобы сказать о личных планах. В предложении обычно указывается дата </text:p>
      <text:p text:style-name="P261">или время, связанные с будущим. Переводить можно как будущим так и настоящим.</text:p>
      <text:p text:style-name="P261"/>
      <text:p text:style-name="P969">What are you doing on Satureday? <text:span text:style-name="T381">—</text:span> Что ты делаешь в субботу? (какие у тебя планы?)</text:p>
      <text:p text:style-name="P978">I am flying to London tomorrow — <text:span text:style-name="T1190">Завтра я лечу в Лондон (личный план)</text:span></text:p>
      <text:p text:style-name="P978"/>
      <text:p text:style-name="P873">Present Simple в значении будущего</text:p>
      <text:p text:style-name="P979"/>
      <text:p text:style-name="P262"><text:span text:style-name="T327">Используется, чтобы сказать о том, что </text:span><text:span text:style-name="T329">что-то </text:span><text:span text:style-name="T327">должно произойти по рассписанию, либо </text:span></text:p>
      <text:p text:style-name="P262"><text:span text:style-name="T327">о собственном графике. </text:span><text:span text:style-name="T328">Переводить можно как будущим так и настоящим.</text:span></text:p>
      <text:p text:style-name="P883"/>
      <text:p text:style-name="P883">Ключевое отличие от Present Continuous в том, что расписание не зависит от говорящего, </text:p>
      <text:p text:style-name="P1117"><text:span text:style-name="T158">т. е. речь может идти </text:span><text:span text:style-name="T159">о </text:span><text:span text:style-name="T158">рассписании транспорта, сеансов в кино и т. </text:span><text:span text:style-name="T159">п</text:span><text:span text:style-name="T158">.</text:span></text:p>
      <text:p text:style-name="P980">My airplane flies at 6 o`clock tomorrow — Мой самолет летит завтра в 6 (рассписание)</text:p>
      <text:p text:style-name="P1293"><text:span text:style-name="T108">What time do you finish work tommorow? </text:span><text:span text:style-name="T109">— </text:span><text:span text:style-name="T108">В какое время ты заканчиваешь работу завтра?</text:span></text:p>
      <text:p text:style-name="P982"/>
      <text:p text:style-name="P874">Оборот <text:span text:style-name="T492">be going to</text:span></text:p>
      <text:p text:style-name="P884"/>
      <text:p text:style-name="P1118"><text:span text:style-name="T160">Подразумевает, что человек говорит не о спонтанном решении что-либо сделать, </text:span><text:span text:style-name="T163">а о заранее </text:span><text:span text:style-name="T164">продуманных</text:span><text:span text:style-name="T163"> действиях. </text:span><text:span text:style-name="T160">На русский переводится как «собираюсь сделать».</text:span></text:p>
      <text:p text:style-name="P884"/>
      <text:p text:style-name="P264"><text:span text:style-name="T326">Чтобы использовать, нужно поставить глагол </text:span><text:span text:style-name="T108">be</text:span><text:span text:style-name="T326"> в форму </text:span><text:span text:style-name="T108">am/is/are</text:span><text:span text:style-name="T326">, а смысловой глагол оставить в начальной форме, после </text:span><text:span text:style-name="T108">going to</text:span><text:span text:style-name="T326">.</text:span></text:p>
      <text:p text:style-name="P884"/>
      <text:p text:style-name="P981">I`m going to meet my friends tomorrow — Я собираюсь встретиться с друзьями завтра.</text:p>
      <text:p text:style-name="P1284"><text:span text:style-name="T46">I`m going to go</text:span><text:span text:style-name="T336"> out after I finish my work — Я собираюсь погулять после, как закончу работу.</text:span></text:p>
      <text:p text:style-name="P884"/>
      <text:p text:style-name="P1120"><text:span text:style-name="T160">В разговорной </text:span><text:span text:style-name="T164">стиле</text:span><text:span text:style-name="T161"> </text:span><text:span text:style-name="T162">этот </text:span><text:span text:style-name="T161">оборот </text:span><text:span text:style-name="T160">очень часто </text:span><text:span text:style-name="T164">записывается</text:span><text:span text:style-name="T160"> как </text:span><text:span text:style-name="T110">gonna</text:span><text:span text:style-name="T160"> </text:span><text:span text:style-name="T110">[гона].</text:span></text:p>
      <text:p text:style-name="P983"/>
      <text:p text:style-name="P265"><text:span text:style-name="T326">Также его используют, когда очевидно, что вот-вот случится какое-то действие. В этом случае </text:span><text:span text:style-name="T108">be goin to </text:span><text:span text:style-name="T326">передает оттенок неизбежности происходящего и применяется по отношению </text:span></text:p>
      <text:p text:style-name="P885">к постороннему человеку или объетку.</text:p>
      <text:p text:style-name="P885"/>
      <text:p text:style-name="P984">Look! He`s going to fall — Смотри! Он сейчас упадет.</text:p>
      <text:p text:style-name="P984">The sky is dark. It`s going to rain — Небо темное. Сейчас пойдет дождь.</text:p>
      <text:p text:style-name="P876"/>
      <text:p text:style-name="P875">Future Simple</text:p>
      <text:p text:style-name="P886"/>
      <text:p text:style-name="P1123"><text:span text:style-name="T165">Сообщает о будущих, еще не случившихся событиях. </text:span><text:span text:style-name="T166">Эта форма говорит о том, что человек сделает что-то в будущем, но решение он принял в момент речи, </text:span><text:span text:style-name="T167">т. е. описывает не спланированные, а спонтанные дейсвтия. </text:span></text:p>
      <text:p text:style-name="P889"/>
      <text:p text:style-name="P1123"><text:span text:style-name="T168">В</text:span><text:span text:style-name="T167"> предложени</text:span><text:span text:style-name="T168">ях</text:span><text:span text:style-name="T167"> </text:span><text:span text:style-name="T168">будут </text:span><text:span text:style-name="T167">часто </text:span><text:span text:style-name="T168">попадаться слова</text:span><text:span text:style-name="T167">, </text:span><text:span text:style-name="T168">выражающие</text:span><text:span text:style-name="T167"> мнение: <text:s/></text:span><text:span text:style-name="T111">I think </text:span><text:span text:style-name="T112">(я думаю)</text:span><text:span text:style-name="T111">, </text:span></text:p>
      <text:p text:style-name="P1123"><text:span text:style-name="T111">I`m sure </text:span><text:span text:style-name="T112">(я уверен), I hope (я надеюсь), </text:span><text:span text:style-name="T111">probably (возможно).</text:span><text:span text:style-name="T112"> </text:span></text:p>
      <text:p text:style-name="P893"/>
      <text:p text:style-name="P888">Схема состоит из 2х частей: вспомогательного глагола <text:span text:style-name="T492">will </text:span><text:span text:style-name="T1194">(заменяет </text:span><text:span text:style-name="T503">do/did</text:span><text:span text:style-name="T1194">)</text:span> </text:p>
      <text:p text:style-name="P888">и смыслового глагола в начальной форме. </text:p>
      <text:p text:style-name="P986"><text:soft-page-break/></text:p>
      <text:p text:style-name="P888"><text:span text:style-name="T492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92">not</text:span>.</text:p>
      <text:p text:style-name="P887"/>
      <text:p text:style-name="P887">В речи и на письме <text:span text:style-name="T492">will</text:span> обычно сокращается до <text:span text:style-name="T492">`ll</text:span>, а отрицание <text:span text:style-name="T492">will</text:span> <text:span text:style-name="T492">not</text:span> д<text:span text:style-name="T1193">о</text:span> <text:span text:style-name="T492">won`t</text:span>.</text:p>
      <text:p text:style-name="P887"/>
      <text:p text:style-name="P985">We <text:span text:style-name="T1065">will</text:span> proobably <text:span text:style-name="T1065">meet</text:span> soon — Мы, возможно, скоро <text:span text:style-name="T1065">встретимся</text:span>.</text:p>
      <text:p text:style-name="P985">I hope everything <text:span text:style-name="T1065">will be</text:span> fine — Надеюсь, все <text:span text:style-name="T1065">будет </text:span>хорошо.</text:p>
      <text:p text:style-name="P985"><text:span text:style-name="T1065">Will</text:span> you <text:span text:style-name="T1065">be</text:span> at home toworrow? No, I won`t — <text:span text:style-name="T1192">Ты </text:span><text:span text:style-name="T1067">будешь</text:span><text:span text:style-name="T1192"> завтра дома? Нет</text:span>.</text:p>
      <text:p text:style-name="P887"/>
      <text:p text:style-name="P892">Чтобы правильно подобрать нужную форму, нужно отталкиваться от контекста:</text:p>
      <text:list xml:id="list1900534188" text:style-name="L31">
        <text:list-item>
          <text:p text:style-name="P1521">I will do — я сделаю (считаю/верю, что сделаю это);</text:p>
        </text:list-item>
        <text:list-item>
          <text:p text:style-name="P1522">I am doing — я сделаю (потому что уже спланировал это);</text:p>
        </text:list-item>
        <text:list-item>
          <text:p text:style-name="P1522">I am going to do — я собираюсь сделать (ключевое слово «собираюсь»).</text:p>
        </text:list-item>
      </text:list>
      <text:p text:style-name="P890"/>
      <text:p text:style-name="P891">Нередко, вместо will используется модальный глагол might:</text:p>
      <text:p text:style-name="P988">I might do it — Наверное, я сделаю это.</text:p>
      <text:p text:style-name="P987"/>
      <text:p text:style-name="P1086">Модальные глаголы</text:p>
      <text:p text:style-name="P989"/>
      <text:p text:style-name="P896">Это особенные глаголы, которые одновременно:</text:p>
      <text:list xml:id="list3314413297" text:style-name="L32">
        <text:list-item>
          <text:p text:style-name="P1523">передают смысл (используются как смысловые глаголы);</text:p>
        </text:list-item>
        <text:list-item>
          <text:p text:style-name="P1523">передают время (привязывают дейсвтие к какому-то времени);</text:p>
        </text:list-item>
        <text:list-item>
          <text:p text:style-name="P1523">используются по тем же правилами, что и вспомогательные глаголы.</text:p>
        </text:list-item>
      </text:list>
      <text:p text:style-name="P894"/>
      <text:p text:style-name="P894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94">а в отрицаниях используются вместе с частицей <text:span text:style-name="T492">not</text:span>.</text:p>
      <text:p text:style-name="P894"/>
      <text:p text:style-name="P1132"><text:span text:style-name="T171">Модальные глаголы не имеют окончаний и дополнительных форм. </text:span><text:span text:style-name="T193">Т. е. </text:span><text:span text:style-name="T171">не меняются в зависимости от подлежащего </text:span><text:span text:style-name="T193">(нет окончания -s, если подлежащее he/she/it и </text:span><text:span text:style-name="T194">пр</text:span><text:span text:style-name="T193">)</text:span><text:span text:style-name="T171">. </text:span></text:p>
      <text:p text:style-name="P895"/>
      <text:p text:style-name="P902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02"/>
      <text:p text:style-name="P903"><text:span text:style-name="T1215">После модального глагола почти всегда </text:span><text:span text:style-name="T1217">идет</text:span><text:span text:style-name="T1215"> смысловой глагол в начальной форме, </text:span><text:span text:style-name="T1218">но </text:span><text:span text:style-name="T1215">без частицы </text:span><text:span text:style-name="T508">to. </text:span><text:span text:style-name="T1216">Также смысловой глагол в начальной форме идет после модальных кострукций.</text:span></text:p>
      <text:p text:style-name="P902"/>
      <text:p text:style-name="P1294"><text:span text:style-name="T193">М</text:span><text:span text:style-name="T157">одальные глаголы: </text:span><text:span text:style-name="T108">can, could, must, might, may, should, would, will, shall</text:span><text:span text:style-name="T157">.</text:span></text:p>
      <text:p text:style-name="P1158"><text:span text:style-name="T183">М</text:span><text:span text:style-name="T229">одальные конструкции: </text:span><text:span text:style-name="T142">be able to, have to, used to</text:span><text:span text:style-name="T229">.</text:span></text:p>
      <text:p text:style-name="P904"/>
      <text:p text:style-name="P1158"><text:span text:style-name="T323">Глаголы </text:span><text:span text:style-name="T153">w</text:span><text:span text:style-name="T154">ill</text:span><text:span text:style-name="T324"> и </text:span><text:span text:style-name="T153">s</text:span><text:span text:style-name="T154">hall</text:span></text:p>
      <text:p text:style-name="P905"/>
      <text:p text:style-name="P1295"><text:span text:style-name="T157">В Future Simple </text:span><text:span text:style-name="T108">will</text:span><text:span text:style-name="T157"> используется как вспомогательный глагол. Но иногда он также</text:span></text:p>
      <text:p text:style-name="P1295"><text:span text:style-name="T157">используется как модальный глагол. Это касается ситуац</text:span><text:span text:style-name="T169">и</text:span><text:span text:style-name="T157">й, когда нужно предложить свою помощь либо обратиться за помощью самому.</text:span></text:p>
      <text:p text:style-name="P906"/>
      <text:p text:style-name="P990">You luggage is heavy. I`ll help you — У вас тяжелый багаж. Я помогу вам.</text:p>
      <text:p text:style-name="P990">Will you help me? — Ты мне поможешь?</text:p>
      <text:p text:style-name="P906"/>
      <text:p text:style-name="P1125"><text:soft-page-break/><text:span text:style-name="T169">Ситуации с </text:span><text:span text:style-name="T113">will</text:span><text:span text:style-name="T169"> переводятся будущим, а с </text:span><text:span text:style-name="T113">won`t </text:span><text:span text:style-name="T169">— настоящим. </text:span><text:span text:style-name="T113">Won`t</text:span><text:span text:style-name="T169"> означает </text:span></text:p>
      <text:p text:style-name="P898">«отказывается» (не смотря на мои ожидание, действие не происходит).</text:p>
      <text:p text:style-name="P897"/>
      <text:p text:style-name="P991">What`s wrong? My Car won`t start — Что случилось? Моя машина не заводится. </text:p>
      <text:p text:style-name="P991">(отказывается заводиться)</text:p>
      <text:p text:style-name="P897"/>
      <text:p text:style-name="P1124"><text:span text:style-name="T170">Модальный глагол </text:span><text:span text:style-name="T114">shall</text:span><text:span text:style-name="T170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4">will</text:span><text:span text:style-name="T170">.</text:span></text:p>
      <text:p text:style-name="P899"/>
      <text:p text:style-name="P1124"><text:span text:style-name="T170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4">I</text:span><text:span text:style-name="T170"> или </text:span><text:span text:style-name="T114">we</text:span><text:span text:style-name="T170">.</text:span></text:p>
      <text:p text:style-name="P899"/>
      <text:p text:style-name="P992">Shall I close the door? - Я закрою дверь? (вы не против, если я закрою дверь?)</text:p>
      <text:p text:style-name="P42"><text:span text:style-name="T330">S</text:span><text:span text:style-name="T326">hall we dance? - Потанцуем? (вы не против потанцевать?)</text:span></text:p>
      <text:p text:style-name="P897"/>
      <text:p text:style-name="P877"><text:span text:style-name="T1200">Глаголы </text:span><text:span text:style-name="T505">c</text:span><text:span text:style-name="T492">an</text:span> и <text:span text:style-name="T505">c</text:span><text:span text:style-name="T492">ould</text:span></text:p>
      <text:p text:style-name="P899"/>
      <text:p text:style-name="P1130"><text:span text:style-name="T126">Can</text:span><text:span text:style-name="T172"> переводится как «умею», «могу», «смогу». </text:span><text:span text:style-name="T191">С</text:span><text:span text:style-name="T172"> частицей </text:span><text:span text:style-name="T126">not</text:span><text:span text:style-name="T172"> в пишется либо </text:span></text:p>
      <text:p text:style-name="P739"><text:span text:style-name="T172">слитно — </text:span><text:span text:style-name="T126">cannot</text:span><text:span text:style-name="T172">, либо сокращенно — </text:span><text:span text:style-name="T126">can`t</text:span><text:span text:style-name="T172">. </text:span><text:span text:style-name="T191">М</text:span><text:span text:style-name="T173">ожет передавать следующие значения:</text:span></text:p>
      <text:list xml:id="list400559619" text:style-name="L33">
        <text:list-item>
          <text:p text:style-name="P1707"><text:span text:style-name="T172">у</text:span><text:span text:style-name="T173">мственные или физические возможности, умение что-то сделать;</text:span></text:p>
        </text:list-item>
        <text:list-item>
          <text:p text:style-name="P1524">разрешение или запрет что-то cделать;</text:p>
        </text:list-item>
        <text:list-item>
          <text:p text:style-name="P1524">просьба или предложение о помощи;</text:p>
        </text:list-item>
        <text:list-item>
          <text:p text:style-name="P1524">неуверенность в совершении действия (в вопросах).</text:p>
        </text:list-item>
      </text:list>
      <text:p text:style-name="P901"/>
      <text:p text:style-name="P43"><text:span text:style-name="T331">H</text:span><text:span text:style-name="T326">e can understand my English — Он может понимать мой английский.</text:span></text:p>
      <text:p text:style-name="P993">You can`t smoke here — Ты не можешь сдесь курить.</text:p>
      <text:p text:style-name="P993">Can I help you? - Я могу вам помочь?</text:p>
      <text:p text:style-name="P907"/>
      <text:p text:style-name="P1296"><text:span text:style-name="T172">В </text:span><text:span text:style-name="T157">разговорной речи </text:span><text:span text:style-name="T108">can</text:span><text:span text:style-name="T157"> широко используется именно, когда нужно спросить разрешение </text:span></text:p>
      <text:p text:style-name="P1297"><text:span text:style-name="T157">что-то сделать. </text:span><text:span text:style-name="T197">Е</text:span><text:span text:style-name="T195">сли нужно спросить разрешение вежливо, то используется may.</text:span></text:p>
      <text:p text:style-name="P942"/>
      <text:p text:style-name="P1133"><text:span text:style-name="T128">Can</text:span><text:span text:style-name="T129"> I use your phone? / May I use your phone? - Я мог</text:span><text:span text:style-name="T128">у</text:span><text:span text:style-name="T129"> воспольз</text:span><text:span text:style-name="T128">оваться</text:span><text:span text:style-name="T129"> </text:span></text:p>
      <text:p text:style-name="P1133"><text:span text:style-name="T128">твоим/</text:span><text:span text:style-name="T129">вашим телефоном?</text:span></text:p>
      <text:p text:style-name="P900"/>
      <text:p text:style-name="P1298"><text:span text:style-name="T108">Could [куд] </text:span><text:span text:style-name="T157">переводится как «мог», «мог бы» и является прошедшей формой от </text:span><text:span text:style-name="T108">can</text:span><text:span text:style-name="T157">. </text:span></text:p>
      <text:p text:style-name="P908">Его следует использовать, когда мы говорим о том, что что-то умели или могли в прошлом.</text:p>
      <text:p text:style-name="P941">Также <text:span text:style-name="T492">could</text:span> <text:span text:style-name="T1219">применяется</text:span> в качестве официальной формы обращения.</text:p>
      <text:p text:style-name="P908"/>
      <text:p text:style-name="P994">I could read at the age of 4 — Я мог читать в 4 года.</text:p>
      <text:p text:style-name="P994">This story could be true — Эта история могла бы быть правдой.</text:p>
      <text:p text:style-name="P881"/>
      <text:p text:style-name="P881"><text:span text:style-name="T1198">К</text:span>онструкция <text:span text:style-name="T492">be able to</text:span></text:p>
      <text:p text:style-name="P909"/>
      <text:p text:style-name="P910">Дублирует по значению модальные глаголы <text:span text:style-name="T492">can/could</text:span>. Говорит о возможности </text:p>
      <text:p text:style-name="P910">соверишить действие. <text:span text:style-name="T1213">В настоящем времени </text:span><text:span text:style-name="T1197">заменяется модальным глаголом </text:span><text:span text:style-name="T504">can</text:span><text:span text:style-name="T1213">.</text:span></text:p>
      <text:p text:style-name="P910"/>
      <text:p text:style-name="P911">В этой конструкции глагол <text:span text:style-name="T492">be</text:span> передает время:</text:p>
      <text:list xml:id="list3007224411" text:style-name="L34">
        <text:list-item>
          <text:p text:style-name="P1525">am/is/are able to — могу/может/могут (есть возможность);</text:p>
        </text:list-item>
        <text:list-item>
          <text:p text:style-name="P1525">was/were able to — смог/смогли;</text:p>
        </text:list-item>
        <text:list-item>
          <text:p text:style-name="P1525">will be able to — смогу/сможет/смогут.</text:p>
        </text:list-item>
      </text:list>
      <text:p text:style-name="P912"/>
      <text:p text:style-name="P1126"><text:soft-page-break/><text:span text:style-name="T115">B</text:span><text:span text:style-name="T116">e able to</text:span><text:span text:style-name="T174"> передает оттенок </text:span><text:span text:style-name="T175">того, что </text:span><text:span text:style-name="T178">человек</text:span><text:span text:style-name="T175"> обычно не может сделать, но именно тогда </text:span></text:p>
      <text:p text:style-name="P1126"><text:span text:style-name="T175">смог (в прошедшем) или сможет (в будущем).</text:span><text:span text:style-name="T174"> </text:span><text:span text:style-name="T175">Т</text:span><text:span text:style-name="T174">. е. не «мог</text:span><text:span text:style-name="T175">у</text:span><text:span text:style-name="T174">», а «</text:span><text:span text:style-name="T175">смогу</text:span><text:span text:style-name="T174">».</text:span></text:p>
      <text:p text:style-name="P995"/>
      <text:p text:style-name="P995">Stacey talked rather quickly, but I was able to understand her — Стэйси говорила довольно быстро, но я смог понять её.</text:p>
      <text:p text:style-name="P995"/>
      <text:p text:style-name="P995">If I learn French, I will be able to understand it — Если я буду учить французский, </text:p>
      <text:p text:style-name="P995">я смогу понимать его.</text:p>
      <text:p text:style-name="P995"/>
      <text:p text:style-name="P878"><text:span text:style-name="T1200">Глаголы </text:span><text:span text:style-name="T505">m</text:span><text:span text:style-name="T492">ight</text:span> и <text:span text:style-name="T505">m</text:span><text:span text:style-name="T492">ay</text:span></text:p>
      <text:p text:style-name="P995"/>
      <text:p text:style-name="P1131"><text:span text:style-name="T192">M</text:span><text:span text:style-name="T119">ight [майт]</text:span><text:span text:style-name="T176"> переводится как «может» или «мог бы», </text:span><text:span text:style-name="T183">а</text:span><text:span text:style-name="T1202"> т</text:span>акже <text:span text:style-name="T176">наречием </text:span><text:span text:style-name="T181">«возможно», «вероятно», </text:span><text:span text:style-name="T182">«должно быть», </text:span><text:span text:style-name="T181">«наверное»</text:span><text:span text:style-name="T176">. </text:span></text:p>
      <text:p text:style-name="P938"/>
      <text:p text:style-name="P913">Он указывает на вероятность того, что ситуация может происходить сейчас или произойти </text:p>
      <text:p text:style-name="P913">в ближайшем будущем. Является синонимом фразе <text:span text:style-name="T492">it is possible that</text:span> (возможно, что).</text:p>
      <text:p text:style-name="P1012"/>
      <text:p text:style-name="P1299"><text:span text:style-name="T108">Look at the sky. It might rain — Посмотри на небо. Возможно </text:span><text:span text:style-name="T118">пойдет дождь.</text:span></text:p>
      <text:p text:style-name="P1300"><text:span text:style-name="T118">M</text:span><text:span text:style-name="T108">ight Tom call in the evening? - Том может позвонить вечером? (может</text:span><text:span text:style-name="T120"> ли он позвонить</text:span><text:span text:style-name="T108">?)</text:span></text:p>
      <text:p text:style-name="P995"/>
      <text:p text:style-name="P1166"><text:span text:style-name="T192">Отрицание</text:span><text:span text:style-name="T177"> </text:span><text:span text:style-name="T117">might</text:span><text:span text:style-name="T177"> </text:span><text:span text:style-name="T117">not</text:span><text:span text:style-name="T177"> </text:span><text:span text:style-name="T192">сокращается до</text:span><text:span text:style-name="T177"> </text:span><text:span text:style-name="T117">mightn`t [майтэнт]</text:span><text:span text:style-name="T177">.</text:span></text:p>
      <text:p text:style-name="P939"/>
      <text:p text:style-name="P1166"><text:span text:style-name="T176">Модальный глагол </text:span><text:span text:style-name="T119">may</text:span><text:span text:style-name="T176"> в современном английском используется </text:span><text:span text:style-name="T177">редко</text:span><text:span text:style-name="T176">. Но его часто применяют, когда нужно предложить помощь незнакомому человеку. </text:span><text:span text:style-name="T196">Он п</text:span><text:span text:style-name="T176">ереводится как «иметь возможность» и по сути </text:span><text:span text:style-name="T177">взаимозаменяем с</text:span><text:span text:style-name="T176"> </text:span><text:span text:style-name="T119">might</text:span><text:span text:style-name="T176">.</text:span></text:p>
      <text:p text:style-name="P996"/>
      <text:p text:style-name="P996">May I help you, sir? Я могу вам помочь, сэр? (имею ли я возможность вам помочь?)</text:p>
      <text:p text:style-name="P940"/>
      <text:p text:style-name="P879"><text:span text:style-name="T1201">Глагол </text:span><text:span text:style-name="T506">m</text:span><text:span text:style-name="T492">ust</text:span></text:p>
      <text:p text:style-name="P914"/>
      <text:p text:style-name="P1134"><text:span text:style-name="T198">О</text:span><text:span text:style-name="T182">дин из самых распространенных в речи модальных глаголов. </text:span><text:span text:style-name="T199">И</text:span><text:span text:style-name="T182">спользуется в настоящем времени. Переводится как «должен», «обязан» или «должно быть», «</text:span><text:span text:style-name="T179">наверное»</text:span><text:span text:style-name="T182">.</text:span></text:p>
      <text:p text:style-name="P915"/>
      <text:p text:style-name="P738"><text:span text:style-name="T179">П</text:span><text:span text:style-name="T173">ереда</text:span><text:span text:style-name="T179">ет</text:span><text:span text:style-name="T173"> следующие значения</text:span><text:span text:style-name="T180">:</text:span></text:p>
      <text:list xml:id="list347790562" text:style-name="L35">
        <text:list-item>
          <text:p text:style-name="P1526">необходимость, обязанность, долг;</text:p>
        </text:list-item>
        <text:list-item>
          <text:p text:style-name="P1527">настойчивый совет, приказ, запрет (в отрицаниях);</text:p>
        </text:list-item>
      </text:list>
      <text:p text:style-name="P1013"/>
      <text:p text:style-name="P1013">I must go — Я должен идти. </text:p>
      <text:p text:style-name="P999">He must not be at home now — <text:s/><text:span text:style-name="T1212">О</text:span>н не должен сейчас быть дома.</text:p>
      <text:p text:style-name="P1158"><text:span text:style-name="T143">Must we hurry? — Нам нужно торопиться? </text:span><text:span text:style-name="T144">(должны ли мы торопиться?)</text:span></text:p>
      <text:p text:style-name="P999"/>
      <text:p text:style-name="P1283"><text:span text:style-name="T180">Отрицание </text:span><text:span text:style-name="T127">must not</text:span><text:span text:style-name="T180"> </text:span><text:span text:style-name="T192">означает</text:span><text:span text:style-name="T180"> «нельзя», «запрещено». </text:span></text:p>
      <text:p text:style-name="P1283"><text:span text:style-name="T180">Сокращается до </text:span><text:span text:style-name="T127">musn`t [мазнт]</text:span><text:span text:style-name="T180">.</text:span></text:p>
      <text:p text:style-name="P997"/>
      <text:p text:style-name="P997">You musn`t park here — Здесь нельзя парковаться.</text:p>
      <text:p text:style-name="P915"/>
      <text:p text:style-name="P916">Когда <text:span text:style-name="T492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16"/>
      <text:p text:style-name="P998">She has worked so hard these days. She must<text:span text:style-name="T1065"> </text:span>be very tired — </text:p>
      <text:p text:style-name="P998">Она так много работала в эти дни. Она, наверное, очень <text:span text:style-name="T1199">уставшая.</text:span></text:p>
      <text:p text:style-name="P1534"/>
      <text:p text:style-name="P1510">Конструкция <text:span text:style-name="T492">have to</text:span></text:p>
      <text:p text:style-name="P917"/>
      <text:p text:style-name="P919">Дублирует по значению модальный глагол <text:span text:style-name="T492">must</text:span>. Говорит об обязанностях, </text:p>
      <text:p text:style-name="P919">которые человек вынежден выполнять <text:span text:style-name="T1214">не по свое воле</text:span>. </text:p>
      <text:p text:style-name="P918"/>
      <text:p text:style-name="P918">В настоящем времени <text:span text:style-name="T492">have to</text:span> и <text:span text:style-name="T492">must</text:span> взаимозаменяемы и часто разницы между ними нет.</text:p>
      <text:p text:style-name="P918">Однако <text:span text:style-name="T492">must</text:span> означает необходимость, которая исходит от самого человека, </text:p>
      <text:p text:style-name="P918">а <text:span text:style-name="T492">have to</text:span> говорит о необходимости, исходящей извне.</text:p>
      <text:p text:style-name="P918"/>
      <text:p text:style-name="P1000">I must do it — Я должен это сделать (это мой долг).</text:p>
      <text:p text:style-name="P1000">I have to do it — Я должен это сделать (того требуют обстоятельства).</text:p>
      <text:p text:style-name="P918"/>
      <text:p text:style-name="P1127"><text:span text:style-name="T121">Have to</text:span><text:span text:style-name="T184">, в отличие от </text:span><text:span text:style-name="T121">must</text:span><text:span text:style-name="T184">, может употребляться во всех временах. Форма в будущем </text:span></text:p>
      <text:p text:style-name="P920">времени используется редко и ее предпочитают заменять на форму настоящего.</text:p>
      <text:p text:style-name="P920"/>
      <text:p text:style-name="P920">Отрицательная и вопросительная форма образуется с помощью вспомогательных </text:p>
      <text:p text:style-name="P1127"><text:span text:style-name="T184">глаголов </text:span><text:span text:style-name="T121">do/did/will</text:span><text:span text:style-name="T184">. (</text:span><text:span text:style-name="T200">здесь </text:span><text:span text:style-name="T121">have</text:span><text:span text:style-name="T184"> ведет себя как смысловой глагол).</text:span></text:p>
      <text:p text:style-name="P1002"/>
      <text:p text:style-name="P1001"><text:span text:style-name="T1222">I </text:span><text:span text:style-name="T326">had to go — Я должен был идти.</text:span></text:p>
      <text:p text:style-name="P1000">He doesn`t have to go — Он не должен идти.</text:p>
      <text:p text:style-name="P1014">Will they have to go? — Они должны будут идти?</text:p>
      <text:p text:style-name="P921"/>
      <text:p text:style-name="P1301"><text:span text:style-name="T184">В </text:span><text:span text:style-name="T157">отрицательных предложениях </text:span><text:span text:style-name="T108">have to</text:span><text:span text:style-name="T157"> и </text:span><text:span text:style-name="T108">must</text:span><text:span text:style-name="T157"> передают разный смысл. </text:span></text:p>
      <text:p text:style-name="P1301"><text:span text:style-name="T108">Must not</text:span><text:span text:style-name="T157"> выражает запрет, а </text:span><text:span text:style-name="T108">heve to</text:span><text:span text:style-name="T157"> — отсутсвие обязанности.</text:span></text:p>
      <text:p text:style-name="P965"/>
      <text:p text:style-name="P1000">You mustn`t tell anyone — Ты не должен рассказывать никому.</text:p>
      <text:p text:style-name="P1000">You don`t have to tell me everything — Можешь не рассказывать мне всего.</text:p>
      <text:p text:style-name="P920"/>
      <text:p text:style-name="P1135"><text:span text:style-name="T122">Have</text:span><text:span text:style-name="T185"> в значении «должен» всегда используется с частицей </text:span><text:span text:style-name="T122">to</text:span><text:span text:style-name="T185">. Если не поставить </text:span><text:span text:style-name="T122">to</text:span><text:span text:style-name="T185"> </text:span></text:p>
      <text:p text:style-name="P1135"><text:span text:style-name="T185">после </text:span><text:span text:style-name="T122">have</text:span><text:span text:style-name="T185">, то этот глагол будет ознать «иметь». </text:span></text:p>
      <text:p text:style-name="P920"/>
      <text:p text:style-name="P7"><text:span text:style-name="T241">Г</text:span><text:span text:style-name="T242">лагол </text:span><text:span text:style-name="T151">should</text:span></text:p>
      <text:p text:style-name="P922"/>
      <text:p text:style-name="P1136"><text:span text:style-name="T130">Should [шуд] </text:span><text:span text:style-name="T201">подходит</text:span><text:span text:style-name="T185">, чтобы дать</text:span><text:span text:style-name="T201"> вежливый</text:span><text:span text:style-name="T185"> совет. Переводится как «</text:span><text:span text:style-name="T202">следует сделать</text:span><text:span text:style-name="T185">» </text:span></text:p>
      <text:p text:style-name="P1136"><text:span text:style-name="T202">или «нужно (так поступить)». </text:span><text:span text:style-name="T204">С</text:span><text:span text:style-name="T202">вязан с на</text:span><text:span text:style-name="T204">с</text:span><text:span text:style-name="T202">тоящим и будущим временем. Грамматически использ</text:span><text:span text:style-name="T201">уется</text:span><text:span text:style-name="T202"> по тем же правилами, что и другие модальные глаголы.</text:span></text:p>
      <text:p text:style-name="P925"/>
      <text:p text:style-name="P66">You should be more attentive — Вам следует быть более внимательным.</text:p>
      <text:p text:style-name="P923"/>
      <text:p text:style-name="P1137"><text:span text:style-name="T203">Для</text:span><text:span text:style-name="T202"> совет</text:span><text:span text:style-name="T203">а</text:span><text:span text:style-name="T202">, помимо </text:span><text:span text:style-name="T130">should,</text:span><text:span text:style-name="T202"> можно также использовать обороты, помогающие </text:span></text:p>
      <text:p text:style-name="P1137"><text:span text:style-name="T202">выразить мненеие, например </text:span><text:span text:style-name="T130">I think, I don`t think</text:span><text:span text:style-name="T202">.</text:span></text:p>
      <text:p text:style-name="P924"/>
      <text:p text:style-name="P1003">I think you should leave — Думаю, вам пора уйти.</text:p>
      <text:p text:style-name="P1004"/>
      <text:p text:style-name="P1128"><text:span text:style-name="T123">Should</text:span><text:span text:style-name="T186"> также выражает: недоумение, удивление, возмущение. В этом случае </text:span><text:span text:style-name="T203">он</text:span><text:span text:style-name="T186"> передает эмоциональную окраску высказыванию. Отрицательная форма говорит о плохой зате</text:span><text:span text:style-name="T187">е</text:span><text:span text:style-name="T186">.</text:span></text:p>
      <text:p text:style-name="P923"/>
      <text:p text:style-name="P1003">Why should I go there? - Скакой стати мне туда идти?</text:p>
      <text:p text:style-name="P1003">You shouldn`t go there — Не нужно туда идти <text:span text:style-name="T1220">(это плохая идея)</text:span>.</text:p>
      <text:p text:style-name="P923"/>
      <text:p text:style-name="P1533"/>
      <text:p text:style-name="P1512"><text:span text:style-name="T236">Глагол </text:span><text:span text:style-name="T149">would</text:span></text:p>
      <text:p text:style-name="P926"/>
      <text:p text:style-name="P928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04">Грамматически использ</text:span><text:span text:style-name="T1205">уется</text:span><text:span text:style-name="T1204"> по тем же правилами, что и другие модальные глаголы.</text:span></text:p>
      <text:p text:style-name="P927"/>
      <text:p text:style-name="P931">При переводе <text:span text:style-name="T492">would</text:span>, <text:span text:style-name="T1205">по сути, </text:span>выпадает, а идущий после него смысловой глагол, используется с частицей<text:span text:style-name="T507"> </text:span><text:span text:style-name="T492">to</text:span>. <text:span text:style-name="T507">Would</text:span><text:span text:style-name="T1207"> часто сокращается до </text:span><text:span text:style-name="T507">`d</text:span><text:span text:style-name="T1207"> и произносится как одна буква (поэтому поначалу расслышать </text:span><text:span text:style-name="T507">would</text:span><text:span text:style-name="T1207"> в предложении довольно сложно).</text:span></text:p>
      <text:p text:style-name="P927"/>
      <text:p text:style-name="P929"><text:span text:style-name="T1203">В</text:span>стречается в вариантах, <text:span text:style-name="T1221">когда</text:span>:</text:p>
      <text:list xml:id="list3300756184" text:style-name="L36">
        <text:list-item>
          <text:p text:style-name="P1528">соответствует русской частице «бы» (когда представляют ситуацию);</text:p>
        </text:list-item>
        <text:list-item>
          <text:p text:style-name="P1528">сообщает о привычках прошлого (в этом случае может заменяться на <text:span text:style-name="T492">used to</text:span>).</text:p>
        </text:list-item>
      </text:list>
      <text:p text:style-name="P930"/>
      <text:p text:style-name="P1005">I would like to live in New Your — Я бы хотел жить в Нью Йорке <text:span text:style-name="T1203">(представил)</text:span>.</text:p>
      <text:p text:style-name="P1006">I wouldn`t watch this film with my child — Я бы не смотрела этот фильм с моим ребенком.</text:p>
      <text:p text:style-name="P1007">Would you like to go <text:span text:style-name="T1206">to the party with us? </text:span>—<text:span text:style-name="T1206"> Ты бы хотел пойти с нами на вечеринку?</text:span></text:p>
      <text:p text:style-name="P932"/>
      <text:p text:style-name="P1167"><text:span text:style-name="T188">Фраза </text:span><text:span text:style-name="T124">would you like</text:span><text:span text:style-name="T188"> часто используется, когда хотят предложить человеку услугу</text:span><text:span text:style-name="T206">, </text:span><text:span text:style-name="T188">предмет </text:span></text:p>
      <text:p text:style-name="P1167"><text:span text:style-name="T188">и т. п. Если человек согласен, то он отвечает </text:span><text:span text:style-name="T124">I`d like to</text:span><text:span text:style-name="T188"> (</text:span><text:span text:style-name="T205">я бы хотел</text:span><text:span text:style-name="T188">) </text:span><text:span text:style-name="T205">или </text:span><text:span text:style-name="T132">I`d love to</text:span></text:p>
      <text:p text:style-name="P1167"><text:span text:style-name="T188">(с удовольствием). <text:s/></text:span><text:span text:style-name="T124">I`d like to </text:span><text:span text:style-name="T228">можно использовать вместо</text:span><text:span text:style-name="T141"> I want </text:span><text:span text:style-name="T145">(уточнить)</text:span><text:span text:style-name="T141">.</text:span></text:p>
      <text:p text:style-name="P933"/>
      <text:p text:style-name="P1138"><text:span text:style-name="T124">Would you like a cup of </text:span><text:span text:style-name="T131">tea</text:span><text:span text:style-name="T124">? Yes, I would — Вы бы хотили чашечку </text:span><text:span text:style-name="T131">чая</text:span><text:span text:style-name="T124">? Да, хотел бы.</text:span></text:p>
      <text:p text:style-name="P933"/>
      <text:p text:style-name="P1008">What would you like, coffee or tea? I`d like some cofee — Чтобы вы хотели, </text:p>
      <text:p text:style-name="P1008">кофе или чай? Я бы хотел кофе.</text:p>
      <text:p text:style-name="P933"/>
      <text:p text:style-name="P968"><text:span text:style-name="T492">Would</text:span> — это <text:span text:style-name="T492">will</text:span> в прошедшей форме. Поэтому и предложения с ним как бы </text:p>
      <text:p text:style-name="P968">в прошедшем времени (хочу → хотел бы).</text:p>
      <text:p text:style-name="P933"/>
      <text:p text:style-name="P880">Конструкция <text:span text:style-name="T492">used to</text:span></text:p>
      <text:p text:style-name="P933"/>
      <text:p text:style-name="P934">Используется, когда говорят о регулярных вещах, происходящих в прошлом. </text:p>
      <text:p text:style-name="P1129"><text:span text:style-name="T189">Британцы </text:span><text:span text:style-name="T190">предпочитают</text:span><text:span text:style-name="T189"> </text:span><text:span text:style-name="T125">used to</text:span><text:span text:style-name="T189">, американцы чаще использую </text:span><text:span text:style-name="T125">would</text:span><text:span text:style-name="T189">.</text:span></text:p>
      <text:p text:style-name="P934"/>
      <text:p text:style-name="P934">На русский <text:span text:style-name="T492">would/used to</text:span> можно перевести как «имел привычку делать» <text:span text:style-name="T1209">или</text:span> «раньше».</text:p>
      <text:p text:style-name="P935"><text:span text:style-name="T1209">Также </text:span><text:span text:style-name="T492">would/used to</text:span> <text:span text:style-name="T1209">подразумевает, что сейчас человек уже не делает того, что делал раньше.</text:span></text:p>
      <text:p text:style-name="P935"/>
      <text:p text:style-name="P936">Как правило <text:span text:style-name="T492">would</text:span> используется в ситуациях, когда указан период во время которого </text:p>
      <text:p text:style-name="P936">человек так не поступал. </text:p>
      <text:p text:style-name="P936"/>
      <text:p text:style-name="P937">После <text:span text:style-name="T492">used to</text:span> стоит глагол в начальной форме. В настоящем времени эта констуркция </text:p>
      <text:p text:style-name="P937">не используется <text:span text:style-name="T1210">(для этого есть Present Simple) </text:span>и<text:span text:style-name="T1208"> </text:span>часто <text:span text:style-name="T1208">выпадает при переводе.</text:span></text:p>
      <text:p text:style-name="P937"/>
      <text:p text:style-name="P1009">I used to live in Bristol — Раньше я жил <text:span text:style-name="T1211">в Бристоле (а сейчас нет).</text:span></text:p>
      <text:p text:style-name="P1010">I didn`t use to drink tea — Раньше я не пил чай (а теперь пью).</text:p>
      <text:p text:style-name="P1011">Did you use to play tennis? — Ты раньше играл в теннис?</text:p>
      <text:p text:style-name="P882"/>
      <text:p text:style-name="P1088"/>
      <text:p text:style-name="P1511">Повелительно наклонение. Imperative</text:p>
      <text:p text:style-name="P943"/>
      <text:p text:style-name="P944">Это способ озвучить распоряжение, приказ, <text:span text:style-name="T1223">просьбу</text:span> или призыв к действию.</text:p>
      <text:p text:style-name="P944">В речи очень часто используются предложения в форме повелительного наклонения.</text:p>
      <text:p text:style-name="P944"/>
      <text:p text:style-name="P1139"><text:span text:style-name="T207">Чтобы выразить приказ или просьбу (</text:span><text:span text:style-name="T208">настойчиво</text:span><text:span text:style-name="T207">), нужно начать предложение с глагола </text:span></text:p>
      <text:p text:style-name="P945">в начальной форме (форма повелительного наклонения только одна).</text:p>
      <text:p text:style-name="P944"/>
      <text:p text:style-name="P67"><text:span text:style-name="T332">C</text:span><text:span text:style-name="T326">ome here — Подойдите сюда ( призыв к действию).</text:span></text:p>
      <text:p text:style-name="P1015">Put your gun down! — Опусти оружие! (приказ).</text:p>
      <text:p text:style-name="P1015">Help! — Помогите! (настойчивая просьба).</text:p>
      <text:p text:style-name="P946"/>
      <text:p text:style-name="P1302"><text:span text:style-name="T157">Чтобы просьба звучала вежливее, </text:span><text:span text:style-name="T209">используют слово please: </text:span><text:span text:style-name="T133">Come here, please</text:span><text:span text:style-name="T209">.</text:span></text:p>
      <text:p text:style-name="P1303"><text:span text:style-name="T209">Е</text:span><text:span text:style-name="T157">сли </text:span><text:span text:style-name="T210">человеку предлагают угоститься едой, то часто начинают предложение с </text:span><text:span text:style-name="T134">have</text:span><text:span text:style-name="T210">.</text:span></text:p>
      <text:p text:style-name="P1016">Have a cake, please — Угощайтесь тортом, пожалуйста.</text:p>
      <text:p text:style-name="P947"/>
      <text:p text:style-name="P1345"><text:span text:style-name="T157">Глагол </text:span><text:span text:style-name="T108">have</text:span><text:span text:style-name="T157"> может входить в устойчивые обороты, связанные с пожеланием. </text:span></text:p>
      <text:p text:style-name="P947">В этом случае он обычно выпадает при переводе.</text:p>
      <text:p text:style-name="P948"/>
      <text:p text:style-name="P68"><text:span text:style-name="T333">H</text:span><text:span text:style-name="T326">ave a nice time — Приятно провести время.</text:span></text:p>
      <text:p text:style-name="P1017">Have fun — Повеселитесь.</text:p>
      <text:p text:style-name="P1017"/>
      <text:p text:style-name="P266"><text:span text:style-name="T326">Если нужно призвать человека или группу людей совершить что-то вместе, то нужно использовать </text:span><text:span text:style-name="T108">let`s (let us)</text:span><text:span text:style-name="T326"> перед глаголом. Это еще один способ говорить вежливее </text:span></text:p>
      <text:p text:style-name="P949">в повелительном наклонении.</text:p>
      <text:p text:style-name="P949"/>
      <text:p text:style-name="P1017">Let`s do it — Давай сделаем это (досл. Позволь нам сделать это).</text:p>
      <text:p text:style-name="P1017">Let`s not watch this movie — Давай не будем смотреть этот фильм.</text:p>
      <text:p text:style-name="P949"/>
      <text:p text:style-name="P266"><text:span text:style-name="T326">Если нужно попросить человека не делать что-либо, то нужно начать с </text:span><text:span text:style-name="T108">don`t</text:span><text:span text:style-name="T326">.</text:span></text:p>
      <text:p text:style-name="P1017"/>
      <text:p text:style-name="P1018">Don`t come here — Не подходи сюда. </text:p>
      <text:p text:style-name="P1018">Don`t do it — Не делай этого.</text:p>
      <text:p text:style-name="P1018"/>
      <text:p text:style-name="P1087">Пассивный<text:span text:style-name="T1231"> </text:span>залог. <text:span text:style-name="T1232">Passive Voice</text:span></text:p>
      <text:p text:style-name="P950"/>
      <text:p text:style-name="P267"><text:span text:style-name="T326">В английском языке, как и в русском, </text:span><text:span text:style-name="T334">есть 2</text:span><text:span text:style-name="T326"> вида залога: активный и пассивный.</text:span></text:p>
      <text:p text:style-name="P1140"><text:span text:style-name="T211">Активный залог </text:span><text:span text:style-name="T212">по другому</text:span><text:span text:style-name="T211"> называется действительным (я сам совершаю действие), </text:span></text:p>
      <text:p text:style-name="P951">а пассивный — страдательным (надо мной совершают действие.)</text:p>
      <text:p text:style-name="P952"/>
      <text:p text:style-name="P953">Порядок слов у предложения в пассивном залоге: </text:p>
      <text:list xml:id="list3047739907" text:style-name="L37">
        <text:list-item>
          <text:p text:style-name="P1529">подлежащее;</text:p>
        </text:list-item>
        <text:list-item>
          <text:p text:style-name="P1529">сказуемое в пассивном залоге (что сделано?);</text:p>
        </text:list-item>
        <text:list-item>
          <text:p text:style-name="P1529">дополнение;</text:p>
        </text:list-item>
        <text:list-item>
          <text:p text:style-name="P1529">обстоятельство.</text:p>
        </text:list-item>
      </text:list>
      <text:p text:style-name="P954"/>
      <text:p text:style-name="P1141"><text:span text:style-name="T213">Сказуемое в пассивном залоге состоит из 2х частей: вспомогательного глагола </text:span><text:span text:style-name="T138">be</text:span><text:span text:style-name="T213"> </text:span></text:p>
      <text:p text:style-name="P1141"><text:span text:style-name="T213">и смыслового глагола в 3й форме </text:span><text:span text:style-name="T226">(для </text:span><text:span text:style-name="T227">группы </text:span><text:span text:style-name="T226">Simple)</text:span><text:span text:style-name="T213">.</text:span></text:p>
      <text:p text:style-name="P955"/>
      <text:p text:style-name="P69"><text:span text:style-name="T337">I finished my work</text:span><text:span text:style-name="T326"> yesterday — </text:span><text:span text:style-name="T337">Я закончил работу</text:span><text:span text:style-name="T326"> вчера (активный залог).</text:span></text:p>
      <text:p text:style-name="P69"><text:span text:style-name="T337">The work was finished</text:span><text:span text:style-name="T326"> yesterday — </text:span><text:span text:style-name="T337">Работа была закончена</text:span><text:span text:style-name="T326"> вчера (пассивный залог).</text:span></text:p>
      <text:p text:style-name="P966"><text:soft-page-break/></text:p>
      <text:p text:style-name="P1146"><text:span text:style-name="T224">П</text:span><text:span text:style-name="T223">ассивный залог </text:span><text:span text:style-name="T224">обычно </text:span><text:span text:style-name="T223">используется, когда автор действия неизвестен, не важен </text:span></text:p>
      <text:p text:style-name="P268"><text:span text:style-name="T326">или намеренно скрыт. </text:span><text:span text:style-name="T335">Пассивный залог часто применяется в деловой речи.</text:span></text:p>
      <text:p text:style-name="P1019"/>
      <text:p text:style-name="P1020">This house is quite old. It was buil in 1990 — Дом старый. Он был простроен в 1990 году.</text:p>
      <text:p text:style-name="P1020">(кто построил дом — неизвестно; известен только дом, и что с ним сделали — построили).</text:p>
      <text:p text:style-name="P1021"/>
      <text:p text:style-name="P1142"><text:span text:style-name="T214">Если нужно указать </text:span><text:span text:style-name="T215">автора</text:span><text:span text:style-name="T214"> действи</text:span><text:span text:style-name="T215">я</text:span><text:span text:style-name="T214">, то это можно сделать в дополнении с использованием предлога </text:span><text:span text:style-name="T139">by</text:span><text:span text:style-name="T214"> (кем). </text:span><text:span text:style-name="T235">Автор действия стоит в конце предложения.</text:span></text:p>
      <text:p text:style-name="P956"/>
      <text:p text:style-name="P1020">Ann Karenina was written by Leo Tolstoy — Анна Каренина была написана Львом Толстым.</text:p>
      <text:p text:style-name="P1143"><text:span text:style-name="T135">(</text:span><text:span text:style-name="T136">над книгой совершили действие — ее написали</text:span><text:span text:style-name="T135">)</text:span></text:p>
      <text:p text:style-name="P1022"/>
      <text:p text:style-name="P1276"><text:span text:style-name="T216">Подлежащие </text:span><text:span text:style-name="T137">I</text:span><text:span text:style-name="T216">, в предложении с пассивным залогом, часто переводится </text:span></text:p>
      <text:p text:style-name="P957">не как «я», а как «мне/мной/меня».</text:p>
      <text:p text:style-name="P958"/>
      <text:p text:style-name="P1023">I am ignored all the time — Меня игнорируют все время.</text:p>
      <text:p text:style-name="P1023">I was born in 1990 — Я родился в 1990 году (Меня родили в 1990 году).</text:p>
      <text:p text:style-name="P1023"/>
      <text:p text:style-name="P1147"><text:span text:style-name="T216">При переводе </text:span><text:span text:style-name="T137">I was born</text:span><text:span text:style-name="T216">, не совсем понятно, что это пассивный залог </text:span><text:span text:style-name="T222">(</text:span><text:span text:style-name="T140">I</text:span><text:span text:style-name="T222"> переводится как «я»)</text:span><text:span text:style-name="T216">.</text:span></text:p>
      <text:p text:style-name="P740"><text:span text:style-name="T216">В английском таких фраз мног. </text:span><text:span text:style-name="T225">Их</text:span><text:span text:style-name="T216"> нужно просто </text:span><text:span text:style-name="T225">запомнить</text:span><text:span text:style-name="T216">, </text:span><text:span text:style-name="T217">например:</text:span></text:p>
      <text:list xml:id="list3105921866" text:style-name="L38">
        <text:list-item>
          <text:p text:style-name="P1530">be born — родился (в Past Simple);</text:p>
        </text:list-item>
        <text:list-item>
          <text:p text:style-name="P1530">be gone — умер (в Present Simple).</text:p>
        </text:list-item>
      </text:list>
      <text:p text:style-name="P959"/>
      <text:p text:style-name="P962">Present Simple Passive: </text:p>
      <text:p text:style-name="P1560">Children are taught at school — Детей учат в школе.</text:p>
      <text:p text:style-name="P960"/>
      <text:p text:style-name="P962">Past Simple Passive: </text:p>
      <text:p text:style-name="P1560">I was taught to ride a bike by my dadschool — Меня научил ездить на велосипеде папа.</text:p>
      <text:p text:style-name="P960"/>
      <text:p text:style-name="P962">Future Simple Passive: </text:p>
      <text:p text:style-name="P1560">I will be taught English at university — Меня будут учить английскому в универе.</text:p>
      <text:p text:style-name="P1024"/>
      <text:p text:style-name="P961">Present Perfect Passive <text:span text:style-name="T1228">требует дополнительно</text:span><text:span text:style-name="T1230">го</text:span><text:span text:style-name="T1228"> слов</text:span><text:span text:style-name="T1230">а</text:span><text:span text:style-name="T1228"> </text:span><text:span text:style-name="T509">been, </text:span><text:span text:style-name="T1230">после</text:span><text:span text:style-name="T510"> have</text:span><text:span text:style-name="T1228">. </text:span></text:p>
      <text:p text:style-name="P963"><text:span text:style-name="T1268">Е</text:span>сли его не указать, то предложение будет в форме активного залога (Present Perfect).</text:p>
      <text:p text:style-name="P1025"/>
      <text:p text:style-name="P1025">I have been taught an important lesson — Мне преподали важный урок.</text:p>
      <text:p text:style-name="P1026">I have <text:span text:style-name="T1229">taught an important lesson — </text:span>Я преподал важный урок.</text:p>
      <text:p text:style-name="P964"/>
      <text:p text:style-name="P960">Предложение в Present Perfect Passive можно перепутать с Present Perfect Continuous.</text:p>
      <text:p text:style-name="P960">Здесь главное в том, что в Passive смысловой глагол стоит в 3й форме, </text:p>
      <text:p text:style-name="P269"><text:span text:style-name="T326">а в Continuous — с окончанием </text:span><text:span text:style-name="T108">ing</text:span><text:span text:style-name="T326">.</text:span></text:p>
      <text:p text:style-name="P960"/>
      <text:p text:style-name="P1144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44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29"/>
      <text:p text:style-name="P1145"><text:span text:style-name="T244">Т</text:span><text:span text:style-name="T245">акже можно легко перепутать ситуации, когда be используется с прилагательным </text:span><text:span text:style-name="T246">и</text:span><text:span text:style-name="T245"> когда </text:span></text:p>
      <text:p text:style-name="P1145"><text:span text:style-name="T246">с</text:span><text:span text:style-name="T245"> пассивн</text:span><text:span text:style-name="T246">ым</text:span><text:span text:style-name="T245"> залог</text:span><text:span text:style-name="T246">ом</text:span><text:span text:style-name="T245">. Здесь важно отлич</text:span><text:span text:style-name="T246">а</text:span><text:span text:style-name="T245">ть прилагательное от глагола.</text:span></text:p>
      <text:p text:style-name="P1030"/>
      <text:p text:style-name="P667"><text:span text:style-name="T104">I am interested in art — Я</text:span><text:span text:style-name="T105"> интересуюсь</text:span><text:span text:style-name="T106"> </text:span><text:span text:style-name="T105">искусством </text:span><text:span text:style-name="T103">(interested — прилагательное)</text:span><text:span text:style-name="T105">.</text:span></text:p>
      <text:p text:style-name="P1311"><text:span text:style-name="T74">I </text:span><text:span text:style-name="T71">am ignored all the time — Меня игнорируют все время (ignored — глагол в 3й форме).</text:span></text:p>
      <text:p text:style-name="P1036"/>
      <text:p text:style-name="P1089"><text:soft-page-break/>Вопросительные предложения</text:p>
      <text:p text:style-name="P775"/>
      <text:p text:style-name="P777">Чтобы задать вопрос, нужно придерживаться обратного порядка слов, когда </text:p>
      <text:p text:style-name="P777">вспомогательный глагол стоит перед подлежащим (см. выше).</text:p>
      <text:p text:style-name="P777"/>
      <text:p text:style-name="P777">В вопросе может не быть вопросительного слова, смыслового глагола, дополнения, </text:p>
      <text:p text:style-name="P777">но в нем всегда есть вспомогательный глагол и подлежащее.</text:p>
      <text:p text:style-name="P777"/>
      <text:p text:style-name="P1212">В английском есть 5 типов вопросов: <text:span text:style-name="T1325">общий, разделительный, </text:span><text:span text:style-name="T1329">специальный, </text:span></text:p>
      <text:p text:style-name="P1384">вопрос к подлежащему и вопрос с альтернативой.</text:p>
      <text:p text:style-name="P779"/>
      <text:p text:style-name="P866">Общий вопрос</text:p>
      <text:p text:style-name="P778"/>
      <text:p text:style-name="P778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78"/>
      <text:p text:style-name="P1304"><text:span text:style-name="T247">Чтобы коротко ответить на </text:span><text:span text:style-name="T248">такой </text:span><text:span text:style-name="T247">вопрос, недостаточно просто написать </text:span><text:span text:style-name="T77">yes/no</text:span><text:span text:style-name="T247">. Нужно также добавить корешок — местоимение со вспомогательным глаголом. </text:span><text:span text:style-name="T249">Корешок</text:span><text:span text:style-name="T247"> будет указыват</text:span><text:span text:style-name="T249">ь</text:span><text:span text:style-name="T247"> на мысль, которая была сказана в предыдушем предложении:</text:span></text:p>
      <text:p text:style-name="P1065"/>
      <text:p text:style-name="P1062"><text:span text:style-name="T1065">Do you play</text:span> the piano? <text:span text:style-name="T682">—</text:span> Yes, <text:span text:style-name="T1066">I do</text:span><text:span text:style-name="T1092">.</text:span></text:p>
      <text:p text:style-name="P1063"><text:span text:style-name="T1066">Does Rita play</text:span><text:span text:style-name="T1092"> football? </text:span><text:span text:style-name="T682">— </text:span><text:span text:style-name="T1092">No, </text:span><text:span text:style-name="T1066">she doesn`t</text:span><text:span text:style-name="T1092">.</text:span> </text:p>
      <text:p text:style-name="P776"/>
      <text:p text:style-name="P866">Разделительный вопрос</text:p>
      <text:p text:style-name="P778"/>
      <text:p text:style-name="P1151"><text:span text:style-name="T250">Вопрос, который часто используется в разговорной речи, когда собеседник пытается </text:span><text:span text:style-name="T256">начать или поддержать беседу. Также с помощью таких вопросов можно </text:span><text:span text:style-name="T250">выяснить какую-то информацию на основе имеющихся фактов.</text:span></text:p>
      <text:p text:style-name="P780"/>
      <text:p text:style-name="P1148"><text:span text:style-name="T250">С</text:span><text:span text:style-name="T251">остоит из 2х частей, разделенных запятой: утверждения и противоположного корешка. </text:span></text:p>
      <text:p text:style-name="P781">Корешок можно переводить словами: «правда?» «да?», «не так ли?», «верно?»</text:p>
      <text:p text:style-name="P70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781"/>
      <text:p text:style-name="P1148"><text:span text:style-name="T251">В </text:span><text:span text:style-name="T252">корешке </text:span><text:span text:style-name="T251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82"/>
      <text:p text:style-name="P784">Если в главной части отрицание, то в корешке должно быть утверждение (и наоборот). </text:p>
      <text:p text:style-name="P44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784"/>
      <text:p text:style-name="P1719"><text:span text:style-name="T253">Если в гланой части используется </text:span><text:span text:style-name="T78">I am</text:span><text:span text:style-name="T253">, то в корешке нужно говорить </text:span></text:p>
      <text:p text:style-name="P1719"><text:span text:style-name="T78">aren`t I</text:span><text:span text:style-name="T253">, а не </text:span><text:span text:style-name="T78">amn`t I</text:span><text:span text:style-name="T320">.</text:span></text:p>
      <text:p text:style-name="P1149"><text:span text:style-name="T253"/></text:p>
      <text:p text:style-name="P1587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784"/>
      <text:p text:style-name="P785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85"/>
      <text:p text:style-name="P1150"><text:span text:style-name="T254">П</text:span><text:span text:style-name="T255">осему на такие вопросы лучше отвечать так, чтобы ответ отражал реальное </text:span></text:p>
      <text:p text:style-name="P786">положение дел, а не форму вопроса.</text:p>
      <text:p text:style-name="P786"/>
      <text:p text:style-name="P45"><text:soft-page-break/><text:span text:style-name="T55">T</text:span><text:span text:style-name="T50">hat isn`t your car, is it? Yes, it is — Это не твоя машина, да? Нет, моя</text:span></text:p>
      <text:p text:style-name="P1157"><text:span text:style-name="T85">Можно</text:span><text:span text:style-name="T71"> ответить </text:span><text:span text:style-name="T85">и так</text:span><text:span text:style-name="T71">: Yes, it is my car — Да, это моя машина.</text:span></text:p>
      <text:p text:style-name="P783"/>
      <text:p text:style-name="P868">Специальный вопрос</text:p>
      <text:p text:style-name="P787"/>
      <text:p text:style-name="P788">Самый популярный тип вопроса. Используется для получения доп. информации, </text:p>
      <text:p text:style-name="P1305"><text:span text:style-name="T243">поэтому всегда начинается с вопросительного слова </text:span><text:span text:style-name="T258">или связки</text:span><text:span text:style-name="T243">.</text:span></text:p>
      <text:p text:style-name="P789"/>
      <text:p text:style-name="P790">Вопросительные слова:</text:p>
      <text:list xml:id="list2803118489" text:style-name="L39">
        <text:list-item>
          <text:p text:style-name="P1730"><text:span text:style-name="T243">who [ху] — </text:span><text:span text:style-name="T257">кто</text:span><text:span text:style-name="T243">;</text:span></text:p>
        </text:list-item>
        <text:list-item>
          <text:p text:style-name="P1730"><text:span text:style-name="T243">whom [хум] — </text:span><text:span text:style-name="T257">кого</text:span><text:span text:style-name="T243">;</text:span></text:p>
        </text:list-item>
        <text:list-item>
          <text:p text:style-name="P1730"><text:span text:style-name="T243">whose [хуз] — </text:span><text:span text:style-name="T257">чей</text:span><text:span text:style-name="T243">;</text:span></text:p>
        </text:list-item>
        <text:list-item>
          <text:p text:style-name="P1730"><text:span text:style-name="T243">what — </text:span><text:span text:style-name="T257">что, какой</text:span><text:span text:style-name="T243">;</text:span></text:p>
        </text:list-item>
        <text:list-item>
          <text:p text:style-name="P1730"><text:span text:style-name="T243">which — </text:span><text:span text:style-name="T257">который</text:span><text:span text:style-name="T243">;</text:span></text:p>
        </text:list-item>
        <text:list-item>
          <text:p text:style-name="P1730"><text:span text:style-name="T243">where [</text:span><text:span text:style-name="T257">вэа</text:span><text:span text:style-name="T243">] — </text:span><text:span text:style-name="T257">где, куда</text:span><text:span text:style-name="T243">;</text:span></text:p>
        </text:list-item>
        <text:list-item>
          <text:p text:style-name="P1730"><text:span text:style-name="T243">when — </text:span><text:span text:style-name="T257">когда</text:span><text:span text:style-name="T243">;</text:span></text:p>
        </text:list-item>
        <text:list-item>
          <text:p text:style-name="P1730"><text:span text:style-name="T243">why [</text:span><text:span text:style-name="T257">вай</text:span><text:span text:style-name="T243">] — </text:span><text:span text:style-name="T257">зачем, почему</text:span><text:span text:style-name="T243">;</text:span></text:p>
        </text:list-item>
        <text:list-item>
          <text:p text:style-name="P1535">how [хау] — как;</text:p>
        </text:list-item>
        <text:list-item>
          <text:p text:style-name="P1730"><text:span text:style-name="T243">how often [хау офэн] — </text:span><text:span text:style-name="T257">как часто</text:span><text:span text:style-name="T243">;</text:span></text:p>
        </text:list-item>
        <text:list-item>
          <text:p text:style-name="P1730"><text:span text:style-name="T243">how many — </text:span><text:span text:style-name="T257">сколько (исчисляемые существительные)</text:span><text:span text:style-name="T243">;</text:span></text:p>
        </text:list-item>
        <text:list-item>
          <text:p text:style-name="P1730"><text:span text:style-name="T243">how much — </text:span><text:span text:style-name="T257">сколько (неисчесляемые существительные)</text:span><text:span text:style-name="T243">;</text:span></text:p>
        </text:list-item>
        <text:list-item>
          <text:p text:style-name="P1730"><text:span text:style-name="T243">how long [хау лон] — </text:span><text:span text:style-name="T257">как долго</text:span><text:span text:style-name="T243">;</text:span></text:p>
        </text:list-item>
        <text:list-item>
          <text:p text:style-name="P1730"><text:span text:style-name="T243">how long ago — </text:span><text:span text:style-name="T257">как давно</text:span><text:span text:style-name="T243">;</text:span></text:p>
        </text:list-item>
        <text:list-item>
          <text:p text:style-name="P1730"><text:span text:style-name="T243">how old — </text:span><text:span text:style-name="T257">сколько лет</text:span><text:span text:style-name="T243">.</text:span></text:p>
        </text:list-item>
      </text:list>
      <text:p text:style-name="P782"/>
      <text:p text:style-name="P1306"><text:span text:style-name="T79">W</text:span><text:span text:style-name="T71">hat</text:span><text:span text:style-name="T243"> и </text:span><text:span text:style-name="T71">which</text:span><text:span text:style-name="T243"> могут использоваться отдельно или с уточняющим словом, обычно, существительным, и тогда переводятся как «какой» и «какой из» </text:span><text:span text:style-name="T258">соотв</text:span><text:span text:style-name="T243">. </text:span></text:p>
      <text:p text:style-name="P791"/>
      <text:p text:style-name="P1031">What do you like? — Что ты любишь?</text:p>
      <text:p text:style-name="P1031">What car have you got? — Какая у тебя машина?</text:p>
      <text:p text:style-name="P1031">Which car is yours? — Какая из машин твоя? </text:p>
      <text:p text:style-name="P1031"/>
      <text:p text:style-name="P1279"><text:span text:style-name="T100">Which</text:span><text:span text:style-name="T258"> подразумевает выбор из нескольких вариантов. </text:span><text:span text:style-name="T259">Слово </text:span><text:span text:style-name="T80">how</text:span><text:span text:style-name="T259"> чаще присутствует в </text:span><text:span text:style-name="T261">связке</text:span><text:span text:style-name="T259"> с прилагательным или наречием, но может употребляться и самостоятельно.</text:span></text:p>
      <text:p text:style-name="P792"/>
      <text:p text:style-name="P1032">How old are you? — Сколько тебе лет?</text:p>
      <text:p text:style-name="P1032">How are you? — Как ты?</text:p>
      <text:p text:style-name="P793"/>
      <text:p text:style-name="P71"><text:span text:style-name="T243">Вопрос с </text:span><text:span text:style-name="T50">how much</text:span><text:span text:style-name="T243"> задают, когда спрашивают о веществах, жидкостях или абстрактных понятиях </text:span><text:span text:style-name="T260">(что нельзя количественно посчитать)</text:span><text:span text:style-name="T243">. А с </text:span><text:span text:style-name="T50">how many</text:span><text:span text:style-name="T243">, когда спрашивают </text:span></text:p>
      <text:p text:style-name="P793">о нескольких предметах. </text:p>
      <text:p text:style-name="P792"/>
      <text:p text:style-name="P1032">How much money have you got? — Сколько у тебя денег? (<text:span text:style-name="T1235">много, </text:span>абстракция).</text:p>
      <text:p text:style-name="P1032">How many friends have you got? — Сколько у тебя друзей? (<text:span text:style-name="T1236">10, </text:span>количество).</text:p>
      <text:p text:style-name="P1032"/>
      <text:p text:style-name="P867">Вопрос к подлежащему</text:p>
      <text:p text:style-name="P794"/>
      <text:p text:style-name="P1152"><text:span text:style-name="T262">Задается, когда хотят узнать кто или что совершает действие. Начинается со слова </text:span><text:span text:style-name="T81">who</text:span><text:span text:style-name="T262"> </text:span></text:p>
      <text:p text:style-name="P1152"><text:span text:style-name="T262">или </text:span><text:span text:style-name="T81">what</text:span><text:span text:style-name="T262">, которое заменяют собой подлежащее. При этом порядок слов остается таким же, что и в утрверждении. В</text:span><text:span text:style-name="T263">спомогательный глагол часто отсутсвует в таком вопросе.</text:span></text:p>
      <text:p text:style-name="P795"/>
      <text:p text:style-name="P1561"/>
      <text:p text:style-name="P1782">Who is in the Room? — Кто в комнате?</text:p>
      <text:p text:style-name="P1033">What was that? — Что это было?</text:p>
      <text:p text:style-name="P1033"/>
      <text:p text:style-name="P1158"><text:span text:style-name="T320">Слова</text:span><text:span text:style-name="T102"> </text:span><text:span text:style-name="T82">W</text:span><text:span text:style-name="T71">ho</text:span><text:span text:style-name="T102">, </text:span><text:span text:style-name="T71">what</text:span><text:span text:style-name="T243"> </text:span><text:span text:style-name="T264">условно </text:span><text:span text:style-name="T243">являются 3м лицом единственного числа — т. е. </text:span><text:span text:style-name="T71">he/she/it</text:span><text:span text:style-name="T243">.</text:span></text:p>
      <text:p text:style-name="P796"/>
      <text:p text:style-name="P1153"><text:span text:style-name="T243">Если подлежащее предполагается во множественном числе, то </text:span><text:span text:style-name="T263">в форму множественного числа нужно поставить глагол.</text:span></text:p>
      <text:p text:style-name="P796"/>
      <text:p text:style-name="P72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796"/>
      <text:p text:style-name="P869">Вопрос с альтернативой</text:p>
      <text:p text:style-name="P797"/>
      <text:p text:style-name="P1307"><text:span text:style-name="T243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3"> (в подлежащем, сказуемоем, дополнении или даже в слове </text:span><text:span text:style-name="T71">not</text:span><text:span text:style-name="T243">).</text:span></text:p>
      <text:p text:style-name="P1068"/>
      <text:p text:style-name="P1154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54"><text:span text:style-name="T83">Has he just </text:span><text:span text:style-name="T107">arrived or left</text:span><text:span text:style-name="T83">? (в смыслово</text:span><text:span text:style-name="T84">й</text:span><text:span text:style-name="T83"> глагол)</text:span></text:p>
      <text:p text:style-name="P1154"><text:span text:style-name="T83">Will you go to Kiev </text:span><text:span text:style-name="T107">by train or by plane</text:span><text:span text:style-name="T83">? (дополнени</text:span><text:span text:style-name="T84">е</text:span><text:span text:style-name="T83">)</text:span></text:p>
      <text:p text:style-name="P1154"><text:span text:style-name="T83">Do you like </text:span><text:span text:style-name="T107">sushi or not</text:span><text:span text:style-name="T83">? (слов</text:span><text:span text:style-name="T84">о</text:span><text:span text:style-name="T83"> not)</text:span></text:p>
      <text:p text:style-name="P800"/>
      <text:p text:style-name="P646"><text:span text:style-name="T70">В</text:span><text:span text:style-name="T49">опросы с предлогами</text:span></text:p>
      <text:p text:style-name="P798"/>
      <text:p text:style-name="P801">По началу вызывают много трудностей, т. к. в русском языке предлог и вопросительное </text:p>
      <text:p text:style-name="P801">слово стоят рядом, а в английском они находятся в разных местах. </text:p>
      <text:p text:style-name="P802"/>
      <text:p text:style-name="P802">В английском вопросе предлог стоит в самом конце, но при переводе </text:p>
      <text:p text:style-name="P802">относится к началу предложения.</text:p>
      <text:p text:style-name="P802"/>
      <text:p text:style-name="P1308"><text:span text:style-name="T45">W</text:span><text:span text:style-name="T44">ho</text:span><text:span text:style-name="T243"> do you meet </text:span><text:span text:style-name="T1233">with</text:span><text:span text:style-name="T243">? — </text:span><text:span text:style-name="T1233">С</text:span><text:span text:style-name="T243"> </text:span><text:span text:style-name="T44">кем</text:span><text:span text:style-name="T243"> ты встречаешься?</text:span></text:p>
      <text:p text:style-name="P1308"><text:span text:style-name="T45">W</text:span><text:span text:style-name="T44">hat</text:span><text:span text:style-name="T243"> are you looking </text:span><text:span text:style-name="T1233">at</text:span><text:span text:style-name="T243">? — </text:span><text:span text:style-name="T1233">На</text:span><text:span text:style-name="T243"> </text:span><text:span text:style-name="T44">что</text:span><text:span text:style-name="T243"> ты смотришь?</text:span></text:p>
      <text:p text:style-name="P803"/>
      <text:p text:style-name="P1155"><text:span text:style-name="T266">Ч</text:span><text:span text:style-name="T265">асто логика использования предлогов в русском и английском не совпадают. </text:span></text:p>
      <text:p text:style-name="P804">Поэтому лучше запомнить некоторые устойчивые сочетания предлогов с глаголами, </text:p>
      <text:p text:style-name="P805">которые встречаются достаточно часто:</text:p>
      <text:list xml:id="list4290820136" text:style-name="L40">
        <text:list-item>
          <text:p text:style-name="P1731"><text:span text:style-name="T243">what … like — на что похож (здесь </text:span><text:span text:style-name="T71">like</text:span><text:span text:style-name="T243"> не глагол, а предлог);</text:span></text:p>
        </text:list-item>
        <text:list-item>
          <text:p text:style-name="P1536">look at — стмотреть на;</text:p>
        </text:list-item>
        <text:list-item>
          <text:p text:style-name="P1536">look for — искать;</text:p>
        </text:list-item>
        <text:list-item>
          <text:p text:style-name="P1536">listen to — слушать;</text:p>
        </text:list-item>
        <text:list-item>
          <text:p text:style-name="P1536">wait for — ждать;</text:p>
        </text:list-item>
        <text:list-item>
          <text:p text:style-name="P1536">stay at — останавливаться (например, в отеле).</text:p>
        </text:list-item>
      </text:list>
      <text:p text:style-name="P1308"/>
      <text:p text:style-name="P1034">What does he look like? — Как он выглядит?</text:p>
      <text:p text:style-name="P1034">What are you looking at? — На что ты смотришь?</text:p>
      <text:p text:style-name="P803"/>
      <text:p text:style-name="P1156"><text:span text:style-name="T265">П</text:span><text:span text:style-name="T268">римеры </text:span><text:span text:style-name="T267">5</text:span><text:span text:style-name="T268"> типов вопросов во всех временах, а также с модальными глаголами </text:span></text:p>
      <text:p text:style-name="P807">можно найти на стр. 146.</text:p>
      <text:p text:style-name="P806"/>
      <text:p text:style-name="P1570"/>
      <text:p text:style-name="P1784">Отрицательные предложения</text:p>
      <text:p text:style-name="P799"/>
      <text:p text:style-name="P809">Чтобы придать мысли отрицательное значение, используются 2 способа:</text:p>
      <text:list xml:id="list1240857073" text:style-name="L41">
        <text:list-item>
          <text:p text:style-name="P1537">отрицательная частица <text:span text:style-name="T492">not</text:span>;</text:p>
        </text:list-item>
        <text:list-item>
          <text:p text:style-name="P1537">слово <text:span text:style-name="T492">never</text:span> (и другие слова, придающие отрицательное значение).</text:p>
        </text:list-item>
      </text:list>
      <text:p text:style-name="P808"/>
      <text:p text:style-name="P810">Частица <text:span text:style-name="T492">not</text:span> стоит всегда в связке либо со вспомогательным глаголом, либо с модальным.</text:p>
      <text:p text:style-name="P810">Она является частью сказуемого. Переводится как «не».</text:p>
      <text:p text:style-name="P810"/>
      <text:p text:style-name="P1035">I not like horror movies (неправильно, остуствует вспомогательный глагол)</text:p>
      <text:p text:style-name="P1035">I do n<text:span text:style-name="T1237">o</text:span>t like horror movies (правильно <text:span text:style-name="T1238">для простых предложений</text:span>)</text:p>
      <text:p text:style-name="P810"/>
      <text:p text:style-name="P811">В сложных предложениях, где несколько глаголов, используются другие правила.</text:p>
      <text:p text:style-name="P813"><text:span text:style-name="T1242">C</text:span>казуемым обычно является самый первый глагол. Если отрицатульную мысль сообщить </text:p>
      <text:p text:style-name="P813">в дополнении, то not будет стоять самостоятельно.</text:p>
      <text:p text:style-name="P812"/>
      <text:p text:style-name="P814">It`s quite impolite not to call me back — Очень не вежливо не перезванивать мне.</text:p>
      <text:p text:style-name="P814">(здесь сказуемым является первый глагол — is)</text:p>
      <text:p text:style-name="P814"/>
      <text:p text:style-name="P1375"><text:span text:style-name="T322">С</text:span><text:span text:style-name="T321">амые важные глаголы</text:span></text:p>
      <text:p text:style-name="P815"/>
      <text:p text:style-name="P816">Это <text:span text:style-name="T492">be</text:span>, <text:span text:style-name="T492">do</text:span>, <text:span text:style-name="T492">have</text:span> и <text:span text:style-name="T492">get</text:span>. Они могут быть как смысловыми, так и вспомогательными <text:span text:style-name="T1245">(кроме </text:span><text:span text:style-name="T516">get</text:span><text:span text:style-name="T1245">)</text:span>.</text:p>
      <text:p text:style-name="P816">Они могут входить в устойчивые сочетания, где меняют свое значение.</text:p>
      <text:p text:style-name="P816"/>
      <text:p text:style-name="P859">Глагол <text:span text:style-name="T492">be</text:span></text:p>
      <text:p text:style-name="P816"/>
      <text:p text:style-name="P747"><text:span text:style-name="T339">Э</text:span><text:span text:style-name="T340">то начальная форма глагола</text:span><text:span text:style-name="T341"> «быть». </text:span><text:span text:style-name="T346">В </text:span><text:span text:style-name="T339">Present Simple </text:span><text:span text:style-name="T357">be</text:span><text:span text:style-name="T339"> </text:span><text:span text:style-name="T338">изменяется</text:span><text:span text:style-name="T339"> на</text:span><text:span text:style-name="T341">: </text:span></text:p>
      <text:list xml:id="list1621388679" text:style-name="L42">
        <text:list-item>
          <text:p text:style-name="P1563"><text:span text:style-name="T694">a</text:span><text:span text:style-name="T689">m — если подлежащее в первом лице (</text:span><text:span text:style-name="T556">I</text:span><text:span text:style-name="T689">);</text:span></text:p>
        </text:list-item>
        <text:list-item>
          <text:p text:style-name="P1564">is — если подлежащее в третьем лице, единственном числе (<text:span text:style-name="T492">he/she/it</text:span>);</text:p>
        </text:list-item>
        <text:list-item>
          <text:p text:style-name="P1564">are — если подлежащее во множественном числе (<text:span text:style-name="T492">you/we/they</text:span>).</text:p>
        </text:list-item>
      </text:list>
      <text:p text:style-name="P1070"/>
      <text:p text:style-name="P1287"><text:span text:style-name="T363">Г</text:span><text:span text:style-name="T364">лагол </text:span><text:span text:style-name="T152">be</text:span><text:span text:style-name="T364"> в форме </text:span><text:span text:style-name="T152">am/is/are</text:span><text:span text:style-name="T364"> является смысловым, но при переводе на русский выпадает. </text:span></text:p>
      <text:p text:style-name="P1720"><text:span text:style-name="T349">После </text:span><text:span text:style-name="T358">be</text:span><text:span text:style-name="T349"> обычно указывается характеристика (</text:span><text:span text:style-name="T350">какой</text:span><text:span text:style-name="T349">) или место (где).</text:span></text:p>
      <text:p text:style-name="P1070"/>
      <text:p text:style-name="P1069"><text:span text:style-name="T494">This dress is blue — </text:span><text:span text:style-name="T515">Это платье синие.</text:span></text:p>
      <text:p text:style-name="P1162"><text:span text:style-name="T351">I</text:span><text:span text:style-name="T352"> </text:span><text:span text:style-name="T351">am</text:span><text:span text:style-name="T352"> in </text:span><text:span text:style-name="T351">my</text:span><text:span text:style-name="T352"> office now — </text:span><text:span text:style-name="T351">Я</text:span><text:span text:style-name="T353"> у себя в офисе сейчас.</text:span></text:p>
      <text:p text:style-name="P1071"/>
      <text:p text:style-name="P1342"><text:span text:style-name="T343">В русском языке предложение может </text:span><text:span text:style-name="T342">не иметь</text:span><text:span text:style-name="T343"> сказуемого. </text:span><text:span text:style-name="T342">Там где в русском сказуемое отсутсвует, в английском будет стоять глагол </text:span><text:span text:style-name="T351">be</text:span><text:span text:style-name="T342"> в форме </text:span><text:span text:style-name="T356">am/is/are</text:span><text:span text:style-name="T339"> </text:span><text:span text:style-name="T342">(т. к. для английского не характерно, когда в предложении нет сказуемого)</text:span><text:span text:style-name="T339">. </text:span></text:p>
      <text:p text:style-name="P1070"/>
      <text:p text:style-name="P1079"><text:span text:style-name="T575">I </text:span><text:span text:style-name="T558">am a doctor — Я (</text:span><text:span text:style-name="T559">есть</text:span><text:span text:style-name="T558">) доктор.</text:span></text:p>
      <text:p text:style-name="P1080"><text:span text:style-name="T1094">We are happy </text:span><text:span text:style-name="T1097">— </text:span><text:span text:style-name="T1094">Мы (есть) счастливы.</text:span></text:p>
      <text:p text:style-name="P1565"/>
      <text:p text:style-name="P1078">Глагол be в связке с прилагательным может переводиться глаголом:</text:p>
      <text:p text:style-name="P1074"/>
      <text:p text:style-name="P1084"><text:span text:style-name="T560">I </text:span><text:span text:style-name="T577">am interested</text:span><text:span text:style-name="T560"> in art — Я</text:span><text:span text:style-name="T561"> </text:span><text:span text:style-name="T578">интересуюсь</text:span><text:span text:style-name="T570"> </text:span><text:span text:style-name="T561">искусством </text:span><text:span text:style-name="T570">(есть заинтересованный)</text:span><text:span text:style-name="T561">.</text:span></text:p>
      <text:p text:style-name="P1084"><text:span text:style-name="T561">My hands </text:span><text:span text:style-name="T578">are cold</text:span><text:span text:style-name="T561"> — Мои руки</text:span><text:span text:style-name="T562"> </text:span><text:span text:style-name="T578">замерзли </text:span><text:span text:style-name="T570">(есть замерзшие)</text:span><text:span text:style-name="T562">.</text:span></text:p>
      <text:p text:style-name="P1037"/>
      <text:p text:style-name="P841">В вопросительных предложениях глагол <text:span text:style-name="T492">be</text:span> меняется местами с подлежащим, </text:p>
      <text:p text:style-name="P841">а в отрицательных, используется с частицей <text:span text:style-name="T492">not</text:span>:</text:p>
      <text:p text:style-name="P970"><text:soft-page-break/><text:span text:style-name="T1095">I </text:span><text:span text:style-name="T1094">am not a student — Я не студент.</text:span></text:p>
      <text:p text:style-name="P1038">We are not English speakers — Они не англоговорящие люди.</text:p>
      <text:p text:style-name="P970"><text:span text:style-name="T1095">I</text:span><text:span text:style-name="T1094">s it dark? — Сейчас темно?</text:span></text:p>
      <text:p text:style-name="P1038">Are they hungry? — Они голодны?</text:p>
      <text:p text:style-name="P1038"/>
      <text:p text:style-name="P842">Если перед <text:span text:style-name="T501">am/is/are</text:span> нет вопросительного слова, то это общий вопрос. </text:p>
      <text:p text:style-name="P842">В корешке ответа вместо <text:span text:style-name="T492">do/does</text:span> используется <text:span text:style-name="T492">am/is/are</text:span>:</text:p>
      <text:p text:style-name="P842"/>
      <text:p text:style-name="P971"><text:span text:style-name="T1094">Am I in danger? Yes, you are. </text:span><text:span text:style-name="T1096">—</text:span><text:span text:style-name="T1094"> Я в опасности? Да.</text:span></text:p>
      <text:p text:style-name="P971"><text:span text:style-name="T1094">Is John married? - No, he isn`t. </text:span><text:span text:style-name="T1096">— </text:span><text:span text:style-name="T1094">Джон женат? </text:span><text:span text:style-name="T1096">— </text:span><text:span text:style-name="T1094">Нет.</text:span></text:p>
      <text:p text:style-name="P842"/>
      <text:p text:style-name="P1039"><text:span text:style-name="T787">Специальный вопрос начинается с вопросительного слова </text:span><text:span text:style-name="T792">или связки</text:span><text:span text:style-name="T787">:</text:span> </text:p>
      <text:p text:style-name="P1039">Where is Jill?<text:span text:style-name="T1126"> </text:span>She is at school. <text:span text:style-name="T1126">— </text:span>Где Джил? Она в школе.</text:p>
      <text:p text:style-name="P1039"/>
      <text:p text:style-name="P1084"><text:span text:style-name="T697">Очень часто </text:span><text:span text:style-name="T564">am/is/are</text:span><text:span text:style-name="T697"> сокращаются: </text:span><text:span text:style-name="T564">I am → I`m, he is → he`s, <text:s/></text:span></text:p>
      <text:p text:style-name="P1084"><text:span text:style-name="T564">you are → you`re, John is → John`s, </text:span><text:span text:style-name="T566">t</text:span><text:span text:style-name="T564">hey are → </text:span><text:span text:style-name="T566">t</text:span><text:span text:style-name="T564">hey`re</text:span><text:span text:style-name="T565">. </text:span></text:p>
      <text:p text:style-name="P1040"/>
      <text:p text:style-name="P1084"><text:span text:style-name="T698">С</text:span><text:span text:style-name="T699">окращать можно как по </text:span><text:span text:style-name="T700">вспом.</text:span><text:span text:style-name="T699"> глаголу, так и по частице </text:span><text:span text:style-name="T567">not</text:span><text:span text:style-name="T699">: </text:span><text:span text:style-name="T567">he is not → he`s not</text:span><text:span text:style-name="T568"> или</text:span><text:span text:style-name="T567"> he isn`t.</text:span></text:p>
      <text:p text:style-name="P1072"><text:span text:style-name="T1246">П</text:span>ри этом <text:span text:style-name="T492">am</text:span> сокращается только по <text:span text:style-name="T492">am</text:span> → <text:span text:style-name="T492">I`m not (I amn`t не существует).</text:span></text:p>
      <text:p text:style-name="P872"/>
      <text:p text:style-name="P1085"><text:span text:style-name="T761">Глагол be</text:span><text:span text:style-name="T763"> </text:span><text:span text:style-name="T761">в Past Simple имеет 2 формы: </text:span></text:p>
      <text:list xml:id="list1174743139" text:style-name="L43">
        <text:list-item>
          <text:p text:style-name="P1568"><text:span text:style-name="T761">was — </text:span><text:span text:style-name="T762">если подлежащее в первом лице или множественном числе (</text:span><text:span text:style-name="T587">I, you, we, they</text:span><text:span text:style-name="T762">);</text:span></text:p>
        </text:list-item>
        <text:list-item>
          <text:p text:style-name="P1568"><text:span text:style-name="T762">were <text:s/>— если подлежащее в третьем лице, единственно</text:span><text:span text:style-name="T786">го</text:span><text:span text:style-name="T762"> числ</text:span><text:span text:style-name="T786">а </text:span><text:span text:style-name="T762">(</text:span><text:span text:style-name="T587">he, she, it</text:span><text:span text:style-name="T762">).</text:span></text:p>
        </text:list-item>
      </text:list>
      <text:p text:style-name="P870"/>
      <text:p text:style-name="P972"><text:span text:style-name="T1118">I </text:span><text:span text:style-name="T1094">was</text:span><text:span text:style-name="T1093"> satisfied with my work — Я </text:span><text:span text:style-name="T1094">был</text:span><text:span text:style-name="T1093"> доволен своей работой.</text:span></text:p>
      <text:p text:style-name="P972"><text:span text:style-name="T1094">Was</text:span><text:span text:style-name="T1093"> the weather good? No, it </text:span><text:span text:style-name="T1094">wasn`t</text:span><text:span text:style-name="T1093"> — </text:span><text:span text:style-name="T1094">Погода была хорош</text:span><text:span text:style-name="T1103">ая</text:span><text:span text:style-name="T1094">? Нет.</text:span></text:p>
      <text:p text:style-name="P817"/>
      <text:p text:style-name="P858">В Future Simple принимает только одну форму <text:span text:style-name="T492">will be</text:span> (буду).</text:p>
      <text:p text:style-name="P1187"><text:span text:style-name="T98">I will be happy to eat — Я буду </text:span><text:span text:style-name="T99">рад </text:span><text:span text:style-name="T98">поесть.</text:span></text:p>
      <text:p text:style-name="P817"/>
      <text:p text:style-name="P861">Глагол <text:span text:style-name="T492">do</text:span></text:p>
      <text:p text:style-name="P818"/>
      <text:p text:style-name="P1083"><text:span text:style-name="T907">Переводится как </text:span><text:span text:style-name="T906">«делать». В </text:span><text:span text:style-name="T908">одном предложении </text:span><text:span text:style-name="T906">может встречаться несколько раз, </text:span></text:p>
      <text:p text:style-name="P1288"><text:span text:style-name="T367">в качестве вспомогательного </text:span><text:span text:style-name="T368">глагола </text:span><text:span text:style-name="T367">и смыслового.</text:span><text:span text:style-name="T1247"> </text:span><text:span text:style-name="T365">Вспомогательным глаголом </text:span><text:span text:style-name="T366">он </text:span><text:span text:style-name="T365">может быть только в отрицаниях и вопросах, времен группы Simple.</text:span></text:p>
      <text:p text:style-name="P1290"/>
      <text:p text:style-name="P1073"><text:span text:style-name="T513">What do you do? </text:span><text:span text:style-name="T514">— </text:span><text:span text:style-name="T513">Что ты делаешь?</text:span></text:p>
      <text:p text:style-name="P1289"><text:span text:style-name="T365">D</text:span><text:span text:style-name="T46">o you like pets? </text:span><text:span text:style-name="T365">—</text:span><text:span text:style-name="T46"> No, I don`t.</text:span></text:p>
      <text:p text:style-name="P1291"/>
      <text:p text:style-name="P263"><text:span text:style-name="T359">В</text:span><text:span text:style-name="T360"> </text:span><text:span text:style-name="T361">прошедшем времени</text:span><text:span text:style-name="T362"> преорбазуется в </text:span><text:span text:style-name="T355">did</text:span><text:span text:style-name="T362"> — «</text:span><text:span text:style-name="T360">делал» (2я форма </text:span><text:span text:style-name="T354">do</text:span><text:span text:style-name="T360">)</text:span><text:span text:style-name="T362">.</text:span></text:p>
      <text:p text:style-name="P871">Если в предложении появляется <text:span text:style-name="T492">was/were</text:span>, <text:span text:style-name="T1162">то </text:span><text:span text:style-name="T1152">did</text:span><text:span text:style-name="T1162"> уже не нужно использовать.</text:span></text:p>
      <text:p text:style-name="P863"/>
      <text:p text:style-name="P862">Глагол <text:span text:style-name="T492">have</text:span></text:p>
      <text:p text:style-name="P843"/>
      <text:p text:style-name="P1163"><text:span text:style-name="T283">Переводится как «иметь». </text:span><text:span text:style-name="T285">Д</text:span><text:span text:style-name="T283">ля времен группы Perfect </text:span><text:span text:style-name="T285">выступает в роли вспомогательного глагола</text:span><text:span text:style-name="T283">. </text:span><text:span text:style-name="T269">Также </text:span><text:span text:style-name="T283">может быть</text:span><text:span text:style-name="T269"> частью устойчивых словосотечаний. В </text:span><text:span text:style-name="T286">прошедшем </text:span></text:p>
      <text:p text:style-name="P1163"><text:span text:style-name="T286">времени</text:span><text:span text:style-name="T269"> преобразуется в </text:span><text:span text:style-name="T86">had</text:span><text:span text:style-name="T269"> </text:span><text:span text:style-name="T355">—</text:span><text:span text:style-name="T269"> «</text:span><text:span text:style-name="T286">имел</text:span><text:span text:style-name="T269">».</text:span></text:p>
      <text:p text:style-name="P845"/>
      <text:p text:style-name="P1159"><text:span text:style-name="T269">В некоторых ситуациях его можно не переводить (когда он смысловой). </text:span><text:span text:style-name="T270">Но при этом в предложении он обязан быть. </text:span><text:span text:style-name="T283">Это </text:span><text:span text:style-name="T270">из-за особенностей английской грамматики, которая требует, обязательного наличия подлежащего и сказуемого.</text:span></text:p>
      <text:p text:style-name="P819"/>
      <text:p text:style-name="P1041"><text:soft-page-break/>I have a lot of friends — У меня (есть) много друзей.</text:p>
      <text:p text:style-name="P1042">We heave a big house — У нас (есть) большой дом.</text:p>
      <text:p text:style-name="P844"/>
      <text:p text:style-name="P1164"><text:span text:style-name="T287">Когда </text:span><text:span text:style-name="T89">have</text:span><text:span text:style-name="T287"> является смысловым глаголом, он </text:span><text:span text:style-name="T273">работает по тем же правилам что и </text:span><text:span text:style-name="T274">другие</text:span><text:span text:style-name="T273"> </text:span><text:span text:style-name="T287">смысловые </text:span><text:span text:style-name="T273">глаголы, т. е. требует вспомогательного </text:span><text:span text:style-name="T87">do</text:span><text:span text:style-name="T273"> для отрицаний и вопросов. </text:span></text:p>
      <text:p text:style-name="P1164"><text:span text:style-name="T285">В утверждениях </text:span><text:span text:style-name="T89">have</text:span><text:span text:style-name="T287"> </text:span><text:span text:style-name="T285">не пишется с окончанием </text:span><text:span text:style-name="T88">-s</text:span><text:span text:style-name="T285">, а преобразуется в </text:span><text:span text:style-name="T88">has</text:span><text:span text:style-name="T285">.</text:span></text:p>
      <text:p text:style-name="P819"/>
      <text:p text:style-name="P46"><text:span text:style-name="T57">Mike has </text:span><text:span text:style-name="T58">many friends</text:span><text:span text:style-name="T57"> — У Майка много друзей.</text:span></text:p>
      <text:p text:style-name="P47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3"><text:span text:style-name="T50">Do you have many friends? </text:span><text:span text:style-name="T59">—</text:span><text:span text:style-name="T50"> У тебя много друзей?</text:span></text:p>
      <text:p text:style-name="P1051"/>
      <text:p text:style-name="P271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4">He hasn`t lost his keys — Он не потерял свои ключи <text:span text:style-name="T1248">(has в отрицании)</text:span>.</text:p>
      <text:p text:style-name="P1052"/>
      <text:p text:style-name="P820">Have в значении «иметь» не употребляется во временах группы Continuous.</text:p>
      <text:p text:style-name="P820"/>
      <text:p text:style-name="P1043">I am having many friends now <text:span text:style-name="T1357">(н</text:span>еправильно<text:span text:style-name="T1357">)</text:span></text:p>
      <text:p text:style-name="P1043">I have many friends <text:span text:style-name="T1357">(п</text:span>равильно<text:span text:style-name="T1357">)</text:span></text:p>
      <text:p text:style-name="P819"/>
      <text:p text:style-name="P1336"><text:span text:style-name="T243">В разговорной речи очесть часто используется оборот </text:span><text:span text:style-name="T71">have got</text:span><text:span text:style-name="T243">. </text:span><text:span text:style-name="T271">Он обозначает тоже самое, что и </text:span><text:span text:style-name="T90">have</text:span><text:span text:style-name="T271"> </text:span><text:span text:style-name="T243">(иметь/владеть/</text:span><text:span text:style-name="T315">есть</text:span><text:span text:style-name="T243">)</text:span><text:span text:style-name="T271">, но используется только в настоящем времени.</text:span></text:p>
      <text:p text:style-name="P827"/>
      <text:p text:style-name="P1336"><text:span text:style-name="T271">Г</text:span><text:span text:style-name="T243">рамматически, </text:span><text:span text:style-name="T71">have got</text:span><text:span text:style-name="T243"> — это Present Perfect, т. е. </text:span><text:span text:style-name="T71">have</text:span><text:span text:style-name="T243"> здесь вспомогательный глагол, </text:span></text:p>
      <text:p text:style-name="P1188"><text:span text:style-name="T284">а основное значение «</text:span><text:span text:style-name="T314">есть</text:span><text:span text:style-name="T284">» передает </text:span><text:span text:style-name="T91">got</text:span><text:span text:style-name="T284"> </text:span><text:span text:style-name="T272">(3я форма get)</text:span><text:span text:style-name="T284">. </text:span></text:p>
      <text:p text:style-name="P821"/>
      <text:p text:style-name="P1044">Have you got a Mercedes? / Do you have a Mercedes? — У тебя есть мерседес?</text:p>
      <text:p text:style-name="P1044">I haven`t got a Mercedes / I don`t have a Mercedes — У меня нет мерседеса.</text:p>
      <text:p text:style-name="P822"/>
      <text:p text:style-name="P1165"><text:span text:style-name="T275">Глагол </text:span><text:span text:style-name="T92">have</text:span><text:span text:style-name="T276"> может входить в состав устойчивых выражений и словосочетаний. </text:span></text:p>
      <text:p text:style-name="P824">В этом случае он может переводится по другому. Также здесь отменяется правило, </text:p>
      <text:p text:style-name="P823">по которому <text:span text:style-name="T492">have</text:span> нельзя употребять в Continuous:</text:p>
      <text:p text:style-name="P823"/>
      <text:list xml:id="list2847152" text:style-name="L44">
        <text:list-item>
          <text:p text:style-name="P1539"><text:span text:style-name="T1269">в</text:span>ыражения, связанные с приемом пищи:</text:p>
        </text:list-item>
      </text:list>
      <text:list xml:id="list1593517419" text:style-name="L45">
        <text:list-item>
          <text:list>
            <text:list-item>
              <text:p text:style-name="P1540">have a coffee/tea/<text:span text:style-name="T1244">drink</text:span> — пить кофе/чай/<text:span text:style-name="T1244">напиток</text:span>;</text:p>
            </text:list-item>
            <text:list-item>
              <text:p text:style-name="P1540">have a meal — принимать пищу;</text:p>
            </text:list-item>
            <text:list-item>
              <text:p text:style-name="P1540">have a breakfast/luch/dinner — завтракать/обедать/ужинать.</text:p>
            </text:list-item>
          </text:list>
        </text:list-item>
      </text:list>
      <text:p text:style-name="P825"/>
      <text:list xml:id="list130614943032085" text:continue-list="list2847152" text:style-name="L44">
        <text:list-item>
          <text:p text:style-name="P1732"><text:span text:style-name="T311">в</text:span><text:span text:style-name="T276">ыражения, связанные с времяпровождением:</text:span></text:p>
        </text:list-item>
      </text:list>
      <text:list xml:id="list195355349" text:style-name="L46">
        <text:list-item>
          <text:list>
            <text:list-item>
              <text:p text:style-name="P1541">have a date — ходить на свидание;</text:p>
            </text:list-item>
            <text:list-item>
              <text:p text:style-name="P1541">have a good time — хорошо проводить время;</text:p>
            </text:list-item>
            <text:list-item>
              <text:p text:style-name="P1541">have a meeting / an appointment — назначать встречу;</text:p>
            </text:list-item>
            <text:list-item>
              <text:p text:style-name="P1541">have a nice day — удачного дня (пожелание);</text:p>
            </text:list-item>
            <text:list-item>
              <text:p text:style-name="P1541">have fun — веселиться.</text:p>
            </text:list-item>
          </text:list>
        </text:list-item>
      </text:list>
      <text:p text:style-name="P823"/>
      <text:list xml:id="list130614148695534" text:continue-list="list130614943032085" text:style-name="L44">
        <text:list-item>
          <text:p text:style-name="P1732"><text:span text:style-name="T311">в</text:span><text:span text:style-name="T276">ыражения, связанные </text:span><text:span text:style-name="T312">с внешностью:</text:span></text:p>
        </text:list-item>
      </text:list>
      <text:list xml:id="list3237938977" text:style-name="L47">
        <text:list-item>
          <text:list>
            <text:list-item>
              <text:p text:style-name="P1542">have a bath/shower/shave — принимать ванну/душ, побриться;</text:p>
            </text:list-item>
            <text:list-item>
              <text:p text:style-name="P1542">have a haircat — постричься.</text:p>
            </text:list-item>
          </text:list>
        </text:list-item>
      </text:list>
      <text:p text:style-name="P826"/>
      <text:list xml:id="list130614180812104" text:continue-list="list130614148695534" text:style-name="L44">
        <text:list-item>
          <text:p text:style-name="P1733"><text:span text:style-name="T311">в</text:span><text:span text:style-name="T312">ыражения, связанные с общением:</text:span></text:p>
        </text:list-item>
      </text:list>
      <text:list xml:id="list1730611563" text:style-name="L48">
        <text:list-item>
          <text:list>
            <text:list-item>
              <text:p text:style-name="P1543">have a guess — угадывать, догадываться;</text:p>
            </text:list-item>
            <text:list-item>
              <text:p text:style-name="P1543"><text:soft-page-break/>have a chat — болтать;</text:p>
            </text:list-item>
            <text:list-item>
              <text:p text:style-name="P1543">have a talk/discussion — беседовать/обсуждать;</text:p>
            </text:list-item>
            <text:list-item>
              <text:p text:style-name="P1543">have a call — позвонить.</text:p>
            </text:list-item>
          </text:list>
        </text:list-item>
      </text:list>
      <text:p text:style-name="P826"/>
      <text:list xml:id="list130614039292474" text:continue-list="list130614180812104" text:style-name="L44">
        <text:list-item>
          <text:p text:style-name="P1733"><text:span text:style-name="T311">в</text:span><text:span text:style-name="T312">ыражения связанные со здоровьем:</text:span></text:p>
        </text:list-item>
      </text:list>
      <text:list xml:id="list4018838301" text:style-name="L49">
        <text:list-item>
          <text:list>
            <text:list-item>
              <text:p text:style-name="P1544">have a baby — родить;</text:p>
            </text:list-item>
            <text:list-item>
              <text:p text:style-name="P1544">have a cold — простудиться;</text:p>
            </text:list-item>
            <text:list-item>
              <text:p text:style-name="P1544">have a cough — кашлять;</text:p>
            </text:list-item>
            <text:list-item>
              <text:p text:style-name="P1544">have a headache — болит голова.</text:p>
            </text:list-item>
          </text:list>
        </text:list-item>
      </text:list>
      <text:p text:style-name="P826"/>
      <text:list xml:id="list130614626516339" text:continue-list="list130614039292474" text:style-name="L44">
        <text:list-item>
          <text:p text:style-name="P1733"><text:span text:style-name="T311">в</text:span><text:span text:style-name="T312">ыражения, связанные с отдыхом:</text:span></text:p>
          <text:list>
            <text:list-item>
              <text:p text:style-name="P1545">have a day off — взять выходной;</text:p>
            </text:list-item>
            <text:list-item>
              <text:p text:style-name="P1545">have a dream — видеть сон;</text:p>
            </text:list-item>
            <text:list-item>
              <text:p text:style-name="P1545">have a nightmare — видеть кошмар;</text:p>
            </text:list-item>
            <text:list-item>
              <text:p text:style-name="P1545">have a rest — отдыхать;</text:p>
            </text:list-item>
            <text:list-item>
              <text:p text:style-name="P1545">have a sleep — спать.</text:p>
            </text:list-item>
          </text:list>
        </text:list-item>
      </text:list>
      <text:p text:style-name="P826"/>
      <text:list xml:id="list130613721631839" text:continue-numbering="true" text:style-name="L44">
        <text:list-item>
          <text:p text:style-name="P1733"><text:span text:style-name="T311">в</text:span><text:span text:style-name="T312">ыражения, свяханые с физической активностью:</text:span></text:p>
        </text:list-item>
      </text:list>
      <text:list xml:id="list1574682920" text:style-name="L50">
        <text:list-item>
          <text:list>
            <text:list-item>
              <text:p text:style-name="P1546">have a good journey — добраться без проблем (пожелание);</text:p>
            </text:list-item>
            <text:list-item>
              <text:p text:style-name="P1546">have a good flight — хорошо долететь (пожелание);</text:p>
            </text:list-item>
            <text:list-item>
              <text:p text:style-name="P1546">have a lift — подвести (на машине);</text:p>
            </text:list-item>
            <text:list-item>
              <text:p text:style-name="P1547">have a ride — проехаться;</text:p>
            </text:list-item>
            <text:list-item>
              <text:p text:style-name="P1547">have a walk — пройтись (прогуляться);</text:p>
            </text:list-item>
            <text:list-item>
              <text:p text:style-name="P1547">have a swim — поплавать;</text:p>
            </text:list-item>
            <text:list-item>
              <text:p text:style-name="P1547">have a hug — обняться;</text:p>
            </text:list-item>
            <text:list-item>
              <text:p text:style-name="P1547">have a kiss — поцеловаться.</text:p>
            </text:list-item>
          </text:list>
        </text:list-item>
      </text:list>
      <text:p text:style-name="P826"/>
      <text:p text:style-name="P864">Глагол <text:span text:style-name="T492">get</text:span></text:p>
      <text:p text:style-name="P828"/>
      <text:p text:style-name="P1160"><text:span text:style-name="T278">Один и самых запутанных глаголов, который может переводится по разному,</text:span><text:span text:style-name="T277"> в записимости </text:span></text:p>
      <text:p text:style-name="P829">от слов, идущих после него. Поэтому его нужно переводить в связке с соседними словами.</text:p>
      <text:p text:style-name="P830"/>
      <text:p text:style-name="P1160"><text:span text:style-name="T278">Если после </text:span><text:span text:style-name="T93">get</text:span><text:span text:style-name="T278"> идет существительное, то он передает значение </text:span><text:span text:style-name="T277">«</text:span><text:span text:style-name="T278">получать, покупать</text:span><text:span text:style-name="T277">».</text:span></text:p>
      <text:p text:style-name="P829"/>
      <text:p text:style-name="P75"><text:span text:style-name="T60">I </text:span><text:span text:style-name="T50">got a new car — Я купил новую машину.</text:span></text:p>
      <text:p text:style-name="P1045">I got an A today — Я получил пятерку сегодня. (A — <text:span text:style-name="T1248">это </text:span>оценка)</text:p>
      <text:p text:style-name="P1337"><text:span text:style-name="T277"/></text:p>
      <text:p text:style-name="P1337"><text:span text:style-name="T277">Е</text:span><text:span text:style-name="T243">сли </text:span><text:span text:style-name="T71">get</text:span><text:span text:style-name="T243"> используется со средством передвижения, то он приобретает значение </text:span></text:p>
      <text:p text:style-name="P831">«сесть в транспорт». В этом случае он может использоваться с предлогом <text:span text:style-name="T492">on</text:span>.</text:p>
      <text:p text:style-name="P831"/>
      <text:p text:style-name="P1045">I got on a bus at 5 o`clock — Я сел в автобус в 5 часов.</text:p>
      <text:p text:style-name="P1045">I got a taxi — Я взял такси.</text:p>
      <text:p text:style-name="P829"/>
      <text:p text:style-name="P1337"><text:span text:style-name="T277">Е</text:span><text:span text:style-name="T243">сли после get идет прилагательное, то это означает «прийти к этому состоянию», </text:span></text:p>
      <text:p text:style-name="P831">например: <text:span text:style-name="T492">get hungry (проголодаться), get better (стать лучше), get cold (замерзнуть)</text:span> и т. д.</text:p>
      <text:p text:style-name="P831"/>
      <text:p text:style-name="P1045">He got dressed quickly and left — Он оделся быстро и ушел.</text:p>
      <text:p text:style-name="P831"/>
      <text:p text:style-name="P1558">Если <text:span text:style-name="T492">get</text:span> используется с частицей <text:span text:style-name="T492">to</text:span>, то это означает «прибывать в такое-то место».</text:p>
      <text:p text:style-name="P831"/>
      <text:p text:style-name="P1045"/>
      <text:p text:style-name="P1783">I got to work late — Я приехал на работу поздно.</text:p>
      <text:p text:style-name="P1045">I got to the airport by train — Я приехал в аэропорт на поезде.</text:p>
      <text:p text:style-name="P829"/>
      <text:p text:style-name="P829">В пассивном залоге может заменять глагол <text:span text:style-name="T492">be</text:span>. </text:p>
      <text:p text:style-name="P829"/>
      <text:p text:style-name="P829">Если <text:span text:style-name="T492">be</text:span> означает «быть в состоянии / обладать качеством», то <text:span text:style-name="T492">get</text:span> означает </text:p>
      <text:p text:style-name="P830">«входить в состояние / приобретать качество».</text:p>
      <text:p text:style-name="P830"/>
      <text:p text:style-name="P830">В отличии от <text:span text:style-name="T492">be, do, have</text:span>, этот глагол не может быть вспомогательным.</text:p>
      <text:p text:style-name="P832">Почти для любого предложения с <text:span text:style-name="T492">get</text:span> можно найти замену с другим глаголом.</text:p>
      <text:p text:style-name="P830"/>
      <text:p text:style-name="P1343"><text:span text:style-name="T243">После </text:span><text:span text:style-name="T71">get</text:span><text:span text:style-name="T243"> могут стоять разные предлоги, в зависимости от которых он может сильно</text:span></text:p>
      <text:p text:style-name="P1344"><text:span text:style-name="T243">меняться. Такие измененя не всегда поддаются логике</text:span><text:span text:style-name="T279">:</text:span></text:p>
      <text:list xml:id="list3464819996" text:style-name="L51">
        <text:list-item>
          <text:p text:style-name="P1548">get along — ладить друг с другом;</text:p>
        </text:list-item>
        <text:list-item>
          <text:p text:style-name="P1548">get away — убираться прочь (грубо);</text:p>
        </text:list-item>
        <text:list-item>
          <text:p text:style-name="P1548">get back — вернуться;</text:p>
        </text:list-item>
        <text:list-item>
          <text:p text:style-name="P1548">get in — попасть внутрь;</text:p>
        </text:list-item>
        <text:list-item>
          <text:p text:style-name="P1548">get on — справиться с ситуацией.</text:p>
        </text:list-item>
      </text:list>
      <text:p text:style-name="P833"/>
      <text:p text:style-name="P973"><text:span text:style-name="T1104">W</text:span><text:span text:style-name="T1094">e get along well — Мы хорошо ладим.</text:span></text:p>
      <text:p text:style-name="P1046">I`ll get away from work as soon as I can — Я свалю с этой работы, как только смогу.</text:p>
      <text:p text:style-name="P1046">Get in the car quickly! — Быстро садись в машину!</text:p>
      <text:p text:style-name="P1047">How are you getting on with your new job? — Как дела на новой работе?</text:p>
      <text:p text:style-name="P1286"/>
      <text:p text:style-name="P1286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285">Такие сочетания нельзя переводить по отдельности, а только в связке.</text:p>
      <text:p text:style-name="P830"/>
      <text:p text:style-name="P1285">Один и тот же фразовый глагол может иметь несколько значений.</text:p>
      <text:p text:style-name="P830"/>
      <text:p text:style-name="P860">Глаголы, в которых все путаются</text:p>
      <text:p text:style-name="P834"/>
      <text:p text:style-name="P835"><text:span text:style-name="T666">Tell и say</text:span> можно перевести как «сказать». Только первый означатает «рассказать», </text:p>
      <text:p text:style-name="P835">а второй - «сказать/говорить». </text:p>
      <text:p text:style-name="P835"/>
      <text:p text:style-name="P835">После <text:span text:style-name="T492">tell</text:span> нужно обязательно указать, кому адресована фраза, либо что именно </text:p>
      <text:p text:style-name="P835">говорится. После <text:span text:style-name="T492">tell</text:span> не нужен предлог.</text:p>
      <text:p text:style-name="P835"/>
      <text:p text:style-name="P1048">Tell me the truth — Скажи мне правду.</text:p>
      <text:p text:style-name="P1048">Tell Michael that I will be late — Скажи Майклу, что я опоздаю.</text:p>
      <text:p text:style-name="P835"/>
      <text:p text:style-name="P835">После <text:span text:style-name="T492">say</text:span> можно ничего не указывать, либо указать того, кто сказал фразу.</text:p>
      <text:p text:style-name="P835">Если мы говорим, кому адресована фраза, то после <text:span text:style-name="T492">say</text:span> нужен предлог <text:span text:style-name="T492">to</text:span>.</text:p>
      <text:p text:style-name="P835"/>
      <text:p text:style-name="P1048">«You deserve more than this», I said to myself — Ты заслуживаешь большего, я сказал себе.</text:p>
      <text:p text:style-name="P835"/>
      <text:p text:style-name="P1338"><text:span text:style-name="T156">See, l</text:span><text:span text:style-name="T155">ook, watch</text:span><text:span text:style-name="T243"> передают значение «видеть», но с разными смысловыми оттенками.</text:span></text:p>
      <text:p text:style-name="P835"/>
      <text:p text:style-name="P1559">Глагол <text:span text:style-name="T492">see</text:span> означает «видеть», как физическую возможность. Обычно <text:span text:style-name="T1249">он </text:span>не употребляется </text:p>
      <text:p text:style-name="P1559">во временах Continuous.</text:p>
      <text:p text:style-name="P835"/>
      <text:p text:style-name="P1048">I see a bird in the tree — Я вижу птицу на дереве.</text:p>
      <text:p text:style-name="P835"><text:soft-page-break/><text:span text:style-name="T492">Look</text:span> означает «смотреть на что-либо». Если мы хотим узнать на какой объет смотрим — используется предлог <text:span text:style-name="T492">at</text:span>. В отличии от <text:span text:style-name="T492">see</text:span>, можно использовать в Continuous.</text:p>
      <text:p text:style-name="P835"/>
      <text:p text:style-name="P1048">Don`t worry, I`m not looking — Не волнуйся, я не смотрю.</text:p>
      <text:p text:style-name="P1048">I`m looking at the dog — Я смотрю на собаку.</text:p>
      <text:p text:style-name="P835"/>
      <text:p text:style-name="P1161"><text:span text:style-name="T71">Watch</text:span><text:span text:style-name="T243"> означает «</text:span><text:span text:style-name="T281">следить (взором)</text:span><text:span text:style-name="T243">» или «наблюдать» </text:span><text:span text:style-name="T280">за объектом</text:span><text:span text:style-name="T243">.</text:span></text:p>
      <text:p text:style-name="P836"/>
      <text:p text:style-name="P48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76"><text:span text:style-name="T63">I </text:span><text:span text:style-name="T50">like watching birds — Мне нравится наблюдать за птицами.</text:span></text:p>
      <text:p text:style-name="P836"/>
      <text:p text:style-name="P1161"><text:span text:style-name="T155">Hear, listen</text:span><text:span text:style-name="T243"> можно перевести как «слышать» и «слушать». Первый означает физическую возможность, а второй — осознанное действие.</text:span></text:p>
      <text:p text:style-name="P836"/>
      <text:p text:style-name="P1049">Can you hear some noise? — Ты слышишь шум?</text:p>
      <text:p text:style-name="P1049">I think I heard something — Кажется, я что-то слышал.</text:p>
      <text:p text:style-name="P836"/>
      <text:p text:style-name="P1339"><text:span text:style-name="T281">Когда мы говорим о том, что именно слушаем, то</text:span><text:span text:style-name="T243"> </text:span><text:span text:style-name="T281">п</text:span><text:span text:style-name="T243">осле </text:span><text:span text:style-name="T71">listen</text:span><text:span text:style-name="T243"> </text:span><text:span text:style-name="T281">ставится предлог </text:span><text:span text:style-name="T94">to</text:span><text:span text:style-name="T281">.</text:span></text:p>
      <text:p text:style-name="P837">При переводе на русский предлог выпадает.</text:p>
      <text:p text:style-name="P837"/>
      <text:p text:style-name="P1049">Listen to me, please — Пожалуйста, послушай меня.</text:p>
      <text:p text:style-name="P1049">What music do you listen to? - Какую музыку ты слушает?</text:p>
      <text:p text:style-name="P837"/>
      <text:p text:style-name="P1340"><text:span text:style-name="T155">Do, make</text:span><text:span text:style-name="T243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37"/>
      <text:p text:style-name="P838">Устойчивые выражения с do:</text:p>
      <text:list xml:id="list1938461113" text:style-name="L52">
        <text:list-item>
          <text:p text:style-name="P1549">do an exam/test — сдавать экзамен/тест;</text:p>
        </text:list-item>
        <text:list-item>
          <text:p text:style-name="P1549">do a course — пройти курс;</text:p>
        </text:list-item>
        <text:list-item>
          <text:p text:style-name="P1549">do work/homework/housework — делать работу / домашнюю работу / работу по дому;</text:p>
        </text:list-item>
        <text:list-item>
          <text:p text:style-name="P1549">do a favour — оказывать услугу;</text:p>
        </text:list-item>
        <text:list-item>
          <text:p text:style-name="P1549">do business — заниматься бизнесом;</text:p>
        </text:list-item>
        <text:list-item>
          <text:p text:style-name="P1549">do right/wrong — поступать правильно/неправильно;</text:p>
        </text:list-item>
        <text:list-item>
          <text:p text:style-name="P1551">do the shopping — делать покупки;</text:p>
        </text:list-item>
        <text:list-item>
          <text:p text:style-name="P1549">do the wassing up — мыть посуду;</text:p>
        </text:list-item>
      </text:list>
      <text:p text:style-name="P837"/>
      <text:p text:style-name="P838">Устойчивые выражения с make:</text:p>
      <text:list xml:id="list3317225122" text:style-name="L53">
        <text:list-item>
          <text:p text:style-name="P1550">make a noise — шуметь;</text:p>
        </text:list-item>
        <text:list-item>
          <text:p text:style-name="P1550">make a bed — застилать постель;</text:p>
        </text:list-item>
        <text:list-item>
          <text:p text:style-name="P1550">make a cake/tea/dinner — приготовить торт/чай/ужин;</text:p>
        </text:list-item>
        <text:list-item>
          <text:p text:style-name="P1737"><text:span text:style-name="T243">make a choice — сделать </text:span><text:span text:style-name="T282">выбор;</text:span></text:p>
        </text:list-item>
        <text:list-item>
          <text:p text:style-name="P1552">make a scision — принять решение;</text:p>
        </text:list-item>
        <text:list-item>
          <text:p text:style-name="P1552">make a promise — обещать, дать обещание;</text:p>
        </text:list-item>
        <text:list-item>
          <text:p text:style-name="P1552">make a friends — подружиться.</text:p>
        </text:list-item>
      </text:list>
      <text:p text:style-name="P839"/>
      <text:p text:style-name="P1050">Could you do me a favour — Не мог бы ты оказать мне услугу? </text:p>
      <text:p text:style-name="P1050">I belive she`ll make the right choice — Я верю, что она сделает правильный выбор.</text:p>
      <text:p text:style-name="P839"/>
      <text:p text:style-name="P1721"><text:span text:style-name="T370"/></text:p>
      <text:p text:style-name="P1779"><text:span text:style-name="T370">Про и</text:span><text:span text:style-name="T371">нфинитив и герундий</text:span></text:p>
      <text:p text:style-name="P840"/>
      <text:p text:style-name="P847">Когда в английском предложении идет несколько глаголов <text:span text:style-name="T1251">подря</text:span><text:span text:style-name="T1252">д</text:span>, то первый является сказуемым<text:span text:style-name="T1250">, а следующий, свободный от времени, стоит в форме инфинитива </text:span></text:p>
      <text:p text:style-name="P1169"><text:span text:style-name="T301">или герундия </text:span><text:span text:style-name="T302">(</text:span><text:span text:style-name="T313">после сказуемоего</text:span><text:span text:style-name="T303"> </text:span><text:span text:style-name="T301">может быть несколько </text:span><text:span text:style-name="T313">глаголов</text:span><text:span text:style-name="T302">)</text:span><text:span text:style-name="T301">.</text:span></text:p>
      <text:p text:style-name="P846"/>
      <text:p text:style-name="P1059">What do you want <text:span text:style-name="T1065">to do</text:span>? — Что ты хочешь <text:span text:style-name="T1065">делать</text:span>?</text:p>
      <text:p text:style-name="P1059">I like <text:span text:style-name="T1065">playing</text:span> cards — Я люблю <text:span text:style-name="T1065">играть</text:span> в карты.</text:p>
      <text:p text:style-name="P1060">Please don`t make me <text:span text:style-name="T1065">worry</text:span> — Пожалуйста, не заставляй меня <text:span text:style-name="T1065">волноваться</text:span>.</text:p>
      <text:p text:style-name="P1061">I don`t mind <text:span text:style-name="T1065">doing</text:span> it on my own — Я не против <text:span text:style-name="T1065">сделать</text:span> это в одиночку.</text:p>
      <text:p text:style-name="P848"/>
      <text:p text:style-name="P1170"><text:span text:style-name="T288">И</text:span><text:span text:style-name="T289">нфинитив и герундий дополняют по смыслу </text:span><text:span text:style-name="T304">сказуемое</text:span><text:span text:style-name="T289">. </text:span><text:span text:style-name="T290">Они являются взаимозаменяемы </text:span></text:p>
      <text:p text:style-name="P1170"><text:span text:style-name="T297">и</text:span><text:span text:style-name="T290"> </text:span><text:span text:style-name="T297">в</text:span><text:span text:style-name="T290"> основном </text:span><text:span text:style-name="T297">и</text:span><text:span text:style-name="T290">спользуют</text:span><text:span text:style-name="T297">ся</text:span><text:span text:style-name="T290"> по наитию </text:span><text:span text:style-name="T304">либо</text:span><text:span text:style-name="T290"> в зависимости от диалекта.</text:span></text:p>
      <text:p text:style-name="P849"/>
      <text:p text:style-name="P850">На русский инфинитив и герундий переводятся несколькими способами:</text:p>
      <text:list xml:id="list1211704060" text:style-name="L54">
        <text:list-item>
          <text:p text:style-name="P1553">начальной формой глагола (делать);</text:p>
        </text:list-item>
        <text:list-item>
          <text:p text:style-name="P1553">причастием (делая);</text:p>
        </text:list-item>
        <text:list-item>
          <text:p text:style-name="P1553">придаточным предложением (чтобы сделать).</text:p>
        </text:list-item>
      </text:list>
      <text:p text:style-name="P849"/>
      <text:p text:style-name="P865">Инфинитив </text:p>
      <text:p text:style-name="P856"/>
      <text:p text:style-name="P1175"><text:span text:style-name="T310">Э</text:span><text:span text:style-name="T297">то глагол в начальной форме, </text:span><text:span text:style-name="T304">который </text:span><text:span text:style-name="T305">обычно </text:span><text:span text:style-name="T306">идет</text:span><text:span text:style-name="T304"> </text:span><text:span text:style-name="T297">с частицей </text:span><text:span text:style-name="T96">to</text:span><text:span text:style-name="T297">.</text:span></text:p>
      <text:p text:style-name="P1054"><text:span text:style-name="T69">I don`t want </text:span><text:span text:style-name="T1267">to interface</text:span><text:span text:style-name="T69"> — Я не хочу </text:span><text:span text:style-name="T1267">вмешиваться</text:span><text:span text:style-name="T69">.</text:span></text:p>
      <text:p text:style-name="P857"/>
      <text:p text:style-name="P742"><text:span text:style-name="T297">Г</text:span><text:span text:style-name="T291">лаголы, после которых инфинитив всегда </text:span><text:span text:style-name="T298">с частицей </text:span><text:span text:style-name="T95">to</text:span><text:span text:style-name="T291">:</text:span></text:p>
      <text:list xml:id="list2921879050" text:style-name="L55">
        <text:list-item>
          <text:p text:style-name="P1554">want — хотеть;</text:p>
        </text:list-item>
        <text:list-item>
          <text:p text:style-name="P1554">need — нуждаться;</text:p>
        </text:list-item>
        <text:list-item>
          <text:p text:style-name="P1554">plan — планировать;</text:p>
        </text:list-item>
        <text:list-item>
          <text:p text:style-name="P1554">decide — принимать решение;</text:p>
        </text:list-item>
        <text:list-item>
          <text:p text:style-name="P1554">offer — предлагать;</text:p>
        </text:list-item>
        <text:list-item>
          <text:p text:style-name="P1554">hope — надеяться;</text:p>
        </text:list-item>
        <text:list-item>
          <text:p text:style-name="P1554">promise — обещать;</text:p>
        </text:list-item>
        <text:list-item>
          <text:p text:style-name="P1554">try — пытаться;</text:p>
        </text:list-item>
        <text:list-item>
          <text:p text:style-name="P1554">forget — забывать;</text:p>
        </text:list-item>
        <text:list-item>
          <text:p text:style-name="P1554">learn — изучать;</text:p>
        </text:list-item>
        <text:list-item>
          <text:p text:style-name="P1554">would like — хотел бы.</text:p>
        </text:list-item>
      </text:list>
      <text:p text:style-name="P1053"/>
      <text:p text:style-name="P1053">We promise <text:span text:style-name="T1065">to get</text:span> the money — Мы обещали <text:span text:style-name="T1065">достать</text:span> денег.</text:p>
      <text:p text:style-name="P1053">Don`t forget <text:span text:style-name="T1065">to write</text:span> importang things — Не забывай <text:span text:style-name="T1065">записывать</text:span> самое главное.</text:p>
      <text:p text:style-name="P851"/>
      <text:p text:style-name="P1168"><text:span text:style-name="T292">Между смысловым глаголом и идущим за ним инфинитивом часто </text:span><text:span text:style-name="T308">стоит</text:span><text:span text:style-name="T292"> дополнение.</text:span></text:p>
      <text:p text:style-name="P743"><text:span text:style-name="T308">Обычно</text:span><text:span text:style-name="T309"> </text:span><text:span text:style-name="T295">дополнение указывает</text:span><text:span text:style-name="T296">ся</text:span><text:span text:style-name="T295"> после </text:span><text:span text:style-name="T308">следующих </text:span><text:span text:style-name="T295">глаголов:</text:span></text:p>
      <text:list xml:id="list1399704736" text:style-name="L56">
        <text:list-item>
          <text:p text:style-name="P1555">ask — спрашивать;</text:p>
        </text:list-item>
        <text:list-item>
          <text:p text:style-name="P1555">tell — говорить;</text:p>
        </text:list-item>
        <text:list-item>
          <text:p text:style-name="P1555">advice — советовать;</text:p>
        </text:list-item>
        <text:list-item>
          <text:p text:style-name="P1555">expect — ожидать;</text:p>
        </text:list-item>
        <text:list-item>
          <text:p text:style-name="P1555">pesuade — убеждать;</text:p>
        </text:list-item>
        <text:list-item>
          <text:p text:style-name="P1555">teach — обучать.</text:p>
        </text:list-item>
      </text:list>
      <text:p text:style-name="P854"/>
      <text:p text:style-name="P1058"><text:span text:style-name="T1258">I </text:span><text:span text:style-name="T38">asked</text:span><text:span text:style-name="T1259"> </text:span><text:span text:style-name="T1288">Mike</text:span><text:span text:style-name="T1259"> </text:span><text:span text:style-name="T1070">to come</text:span><text:span text:style-name="T1259"> in — Я просила Майка войти.</text:span></text:p>
      <text:p text:style-name="P78"><text:span text:style-name="T36">Tell</text:span><text:span text:style-name="T50"> </text:span><text:span text:style-name="T1289">them</text:span><text:span text:style-name="T50"> </text:span><text:span text:style-name="T67">to leave</text:span><text:span text:style-name="T50"> us alone — Попроси их оставить нас в покое.</text:span></text:p>
      <text:p text:style-name="P1171"><text:soft-page-break/><text:span text:style-name="T292">Если после смыслового глагола </text:span><text:span text:style-name="T307">указано</text:span><text:span text:style-name="T293"> </text:span><text:span text:style-name="T292">дополне</text:span><text:span text:style-name="T293">ние, </text:span><text:span text:style-name="T294">то такие предложения удобней переводить с использованием придаточного предложения </text:span><text:span text:style-name="T316">(о них позже)</text:span><text:span text:style-name="T294">.</text:span></text:p>
      <text:p text:style-name="P855"/>
      <text:p text:style-name="P82"><text:span text:style-name="T64">I </text:span><text:span text:style-name="T37">promise</text:span><text:span text:style-name="T64"> </text:span><text:span text:style-name="T1290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55"/>
      <text:p text:style-name="P1171"><text:span text:style-name="T294">Т</text:span><text:span text:style-name="T299">акже придаточное предложение используется, когда вторая часть объясняет причину действия из главной части. </text:span><text:span text:style-name="T300">В этом случае инфинитив всегда используется с </text:span><text:span text:style-name="T97">to</text:span><text:span text:style-name="T300">.</text:span></text:p>
      <text:p text:style-name="P852"/>
      <text:p text:style-name="P83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4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056"/>
      <text:p text:style-name="P280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53"/>
      <text:p text:style-name="P1057">I <text:span text:style-name="T26">went out</text:span> <text:span text:style-name="T1065">for food</text:span> — Я <text:span text:style-name="T26">вышел</text:span><text:span text:style-name="T1257"> </text:span><text:span text:style-name="T1065">за едой</text:span>.</text:p>
      <text:p text:style-name="P274"/>
      <text:p text:style-name="P274">Ес<text:span text:style-name="T1257">ть</text:span> глаголы, после которых инфинитив используется без частицы <text:span text:style-name="T492">to</text:span> («голый» инфитив). Таких глаголов немного. Самыми распространенные: <text:span text:style-name="T492">let </text:span>(позволять) и <text:span text:style-name="T492">make</text:span>.</text:p>
      <text:p text:style-name="P272"/>
      <text:p text:style-name="P80"><text:span text:style-name="T26">Let</text:span> <text:span text:style-name="T1285">Peter</text:span> <text:span text:style-name="T1065">explain</text:span> himself — Позволь Питеру объясниться.</text:p>
      <text:p text:style-name="P81"><text:span text:style-name="T26">Let</text:span> <text:span text:style-name="T1285">us</text:span> (let`s) <text:span text:style-name="T1065">watch</text:span> this movie — Давай<text:span text:style-name="T1254"> </text:span>посмотрим этот фильм.</text:p>
      <text:p text:style-name="P273"/>
      <text:p text:style-name="P275">Если после <text:span text:style-name="T492">make</text:span> стоит еще один глагол, то в этом случае <text:span text:style-name="T492">make</text:span> переводится не как «делать», </text:p>
      <text:p text:style-name="P275">а как «заставлять». После <text:span text:style-name="T492">make</text:span> нужно также указать дополнение.</text:p>
      <text:p text:style-name="P275"/>
      <text:p text:style-name="P244">I <text:span text:style-name="T3">can`t</text:span> <text:span text:style-name="T26">make</text:span> <text:span text:style-name="T1285">John</text:span> <text:span text:style-name="T1065">work</text:span> — Я не могу заставить Джона работать.</text:p>
      <text:p text:style-name="P276"/>
      <text:p text:style-name="P278"><text:span text:style-name="T1255">Если инфинитив стоит после связки </text:span><text:span text:style-name="T520">it</text:span><text:span text:style-name="T1277"> + </text:span><text:span text:style-name="T517">be </text:span><text:span text:style-name="T1255">+ прилагательно</text:span><text:span text:style-name="T1256">е</text:span><text:span text:style-name="T1255">, то </text:span><text:span text:style-name="T1277">он </text:span><text:span text:style-name="T1255">используется </text:span></text:p>
      <text:p text:style-name="P278"><text:span text:style-name="T1255">с частицей </text:span><text:span text:style-name="T517">to</text:span><text:span text:style-name="T1255">. </text:span><text:span text:style-name="T1277">Такая связка выражает отношение к делу.</text:span></text:p>
      <text:p text:style-name="P277"/>
      <text:p text:style-name="P79">It <text:span text:style-name="T369">is difficult</text:span> to understand him — Его<text:span text:style-name="T1277"> </text:span>сложно понять.</text:p>
      <text:p text:style-name="P87">It was difficult to find a good job — Было трудно найти хорошую работу.</text:p>
      <text:p text:style-name="P50"><text:span text:style-name="T1277">It is nice to live here — Здесь </text:span><text:span text:style-name="T1278">приятно жить.</text:span></text:p>
      <text:p text:style-name="P277"/>
      <text:p text:style-name="P1354">По правилам английского языка после <text:span text:style-name="T492">be</text:span> всегда используется прилалагательное, при этом на русский, <text:span text:style-name="T492">be</text:span> + прилагательное будет переводиться наречием (где, куда, зачем, как).</text:p>
      <text:p text:style-name="P279"/>
      <text:p text:style-name="P1175"><text:span text:style-name="T1056">Г</text:span><text:span text:style-name="T1057">ерундий</text:span><text:span text:style-name="T806"> </text:span></text:p>
      <text:p text:style-name="P283"/>
      <text:p text:style-name="P1175"><text:span text:style-name="T809">Э</text:span><text:span text:style-name="T802">то нечно среднее между глаголом и существительным, </text:span><text:span text:style-name="T807">потому что м</text:span><text:span text:style-name="T802">ожет переводит</text:span><text:span text:style-name="T807">ь</text:span><text:span text:style-name="T802">ся </text:span></text:p>
      <text:p text:style-name="P1175"><text:span text:style-name="T807">и так и этак </text:span><text:span text:style-name="T810">(в зависимости от места)</text:span><text:span text:style-name="T802">.</text:span><text:span text:style-name="T808"> </text:span><text:span text:style-name="T803">Выглядит как глагол c окончанием </text:span><text:span text:style-name="T518">-ing</text:span><text:span text:style-name="T803">.</text:span></text:p>
      <text:p text:style-name="P286"/>
      <text:p text:style-name="P1176"><text:span text:style-name="T811">Герундий используется после предлогов </text:span><text:span text:style-name="T814">и</text:span><text:span text:style-name="T811"> некоторых глаголов. </text:span><text:span text:style-name="T813">Т</text:span><text:span text:style-name="T814">акже</text:span><text:span text:style-name="T811"> е</text:span><text:span text:style-name="T812">сли после </text:span></text:p>
      <text:p text:style-name="P287">первого глагола идет предлог, то второй всегда пишется в форме герундия.</text:p>
      <text:p text:style-name="P288"/>
      <text:p text:style-name="P285">Если герундий стоит в конце предложения, то он переводится глаголом.</text:p>
      <text:p text:style-name="P1075"/>
      <text:p text:style-name="P974"><text:span text:style-name="T1164">I </text:span><text:span text:style-name="T35">ran</text:span><text:span text:style-name="T1163"> for a long time </text:span><text:span text:style-name="T1234">without</text:span><text:span text:style-name="T1163"> </text:span><text:span text:style-name="T1166">stopping</text:span><text:span text:style-name="T1163"> — Я долго бежал, не останавливаясь.</text:span></text:p>
      <text:p text:style-name="P974"><text:span text:style-name="T1164">D</text:span><text:span text:style-name="T1163">on`t stop. </text:span><text:span text:style-name="T35">Keep</text:span><text:span text:style-name="T1163"> </text:span><text:span text:style-name="T1234">on</text:span><text:span text:style-name="T1163"> </text:span><text:span text:style-name="T1166">running</text:span><text:span text:style-name="T1163">! </text:span><text:span text:style-name="T1165">— </text:span><text:span text:style-name="T1163">Не останавливайся. Продолжай бежать!</text:span></text:p>
      <text:p text:style-name="P975"><text:span text:style-name="T1234">Before</text:span><text:span text:style-name="T1163"> </text:span><text:span text:style-name="T1166">going</text:span><text:span text:style-name="T1163"> </text:span><text:span text:style-name="T1166">out</text:span><text:span text:style-name="T1163">, I phoned Jerry — Перед выходом я позвонил Джерри.</text:span></text:p>
      <text:p text:style-name="P1075"/>
      <text:p text:style-name="P1722"><text:span text:style-name="T344"/></text:p>
      <text:p text:style-name="P1780"><text:span text:style-name="T344">Глаголы, после которых </text:span><text:span text:style-name="T345">принято использовать</text:span><text:span text:style-name="T344"> герундий:</text:span></text:p>
      <text:p text:style-name="P1076"/>
      <text:list xml:id="list774715859" text:style-name="L57">
        <text:list-item>
          <text:p text:style-name="P1566">обозначающие начало, продолжительность или конец процесса:</text:p>
          <text:list>
            <text:list-item>
              <text:p text:style-name="P1567">stop — прекращать;</text:p>
            </text:list-item>
            <text:list-item>
              <text:p text:style-name="P1567">finish — заканчивать;</text:p>
            </text:list-item>
            <text:list-item>
              <text:p text:style-name="P1567">give up — прекращать;</text:p>
            </text:list-item>
            <text:list-item>
              <text:p text:style-name="P1567">carry on / go on / keep on — продолжать;</text:p>
            </text:list-item>
          </text:list>
          <text:p text:style-name="P1567"/>
        </text:list-item>
        <text:list-item>
          <text:p text:style-name="P1566">обозначающие отношение к чему-то:</text:p>
          <text:list>
            <text:list-item>
              <text:p text:style-name="P1567">dislike — нелюбить;</text:p>
            </text:list-item>
            <text:list-item>
              <text:p text:style-name="P1567">enjoy — нравиться;</text:p>
            </text:list-item>
          </text:list>
        </text:list-item>
        <text:list-item>
          <text:p text:style-name="P1566">глаголы чувственного восприятия:</text:p>
          <text:list>
            <text:list-item>
              <text:p text:style-name="P1567">see — видеть;</text:p>
            </text:list-item>
            <text:list-item>
              <text:p text:style-name="P1567">watch — смотреть;</text:p>
            </text:list-item>
            <text:list-item>
              <text:p text:style-name="P1567">hear — слышать;</text:p>
            </text:list-item>
            <text:list-item>
              <text:p text:style-name="P1567">listen to — слушать.</text:p>
            </text:list-item>
          </text:list>
        </text:list-item>
      </text:list>
      <text:p text:style-name="P1077"/>
      <text:list xml:id="list130615062390220" text:continue-numbering="true" text:style-name="L57">
        <text:list-item>
          <text:p text:style-name="P1566">другие глаголы и словосочетания:</text:p>
          <text:list>
            <text:list-item>
              <text:p text:style-name="P1567">suggest — предлагать;</text:p>
            </text:list-item>
            <text:list-item>
              <text:p text:style-name="P1567">mind — иметь ввиду, возражать;</text:p>
            </text:list-item>
            <text:list-item>
              <text:p text:style-name="P1567">avoid — избегать;</text:p>
            </text:list-item>
            <text:list-item>
              <text:p text:style-name="P1567">practice — практиковаться;</text:p>
            </text:list-item>
            <text:list-item>
              <text:p text:style-name="P1567">can`t help — не мочь не делать;</text:p>
            </text:list-item>
            <text:list-item>
              <text:p text:style-name="P1567">can`t stand — не выносить, ненавидеть;</text:p>
            </text:list-item>
            <text:list-item>
              <text:p text:style-name="P1567">look forward to — ждать с нетерпением.</text:p>
            </text:list-item>
          </text:list>
        </text:list-item>
      </text:list>
      <text:p text:style-name="P1076"/>
      <text:p text:style-name="P976">I enjoy <text:span text:style-name="T1065">reading</text:span> very much — Я очень люблю читать.</text:p>
      <text:p text:style-name="P976">I can`t help <text:span text:style-name="T1065">feeling</text:span> responsible — Я не могу не чувствовать ответственности.</text:p>
      <text:p text:style-name="P976">I look forward to <text:span text:style-name="T1065">meeting</text:span> John — Я жд<text:span text:style-name="T1270">у</text:span> с нетерпением встечи с Джоном.</text:p>
      <text:p text:style-name="P281"/>
      <text:p text:style-name="P281">Сочетание сказуемого и герундия можно расш<text:span text:style-name="T1271">и</text:span>рить, добавив между ними дополнение.</text:p>
      <text:p text:style-name="P281"/>
      <text:p text:style-name="P49"><text:span text:style-name="T1260">I </text:span><text:span text:style-name="T39">saw</text:span><text:span text:style-name="T1260"> </text:span><text:span text:style-name="T1291">John</text:span><text:span text:style-name="T1260"> </text:span><text:span text:style-name="T1071">working</text:span><text:span text:style-name="T1260"> in the garden — Я видел, как Джон работает в саду.</text:span></text:p>
      <text:p text:style-name="P85">He <text:span text:style-name="T3">can`t</text:span> <text:span text:style-name="T26">stand</text:span> <text:span text:style-name="T1285">his father</text:span> <text:span text:style-name="T1065">drinking</text:span> — Он не может вынести того, что его отец пьет.</text:p>
      <text:p text:style-name="P272"/>
      <text:p text:style-name="P284">Когда нужно сказать про дейсвтие, которое регулярно совершается, то для этого используется</text:p>
      <text:p text:style-name="P744"><text:span text:style-name="T804">связка </text:span><text:span text:style-name="T519">go</text:span><text:span text:style-name="T804"> + герундий. Глагол </text:span><text:span text:style-name="T519">go</text:span><text:span text:style-name="T804"> в этом случае переводится как «занимаюсь этим делом»:</text:span></text:p>
      <text:list xml:id="list4181912402" text:style-name="L58">
        <text:list-item>
          <text:p text:style-name="P1708"><text:span text:style-name="T804">go swimming — занима</text:span><text:span text:style-name="T805">ться</text:span><text:span text:style-name="T804"> плаваньем;</text:span></text:p>
        </text:list-item>
        <text:list-item>
          <text:p text:style-name="P1661">go running — бегать;</text:p>
        </text:list-item>
        <text:list-item>
          <text:p text:style-name="P1661">go fishing — рыбачить;</text:p>
        </text:list-item>
        <text:list-item>
          <text:p text:style-name="P1708">go skiing — кататься на лыжах;</text:p>
        </text:list-item>
        <text:list-item>
          <text:p text:style-name="P1738">go shopping — ходить по магазинам.</text:p>
        </text:list-item>
      </text:list>
      <text:p text:style-name="P1347"/>
      <text:p text:style-name="P1172"><text:span text:style-name="T1261">А связка </text:span><text:span text:style-name="T519">like</text:span><text:span text:style-name="T1261"> + герундий означает «</text:span><text:span text:style-name="T1262">люблю</text:span><text:span text:style-name="T1261"> заниматься этим </text:span><text:span text:style-name="T1262">делом</text:span><text:span text:style-name="T1261">».</text:span></text:p>
      <text:p text:style-name="P1347"/>
      <text:p text:style-name="P86">Would you like to <text:span text:style-name="T1065">go skiing</text:span> this weekend? — Ты хочешь <text:span text:style-name="T1065">покататься на лыжах</text:span> на выходных?</text:p>
      <text:p text:style-name="P86">I would rather <text:span text:style-name="T1065">go shopp</text:span><text:span text:style-name="T1072">i</text:span><text:span text:style-name="T1065">ng</text:span> — Нет, я лучше <text:span text:style-name="T1065">пойду по магазинам</text:span>.</text:p>
      <text:p text:style-name="P86">I <text:span text:style-name="T1065">like shopping</text:span> with my girlfriends! — Я <text:span text:style-name="T1065">люблю ходить по магазинам</text:span> с подру<text:span text:style-name="T1272">ж</text:span>ками!</text:p>
      <text:p text:style-name="P1347"/>
      <text:p text:style-name="P1174"><text:soft-page-break/><text:span text:style-name="T1264">Если герундий стоит в начале предложения, то он </text:span><text:span text:style-name="T1266">переводится не как глагол, а</text:span><text:span text:style-name="T1265"> как сущестительное </text:span><text:span text:style-name="T1266">(т. е. в этом случае он является подлежащим)</text:span><text:span text:style-name="T1264">.</text:span></text:p>
      <text:p text:style-name="P1173"/>
      <text:p text:style-name="P152">Swimming is very good for your health — Плаванье хорошо для здоровья</text:p>
      <text:p text:style-name="P152"><text:span text:style-name="T1263">L</text:span>earning English is not easy — Изучение английского — это нелегко.</text:p>
      <text:p text:style-name="P1173"/>
      <text:p text:style-name="P668">Глаголы, после который можно использовать как инфинитив так и герундий:</text:p>
      <text:p text:style-name="P668"/>
      <text:list xml:id="list3706306142" text:style-name="L59">
        <text:list-item>
          <text:p text:style-name="P1690">обозначающие процесс:</text:p>
          <text:list>
            <text:list-item>
              <text:p text:style-name="P1691">start, begin — начинать;</text:p>
            </text:list-item>
            <text:list-item>
              <text:p text:style-name="P1691">continue — продолжать;</text:p>
            </text:list-item>
          </text:list>
        </text:list-item>
      </text:list>
      <text:p text:style-name="P668"/>
      <text:list xml:id="list130615478289456" text:continue-numbering="true" text:style-name="L59">
        <text:list-item>
          <text:p text:style-name="P1690">обозначающие отношение к чему-то:</text:p>
          <text:list>
            <text:list-item>
              <text:p text:style-name="P1692">love — любить;</text:p>
            </text:list-item>
            <text:list-item>
              <text:p text:style-name="P1692">like — нравиться;</text:p>
            </text:list-item>
            <text:list-item>
              <text:p text:style-name="P1692">hate — ненавидеть;</text:p>
            </text:list-item>
            <text:list-item>
              <text:p text:style-name="P1692">prefer — предпочитать;</text:p>
            </text:list-item>
          </text:list>
        </text:list-item>
      </text:list>
      <text:p text:style-name="P669"/>
      <text:p text:style-name="P153">I started to leart English at school / I started learning English at school.</text:p>
      <text:p text:style-name="P153">I love to play the piano / I love playing the piano.</text:p>
      <text:p text:style-name="P670"/>
      <text:p text:style-name="P1376">Формальное подлежащее. <text:span text:style-name="T1274">Dummy subject</text:span></text:p>
      <text:p text:style-name="P671"/>
      <text:p text:style-name="P672">В английском предложении обязательно должно присутствовать подлежащее и сказуемое.</text:p>
      <text:p text:style-name="P673">Это его грамматическая основа. В русском предложении подлежащее может отсутствовать.</text:p>
      <text:p text:style-name="P672">Из-за этого могут возн<text:span text:style-name="T1274">и</text:span>кать некоторые трудности при переводе.</text:p>
      <text:p text:style-name="P672"/>
      <text:p text:style-name="P674">Когда в русском предложении подлежащее отсутствует, в английском используется формальное подлежащее. Их всего 2: <text:span text:style-name="T492">there</text:span> и <text:span text:style-name="T492">it</text:span>, <text:span text:style-name="T1275">но </text:span><text:span text:style-name="T1279">еще </text:span><text:span text:style-name="T1275">могут</text:span><text:span text:style-name="T1279"> </text:span><text:span text:style-name="T1275">встретиться: </text:span><text:span text:style-name="T521">t</text:span><text:span text:style-name="T492">hey</text:span>, <text:span text:style-name="T492">this</text:span>, <text:span text:style-name="T492">that</text:span>.</text:p>
      <text:p text:style-name="P1202"><text:span text:style-name="T384">Т</text:span><text:span text:style-name="T385">акие предложения удобнее переводить с конца </text:span><text:span text:style-name="T454">(как и </text:span><text:span text:style-name="T455">все, в английском</text:span><text:span text:style-name="T454">)</text:span><text:span text:style-name="T385">. </text:span></text:p>
      <text:p text:style-name="P675"/>
      <text:p text:style-name="P1180"><text:span text:style-name="T392">П</text:span><text:span text:style-name="T390">одлежащее </text:span><text:span text:style-name="T598">there</text:span><text:span text:style-name="T390"> </text:span><text:span text:style-name="T392">всегда идет</text:span><text:span text:style-name="T390"> в связке с глаголом </text:span><text:span text:style-name="T598">be</text:span><text:span text:style-name="T390">. Оно необходимо, чтобы сказать </text:span></text:p>
      <text:p text:style-name="P1180"><text:span text:style-name="T390">о местоположении существительного, которое идет после </text:span><text:span text:style-name="T598">be</text:span><text:span text:style-name="T390"> </text:span><text:span text:style-name="T392">(как указатель)</text:span><text:span text:style-name="T390">.</text:span></text:p>
      <text:p text:style-name="P678"/>
      <text:p text:style-name="P154"><text:span text:style-name="T24">There</text:span><text:span text:style-name="T1276"> </text:span><text:span text:style-name="T41">is</text:span><text:span text:style-name="T1276"> </text:span><text:span text:style-name="T1292">a new restaurant</text:span><text:span text:style-name="T1276"> </text:span><text:span text:style-name="T12">in King Street</text:span><text:span text:style-name="T1276"> — На Кинг-стрит есть новый ресторан.</text:span></text:p>
      <text:p text:style-name="P155"><text:span text:style-name="T13">There</text:span> <text:span text:style-name="T26">was</text:span> <text:span text:style-name="T1285">a fight</text:span> <text:span text:style-name="T10">in the street today</text:span> — На улице сегодня была драка.</text:p>
      <text:p text:style-name="P679"/>
      <text:p text:style-name="P1178"><text:span text:style-name="T390">Иногда с помощью </text:span><text:span text:style-name="T598">there</text:span><text:span text:style-name="T390"> + </text:span><text:span text:style-name="T598">be</text:span><text:span text:style-name="T390"> говорят о существительном, которое не может совершать действий, но с которым связана дополнительная информация.</text:span></text:p>
      <text:p text:style-name="P679"/>
      <text:p text:style-name="P88"><text:span text:style-name="T384">T</text:span><text:span text:style-name="T390">here is something I want to tell you — Есть, кое-что, что я должен сказать тебе.</text:span></text:p>
      <text:p text:style-name="P680"/>
      <text:p text:style-name="P1179"><text:span text:style-name="T385">Связка </text:span><text:span text:style-name="T599">there</text:span><text:span text:style-name="T385"> + </text:span><text:span text:style-name="T599">be</text:span><text:span text:style-name="T385"> переводится по глаголу </text:span><text:span text:style-name="T599">be</text:span><text:span text:style-name="T385">, либо полностью выпадает при переводе.</text:span></text:p>
      <text:p text:style-name="P1349"><text:span text:style-name="T386">В Present Perfect, </text:span><text:span text:style-name="T600">be</text:span><text:span text:style-name="T386"> преобразуется в </text:span><text:span text:style-name="T600">have/has been</text:span><text:span text:style-name="T386">.</text:span></text:p>
      <text:p text:style-name="P680"/>
      <text:p text:style-name="P1177"><text:span text:style-name="T386">В вопросах </text:span><text:span text:style-name="T600">be</text:span><text:span text:style-name="T386"> </text:span><text:span text:style-name="T387">ставится</text:span><text:span text:style-name="T386"> перед </text:span><text:span text:style-name="T600">there</text:span><text:span text:style-name="T386">. Вопрос не обязательно </text:span><text:span text:style-name="T391">должен быть </text:span><text:span text:style-name="T386">общи</text:span><text:span text:style-name="T391">м</text:span><text:span text:style-name="T386">. </text:span></text:p>
      <text:p text:style-name="P677">Он может начинаться и с вопросительного слова. </text:p>
      <text:p text:style-name="P682"/>
      <text:p text:style-name="P156">What is there in the box? — Что находится в коробке? (Что есть в коробке?)</text:p>
      <text:p text:style-name="P682"/>
      <text:p text:style-name="P1723"><text:span text:style-name="T387"/></text:p>
      <text:p text:style-name="P1781"><text:span text:style-name="T387">Отрицание образуется</text:span><text:span text:style-name="T386"> </text:span><text:span text:style-name="T387">с помощью частицы </text:span><text:span text:style-name="T601">not</text:span><text:span text:style-name="T387"> после </text:span><text:span text:style-name="T601">be</text:span><text:span text:style-name="T387">. </text:span></text:p>
      <text:p text:style-name="P1723"><text:span text:style-name="T387">Также </text:span><text:span text:style-name="T389">можно</text:span><text:span text:style-name="T387"> использовать отрицательное местоимение </text:span><text:span text:style-name="T601">no </text:span><text:span text:style-name="T664">(означает «не»)</text:span><text:span text:style-name="T387">.</text:span></text:p>
      <text:p text:style-name="P682"/>
      <text:p text:style-name="P89"><text:span text:style-name="T376">There aren`t any challenges in his life / T</text:span><text:span text:style-name="T388">here are no challenges in his life</text:span><text:span text:style-name="T376"> — </text:span></text:p>
      <text:p text:style-name="P156">В его жизни нет испытаний.</text:p>
      <text:p text:style-name="P682"/>
      <text:p text:style-name="P1180"><text:span text:style-name="T392">Подлежащее </text:span><text:span text:style-name="T602">it</text:span><text:span text:style-name="T392"> </text:span><text:span text:style-name="T401">обычно </text:span><text:span text:style-name="T392">используется, когда надо сообщить время или сказать о погоде.</text:span></text:p>
      <text:p text:style-name="P686"/>
      <text:p text:style-name="P1181"><text:span text:style-name="T395">После </text:span><text:span text:style-name="T603">it</text:span><text:span text:style-name="T395"> может идти не только существительное </text:span><text:span text:style-name="T397">(в отличие от </text:span><text:span text:style-name="T605">there</text:span><text:span text:style-name="T397">)</text:span><text:span text:style-name="T395">, но </text:span><text:span text:style-name="T397">также </text:span><text:span text:style-name="T395">прилагательное </text:span><text:span text:style-name="T397">или глагол</text:span><text:span text:style-name="T395"> </text:span><text:span text:style-name="T397">(обычно идет прилагательное).</text:span></text:p>
      <text:p text:style-name="P157"/>
      <text:p text:style-name="P685"><text:span text:style-name="T522">It</text:span><text:span text:style-name="T1281"> может идти в связке с любым глаголом, а не только с </text:span><text:span text:style-name="T522">be</text:span><text:span text:style-name="T1281">.</text:span></text:p>
      <text:p text:style-name="P686"/>
      <text:p text:style-name="P1360"><text:span text:style-name="T17">It</text:span><text:span text:style-name="T596"> </text:span><text:span text:style-name="T31">is</text:span><text:span text:style-name="T596"> 5 o`clock — Сейчас 5 часов.</text:span></text:p>
      <text:p text:style-name="P90"><text:span text:style-name="T18">It</text:span><text:span text:style-name="T376"> </text:span><text:span text:style-name="T40">is</text:span><text:span text:style-name="T376"> warm — Тепло.</text:span></text:p>
      <text:p text:style-name="P90"><text:span text:style-name="T18">It</text:span><text:span text:style-name="T376"> often </text:span><text:span text:style-name="T40">snows</text:span><text:span text:style-name="T376"> </text:span><text:span text:style-name="T393">in the winter — Зимой часто идет снег.</text:span></text:p>
      <text:p text:style-name="P687"/>
      <text:p text:style-name="P745"><text:span text:style-name="T393">Е</text:span><text:span text:style-name="T396">ще </text:span><text:span text:style-name="T604">it</text:span><text:span text:style-name="T396"> является подлежащим в таких конструкциях:</text:span></text:p>
      <text:list xml:id="list1576107782" text:style-name="L60">
        <text:list-item>
          <text:p text:style-name="P1739"><text:span text:style-name="T596">It`s time</text:span><text:span text:style-name="T376"> — пора (после используется инфинитив для указания действия, </text:span></text:p>
          <text:p text:style-name="P1693">которое пришло время сделать);</text:p>
        </text:list-item>
        <text:list-item>
          <text:p text:style-name="P1740"><text:span text:style-name="T601">I</text:span><text:span text:style-name="T596">t</text:span><text:span text:style-name="T376"> + </text:span><text:span text:style-name="T596">be</text:span><text:span text:style-name="T376"> + прилагательное + инфинитив</text:span><text:span text:style-name="T394"> (отношение к делу);</text:span></text:p>
        </text:list-item>
        <text:list-item>
          <text:p text:style-name="P1741"><text:span text:style-name="T394">в </text:span><text:span text:style-name="T376">пассивном залоге, в оборотах </text:span><text:span text:style-name="T596">it is known</text:span><text:span text:style-name="T376"> (известно) и </text:span><text:span text:style-name="T596">it is said</text:span><text:span text:style-name="T376"> (говорят).</text:span></text:p>
        </text:list-item>
      </text:list>
      <text:p text:style-name="P683"/>
      <text:p text:style-name="P1191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83"/>
      <text:p text:style-name="P1358"><text:span text:style-name="T400">It — </text:span><text:span text:style-name="T434">переводится как «</text:span><text:span text:style-name="T400">это» </text:span><text:span text:style-name="T435">(</text:span><text:span text:style-name="T400">I</text:span><text:span text:style-name="T436">t</text:span><text:span text:style-name="T400"> is in the garden — Это в саду</text:span><text:span text:style-name="T435">)</text:span><text:span text:style-name="T400">.</text:span></text:p>
      <text:p text:style-name="P1357">(<text:span text:style-name="T1414">после it может стоять указание на место, где происходит ситуация, стр. 192</text:span><text:span text:style-name="T1415">)</text:span></text:p>
      <text:p text:style-name="P683"/>
      <text:p text:style-name="P1359"><text:span text:style-name="T388">Т</text:span><text:span text:style-name="T376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84"/>
      <text:p text:style-name="P1081"><text:span text:style-name="T383">They say this film is interesting / </text:span><text:span text:style-name="T382">This film is said to be interesting</text:span><text:span text:style-name="T383"> — </text:span></text:p>
      <text:p text:style-name="P1082">Говорят, этот фильминтересный.</text:p>
      <text:p text:style-name="P1350"/>
      <text:p text:style-name="P1320"><text:span text:style-name="T1280">М</text:span>естоимение. Pronoun</text:p>
      <text:p text:style-name="P681"/>
      <text:p text:style-name="P131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88"/>
      <text:p text:style-name="P689">Все местоимения можно разбить на несколько группы:</text:p>
      <text:list xml:id="list1384863408" text:style-name="L61">
        <text:list-item>
          <text:p text:style-name="P1694">личные местоимения (Personal Pronouns);</text:p>
        </text:list-item>
        <text:list-item>
          <text:p text:style-name="P1694">притяжательные местоимения (Possessive Pronouns);</text:p>
        </text:list-item>
        <text:list-item>
          <text:p text:style-name="P1694">возвратные местоимения (Reflexive Pronouns);</text:p>
        </text:list-item>
        <text:list-item>
          <text:p text:style-name="P1694">указательные местоимения (Demonstrative Pronouns);</text:p>
        </text:list-item>
        <text:list-item>
          <text:p text:style-name="P1694"><text:span text:style-name="T1309">неопределенные </text:span>местоимения <text:span text:style-name="T1313">(</text:span>some, any, no и их производные<text:span text:style-name="T1313">)</text:span>.</text:p>
        </text:list-item>
      </text:list>
      <text:p text:style-name="P676"/>
      <text:p text:style-name="P1773"/>
      <text:p text:style-name="P1786">Личные местоимения</text:p>
      <text:p text:style-name="P690"/>
      <text:p text:style-name="P1281"><text:span text:style-name="T398">Имеют только 2 формы: </text:span>именительный паде<text:span text:style-name="T1314">ж и </text:span><text:span text:style-name="T398">объектные падеж.</text:span></text:p>
      <text:p text:style-name="P691"/>
      <text:p text:style-name="P1417"><text:span text:style-name="T398">В </text:span><text:span text:style-name="T376">английском языке всего 2 падежа: именительный и объектный. </text:span><text:span text:style-name="T398">Объектный падеж соответсвует любому косвенному падежу русского языка. (косвенный падежы — </text:span></text:p>
      <text:p text:style-name="P1696">это все падежы, кроме именительного)</text:p>
      <text:p text:style-name="P691"/>
      <text:p text:style-name="P767"><text:span text:style-name="T398">Личные местоимения в именительном падеже </text:span><text:span text:style-name="T411">заменяют</text:span><text:span text:style-name="T407"> подлежащее </text:span><text:span text:style-name="T415">(кто/</text:span><text:span text:style-name="T416">что</text:span><text:span text:style-name="T415">)</text:span><text:span text:style-name="T407">:</text:span></text:p>
      <text:p text:style-name="P724">I — я;</text:p>
      <text:p text:style-name="P724">you — ты/вы;</text:p>
      <text:p text:style-name="P724">he — он;</text:p>
      <text:p text:style-name="P724">she — она;</text:p>
      <text:p text:style-name="P724">it — он/она/оно;</text:p>
      <text:p text:style-name="P724">we — мы;</text:p>
      <text:p text:style-name="P724">they — они.</text:p>
      <text:p text:style-name="P723"/>
      <text:p text:style-name="P1280"><text:span text:style-name="T318">Местоимение </text:span><text:span text:style-name="T101">I</text:span><text:span text:style-name="T319"> заменяет первое лицо. В</text:span><text:span text:style-name="T318">сегда пишется с большой буквы.</text:span></text:p>
      <text:p text:style-name="P693"/>
      <text:p text:style-name="P694">Местоимения <text:span text:style-name="T492">he</text:span> и <text:span text:style-name="T492">she</text:span> заменяют <text:span text:style-name="T1251">человека</text:span>. Они не могут заменить </text:p>
      <text:p text:style-name="P694">неодушевленный предмет или животное.</text:p>
      <text:p text:style-name="P692"/>
      <text:p text:style-name="P1185">Местоимение you <text:span text:style-name="T1413">заменяет второе лицо.</text:span> <text:span text:style-name="T1413">П</text:span>о умолчанию означает «вы» <text:span text:style-name="T399">и лишь </text:span></text:p>
      <text:p text:style-name="P1185"><text:span text:style-name="T399">по тону и </text:span><text:span text:style-name="T400">словам</text:span><text:span text:style-name="T399"> можно догадаться что вместо «вы», хотят сказать «ты».</text:span></text:p>
      <text:p text:style-name="P692"/>
      <text:p text:style-name="P158">Hey you, kid! Come to me — Эй ты, пацан, подойди сюда. (грубо)</text:p>
      <text:p text:style-name="P158">Would you like some tea? — Не хотите ли вы чаю? (вежливо)</text:p>
      <text:p text:style-name="P692"/>
      <text:p text:style-name="P1280"><text:span text:style-name="T400">Местоимение </text:span><text:span text:style-name="T663">it</text:span><text:span text:style-name="T400"> </text:span><text:span text:style-name="T488">з</text:span><text:span text:style-name="T400">аменяет все неодушевленный предметы </text:span><text:span text:style-name="T489">(</text:span><text:span text:style-name="T400">независимо от их рода</text:span><text:span text:style-name="T489">)</text:span><text:span text:style-name="T400">, </text:span></text:p>
      <text:p text:style-name="P697">а также животных.</text:p>
      <text:p text:style-name="P695"/>
      <text:p text:style-name="P159">Where is the <text:span text:style-name="T1065">book</text:span>? <text:span text:style-name="T1065">It</text:span> is on the table — Где <text:span text:style-name="T1065">книга</text:span>? <text:span text:style-name="T1065">Она</text:span> на столе.</text:p>
      <text:p text:style-name="P159">My <text:span text:style-name="T1065">cat</text:span> is funny. <text:span text:style-name="T1065">It</text:span> plays all day long — Мой <text:span text:style-name="T1065">кот</text:span> смешной. <text:span text:style-name="T1065">Он</text:span> играет целый день.</text:p>
      <text:p text:style-name="P695"/>
      <text:p text:style-name="P1725"><text:span text:style-name="T400">Местоимение </text:span><text:span text:style-name="T663">they</text:span><text:span text:style-name="T400"> </text:span><text:span text:style-name="T490">м</text:span><text:span text:style-name="T402">ожет заменять как людей,</text:span><text:span text:style-name="T400"> </text:span><text:span text:style-name="T402">так и </text:span><text:span text:style-name="T400">неодушевленные предметы.</text:span></text:p>
      <text:p text:style-name="P1580">Where are the <text:span text:style-name="T1065">keys</text:span>? <text:span text:style-name="T1065">They</text:span> are on the table — Где <text:span text:style-name="T1065">ключи</text:span>? <text:span text:style-name="T1065">Они</text:span> на столе.</text:p>
      <text:p text:style-name="P696"/>
      <text:p text:style-name="P1724"><text:span text:style-name="T405">И </text:span><text:span text:style-name="T606">they</text:span><text:span text:style-name="T405">, и </text:span><text:span text:style-name="T606">we</text:span><text:span text:style-name="T402"> </text:span><text:span text:style-name="T405">могут </text:span><text:span text:style-name="T402">заменять связки из нескольких слов, которые </text:span></text:p>
      <text:p text:style-name="P1724"><text:span text:style-name="T402">используются как одно подлежащее.</text:span></text:p>
      <text:p text:style-name="P699"/>
      <text:p text:style-name="P51"><text:span text:style-name="T1073">S</text:span><text:span text:style-name="T1074">ue and I</text:span><text:span text:style-name="T403"> are good friends — </text:span><text:span text:style-name="T1075">Мы со Сью</text:span><text:span text:style-name="T404"> хорошие друзья </text:span><text:span text:style-name="T406">(</text:span><text:span text:style-name="T408">я</text:span><text:span text:style-name="T406"> </text:span><text:span text:style-name="T408">+</text:span><text:span text:style-name="T406"> Сью = we)</text:span><text:span text:style-name="T403">.</text:span></text:p>
      <text:p text:style-name="P213">Where are <text:span text:style-name="T1065">Tom and Jerry</text:span>? <text:span text:style-name="T1065">They</text:span> are in the garden — Где <text:span text:style-name="T1065">Том и Джерри</text:span>? <text:span text:style-name="T1065">Они</text:span> в саду.</text:p>
      <text:p text:style-name="P213"/>
      <text:p text:style-name="P1090"><text:span text:style-name="T378">В предложениях, которые используют глаголы: </text:span><text:span text:style-name="T597">like, have, enjoy, need</text:span><text:span text:style-name="T377">, </text:span><text:span text:style-name="T378">подлежащие </text:span></text:p>
      <text:p text:style-name="P1090"><text:span text:style-name="T378">не переводятся на русский в именительном падеже</text:span><text:span text:style-name="T379">:</text:span></text:p>
      <text:p text:style-name="P1569"/>
      <text:p text:style-name="P1028">I like my job — Мне нравится моя работа (а не «Я нравится моя работа»).</text:p>
      <text:p text:style-name="P725"/>
      <text:p text:style-name="P746"><text:span text:style-name="T409">Личные местоимения в объектном падеже </text:span><text:span text:style-name="T411">заменяют</text:span><text:span text:style-name="T409"> дополнени</text:span><text:span text:style-name="T410">е </text:span><text:span text:style-name="T415">(кого, кому, кем)</text:span><text:span text:style-name="T409">:</text:span></text:p>
      <text:list xml:id="list3724586487" text:style-name="L62">
        <text:list-item>
          <text:p text:style-name="P1792">me — меня, мне, мной;</text:p>
        </text:list-item>
        <text:list-item>
          <text:p text:style-name="P1792">you — тебя, тебе, тобой / вас, вам, вами;</text:p>
        </text:list-item>
        <text:list-item>
          <text:p text:style-name="P1793"><text:soft-page-break/>him — его, ему, <text:span text:style-name="T1301">им;</text:span></text:p>
        </text:list-item>
        <text:list-item>
          <text:p text:style-name="P1793">her — ее, ей;</text:p>
        </text:list-item>
        <text:list-item>
          <text:p text:style-name="P1794"><text:span text:style-name="T1167">it — </text:span><text:span text:style-name="T1168">этого</text:span><text:span text:style-name="T1167">, </text:span><text:span text:style-name="T1168">этому, этим </text:span><text:span text:style-name="T1170">(неодушевлен.)</text:span><text:span text:style-name="T1169">;</text:span></text:p>
        </text:list-item>
        <text:list-item>
          <text:p text:style-name="P1793">us — нас, нам, нами;</text:p>
        </text:list-item>
        <text:list-item>
          <text:p text:style-name="P1793">them — их, им, ими.</text:p>
          <text:p text:style-name="P1795"/>
        </text:list-item>
      </text:list>
      <text:p text:style-name="P160"><text:span text:style-name="T13">I</text:span> <text:span text:style-name="T26">love</text:span> <text:span text:style-name="T1285">Jave</text:span> — Я люблю Джейн</text:p>
      <text:p text:style-name="P160"><text:span text:style-name="T13">Jane</text:span> <text:span text:style-name="T26">loves</text:span> <text:span text:style-name="T1285">me</text:span> — Джейн любит меня</text:p>
      <text:p text:style-name="P700"/>
      <text:p text:style-name="P8">Притяжательные местоимения</text:p>
      <text:p text:style-name="P701"/>
      <text:p text:style-name="P1183"><text:span text:style-name="T412">Овечают на вопрос «чей?». </text:span><text:span text:style-name="T413">И</text:span><text:span text:style-name="T423">х особенность </text:span><text:span text:style-name="T422">в</text:span><text:span text:style-name="T423"> то</text:span><text:span text:style-name="T422">м</text:span><text:span text:style-name="T423">, что они заменяют артикли.</text:span></text:p>
      <text:p text:style-name="P161">The dress is blue →<text:span text:style-name="T1305"> </text:span>Her dress is blue.</text:p>
      <text:p text:style-name="P702"/>
      <text:p text:style-name="P1777"><text:span text:style-name="T23">А</text:span><text:span text:style-name="T18">ртикли и местоимения претендуют на одну и ту же позицию в предложении, </text:span></text:p>
      <text:p text:style-name="P1777"><text:span text:style-name="T18">т. к. передают, по сути, один вид информации — краткую характеристику предмета.</text:span></text:p>
      <text:p text:style-name="P1182"><text:span text:style-name="T418"/></text:p>
      <text:p text:style-name="P1182"><text:span text:style-name="T418">П</text:span><text:span text:style-name="T414">ритяжательные местоимения первого типа — это местоимен</text:span><text:span text:style-name="T417">ия</text:span><text:span text:style-name="T414">, </text:span><text:span text:style-name="T417">которые </text:span><text:span text:style-name="T412">употребляются</text:span><text:span text:style-name="T417"> </text:span></text:p>
      <text:p text:style-name="P709">в связке с существительным (существительное идет после, обязательно):</text:p>
      <text:list xml:id="list2411631510" text:style-name="L63">
        <text:list-item>
          <text:p text:style-name="P1697">my — <text:span text:style-name="T1296">мо</text:span><text:span text:style-name="T1297">й</text:span>; </text:p>
        </text:list-item>
        <text:list-item>
          <text:p text:style-name="P1697">your — <text:span text:style-name="T1296">твой/ваш</text:span>; </text:p>
        </text:list-item>
        <text:list-item>
          <text:p text:style-name="P1697">his — <text:span text:style-name="T1297">его</text:span>;</text:p>
        </text:list-item>
        <text:list-item>
          <text:p text:style-name="P1697">her — <text:span text:style-name="T1297">ее</text:span>;</text:p>
        </text:list-item>
        <text:list-item>
          <text:p text:style-name="P1709"><text:span text:style-name="T414">its — </text:span><text:span text:style-name="T427">этого</text:span><text:span text:style-name="T414">.</text:span></text:p>
        </text:list-item>
        <text:list-item>
          <text:p text:style-name="P1698">our — <text:span text:style-name="T1296">наш</text:span>; </text:p>
        </text:list-item>
        <text:list-item>
          <text:p text:style-name="P1697">their — <text:span text:style-name="T1297">их</text:span>; </text:p>
        </text:list-item>
      </text:list>
      <text:p text:style-name="P704"/>
      <text:p text:style-name="P52"><text:span text:style-name="T1076">I</text:span><text:span text:style-name="T417"> like </text:span><text:span text:style-name="T1076">my</text:span><text:span text:style-name="T417"> </text:span><text:span text:style-name="T430">work</text:span><text:span text:style-name="T417"> — Мне нравится моя </text:span><text:span text:style-name="T430">работа</text:span><text:span text:style-name="T417">.</text:span></text:p>
      <text:p text:style-name="P53"><text:span text:style-name="T1076">He</text:span><text:span text:style-name="T417"> likes </text:span><text:span text:style-name="T1076">his</text:span><text:span text:style-name="T417"> </text:span><text:span text:style-name="T430">work</text:span><text:span text:style-name="T417"> — Ему нравится его </text:span><text:span text:style-name="T430">работа</text:span><text:span text:style-name="T417">.</text:span></text:p>
      <text:p text:style-name="P711"/>
      <text:p text:style-name="P1186"><text:span text:style-name="T429">С</text:span><text:span text:style-name="T431">ледует обратить внимание, в каком контексте используется </text:span><text:span text:style-name="T607">its</text:span><text:span text:style-name="T431">.</text:span></text:p>
      <text:p text:style-name="P712"/>
      <text:p text:style-name="P91"><text:span text:style-name="T426">T</text:span><text:span text:style-name="T376">he </text:span><text:span text:style-name="T1077">plant</text:span><text:span text:style-name="T428"> likes </text:span><text:span text:style-name="T1077">its</text:span><text:span text:style-name="T428"> soil — Растению нравится его почва.</text:span></text:p>
      <text:p text:style-name="P1201"><text:span text:style-name="T621">The</text:span><text:span text:style-name="T673"> </text:span><text:span text:style-name="T674">dog</text:span><text:span text:style-name="T622"> likes </text:span><text:span text:style-name="T673">his</text:span><text:span text:style-name="T622"> food — </text:span><text:span text:style-name="T623">Собаке</text:span><text:span text:style-name="T622"> нратися е</text:span><text:span text:style-name="T623">е</text:span><text:span text:style-name="T622"> </text:span><text:span text:style-name="T624">корм </text:span><text:span text:style-name="T625">(так выдает google-переводчик)</text:span><text:span text:style-name="T622">.</text:span></text:p>
      <text:p text:style-name="P703"/>
      <text:p text:style-name="P1184"><text:span text:style-name="T415">Иногда </text:span><text:span text:style-name="T424">такие</text:span><text:span text:style-name="T417"> местоимения удобнее переводить словом «свой» </text:span><text:span text:style-name="T418">и его вариантами</text:span><text:span text:style-name="T417">.</text:span></text:p>
      <text:p text:style-name="P706"/>
      <text:p text:style-name="P162">I love <text:span text:style-name="T1065">my</text:span> native town — Я люблю <text:span text:style-name="T1065">свой</text:span> родной город.</text:p>
      <text:p text:style-name="P162">He loves <text:span text:style-name="T1065">his</text:span> native town — Он любит <text:span text:style-name="T1065">свой</text:span> родной город.</text:p>
      <text:p text:style-name="P705"/>
      <text:p text:style-name="P707">Бывают ситуации, когда после притяжательного местоимения существительного нет.</text:p>
      <text:p text:style-name="P708">В этом случае используются притяжательные местоимения второго типа. </text:p>
      <text:p text:style-name="P708"/>
      <text:p text:style-name="P713">Они употребляются самостоятельно, в конце предложения:</text:p>
      <text:list xml:id="list1969462565" text:style-name="L64">
        <text:list-item>
          <text:p text:style-name="P1699"><text:span text:style-name="T1302">m</text:span>ine — <text:span text:style-name="T1302">мой</text:span>;</text:p>
        </text:list-item>
        <text:list-item>
          <text:p text:style-name="P1699">yours — <text:span text:style-name="T1302">твой/ваш</text:span>;</text:p>
        </text:list-item>
        <text:list-item>
          <text:p text:style-name="P1699">his — <text:span text:style-name="T1302">его</text:span>;</text:p>
        </text:list-item>
        <text:list-item>
          <text:p text:style-name="P1699">hers — <text:span text:style-name="T1302">ее</text:span>;</text:p>
        </text:list-item>
        <text:list-item>
          <text:p text:style-name="P1710"><text:span text:style-name="T419">its — </text:span><text:span text:style-name="T425">э</text:span><text:span text:style-name="T420">того</text:span><text:span text:style-name="T419">;</text:span></text:p>
        </text:list-item>
        <text:list-item>
          <text:p text:style-name="P1699">ours — <text:span text:style-name="T1302">наш</text:span>; </text:p>
        </text:list-item>
        <text:list-item>
          <text:p text:style-name="P1700">theirs — их.</text:p>
        </text:list-item>
      </text:list>
      <text:p text:style-name="P54"><text:soft-page-break/><text:span text:style-name="T420">Don`t touch it. It`s </text:span><text:span text:style-name="T424">mine</text:span><text:span text:style-name="T420"> — </text:span><text:span text:style-name="T421">Не трогай это. Это </text:span><text:span text:style-name="T424">мое</text:span><text:span text:style-name="T421">.</text:span></text:p>
      <text:p text:style-name="P163">It`s my money (это мои деньги) → It`s mine (они мои).</text:p>
      <text:p text:style-name="P698"/>
      <text:p text:style-name="P9">Возвратные местоимения</text:p>
      <text:p text:style-name="P710"/>
      <text:p text:style-name="P1189"><text:span text:style-name="T432">Показывают, что человек совершает действие по отношению к самому себе. </text:span><text:span text:style-name="T909">С</text:span><text:span text:style-name="T911">остоят из </text:span></text:p>
      <text:p text:style-name="P1196"><text:span text:style-name="T911">2х частей: слова </text:span><text:span text:style-name="T608">my/your/him/her/it/our/them</text:span><text:span text:style-name="T911"> и хвостика </text:span><text:span text:style-name="T608">-self</text:span><text:span text:style-name="T911"> или </text:span><text:span text:style-name="T608">-selves</text:span><text:span text:style-name="T911"> </text:span><text:span text:style-name="T926">(</text:span><text:span text:style-name="T911">для множеств. числа</text:span><text:span text:style-name="T926">)</text:span><text:span text:style-name="T911">.</text:span><text:span text:style-name="T433"> </text:span></text:p>
      <text:p text:style-name="P517"/>
      <text:p text:style-name="P1196"><text:span text:style-name="T909">В</text:span><text:span text:style-name="T910">сегда </text:span><text:span text:style-name="T911">идут</text:span><text:span text:style-name="T910"> после глаголов. </text:span><text:span text:style-name="T815">На русский переводятся словами «себя, себе, собой», </text:span></text:p>
      <text:p text:style-name="P290">либо появляются у глаголов в виде окончания -сь, -ся.</text:p>
      <text:p text:style-name="P289"/>
      <text:p text:style-name="P92"><text:span text:style-name="T1315">I </text:span>looked at <text:span text:style-name="T1065">myself</text:span> in the mirror — Я посмотрела на <text:span text:style-name="T1065">себя</text:span> в зеркало.</text:p>
      <text:p text:style-name="P164">He had to explain <text:span text:style-name="T1065">himself</text:span> — Ему пришлось объяснить<text:span text:style-name="T1065">ся</text:span></text:p>
      <text:p text:style-name="P479"/>
      <text:p text:style-name="P714"><text:span text:style-name="T787">Местоимение, образованное от you имеет 2 варианта: </text:span><text:span text:style-name="T492">yourself</text:span><text:span text:style-name="T787"> и </text:span><text:span text:style-name="T492">yourselves</text:span><text:span text:style-name="T787">. Это практически единственный слу</text:span><text:span text:style-name="T816">ч</text:span><text:span text:style-name="T787">ай в английском, когда видны отличия между «ты» и «вы».</text:span></text:p>
      <text:p text:style-name="P479"/>
      <text:p text:style-name="P165">You talk to yourself when you sleep — Ты говоришь с собой, когда спишь.</text:p>
      <text:p text:style-name="P165">You should belive in yourselves — Вы должны верить в себя. (во множественном)</text:p>
      <text:p text:style-name="P480"/>
      <text:p text:style-name="P480">Местоимение <text:span text:style-name="T492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80"/>
      <text:p text:style-name="P165">I hope crisis resolves itself — Я надеюсь, кризис разрешится сам собой.</text:p>
      <text:p text:style-name="P480"/>
      <text:p text:style-name="P482">Глаголы, после которых возвратные местоимения не используются:</text:p>
      <text:list xml:id="list2831479857" text:style-name="L65">
        <text:list-item>
          <text:p text:style-name="P1592">concentrate — сконцентрироваться;</text:p>
        </text:list-item>
        <text:list-item>
          <text:p text:style-name="P1592">relax — расслабиться;</text:p>
        </text:list-item>
        <text:list-item>
          <text:p text:style-name="P1592">feel — чувствовать (себя);</text:p>
        </text:list-item>
        <text:list-item>
          <text:p text:style-name="P1592">meet — встретиться.</text:p>
        </text:list-item>
      </text:list>
      <text:p text:style-name="P481"/>
      <text:p text:style-name="P166">I can`t concentrate — Я не могу сконцентрировать<text:span text:style-name="T1065">ся</text:span>.</text:p>
      <text:p text:style-name="P166">I feel good — Я чувствую <text:span text:style-name="T1065">себя</text:span> хорошо.</text:p>
      <text:p text:style-name="P167">You need to relax — Тебе нужно расслабить<text:span text:style-name="T1065">ся</text:span>.</text:p>
      <text:p text:style-name="P483"/>
      <text:p text:style-name="P483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83"/>
      <text:p text:style-name="P93">I did it <text:span text:style-name="T1065">myself</text:span> — Я <text:span text:style-name="T1065">сам</text:span> это сделал.</text:p>
      <text:p text:style-name="P55"><text:span text:style-name="T1306">If you want to do it well, do it </text:span><text:span text:style-name="T1078">yourself</text:span><text:span text:style-name="T1306"> — Хочешь сделать хорошо, делай это </text:span><text:span text:style-name="T1078">сам</text:span><text:span text:style-name="T1306">.</text:span></text:p>
      <text:p text:style-name="P483"/>
      <text:p text:style-name="P1197"><text:span text:style-name="T933">Также, в этом случае перед местоимением можно поставить предлог </text:span><text:span text:style-name="T609">by</text:span><text:span text:style-name="T933">. </text:span><text:span text:style-name="T931">Он лишь указывает на то, кто же сделал это самостоятельно </text:span><text:span text:style-name="T932">(здесь </text:span><text:span text:style-name="T610">by</text:span><text:span text:style-name="T932"> — это отсылка к пассивному залогу)</text:span><text:span text:style-name="T931">.</text:span></text:p>
      <text:p text:style-name="P484"/>
      <text:p text:style-name="P168">I did it by myself — Я сам это сделал (обратите внимание на меня).</text:p>
      <text:p text:style-name="P484"/>
      <text:p text:style-name="P645">Указательные местоимения</text:p>
      <text:p text:style-name="P485"/>
      <text:p text:style-name="P748"><text:span text:style-name="T905">Нужны, чтобы указать на человека, предмет </text:span><text:span text:style-name="T912">или идею</text:span><text:span text:style-name="T917">.</text:span></text:p>
      <text:list xml:id="list259255565" text:style-name="L66">
        <text:list-item>
          <text:p text:style-name="P1593">this — этот;</text:p>
        </text:list-item>
        <text:list-item>
          <text:p text:style-name="P1593">that — тот;</text:p>
        </text:list-item>
        <text:list-item>
          <text:p text:style-name="P1593"><text:soft-page-break/>these — эти;</text:p>
        </text:list-item>
        <text:list-item>
          <text:p text:style-name="P1593">those — те.</text:p>
        </text:list-item>
      </text:list>
      <text:p text:style-name="P486"/>
      <text:p text:style-name="P487">Они связаны с расстоянием и показывают близко ли объект или далеко. Если объект близко, </text:p>
      <text:p text:style-name="P487">то используют <text:span text:style-name="T492">this</text:span> и <text:span text:style-name="T492">these</text:span>. Если объект далеко, и до него не дотянуться — то <text:span text:style-name="T492">that</text:span> и <text:span text:style-name="T492">thas</text:span>. </text:p>
      <text:p text:style-name="P487">После <text:span text:style-name="T492">these</text:span> и <text:span text:style-name="T492">those</text:span> нужно использовать глагол во множественном числе.</text:p>
      <text:p text:style-name="P487"/>
      <text:p text:style-name="P56"><text:span text:style-name="T439">T</text:span><text:span text:style-name="T440">his is my friend Joe — Это мой друг Джо (</text:span><text:span text:style-name="T441">досл. </text:span><text:span text:style-name="T442">Этот есть мой друг</text:span><text:span text:style-name="T440">).</text:span></text:p>
      <text:p text:style-name="P169">Those pictures on the wall are very beautiful — Те картины на стене очень красивые.</text:p>
      <text:p text:style-name="P487"/>
      <text:p text:style-name="P1198"><text:span text:style-name="T934">Данные</text:span><text:span text:style-name="T912"> местоимения могут использоватьс в связке с существительным или самостоятельно.</text:span></text:p>
      <text:p text:style-name="P488">Если используются самостоятельно, то могут быть как подлежащим, так и дополнением.</text:p>
      <text:p text:style-name="P488"/>
      <text:p text:style-name="P1190"><text:span text:style-name="T914">Очень часто </text:span><text:span text:style-name="T611">this</text:span><text:span text:style-name="T914"> и </text:span><text:span text:style-name="T611">that</text:span><text:span text:style-name="T914"> указывают именно на идею, </text:span><text:span text:style-name="T915">выступа</text:span><text:span text:style-name="T916">я</text:span><text:span text:style-name="T913"> формальн</text:span><text:span text:style-name="T915">ым</text:span><text:span text:style-name="T913"> подлежа</text:span><text:span text:style-name="T915">щим</text:span><text:span text:style-name="T914">. </text:span></text:p>
      <text:p text:style-name="P489">В этом случае <text:span text:style-name="T492">this</text:span> соответствует тому, что человек видит сейчас, а <text:span text:style-name="T492">that</text:span> — тому, что человек видел или слышал раньше. Также <text:span text:style-name="T492">that</text:span> может указывать на событие прошлого.</text:p>
      <text:p text:style-name="P490"/>
      <text:p text:style-name="P94"><text:span text:style-name="T443">T</text:span><text:span text:style-name="T376">hanks for help. That was really nice of you — Спасибо за помощь. Это было мило </text:span></text:p>
      <text:p text:style-name="P170">с вашей стороны (that указывает на ранее произошедшее событие).</text:p>
      <text:p text:style-name="P492"/>
      <text:p text:style-name="P170">I`ve got a new job! That`s good news — Я получил работу. Это хорошие новости </text:p>
      <text:p text:style-name="P170">(that указывает на озвученную ранее мысл).</text:p>
      <text:p text:style-name="P492"/>
      <text:p text:style-name="P171">That`s OK — Все в порядке (формальное подлежащее, </text:p>
      <text:p text:style-name="P57"><text:span text:style-name="T444">я </text:span><text:span text:style-name="T1253">вижу</text:span><text:span text:style-name="T444"> что все хорошо / </text:span><text:span text:style-name="T1106">идея</text:span><text:span text:style-name="T444"> хороша</text:span><text:span text:style-name="T445">).</text:span></text:p>
      <text:p text:style-name="P493"/>
      <text:p text:style-name="P170">This is Kerry — Это Кэри (подлежащее).</text:p>
      <text:p text:style-name="P490"/>
      <text:p text:style-name="P491">Указательные местоимения можно заменить определенным артиклем <text:span text:style-name="T492">the</text:span>.</text:p>
      <text:p text:style-name="P172">This food is delicious → The food is delicious (Эта еда очень вкусная).</text:p>
      <text:p text:style-name="P494"/>
      <text:p text:style-name="P495">Когда необходимо указать на человека или предмет, то это можно сделать и через <text:span text:style-name="T492">it is</text:span>. Разницы между <text:span text:style-name="T492">this is</text:span> и <text:span text:style-name="T492">it is</text:span> в этом случае нет. Но обычно используют вариант с <text:span text:style-name="T492">it</text:span>, </text:p>
      <text:p text:style-name="P496">т. к. он короче и является более разговорным: </text:p>
      <text:p text:style-name="P496"/>
      <text:p text:style-name="P58"><text:span text:style-name="T446">T</text:span><text:span text:style-name="T435">his is my book / </text:span><text:span text:style-name="T446">I</text:span><text:span text:style-name="T435">t is my book — </text:span><text:span text:style-name="T446">Это моя книга</text:span><text:span text:style-name="T435">. </text:span></text:p>
      <text:p text:style-name="P495"/>
      <text:p text:style-name="P10"><text:span text:style-name="T817">Н</text:span><text:span text:style-name="T787">еопределенные местоимения</text:span></text:p>
      <text:p text:style-name="P497"/>
      <text:p text:style-name="P498">Местоимения <text:span text:style-name="T492">some</text:span> и <text:span text:style-name="T492">any</text:span> означают «какой-то», «какое-то количество», «некоторый». </text:p>
      <text:p text:style-name="P498">Они связаны с чем-то неопределенным и часто выпадают при переводе.</text:p>
      <text:p text:style-name="P1352"/>
      <text:p text:style-name="P1193"><text:span text:style-name="T924">Они стоят перед существительном во множественно числе или перед неисчисляемым существительным: </text:span><text:span text:style-name="T612">s</text:span><text:span text:style-name="T613">ome water</text:span><text:span text:style-name="T918">, </text:span><text:span text:style-name="T612">some</text:span><text:span text:style-name="T613"> friends</text:span><text:span text:style-name="T918"> </text:span><text:span text:style-name="T923">и т. д.</text:span></text:p>
      <text:p text:style-name="P499"/>
      <text:p text:style-name="P500">Разница между <text:span text:style-name="T492">some</text:span> и <text:span text:style-name="T492">any</text:span> в том, что <text:span text:style-name="T492">some</text:span> используется в утверждениях, а <text:span text:style-name="T492">any</text:span> — </text:p>
      <text:p text:style-name="P500">в отрицаниях (в связке с <text:span text:style-name="T492">not</text:span>). Связка <text:span text:style-name="T492">not + any</text:span> <text:span text:style-name="T1312">обычно </text:span>переводится двойным отрицанием.</text:p>
      <text:p text:style-name="P498"/>
      <text:p text:style-name="P173">I have some friends — У меня есть друзья. (какое-то количество)</text:p>
      <text:p text:style-name="P173">I haven`t got any friends — У меня нет (никаких) друзей.</text:p>
      <text:p text:style-name="P499"/>
      <text:p text:style-name="P501">В утвержениях <text:span text:style-name="T492">some</text:span> ставить не обязательно. Его часто не указывают.</text:p>
      <text:p text:style-name="P174"><text:soft-page-break/>I have some friends / I have friends (одно и тоже).</text:p>
      <text:p text:style-name="P501"/>
      <text:p text:style-name="P501">В вопросах можно использовать оба местоимения, но смысл они будут передавать разный.</text:p>
      <text:p text:style-name="P503"/>
      <text:p text:style-name="P503"><text:span text:style-name="T492">Some</text:span> имеет позитивный оттенок <text:span text:style-name="T1308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03"/>
      <text:p text:style-name="P1199"><text:span text:style-name="T614">Would you like some </text:span><text:span text:style-name="T615">milk</text:span><text:span text:style-name="T614">? </text:span><text:span text:style-name="T613">—</text:span><text:span text:style-name="T614"> Вы хотите </text:span><text:span text:style-name="T615">молока</text:span><text:span text:style-name="T614">? (он</text:span><text:span text:style-name="T616">о</text:span><text:span text:style-name="T614"> у нас есть)</text:span></text:p>
      <text:p text:style-name="P59"><text:span text:style-name="T447">Could you give me some </text:span><text:span text:style-name="T448">milk</text:span><text:span text:style-name="T447">? </text:span><text:span text:style-name="T449">— </text:span><text:span text:style-name="T447">Я могу попросить </text:span><text:span text:style-name="T448">молока</text:span><text:span text:style-name="T447">? (поделитесь </text:span><text:span text:style-name="T450">пожалуйста</text:span><text:span text:style-name="T447">)</text:span></text:p>
      <text:p text:style-name="P504"/>
      <text:p text:style-name="P1192"><text:span text:style-name="T617">Any</text:span><text:span text:style-name="T919"> передает сомнение </text:span><text:span text:style-name="T920">в наличии объектов, о которых спрашивают, поэтому обычно используется в вопросах, </text:span><text:span text:style-name="T921">где нужно получить </text:span><text:span text:style-name="T934">дополнительную</text:span><text:span text:style-name="T921"> информаци</text:span><text:span text:style-name="T922">ю</text:span><text:span text:style-name="T920">.</text:span></text:p>
      <text:p text:style-name="P505"/>
      <text:p text:style-name="P95"><text:span text:style-name="T451">H</text:span><text:span text:style-name="T376">ave you </text:span><text:span text:style-name="T450">got any milk in the fridge? </text:span><text:span text:style-name="T452">—</text:span><text:span text:style-name="T450"> У тебя есть молоко в холодильнике?</text:span></text:p>
      <text:p text:style-name="P96"><text:span text:style-name="T450">H</text:span><text:span text:style-name="T376">ave you bought </text:span><text:span text:style-name="T1065">any</text:span><text:span text:style-name="T376"> new closes? — Ты купила </text:span><text:span text:style-name="T1065">какую-нибудь</text:span><text:span text:style-name="T376"> новую одежду?</text:span></text:p>
      <text:p text:style-name="P502"/>
      <text:p text:style-name="P1200"><text:span text:style-name="T921">Если зада</text:span><text:span text:style-name="T923">ется вопрос и ожидается положительный ответ, то используется </text:span><text:span text:style-name="T612">some</text:span><text:span text:style-name="T923">.</text:span></text:p>
      <text:p text:style-name="P1327">Are you wainting for somebody? — Ты кого-то ждешь? (не так ли).</text:p>
      <text:p text:style-name="P1351"/>
      <text:p text:style-name="P1194"><text:span text:style-name="T925">Местоимение </text:span><text:span text:style-name="T618">no</text:span><text:span text:style-name="T925"> </text:span><text:span text:style-name="T930">также </text:span><text:span text:style-name="T925">используется в отрицаниях. Им можно заменить связку </text:span><text:span text:style-name="T618">not</text:span><text:span text:style-name="T925"> + </text:span><text:span text:style-name="T618">any</text:span><text:span text:style-name="T925">.</text:span></text:p>
      <text:p text:style-name="P506">В предложениях с <text:span text:style-name="T492">no</text:span> первая половина выглядит, как утверждение. </text:p>
      <text:p text:style-name="P506"/>
      <text:p text:style-name="P508">Местоимение <text:span text:style-name="T492">no</text:span> стоит перед существительным, а частица <text:span text:style-name="T492">not</text:span> идет вместе со вспомогательны<text:span text:style-name="T1310">м</text:span> глаголом. <text:span text:style-name="T1310">Они не могут использоваться вместе в одном предложении.</text:span></text:p>
      <text:p text:style-name="P509"/>
      <text:p text:style-name="P175">There are no shops here / There aren`t any shops here — Здесь нет<text:span text:style-name="T1311"> </text:span>магазинов.</text:p>
      <text:p text:style-name="P507"/>
      <text:p text:style-name="P1218"><text:span text:style-name="T926">Неопределенные местоимения, </text:span><text:span text:style-name="T928">как и</text:span><text:span text:style-name="T926"> возвратны</text:span><text:span text:style-name="T928">е</text:span><text:span text:style-name="T926">, могут объединяться с некоторыми словами. </text:span><text:span text:style-name="T927">Здесь п</text:span><text:span text:style-name="T926">ервой половинкой будет: </text:span><text:span text:style-name="T619">some</text:span><text:span text:style-name="T926">, </text:span><text:span text:style-name="T619">any</text:span><text:span text:style-name="T926">, </text:span><text:span text:style-name="T619">no</text:span><text:span text:style-name="T926">, а второй — </text:span><text:span text:style-name="T619">b</text:span><text:span text:style-name="T620">ody/one</text:span><text:span text:style-name="T927"> (если человек), </text:span></text:p>
      <text:p text:style-name="P1218"><text:span text:style-name="T620">thing</text:span><text:span text:style-name="T927"> (если предмет) или </text:span><text:span text:style-name="T620">where</text:span><text:span text:style-name="T927"> (если мест</text:span><text:span text:style-name="T960">о</text:span><text:span text:style-name="T927">).</text:span></text:p>
      <text:p text:style-name="P510"/>
      <text:p text:style-name="P511">Переводятся они как: «кто-то», «что-то», «где-то», «никто», «ничто», «нигде».</text:p>
      <text:p text:style-name="P512">Могут заменять как подлежащее, так и дополнение. <text:span text:style-name="T1317">И</text:span><text:span text:style-name="T1316">спользуются по тем же правилам.</text:span></text:p>
      <text:p text:style-name="P510"/>
      <text:p text:style-name="P97"><text:span text:style-name="T453">T</text:span><text:span text:style-name="T376">here is somebody in the street — Кто-то на улице.</text:span></text:p>
      <text:p text:style-name="P176">Is there anybody in the street? — Есть кто на улице?</text:p>
      <text:p text:style-name="P176">There is nobody in the street / There isn`t anybody in the street — Никого нет на улице.</text:p>
      <text:p text:style-name="P510"/>
      <text:p text:style-name="P510">Если в предложении стоит <text:span text:style-name="T492">nobody</text:span>/<text:span text:style-name="T492">nothing</text:span>/<text:span text:style-name="T492">nowthere</text:span>, то отрицательная частица <text:span text:style-name="T492">not</text:span> уже </text:p>
      <text:p text:style-name="P1195"><text:span text:style-name="T927">не нужна, подобно тому как она не используется </text:span><text:span text:style-name="T929">вместе с</text:span><text:span text:style-name="T927"> </text:span><text:span text:style-name="T620">no</text:span><text:span text:style-name="T927">.</text:span></text:p>
      <text:p text:style-name="P510"/>
      <text:p text:style-name="P1364"><text:span text:style-name="T927">М</text:span><text:span text:style-name="T905">естоимения с окончанием </text:span><text:span text:style-name="T596">-body</text:span><text:span text:style-name="T905"> и </text:span><text:span text:style-name="T596">-one</text:span><text:span text:style-name="T905"> взаимозаменяемы.</text:span></text:p>
      <text:p text:style-name="P513"/>
      <text:p text:style-name="P1378">Притяжательный падеж. Possessive Case</text:p>
      <text:p text:style-name="P518"/>
      <text:p text:style-name="P1206"><text:span text:style-name="T935">Сообщает информацию о том, </text:span><text:span text:style-name="T904">кому</text:span><text:span text:style-name="T935"> принадлежит </text:span><text:span text:style-name="T939">объект</text:span><text:span text:style-name="T935">, </text:span><text:span text:style-name="T936">т. е. указывает на владельца.</text:span></text:p>
      <text:p text:style-name="P520"/>
      <text:p text:style-name="P1366"><text:span text:style-name="T905">Существительно в притяжательном падеже, как и </text:span><text:span text:style-name="T936">притяжательное</text:span><text:span text:style-name="T905"> местоимение, </text:span></text:p>
      <text:p text:style-name="P1204"><text:span text:style-name="T935">отвечает </text:span><text:span text:style-name="T905">на вопрос «чей?». </text:span><text:span text:style-name="T936">Они взаимозаменяемы.</text:span></text:p>
      <text:p text:style-name="P521"/>
      <text:p text:style-name="P522"><text:span text:style-name="T936">Чтобы поставить существительное в этот падеж, нужно добавить к нему окончание </text:span><text:span text:style-name="T492">`s</text:span><text:span text:style-name="T936">.</text:span></text:p>
      <text:p text:style-name="P519"/>
      <text:p text:style-name="P60"><text:soft-page-break/><text:span text:style-name="T456">This is </text:span><text:span text:style-name="T1079">Tom`s</text:span><text:span text:style-name="T457"> friend — </text:span><text:span text:style-name="T456">Это друг </text:span><text:span text:style-name="T1080">Тома</text:span><text:span text:style-name="T456"> (существительное в притяжательном падеже)</text:span></text:p>
      <text:p text:style-name="P178">This is <text:span text:style-name="T1065">his</text:span> friend — Это <text:span text:style-name="T1065">его</text:span> друг (притяжательное местоимение)</text:p>
      <text:p text:style-name="P519"/>
      <text:p text:style-name="P520"><text:span text:style-name="T1318">Если существительное </text:span><text:span text:style-name="T1319">только </text:span><text:span text:style-name="T1318">подразумевается, то его можно не указывать.</text:span></text:p>
      <text:p text:style-name="P178">This isn`t my car. It`s my brothers`s — Это не моя машина. Она брата.</text:p>
      <text:p text:style-name="P521"/>
      <text:p text:style-name="P523">Если существительное идет в связке с прилагательным или местоимением, то <text:span text:style-name="T492">`s</text:span> </text:p>
      <text:p text:style-name="P523">ставиться в концей всей связки: <text:span text:style-name="T492">a </text:span><text:span text:style-name="T672">big dog`s</text:span><text:span text:style-name="T492"> owner</text:span>, <text:span text:style-name="T672">my friend`s</text:span><text:span text:style-name="T492"> house</text:span>.</text:p>
      <text:p text:style-name="P523"/>
      <text:p text:style-name="P523">Если владельцев несколько то <text:span text:style-name="T492">`s</text:span> ставится в конце словосочетания: </text:p>
      <text:p text:style-name="P179"><text:span text:style-name="T1065">Rick and Kate`s</text:span> wedding — Свадьба Рика и Кейт.</text:p>
      <text:p text:style-name="P523"/>
      <text:p text:style-name="P523">Если существительное во множественном числе, то в конце пишется только апостроф, </text:p>
      <text:p text:style-name="P1205"><text:span text:style-name="T937">без </text:span><text:span text:style-name="T626">s</text:span><text:span text:style-name="T937">: </text:span><text:span text:style-name="T626">my </text:span><text:span text:style-name="T675">friends`</text:span><text:span text:style-name="T626"> school</text:span><text:span text:style-name="T937">. Но если во множественном числе слово-исключение, </text:span></text:p>
      <text:p text:style-name="P1205"><text:span text:style-name="T937">то применяются обычные правила: </text:span><text:span text:style-name="T675">men`s</text:span><text:span text:style-name="T626"> clothes</text:span><text:span text:style-name="T937"> (мужская одежда).</text:span></text:p>
      <text:p text:style-name="P523"/>
      <text:p text:style-name="P1367"><text:span text:style-name="T937">П</text:span><text:span text:style-name="T905">орядок слов следующий: сначала указывается владелец в притяжательном падеже, </text:span></text:p>
      <text:p text:style-name="P524">а потом то, чем он владеет (в русском языке все наоборот).</text:p>
      <text:p text:style-name="P524"/>
      <text:p text:style-name="P1206"><text:span text:style-name="T938">Если </text:span><text:span text:style-name="T939">предмет</text:span><text:span text:style-name="T938"> является частью другого </text:span><text:span text:style-name="T939">предмета</text:span><text:span text:style-name="T938">, то вместо притяжательного падежа используется предлог </text:span><text:span text:style-name="T627">of</text:span><text:span text:style-name="T938">. Т. к. владельцем может быть кто-то живой.</text:span></text:p>
      <text:p text:style-name="P524"/>
      <text:p text:style-name="P98"><text:span text:style-name="T458">T</text:span><text:span text:style-name="T376">he wheel of the car — Колесо машины (Car`s wheel неправильно).</text:span></text:p>
      <text:p text:style-name="P61"><text:span text:style-name="T458">The door of the house — Двер дома </text:span><text:span text:style-name="T459">(предмет + of + больший предмет)</text:span><text:span text:style-name="T458">.</text:span></text:p>
      <text:p text:style-name="P525"/>
      <text:p text:style-name="P1369"><text:span text:style-name="T938">С</text:span><text:span text:style-name="T905">ловосочетания с предлогом </text:span><text:span text:style-name="T596">of</text:span><text:span text:style-name="T905">:</text:span></text:p>
      <text:list xml:id="list4136074404" text:style-name="L67">
        <text:list-item>
          <text:p text:style-name="P1594">the beginning/end of — начало/конец чего-то;</text:p>
        </text:list-item>
        <text:list-item>
          <text:p text:style-name="P1594">the top/middle/bottom of — вершина/середина/дно чего-то;</text:p>
        </text:list-item>
        <text:list-item>
          <text:p text:style-name="P1594">the side of — сторона чего-то.</text:p>
        </text:list-item>
      </text:list>
      <text:p text:style-name="P1368"/>
      <text:p text:style-name="P1377">Существительное. Noun</text:p>
      <text:p text:style-name="P1370"/>
      <text:p text:style-name="P1207"><text:span text:style-name="T1330">Ч</text:span>асть речи, обознача<text:span text:style-name="T1330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20">в предложении. </text:span></text:p>
      <text:p text:style-name="P1371"/>
      <text:p text:style-name="P1208"><text:span text:style-name="T1320">В русском языке существительное меняется по падежам. В английском </text:span><text:span text:style-name="T1324">все</text:span><text:span text:style-name="T1320"> по другому. </text:span></text:p>
      <text:p text:style-name="P1208"><text:span text:style-name="T1320">Там за падежи отвечают предлоги, а не окончания:</text:span><text:span text:style-name="T1081"> </text:span><text:span text:style-name="T678">to</text:span><text:span text:style-name="T525"> the table </text:span><text:span text:style-name="T631">—</text:span><text:span text:style-name="T525"> </text:span><text:span text:style-name="T678">к</text:span><text:span text:style-name="T525"> стол</text:span><text:span text:style-name="T678">у</text:span><text:span text:style-name="T1320">.</text:span></text:p>
      <text:p text:style-name="P1208"/>
      <text:p text:style-name="P1241"><text:span text:style-name="T373">И</text:span><text:span text:style-name="T374">менительным и объектный падеж </text:span><text:span text:style-name="T375">распростанаются</text:span><text:span text:style-name="T374"> только </text:span><text:span text:style-name="T375">на</text:span><text:span text:style-name="T374"> местоимения!</text:span></text:p>
      <text:p text:style-name="P1371"/>
      <text:p text:style-name="P11">Множественное <text:span text:style-name="T1321">число. Plural</text:span></text:p>
      <text:p text:style-name="P1371"/>
      <text:p text:style-name="P1385">Распространяется только на существительные, и не касается прилагательных.</text:p>
      <text:p text:style-name="P1211"><text:span text:style-name="T1322">Образуется с помощью окончания </text:span><text:span text:style-name="T523">-s</text:span><text:span text:style-name="T1322"> или </text:span><text:span text:style-name="T523">-es.</text:span></text:p>
      <text:p text:style-name="P101"/>
      <text:p text:style-name="P1211"><text:span text:style-name="T524">a </text:span><text:span text:style-name="T523">blue ballon</text:span><text:span text:style-name="T677">s</text:span><text:span text:style-name="T523"> — </text:span><text:span text:style-name="T524">г</text:span><text:span text:style-name="T523">олуб</text:span><text:span text:style-name="T677">ые</text:span><text:span text:style-name="T523"> шарик</text:span><text:span text:style-name="T677">и</text:span><text:span text:style-name="T523">.</text:span></text:p>
      <text:p text:style-name="P1368"/>
      <text:p text:style-name="P526">Окончание <text:span text:style-name="T492">-es</text:span> ставится, когда:</text:p>
      <text:p text:style-name="P526"/>
      <text:list xml:id="list1643197891" text:style-name="L68">
        <text:list-item>
          <text:p text:style-name="P1595">слово заканчивается на <text:span text:style-name="T492">-s</text:span> или шипящий <text:span text:style-name="T492">-sh</text:span>, <text:span text:style-name="T492">-ch</text:span>, <text:span text:style-name="T492">-x</text:span>:</text:p>
          <text:p text:style-name="P1573">box/boxes, watch/watches, dish/dishes, bus/buses;</text:p>
          <text:p text:style-name="P1595"/>
        </text:list-item>
        <text:list-item>
          <text:p text:style-name="P1595"><text:soft-page-break/>слово заканчивается на <text:span text:style-name="T492">-o</text:span> <text:span text:style-name="T1323">(</text:span>кроме исключений<text:span text:style-name="T1323">)</text:span>:</text:p>
          <text:p text:style-name="P1573">potato/potatoes, piano/pianos;</text:p>
          <text:p text:style-name="P1595"/>
        </text:list-item>
        <text:list-item>
          <text:p text:style-name="P1711"><text:span text:style-name="T940">слово заканчивается на </text:span><text:span text:style-name="T632">-f</text:span><text:span text:style-name="T940"> или </text:span><text:span text:style-name="T632">-fe</text:span><text:span text:style-name="T940">, </text:span><text:span text:style-name="T941">где</text:span><text:span text:style-name="T940"> </text:span><text:span text:style-name="T632">-f</text:span><text:span text:style-name="T940"> </text:span><text:span text:style-name="T941">также </text:span><text:span text:style-name="T940">заменяется на </text:span><text:span text:style-name="T632">-v</text:span><text:span text:style-name="T940"> </text:span><text:span text:style-name="T941">(кроме исключений)</text:span><text:span text:style-name="T940">:</text:span></text:p>
          <text:p text:style-name="P1584"><text:span text:style-name="T460">s</text:span><text:span text:style-name="T376">helf/shelves, wife/wives, proof/proofs.</text:span></text:p>
        </text:list-item>
      </text:list>
      <text:p text:style-name="P527"/>
      <text:p text:style-name="P528">Слова-исключения, которые меняются не по правилам:</text:p>
      <text:list xml:id="list726845938" text:style-name="L69">
        <text:list-item>
          <text:p text:style-name="P1596">man/men — мужчина/мужчины;</text:p>
        </text:list-item>
        <text:list-item>
          <text:p text:style-name="P1596">child/children — ребенок/дети;</text:p>
        </text:list-item>
        <text:list-item>
          <text:p text:style-name="P1596">woman/women [вимен] — женщина/женщины;</text:p>
        </text:list-item>
        <text:list-item>
          <text:p text:style-name="P1596">foot/feet — нога/ноги;</text:p>
        </text:list-item>
        <text:list-item>
          <text:p text:style-name="P1596">mouse/mice — мышь/мыши;</text:p>
        </text:list-item>
        <text:list-item>
          <text:p text:style-name="P1596">sheep/sheep — овца/овцы;</text:p>
        </text:list-item>
        <text:list-item>
          <text:p text:style-name="P1742"><text:span text:style-name="T905">tooth/teeth — </text:span><text:span text:style-name="T942">зуб/</text:span><text:span text:style-name="T905">зубы;</text:span></text:p>
        </text:list-item>
        <text:list-item>
          <text:p text:style-name="P1597">fish/fish — рыба/рыбы;</text:p>
        </text:list-item>
        <text:list-item>
          <text:p text:style-name="P1742"><text:span text:style-name="T942">goose/geese — гусь/гуси.</text:span><text:span text:style-name="T905"> </text:span></text:p>
        </text:list-item>
      </text:list>
      <text:p text:style-name="P12"><text:span text:style-name="T818"/></text:p>
      <text:p text:style-name="P12"><text:span text:style-name="T818">И</text:span><text:span text:style-name="T787">счисляемые и неисчисляемые существительные</text:span></text:p>
      <text:p text:style-name="P529"/>
      <text:p text:style-name="P530">Исчисляемые существительные можно пересчитать. У них есть форма единственного </text:p>
      <text:p text:style-name="P1210"><text:span text:style-name="T943">и множественного числа. Количество можно указать числом, наречием </text:span><text:span text:style-name="T945">или артиклем </text:span><text:span text:style-name="T629">a</text:span><text:span text:style-name="T945"> (one).</text:span></text:p>
      <text:p text:style-name="P531"/>
      <text:p text:style-name="P180"><text:span text:style-name="T1065">3</text:span> apples — 3 яблока;</text:p>
      <text:p text:style-name="P180"><text:span text:style-name="T1065">many</text:span> books — много книг;</text:p>
      <text:p text:style-name="P1209"><text:span text:style-name="T628">I want </text:span><text:span text:style-name="T676">a</text:span><text:span text:style-name="T628"> banana — </text:span><text:span text:style-name="T630">я</text:span><text:span text:style-name="T628"> хочу банан.</text:span></text:p>
      <text:p text:style-name="P531"/>
      <text:p text:style-name="P1372"><text:span text:style-name="T905">Неисчисляемые существительные невозможно посчитать. К ним относятся вещества, жидкости, явления, ощущуне</text:span><text:span text:style-name="T945">н</text:span><text:span text:style-name="T905">ия, </text:span><text:span text:style-name="T946">абстрактные </text:span><text:span text:style-name="T905">понятия. </text:span><text:span text:style-name="T948">Они и</text:span><text:span text:style-name="T905">меют только одну форму единственного числа и заменяются местоимнием </text:span><text:span text:style-name="T596">it</text:span><text:span text:style-name="T905">.</text:span></text:p>
      <text:p text:style-name="P531"/>
      <text:p text:style-name="P531">Чтобы выразить количество, используется дополнительная мерка: </text:p>
      <text:p text:style-name="P531"/>
      <text:list xml:id="list1423706335" text:style-name="L70">
        <text:list-item>
          <text:p text:style-name="P1598">для жидкостей:</text:p>
          <text:list>
            <text:list-item>
              <text:p text:style-name="P1600"><text:span text:style-name="T1332">a </text:span>glass of — стакан;</text:p>
            </text:list-item>
            <text:list-item>
              <text:p text:style-name="P1600"><text:span text:style-name="T1332">a </text:span>cup of — чашка;</text:p>
            </text:list-item>
            <text:list-item>
              <text:p text:style-name="P1600"><text:span text:style-name="T1332">a</text:span> jar of — банка;</text:p>
            </text:list-item>
            <text:list-item>
              <text:p text:style-name="P1600"><text:span text:style-name="T1332">a </text:span>jug of — кувшин;</text:p>
            </text:list-item>
            <text:list-item>
              <text:p text:style-name="P1600"><text:span text:style-name="T1332">a </text:span>bottle of — бутылка;</text:p>
            </text:list-item>
          </text:list>
          <text:p text:style-name="P1599"/>
        </text:list-item>
        <text:list-item>
          <text:p text:style-name="P1598">для сыпучих веществ:</text:p>
          <text:list>
            <text:list-item>
              <text:p text:style-name="P1600"><text:span text:style-name="T1332">a </text:span>packet of — упаковка;</text:p>
            </text:list-item>
            <text:list-item>
              <text:p text:style-name="P1600"><text:span text:style-name="T1332">a </text:span>bowl of — миска;</text:p>
            </text:list-item>
            <text:list-item>
              <text:p text:style-name="P1600"><text:span text:style-name="T1332">a </text:span>bag of — мешок;</text:p>
            </text:list-item>
            <text:list-item>
              <text:p text:style-name="P1600"><text:span text:style-name="T1332">a </text:span>kilo of — килограм;</text:p>
            </text:list-item>
          </text:list>
          <text:p text:style-name="P1603"/>
        </text:list-item>
        <text:list-item>
          <text:p text:style-name="P1602">для продуктов, которые режут:</text:p>
          <text:list>
            <text:list-item>
              <text:p text:style-name="P1743"><text:span text:style-name="T950">a </text:span><text:span text:style-name="T905">piece/</text:span><text:span text:style-name="T944">slice</text:span><text:span text:style-name="T905"> of — кусо</text:span><text:span text:style-name="T944">чек</text:span><text:span text:style-name="T905">;</text:span></text:p>
            </text:list-item>
            <text:list-item>
              <text:p text:style-name="P1600"><text:span text:style-name="T1332">a </text:span>loaf of — буханка;</text:p>
            </text:list-item>
          </text:list>
        </text:list-item>
      </text:list>
      <text:p text:style-name="P532"/>
      <text:p text:style-name="P1588"><text:span text:style-name="T461"/></text:p>
      <text:p text:style-name="P1790"><text:span text:style-name="T461">2 loafs of bread — </text:span><text:span text:style-name="T462">д</text:span><text:span text:style-name="T461">ве буханки хлеба.</text:span></text:p>
      <text:p text:style-name="P102"><text:span text:style-name="T464">a </text:span><text:span text:style-name="T461">c</text:span><text:span text:style-name="T376">up of tea — (одна) чашка чая</text:span></text:p>
      <text:p text:style-name="P532"/>
      <text:p text:style-name="P533">Существительные, которые всегда неислисляемые:</text:p>
      <text:list xml:id="list3175502869" text:style-name="L71">
        <text:list-item>
          <text:p text:style-name="P1601">news — новости;</text:p>
        </text:list-item>
        <text:list-item>
          <text:p text:style-name="P1601">money — деньги;</text:p>
        </text:list-item>
        <text:list-item>
          <text:p text:style-name="P1601">bad luck — неудача;</text:p>
        </text:list-item>
        <text:list-item>
          <text:p text:style-name="P1601">traffic — транспорт на дороге;</text:p>
        </text:list-item>
        <text:list-item>
          <text:p text:style-name="P1601">f<text:span text:style-name="T1331">u</text:span>rniture — мебель;</text:p>
        </text:list-item>
        <text:list-item>
          <text:p text:style-name="P1601">progress — прогресс;</text:p>
        </text:list-item>
        <text:list-item>
          <text:p text:style-name="P1601">information — информация;</text:p>
        </text:list-item>
        <text:list-item>
          <text:p text:style-name="P1601">advice — совет;</text:p>
        </text:list-item>
        <text:list-item>
          <text:p text:style-name="P1601">hair — волосы;</text:p>
        </text:list-item>
        <text:list-item>
          <text:p text:style-name="P1601">paper — бумага;</text:p>
        </text:list-item>
        <text:list-item>
          <text:p text:style-name="P1601">food — еда;</text:p>
        </text:list-item>
      </text:list>
      <text:p text:style-name="P532"/>
      <text:p text:style-name="P99"><text:span text:style-name="T376">It is good news — Это хорошие новости </text:span><text:span text:style-name="T463">(без артикля)</text:span><text:span text:style-name="T376">.</text:span></text:p>
      <text:p text:style-name="P100"><text:span text:style-name="T376">I need good advice — Мне нужен хороший совет </text:span><text:span text:style-name="T463">(без артикля)</text:span><text:span text:style-name="T376">.</text:span></text:p>
      <text:p text:style-name="P13"><text:span text:style-name="T787"/></text:p>
      <text:p text:style-name="P13"><text:span text:style-name="T787">Два </text:span><text:span text:style-name="T819">(и более) </text:span><text:span text:style-name="T787">существительный рядом</text:span></text:p>
      <text:p text:style-name="P534"/>
      <text:p text:style-name="P1213"><text:span text:style-name="T947">Такая цепочка обозначает один предмет, идею </text:span><text:span text:style-name="T949">или </text:span><text:span text:style-name="T947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51">ь</text:span><text:span text:style-name="T947">ся прилагательным </text:span><text:span text:style-name="T949">или</text:span><text:span text:style-name="T947"> существительным с предлогом).</text:span></text:p>
      <text:p text:style-name="P535"/>
      <text:p text:style-name="P181">a tennis ball — теннисный мяч / мяч для тенниса;</text:p>
      <text:p text:style-name="P181">a income tax — подоходный налог / налог на прибыль;</text:p>
      <text:p text:style-name="P536"/>
      <text:p text:style-name="P538">Первое существительное всегда стоит в единственном числе.</text:p>
      <text:p text:style-name="P538"/>
      <text:p text:style-name="P182">tennis balls — теннисные мячи;</text:p>
      <text:p text:style-name="P183">two part question (question of two parts) — <text:span text:style-name="T1333">вопрос из 2х частей;</text:span></text:p>
      <text:p text:style-name="P536"/>
      <text:p text:style-name="P1373"><text:span text:style-name="T947">И</text:span><text:span text:style-name="T905">ногда первое существительное имеет окончание </text:span><text:span text:style-name="T596">-ing</text:span><text:span text:style-name="T905">.</text:span></text:p>
      <text:p text:style-name="P537"/>
      <text:p text:style-name="P181">a swimming pool — плавательный бассейн;</text:p>
      <text:p text:style-name="P183">working hours — рабочие часы;</text:p>
      <text:p text:style-name="P537"/>
      <text:p text:style-name="P1379">Артикли. Articles</text:p>
      <text:p text:style-name="P539"/>
      <text:p text:style-name="P540">Это маленькие слова перед существительными, которые передают оттенки смысла.</text:p>
      <text:p text:style-name="P540">Есть 2 вида артикля: неопределенный <text:span text:style-name="T1336">(</text:span><text:span text:style-name="T492">a/an</text:span><text:span text:style-name="T1336">)</text:span> и определенный <text:span text:style-name="T1336">(</text:span><text:span text:style-name="T492">the</text:span><text:span text:style-name="T1336">)</text:span>.</text:p>
      <text:p text:style-name="P540"/>
      <text:p text:style-name="P647">Неопределенный артикль</text:p>
      <text:p text:style-name="P540"/>
      <text:p text:style-name="P1214"><text:span text:style-name="T952">Артикль </text:span><text:span text:style-name="T633">a</text:span><text:span text:style-name="T952"> </text:span><text:span text:style-name="T961">указывает на</text:span><text:span text:style-name="T952"> </text:span><text:span text:style-name="T953">один </text:span><text:span text:style-name="T952">предмет. Причем не конкретный предмет, а</text:span><text:span text:style-name="T953"> </text:span><text:span text:style-name="T952">неопределенный. </text:span><text:span text:style-name="T953">К</text:span><text:span text:style-name="T952">аждый </text:span><text:span text:style-name="T953">человек </text:span><text:span text:style-name="T952">может представлять </text:span><text:span text:style-name="T953">такой предмет </text:span><text:span text:style-name="T952">по своему.</text:span></text:p>
      <text:p text:style-name="P541"/>
      <text:p text:style-name="P184">a house — дом (один представит большой особняк, другой — маленький домик).</text:p>
      <text:p text:style-name="P541"/>
      <text:p text:style-name="P1217"><text:span text:style-name="T953">Его можно условно заменить на числительное </text:span><text:span text:style-name="T639">one </text:span><text:span text:style-name="T959">(какой-то один)</text:span><text:span text:style-name="T953">. </text:span><text:span text:style-name="T720">Поэтому о</text:span><text:span text:style-name="T721">н ставится перед исчисляемыми существительными в единственном числе.</text:span></text:p>
      <text:p text:style-name="P542"><text:soft-page-break/></text:p>
      <text:p text:style-name="P1220"><text:span text:style-name="T634">I have </text:span><text:span text:style-name="T679">a</text:span><text:span text:style-name="T634"> cat / I have </text:span><text:span text:style-name="T679">one</text:span><text:span text:style-name="T634"> cat — У меня есть </text:span><text:span text:style-name="T641">(одна такая </text:span><text:span text:style-name="T647">прикольная</text:span><text:span text:style-name="T641">) </text:span><text:span text:style-name="T634">кошка.</text:span></text:p>
      <text:p text:style-name="P547"/>
      <text:p text:style-name="P543"><text:span text:style-name="T492">A</text:span> ставится перед согласными, а <text:span text:style-name="T492">an</text:span> — перед гласными. Оба означают одно и тоже.</text:p>
      <text:p text:style-name="P543"/>
      <text:p text:style-name="P1701"><text:span text:style-name="T901">Если гласная читается как двойной звук с первым [</text:span>йи<text:span text:style-name="T901">], то ставится </text:span><text:span text:style-name="T555">a</text:span><text:span text:style-name="T901">: </text:span><text:span text:style-name="T555">a union</text:span><text:span text:style-name="T901">, </text:span><text:span text:style-name="T555">a European</text:span><text:span text:style-name="T901">.</text:span></text:p>
      <text:p text:style-name="P1215"><text:span text:style-name="T955">Если первая согласная (после которой гласная) не произносится, то ставится </text:span><text:span text:style-name="T637">an</text:span><text:span text:style-name="T955">: </text:span></text:p>
      <text:p text:style-name="P1215"><text:span text:style-name="T637">an hour </text:span><text:span text:style-name="T955">(аувер), </text:span><text:span text:style-name="T637">an honesty </text:span><text:span text:style-name="T955">(анэсти).</text:span></text:p>
      <text:p text:style-name="P543"/>
      <text:p text:style-name="P749"><text:span text:style-name="T955">Т</text:span><text:span text:style-name="T956">акже артикль </text:span><text:span text:style-name="T638">a</text:span><text:span text:style-name="T956"> </text:span><text:span text:style-name="T958">ставится</text:span><text:span text:style-name="T956">, когда:</text:span></text:p>
      <text:list xml:id="list3273393188" text:style-name="L72">
        <text:list-item>
          <text:p text:style-name="P1744"><text:span text:style-name="T905">говорят о профессии (</text:span><text:span text:style-name="T596">I`m a doctor)</text:span><text:span text:style-name="T905">;</text:span></text:p>
        </text:list-item>
        <text:list-item>
          <text:p text:style-name="P1745"><text:span text:style-name="T905">впервые упоминяют человека или предмет в разговоре </text:span><text:span text:style-name="T957">(</text:span><text:span text:style-name="T634">I have a cat</text:span><text:span text:style-name="T957">);</text:span></text:p>
        </text:list-item>
        <text:list-item>
          <text:p text:style-name="P1712"><text:span text:style-name="T957">дается определение предмету (</text:span><text:span text:style-name="T635">He is a good man «</text:span><text:span text:style-name="T636">О</text:span><text:span text:style-name="T635">н относится к хорошим людям»</text:span><text:span text:style-name="T957">)</text:span></text:p>
        </text:list-item>
      </text:list>
      <text:p text:style-name="P548"/>
      <text:p text:style-name="P1216">Если перед существительным сто<text:span text:style-name="T1335">и</text:span>т прилагательн<text:span text:style-name="T1335">ое</text:span>, то артикль <text:span text:style-name="T526">a</text:span><text:span text:style-name="T1339"> </text:span>ставится перед ним.</text:p>
      <text:p text:style-name="P546"/>
      <text:p text:style-name="P1216">a big old house — большой старый дом.</text:p>
      <text:p text:style-name="P185">a black and white cat — черно-белый кот.</text:p>
      <text:p text:style-name="P542"/>
      <text:p text:style-name="P544">При этом перед прилагательным без существительного артикль <text:span text:style-name="T526">a</text:span><text:span text:style-name="T1339"> </text:span>не ставится.</text:p>
      <text:p text:style-name="P544"/>
      <text:p text:style-name="P186">This book is a good (неправильно).</text:p>
      <text:p text:style-name="P186">Th<text:span text:style-name="T1334">i</text:span>s book is good (правильно).</text:p>
      <text:p text:style-name="P542"/>
      <text:p text:style-name="P648">Определенный артикль</text:p>
      <text:p text:style-name="P545"/>
      <text:p text:style-name="P550">Артикль <text:span text:style-name="T492">the</text:span> указывает на конкретный предмет или понятие.</text:p>
      <text:p text:style-name="P550">Т. е. на то, что выделяется из общей массы.</text:p>
      <text:p text:style-name="P551"/>
      <text:p text:style-name="P552">Его можно заменить указательным местоимением (<text:span text:style-name="T492">this, that, these, those</text:span>) </text:p>
      <text:p text:style-name="P1224"><text:span text:style-name="T962">и</text:span><text:span text:style-name="T961"> часто удобнее </text:span><text:span text:style-name="T964">им же </text:span><text:span text:style-name="T973">и </text:span><text:span text:style-name="T961">переводить.</text:span></text:p>
      <text:p text:style-name="P551"/>
      <text:p text:style-name="P551">Он может стоять как перед единственным числом, так и перед множественным; </text:p>
      <text:p text:style-name="P551">как перед исчисляемыми, так и неисчисляемыми существительными.</text:p>
      <text:p text:style-name="P553"/>
      <text:p text:style-name="P1219"><text:span text:style-name="T962">Е</text:span><text:span text:style-name="T954">сли предмет или человек упоминаются в </text:span><text:span text:style-name="T965">речи </text:span><text:span text:style-name="T954">впервые, то обычно о них ничего не известно, поэтому </text:span><text:span text:style-name="T963">сначала</text:span><text:span text:style-name="T954"> использ</text:span><text:span text:style-name="T963">уется</text:span><text:span text:style-name="T954"> неопределенный артикль </text:span><text:span text:style-name="T640">a/an</text:span><text:span text:style-name="T954"> </text:span><text:span text:style-name="T962">(при условии, что он нужен</text:span><text:span text:style-name="T954">).</text:span></text:p>
      <text:p text:style-name="P1388"><text:span text:style-name="T954">Н</text:span><text:span text:style-name="T905">о если </text:span><text:span text:style-name="T974">этот </text:span><text:span text:style-name="T905">предмет или человек упоминаются в речи повторно, то уже используется определенный артикль </text:span><text:span text:style-name="T596">the</text:span><text:span text:style-name="T905">.</text:span></text:p>
      <text:p text:style-name="P549"/>
      <text:p text:style-name="P103"><text:span text:style-name="T467">I </text:span><text:span text:style-name="T376">have got </text:span><text:span text:style-name="T1065">a</text:span><text:span text:style-name="T376"> puppy. </text:span><text:span text:style-name="T1065">The</text:span><text:span text:style-name="T376"> puppy is white — У меня есть щенок. (Этот) щенок белый.</text:span></text:p>
      <text:p text:style-name="P554"/>
      <text:p text:style-name="P554">Определенный артикль может стоять не только перед существительным, но и перед прилагательным. <text:span text:style-name="T1340">В этом случае прилагательное становится существительным.</text:span></text:p>
      <text:p text:style-name="P554"/>
      <text:p text:style-name="P189">rich people — богатые люди.</text:p>
      <text:p text:style-name="P103"><text:span text:style-name="T468">t</text:span><text:span text:style-name="T376">he rich — богачи.</text:span></text:p>
      <text:p text:style-name="P554"/>
      <text:p text:style-name="P555">Также артикль <text:span text:style-name="T492">the</text:span> ставится, когда:</text:p>
      <text:p text:style-name="P555"/>
      <text:list xml:id="list711386534" text:style-name="L73">
        <text:list-item>
          <text:p text:style-name="P1604">говорят о части помещения:</text:p>
          <text:list>
            <text:list-item>
              <text:p text:style-name="P1608"><text:soft-page-break/>in the room — в комнате;</text:p>
            </text:list-item>
            <text:list-item>
              <text:p text:style-name="P1608">on the floor — на полу;</text:p>
            </text:list-item>
          </text:list>
          <text:p text:style-name="P1606"/>
        </text:list-item>
        <text:list-item>
          <text:p text:style-name="P1605">говорят, на каком музыкальном инструменте играют:</text:p>
          <text:list>
            <text:list-item>
              <text:p text:style-name="P1609">play the piano — играть на фортепиано;</text:p>
            </text:list-item>
          </text:list>
          <text:p text:style-name="P1606"/>
        </text:list-item>
        <text:list-item>
          <text:p text:style-name="P1604">человек напрявляется в конкретное место:</text:p>
          <text:list>
            <text:list-item>
              <text:p text:style-name="P1608">go to the bank — идти в банк;</text:p>
            </text:list-item>
            <text:list-item>
              <text:p text:style-name="P1608">drive to the shop — поехать на машине в магазин;</text:p>
            </text:list-item>
          </text:list>
          <text:p text:style-name="P1606"/>
        </text:list-item>
        <text:list-item>
          <text:p text:style-name="P1613">объект, о котором идет речь, уникальный (другого такого нет):</text:p>
          <text:list>
            <text:list-item>
              <text:p text:style-name="P1612">природные объекты или явления:</text:p>
              <text:list>
                <text:list-item>
                  <text:p text:style-name="P1609">the equator — экватор;</text:p>
                </text:list-item>
                <text:list-item>
                  <text:p text:style-name="P1609">the sky — небо;</text:p>
                </text:list-item>
                <text:list-item>
                  <text:p text:style-name="P1612">the moon — луна;</text:p>
                </text:list-item>
              </text:list>
            </text:list-item>
            <text:list-item>
              <text:p text:style-name="P1612">объекты созданные человеком</text:p>
              <text:list>
                <text:list-item>
                  <text:p text:style-name="P1609">the Bible (the Book) — Библия;</text:p>
                </text:list-item>
                <text:list-item>
                  <text:p text:style-name="P1609">the Internet — Интернет;</text:p>
                </text:list-item>
                <text:list-item>
                  <text:p text:style-name="P1612">the radio — радио;</text:p>
                </text:list-item>
              </text:list>
            </text:list-item>
            <text:list-item>
              <text:p text:style-name="P1612"><text:span text:style-name="T1341">с </text:span>превосходн<text:span text:style-name="T1341">ой</text:span> степень<text:span text:style-name="T1341">ю</text:span> прилагательных:</text:p>
              <text:list>
                <text:list-item>
                  <text:p text:style-name="P1609">the longest — самый длинный;</text:p>
                </text:list-item>
                <text:list-item>
                  <text:p text:style-name="P1612">the hottest — самый жаркий;</text:p>
                </text:list-item>
              </text:list>
            </text:list-item>
            <text:list-item>
              <text:p text:style-name="P1610"><text:span text:style-name="T1342">со </text:span>словосочетани<text:span text:style-name="T1342">ем</text:span><text:span text:style-name="T492"> the same</text:span> (такой же, одинаковый):</text:p>
              <text:p text:style-name="P1574">These two photos are the same — Эти 2 фото одинаковые;</text:p>
            </text:list-item>
          </text:list>
          <text:p text:style-name="P1611"/>
        </text:list-item>
        <text:list-item>
          <text:p text:style-name="P1604">перед порядковым числительным:</text:p>
          <text:list>
            <text:list-item>
              <text:p text:style-name="P1614">the first — первый;</text:p>
            </text:list-item>
            <text:list-item>
              <text:p text:style-name="P1614">the second — второй;</text:p>
            </text:list-item>
          </text:list>
          <text:p text:style-name="P1606"/>
        </text:list-item>
        <text:list-item>
          <text:p text:style-name="P1607">перед фамилией (чтобы показать что люди принадлежат одной семье):</text:p>
          <text:p text:style-name="P1585"><text:span text:style-name="T465">The Jachsons </text:span><text:span text:style-name="T466">are very nice people — Джексоны очень милые люди;</text:span></text:p>
          <text:p text:style-name="P1606"/>
        </text:list-item>
        <text:list-item>
          <text:p text:style-name="P1615">в словосочетаниях, касающихся сторон:</text:p>
          <text:list>
            <text:list-item>
              <text:p text:style-name="P1616">the top of — верхушка (чего-то);</text:p>
            </text:list-item>
            <text:list-item>
              <text:p text:style-name="P1616">on the left — слева.</text:p>
            </text:list-item>
          </text:list>
        </text:list-item>
      </text:list>
      <text:p text:style-name="P556"/>
      <text:p text:style-name="P651">Случаи, когда артикли не используются</text:p>
      <text:p text:style-name="P556"/>
      <text:p text:style-name="P557">Такие ситуации зачастую не имеют логического объяснения и их нужно просто запомнить.</text:p>
      <text:p text:style-name="P557"/>
      <text:list xml:id="list1723744771" text:style-name="L74">
        <text:list-item>
          <text:p text:style-name="P1617">в выражениях со словами <text:span text:style-name="T492">breakfast</text:span>, <text:span text:style-name="T492">lunch</text:span>, <text:span text:style-name="T492">dinner</text:span>:</text:p>
          <text:p text:style-name="P1575">When do you usually have breakfast? — Когда ты обычно завтракаешь?</text:p>
          <text:p text:style-name="P1618"/>
        </text:list-item>
        <text:list-item>
          <text:p text:style-name="P1619">когда говорят о направлении или местонахождении словами:</text:p>
          <text:list>
            <text:list-item>
              <text:p text:style-name="P1618">work <text:span text:style-name="T1352">(</text:span><text:span text:style-name="T492">go to work, start work</text:span><text:span text:style-name="T1352">)</text:span>;</text:p>
            </text:list-item>
            <text:list-item>
              <text:p text:style-name="P1618">school, university, college <text:span text:style-name="T1352">(</text:span><text:span text:style-name="T492">go to school, start school</text:span>);</text:p>
            </text:list-item>
            <text:list-item>
              <text:p text:style-name="P1618"><text:soft-page-break/>church, hospital, prison <text:span text:style-name="T1352">(</text:span><text:span text:style-name="T492">go to church, be at hospital</text:span><text:span text:style-name="T1352">)</text:span>;</text:p>
            </text:list-item>
            <text:list-item>
              <text:p text:style-name="P1618">home, bed <text:span text:style-name="T1352">(</text:span><text:span text:style-name="T492">go home, go to bed</text:span><text:span text:style-name="T1352">)</text:span>;</text:p>
            </text:list-item>
          </text:list>
          <text:p text:style-name="P1618"/>
        </text:list-item>
        <text:list-item>
          <text:p text:style-name="P1617">в словосочетаниях <text:span text:style-name="T492">play</text:span> + вид спорта или игры:</text:p>
          <text:p text:style-name="P1575">I play football — Я играю в футбол;</text:p>
          <text:p text:style-name="P1618"/>
        </text:list-item>
        <text:list-item>
          <text:p text:style-name="P1617">перед названием языков или учебных дисциплин (котор. всегда с большой буквы):</text:p>
          <text:p text:style-name="P1575">I want to speak <text:span text:style-name="T1337">English well — Я хочу хорошо говорить по-английски;</text:span></text:p>
          <text:p text:style-name="P1618"/>
        </text:list-item>
        <text:list-item>
          <text:p text:style-name="P1620">перед именами людей и фамилями:</text:p>
          <text:p text:style-name="P1576">My name is Bond, James Bond — Меня зовут Бонд, Джеймс Бонд.</text:p>
        </text:list-item>
      </text:list>
      <text:p text:style-name="P558"/>
      <text:p text:style-name="P649">Артикли в географических названиях</text:p>
      <text:p text:style-name="P559"/>
      <text:p text:style-name="P1221"><text:span text:style-name="T966">Артикли не </text:span><text:span text:style-name="T968">ставятся</text:span><text:span text:style-name="T966"> </text:span><text:span text:style-name="T968">с</text:span><text:span text:style-name="T966"> названиями континентов:</text:span></text:p>
      <text:p text:style-name="P187">I live in Western Europe — Я живу в западной Европе.</text:p>
      <text:p text:style-name="P560"/>
      <text:p text:style-name="P560">Артикли не ставятся с названиям<text:span text:style-name="T1338">и</text:span> стран из 1 слова и с названиями городов:</text:p>
      <text:p text:style-name="P187">Washington is the capital of America — Вашингтон — столица Америки.</text:p>
      <text:p text:style-name="P187"/>
      <text:p text:style-name="P188"><text:span text:style-name="T787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0"/>
      <text:p text:style-name="P1221"><text:span text:style-name="T966">Артикли не нужны в названиях горных вершин, а также там, где присутсв</text:span><text:span text:style-name="T967">ует</text:span><text:span text:style-name="T966"> слово Mount: </text:span></text:p>
      <text:p text:style-name="P1221"><text:span text:style-name="T642">Everest / Mount Everest, Makalu</text:span><text:span text:style-name="T966">. Но </text:span><text:span text:style-name="T967">в</text:span><text:span text:style-name="T966"> названия</text:span><text:span text:style-name="T967">х</text:span><text:span text:style-name="T966"> горных цепей ставится </text:span><text:span text:style-name="T642">the</text:span><text:span text:style-name="T966">: </text:span><text:span text:style-name="T642">the Himalayas</text:span><text:span text:style-name="T966">.</text:span></text:p>
      <text:p text:style-name="P560"/>
      <text:p text:style-name="P1386"><text:span text:style-name="T905">Артикль </text:span><text:span text:style-name="T596">the</text:span><text:span text:style-name="T905"> не нужен с прилагательными, образованными от частей света или когда часть света указана вместе с названием страны: </text:span><text:span text:style-name="T596">North America, Eastern Europe.</text:span></text:p>
      <text:p text:style-name="P563"/>
      <text:p text:style-name="P1386"><text:span text:style-name="T905">Артикль </text:span><text:span text:style-name="T596">the</text:span><text:span text:style-name="T905"> не нужен в названиях улиц, дорог, скверов, парков:</text:span></text:p>
      <text:p text:style-name="P191">Fifth Avenue (5я Авеню), Broadway, Times Square.</text:p>
      <text:p text:style-name="P560"/>
      <text:p text:style-name="P1221"><text:span text:style-name="T966">А</text:span><text:span text:style-name="T969">ртикль </text:span><text:span text:style-name="T644">the</text:span><text:span text:style-name="T969"> нужен в названиях водных объектов (океан, море, река, канал): </text:span><text:span text:style-name="T644">the Thames River, the Amazon (Амазонка), the Pacific (Тихий океан), the Baltic Sea. </text:span><text:span text:style-name="T968">Но с названиями озер он </text:span></text:p>
      <text:p text:style-name="P1221"><text:span text:style-name="T968">не используется: </text:span><text:span text:style-name="T643">Lake Superior (Верхнее озеро).</text:span></text:p>
      <text:p text:style-name="P565"/>
      <text:p text:style-name="P561">Также <text:span text:style-name="T492">the</text:span> нужен в названиях частей света: <text:span text:style-name="T492">the north, the south, the east, the west</text:span>.</text:p>
      <text:p text:style-name="P188">We should go to the north — Нам нужно идти на север.</text:p>
      <text:p text:style-name="P562"/>
      <text:p text:style-name="P1221"><text:span text:style-name="T975">Следует</text:span><text:span text:style-name="T976"> </text:span><text:span text:style-name="T975">знать</text:span><text:span text:style-name="T976">, что на картах не печатают артикль </text:span><text:span text:style-name="T648">the</text:span><text:span text:style-name="T976">, даже когда он нужен.</text:span></text:p>
      <text:p text:style-name="P562"/>
      <text:p text:style-name="P650">Артикли в других названиях</text:p>
      <text:p text:style-name="P562"/>
      <text:p text:style-name="P564">Артикль не ставится в названиях административных зданий или комплексов из 2х слов.</text:p>
      <text:p text:style-name="P190"/>
      <text:p text:style-name="P190">Cambridge University, JFK Airport, Buckingham Palace.</text:p>
      <text:p text:style-name="P190">(порядок слов: сначала уникальное название, а затем категория <text:s/>объекта).</text:p>
      <text:p text:style-name="P564"/>
      <text:p text:style-name="P1222"><text:span text:style-name="T970">Артикль </text:span><text:span text:style-name="T645">the</text:span><text:span text:style-name="T970"> ставится в названиях отелей, театров, галерей, а также в названиях всемирно известных зданий:</text:span><text:span text:style-name="T645"> the Hilton Hotel, the Red Lion (бар), the White House.</text:span></text:p>
      <text:p text:style-name="P564"/>
      <text:p text:style-name="P1387"><text:span text:style-name="T905">В названиях, где присутствует предлог </text:span><text:span text:style-name="T596">of</text:span><text:span text:style-name="T905">, артикль </text:span><text:span text:style-name="T596">the</text:span><text:span text:style-name="T905"> ставится всегда: </text:span></text:p>
      <text:p text:style-name="P190"><text:soft-page-break/>the Bank of England, the Great Wall of China, the Tower of London.</text:p>
      <text:p text:style-name="P564"/>
      <text:p text:style-name="P652">Какой артикль выбрать</text:p>
      <text:p text:style-name="P566"/>
      <text:p text:style-name="P1223"><text:span text:style-name="T971">Мысленно предсавить перед существительным слово «один», «один такой (</text:span><text:span text:style-name="T972">прикольный</text:span><text:span text:style-name="T971">)», </text:span></text:p>
      <text:p text:style-name="P1223"><text:span text:style-name="T971">«один из» и т. д. Если логика предложения не нарушена, то скорее всего нужен </text:span><text:span text:style-name="T646">a/an</text:span><text:span text:style-name="T971">.</text:span></text:p>
      <text:p text:style-name="P566"/>
      <text:p text:style-name="P192">I`ve got a window in my room — У меня в комнате есть окно. (обычное окно, каких много)</text:p>
      <text:p text:style-name="P566"/>
      <text:p text:style-name="P1223"><text:span text:style-name="T971">Мысленно представить перед существительным слова: </text:span><text:span text:style-name="T646">this, that, these, those</text:span><text:span text:style-name="T971"> или «тот самый», «именно тот», «конкретное этот» и т. д. Если смысл предложения в целом не изменился, </text:span></text:p>
      <text:p text:style-name="P1223"><text:span text:style-name="T971">то можно ставить </text:span><text:span text:style-name="T646">the</text:span><text:span text:style-name="T971">.</text:span></text:p>
      <text:p text:style-name="P566"/>
      <text:p text:style-name="P1581">Look at the window. It`s broken — Посмотри на окно. Оно разбито. (посмотри на это конкретное окно, именно оно разбито).</text:p>
      <text:p text:style-name="P1581"><text:span text:style-name="T1328"/></text:p>
      <text:p text:style-name="P1581"><text:span text:style-name="T1328">Прилагательное. Adjective</text:span></text:p>
      <text:p text:style-name="P567"/>
      <text:p text:style-name="P1225"><text:span text:style-name="T978">Ч</text:span><text:span text:style-name="T977">асть речи, которая описывает качества и свойства объектов, и отвечает на вопрос «какой?».</text:span></text:p>
      <text:p text:style-name="P568"/>
      <text:p text:style-name="P1226"><text:span text:style-name="T977">П</text:span><text:span text:style-name="T978">рилагательное стоит перед существительным, но может появиться и без него если используется после глагола </text:span><text:span text:style-name="T649">be</text:span><text:span text:style-name="T978">. В этом случае </text:span><text:span text:style-name="T986">оно</text:span><text:span text:style-name="T978"> </text:span><text:span text:style-name="T986">обычно</text:span><text:span text:style-name="T978"> переводиться глаголом.</text:span></text:p>
      <text:p text:style-name="P569"/>
      <text:p text:style-name="P1226"><text:span text:style-name="T978">Если перед прилагательным стоит артикль </text:span><text:span text:style-name="T649">the</text:span><text:span text:style-name="T978">, то оно </text:span><text:span text:style-name="T979">становится</text:span><text:span text:style-name="T978"> существительным.</text:span></text:p>
      <text:p text:style-name="P1227"><text:span text:style-name="T978">Прилагательн</text:span><text:span text:style-name="T980">ые</text:span><text:span text:style-name="T978"> не меняется по родам, числам и падежам.</text:span></text:p>
      <text:p text:style-name="P569"/>
      <text:p text:style-name="P1389"><text:span text:style-name="T978">П</text:span><text:span text:style-name="T905">рилагательные делятся на 2 группы:</text:span></text:p>
      <text:p text:style-name="P571"/>
      <text:list xml:id="list3832116141" text:style-name="L75">
        <text:list-item>
          <text:p text:style-name="P1621">оценочные прилагательные; они выражают личное мнение человека о предмете:</text:p>
          <text:p text:style-name="P1577">a funny cat — смешной кот (мнение, с которым можно не соглашаться)</text:p>
          <text:p text:style-name="P1621"/>
        </text:list-item>
        <text:list-item>
          <text:p text:style-name="P1621">фактовые прилагательные; они указывают на визуальную информацию, либо факты, </text:p>
          <text:p text:style-name="P1621">которые известны об объекте: размер, возраст, цвет, происхождение, состав и пр.:</text:p>
          <text:p text:style-name="P1577">a gray cat — серый кот (характеристика, которая не зависит от мнения)</text:p>
        </text:list-item>
      </text:list>
      <text:p text:style-name="P571"/>
      <text:p text:style-name="P571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1"/>
      <text:p text:style-name="P193">a gray funny cat (неправильно)</text:p>
      <text:p text:style-name="P193">a funny gray cat (правильно)</text:p>
      <text:p text:style-name="P571"/>
      <text:p text:style-name="P750"><text:span text:style-name="T982">Глаголы, после которых </text:span><text:span text:style-name="T998">всегда</text:span><text:span text:style-name="T982"> </text:span><text:span text:style-name="T998">идут</text:span><text:span text:style-name="T982"> прилагательн</text:span><text:span text:style-name="T981">ые</text:span><text:span text:style-name="T982">:</text:span></text:p>
      <text:list xml:id="list1224874172" text:style-name="L76">
        <text:list-item>
          <text:p text:style-name="P1622">be — быть;</text:p>
        </text:list-item>
        <text:list-item>
          <text:p text:style-name="P1622">get — становиться;</text:p>
        </text:list-item>
        <text:list-item>
          <text:p text:style-name="P1622">become — становиться;</text:p>
        </text:list-item>
        <text:list-item>
          <text:p text:style-name="P1622">seem — казаться;</text:p>
        </text:list-item>
        <text:list-item>
          <text:p text:style-name="P1622">look — выглядеть;</text:p>
        </text:list-item>
        <text:list-item>
          <text:p text:style-name="P1622">feel — чувствовать (себя);</text:p>
        </text:list-item>
        <text:list-item>
          <text:p text:style-name="P1622">sound — звучать;</text:p>
        </text:list-item>
        <text:list-item>
          <text:p text:style-name="P1746"><text:span text:style-name="T905">taste — </text:span><text:span text:style-name="T981">иметь вкус</text:span><text:span text:style-name="T905">;</text:span></text:p>
        </text:list-item>
        <text:list-item>
          <text:p text:style-name="P1746"><text:span text:style-name="T905">smell — </text:span><text:span text:style-name="T981">иметь запах</text:span><text:span text:style-name="T905">;</text:span></text:p>
        </text:list-item>
      </text:list>
      <text:p text:style-name="P1229"><text:soft-page-break/><text:span text:style-name="T230">Обычно, в английском </text:span><text:span text:style-name="T231">языке </text:span><text:span text:style-name="T230">после глаголов стоят наречия. </text:span><text:span text:style-name="T232">Но даже если стоит прилагательное, то оно все равно будет перводится наречием (кроме случае с глаголом be).</text:span></text:p>
      <text:p text:style-name="P967"/>
      <text:p text:style-name="P977"><text:span text:style-name="T376">You look nice! </text:span><text:span text:style-name="T469">— </text:span><text:span text:style-name="T376">Ты прекрасно выглядишь!</text:span></text:p>
      <text:p text:style-name="P1027">I feel bad — Я плохо себя чувствую.</text:p>
      <text:p text:style-name="P570"/>
      <text:p text:style-name="P1356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56"/>
      <text:p text:style-name="P1355"><text:span text:style-name="T376">He </text:span><text:span text:style-name="T1065">looked at</text:span><text:span text:style-name="T376"> me angrily — Он посмотрел на меня злобно</text:span></text:p>
      <text:p text:style-name="P570"/>
      <text:p text:style-name="P653">Степени сравнения прилагательных</text:p>
      <text:p text:style-name="P574"/>
      <text:p text:style-name="P575">Их всего 2: сравнительная и превосходная.</text:p>
      <text:p text:style-name="P572"/>
      <text:p text:style-name="P1228">Сравнительная степень нужна, когда сравниваются 2 альтернативы. Вторая альтернатива </text:p>
      <text:p text:style-name="P573">не обязательно должна указываться напрямую. Она может подразумеваться.</text:p>
      <text:p text:style-name="P573"/>
      <text:p text:style-name="P576">Сравнительная степень образуется с помощью суффикса <text:span text:style-name="T492">-er</text:span> или слова <text:span text:style-name="T492">more</text:span>.</text:p>
      <text:p text:style-name="P577">Суффикс <text:span text:style-name="T492">-er</text:span> ставится, когда слово состоит из 1 слога, или 2х, но заканчивается на <text:span text:style-name="T492">-y</text:span>:</text:p>
      <text:p text:style-name="P1321">small → smaller (маленький → еще меньше); </text:p>
      <text:p text:style-name="P1321">funny → funnier (смешной → смешнее);</text:p>
      <text:p text:style-name="P1321"/>
      <text:p text:style-name="P753"><text:span text:style-name="T1177">Если сло</text:span><text:span text:style-name="T1178">г</text:span><text:span text:style-name="T1177"> с 1 гласной, после которой </text:span><text:span text:style-name="T1178">1 </text:span><text:span text:style-name="T1177">согласная, то эта согласная удваивается:</text:span></text:p>
      <text:p text:style-name="P1326">big → bigger (большой → больше);</text:p>
      <text:p text:style-name="P1326">hot → hotter (горячий → горячее);</text:p>
      <text:p text:style-name="P576"/>
      <text:p text:style-name="P1229"><text:span text:style-name="T987">С</text:span><text:span text:style-name="T984">лово </text:span><text:span text:style-name="T651">more</text:span><text:span text:style-name="T984"> </text:span><text:span text:style-name="T987">(более) ставится</text:span><text:span text:style-name="T984">, когда сло</text:span><text:span text:style-name="T985">в</text:span><text:span text:style-name="T984">о </text:span><text:span text:style-name="T986">состоит </text:span><text:span text:style-name="T984">из 2х и более слогов. </text:span></text:p>
      <text:p text:style-name="P753"><text:span text:style-name="T1006">Здесь с</text:span><text:span text:style-name="T984">уффикс </text:span><text:span text:style-name="T651">-er</text:span><text:span text:style-name="T984"> уже не </text:span><text:span text:style-name="T987">используется</text:span><text:span text:style-name="T993">:</text:span></text:p>
      <text:p text:style-name="P1324">useful → more useful (полезный → более полезный)</text:p>
      <text:p text:style-name="P1325"><text:span text:style-name="T1343">i</text:span>nteresting → more interesting (интересный → более интересный)</text:p>
      <text:p text:style-name="P576"/>
      <text:p text:style-name="P579">Есть прилагательные, для которых сравнительная степень образовывается и так и эдак:</text:p>
      <text:p text:style-name="P1313">quiet (тихий), clever (умный), narrow (узкий), simple (простой).</text:p>
      <text:p text:style-name="P1353"/>
      <text:p text:style-name="P1313">Be quiet<text:span text:style-name="T1065">er</text:span>, please / Be <text:span text:style-name="T1065">more</text:span> quiet, please — Веди себя <text:span text:style-name="T1065">тише</text:span>, пожалуйста.</text:p>
      <text:p text:style-name="P576"/>
      <text:p text:style-name="P578"><text:span text:style-name="T1186">П</text:span><text:span text:style-name="T1150">ри сравнении двух прилагательных часто используется слово </text:span><text:span text:style-name="T1161">than</text:span><text:span text:style-name="T1150"> (чем).</text:span></text:p>
      <text:p text:style-name="P1322"/>
      <text:p text:style-name="P1316"><text:span text:style-name="T376">New York is </text:span><text:span text:style-name="T1065">bigger than</text:span><text:span text:style-name="T376"> Manchester — Нью Йорк </text:span><text:span text:style-name="T1065">больше, чем</text:span><text:span text:style-name="T376"> Манчестер.</text:span></text:p>
      <text:p text:style-name="P1230"><text:span text:style-name="T1153">Apples are </text:span><text:span text:style-name="T1159">testier than</text:span><text:span text:style-name="T1153"> cherries — Яблоки </text:span><text:span text:style-name="T1159">слаще</text:span><text:span text:style-name="T1153"> вишен.</text:span></text:p>
      <text:p text:style-name="P1314"/>
      <text:p text:style-name="P1333"><text:span text:style-name="T983">Иногда после </text:span><text:span text:style-name="T650">than</text:span><text:span text:style-name="T983"> может идти местоимение в объектной форме (</text:span><text:span text:style-name="T650">me, you, him, her</text:span><text:span text:style-name="T983"> и т. д.).</text:span></text:p>
      <text:p text:style-name="P1230"><text:span text:style-name="T1184">Сложность этой ситуации в том, </text:span><text:span text:style-name="T1185">что при переводе</text:span><text:span text:style-name="T1184"> местоимен. </text:span><text:span text:style-name="T1179">будет </text:span><text:span text:style-name="T1184">в именительном падеже.</text:span></text:p>
      <text:p text:style-name="P1322"/>
      <text:p text:style-name="P1316"><text:span text:style-name="T376">I`m more attentive </text:span><text:span text:style-name="T1065">than him</text:span><text:span text:style-name="T376"> — Я внимательней, </text:span><text:span text:style-name="T1065">чем он</text:span><text:span text:style-name="T376">.</text:span></text:p>
      <text:p text:style-name="P1313"/>
      <text:p text:style-name="P1230"><text:span text:style-name="T1179">В качестве альтернативы</text:span><text:span text:style-name="T1180"> </text:span><text:span text:style-name="T1179">м</text:span><text:span text:style-name="T1180">ожно поставить местоимение в начальной форме, а после </text:span></text:p>
      <text:p text:style-name="P1323">него вспомогательный или модальный глагол из первой части предложения.</text:p>
      <text:p text:style-name="P1315"/>
      <text:p text:style-name="P1778"><text:span text:style-name="T376"/></text:p>
      <text:p text:style-name="P1791"><text:span text:style-name="T376">I am more attentive </text:span><text:span text:style-name="T1065">than he is</text:span><text:span text:style-name="T376"> — Я внимательне, </text:span><text:span text:style-name="T1065">чем он</text:span><text:span text:style-name="T376">.</text:span></text:p>
      <text:p text:style-name="P1315">I can jump higher <text:span text:style-name="T1065">than he can</text:span> — Я прыгаю выше, <text:span text:style-name="T1065">чем он</text:span>.</text:p>
      <text:p text:style-name="P576"/>
      <text:p text:style-name="P1231"><text:span text:style-name="T988">Прилагательн</text:span><text:span text:style-name="T989">ые</text:span><text:span text:style-name="T988"> в сравнительной степени </text:span><text:span text:style-name="T989">могут</text:span><text:span text:style-name="T988"> переводиться одинаково, будь он</text:span><text:span text:style-name="T989">и</text:span><text:span text:style-name="T988"> </text:span><text:span text:style-name="T1181">с суффиксом </text:span><text:span text:style-name="T1154">-er</text:span><text:span text:style-name="T1181"> или с</text:span><text:span text:style-name="T1182">о</text:span><text:span text:style-name="T1181"> словом </text:span><text:span text:style-name="T1154">more</text:span><text:span text:style-name="T1181">. Тоже самое касается и </text:span><text:span text:style-name="T1154">than</text:span><text:span text:style-name="T1181"> </text:span><text:span text:style-name="T1183">(см. внимательно примеры)</text:span><text:span text:style-name="T1181">.</text:span></text:p>
      <text:p text:style-name="P194"/>
      <text:p text:style-name="P291"><text:span text:style-name="T376">Превосходная степень </text:span><text:span text:style-name="T470">обозначает наивысшую степень качества, которая в русском соответствует усилительн</text:span><text:span text:style-name="T473">о</text:span><text:span text:style-name="T470">м</text:span><text:span text:style-name="T473">у</text:span><text:span text:style-name="T470"> суффикс</text:span><text:span text:style-name="T473">у</text:span><text:span text:style-name="T470"> </text:span><text:span text:style-name="T471">-ший</text:span><text:span text:style-name="T470"> или слову «самый».</text:span></text:p>
      <text:p text:style-name="P580"/>
      <text:p text:style-name="P292"><text:span text:style-name="T376">Она используется, когда сравнивают 3 и более объектов. Общее количество может подразумеваться или выражаться местоимением </text:span><text:span text:style-name="T596">all</text:span><text:span text:style-name="T376"> или </text:span><text:span text:style-name="T596">every</text:span><text:span text:style-name="T376">.</text:span></text:p>
      <text:p text:style-name="P581"/>
      <text:p text:style-name="P583">Превосходная степень образуется по тем же правилам, что и сравнительная, только вместо</text:p>
      <text:p text:style-name="P294"><text:span text:style-name="T376">суффикса </text:span><text:span text:style-name="T596">-er</text:span><text:span text:style-name="T376"> используется </text:span><text:span text:style-name="T596">-est</text:span><text:span text:style-name="T376">, а вместо слова more используется </text:span><text:span text:style-name="T596">-most</text:span><text:span text:style-name="T376"> (самый).</text:span></text:p>
      <text:p text:style-name="P195">strong → the strongest (сильный → сильнейший / самый сильный);</text:p>
      <text:p text:style-name="P195">reasonable → the most reasonable (разумный → разумнейший / самый разумный);</text:p>
      <text:p text:style-name="P582"/>
      <text:p text:style-name="P1232"><text:span text:style-name="T990">П</text:span><text:span text:style-name="T991">еред прилогательным </text:span><text:span text:style-name="T990">в превосходной степени</text:span><text:span text:style-name="T992"> </text:span><text:span text:style-name="T991">почти всегда </text:span><text:span text:style-name="T990">стоит</text:span><text:span text:style-name="T991"> артикль </text:span><text:span text:style-name="T652">the</text:span><text:span text:style-name="T991"> </text:span><text:span text:style-name="T990">(т. к. эта степень подчеркивает уникальность). А после прилагательного — 2 предлога: </text:span><text:span text:style-name="T653">in</text:span><text:span text:style-name="T990"> и </text:span><text:span text:style-name="T653">of</text:span><text:span text:style-name="T990">.</text:span></text:p>
      <text:p text:style-name="P584"/>
      <text:p text:style-name="P1390"><text:span text:style-name="T905">Предлог </text:span><text:span text:style-name="T596">in</text:span><text:span text:style-name="T905"> указывает на место, или группу людей, в которых выделяется объект.</text:span></text:p>
      <text:p text:style-name="P1232"><text:span text:style-name="T990">А предлог </text:span><text:span text:style-name="T653">of</text:span><text:span text:style-name="T990"> — на период времени, в котором выделяется объект.</text:span></text:p>
      <text:p text:style-name="P584"/>
      <text:p text:style-name="P104"><text:span text:style-name="T472">W</text:span><text:span text:style-name="T376">hat is the longest river in the world? — Какая самая длинная река в мире?</text:span></text:p>
      <text:p text:style-name="P1233"><text:span text:style-name="T654">It</text:span><text:span text:style-name="T655"> was the happiest day of </text:span><text:span text:style-name="T654">my</text:span><text:span text:style-name="T655"> life — </text:span><text:span text:style-name="T654">Это</text:span><text:span text:style-name="T655"> был самый счастливый день </text:span><text:span text:style-name="T654">в моей</text:span><text:span text:style-name="T655"> жизни.</text:span></text:p>
      <text:p text:style-name="P582"/>
      <text:p text:style-name="P293"><text:span text:style-name="T376">Слова-исключения </text:span><text:span text:style-name="T474">с особой сравнительной и превосходной степен</text:span><text:span text:style-name="T475">ью</text:span><text:span text:style-name="T474">:</text:span></text:p>
      <text:p text:style-name="P585">good → better → the best (хороший → лучше → самый лучший);</text:p>
      <text:p text:style-name="P585">bad → worse → the worst (плохой → хуже → самый плохой);</text:p>
      <text:p text:style-name="P585">far → farther → the farthest (далекий → дальше → самый далекий);</text:p>
      <text:p text:style-name="P196"/>
      <text:p text:style-name="P1380">Наречие. Adverb</text:p>
      <text:p text:style-name="P585"/>
      <text:p text:style-name="P587">Часть речи, которая отвечает на вопросы «как?», «каким образом?». </text:p>
      <text:p text:style-name="P1235"><text:span text:style-name="T998">Оно п</text:span><text:span text:style-name="T997">омогает описать действие и дает его более точную характеристику.</text:span></text:p>
      <text:p text:style-name="P586"/>
      <text:p text:style-name="P1234"><text:span text:style-name="T1345">Е</text:span>сли наречие относится к глаголу, то оно ст<text:span text:style-name="T1348">ои</text:span>т после него <text:span text:style-name="T1344">(</text:span><text:span text:style-name="T1187">обычно </text:span><text:span text:style-name="T1150">в </text:span><text:span text:style-name="T1188">самом</text:span><text:span text:style-name="T1150"> </text:span><text:span text:style-name="T1187">конце</text:span><text:span text:style-name="T1344">)</text:span>. </text:p>
      <text:p text:style-name="P1234"><text:span text:style-name="T1346">Е</text:span><text:span text:style-name="T994">сли наречие относится к прилагательному, то оно сто</text:span><text:span text:style-name="T1003">и</text:span><text:span text:style-name="T994">т перед ним.</text:span></text:p>
      <text:p text:style-name="P588"/>
      <text:p text:style-name="P197">I kwon him <text:span text:style-name="T1065">well</text:span> — Я <text:span text:style-name="T1065">хорошо</text:span> его знаю.</text:p>
      <text:p text:style-name="P197">He is <text:span text:style-name="T1065">very</text:span> serious — Он <text:span text:style-name="T1065">очень</text:span> серьезный.</text:p>
      <text:p text:style-name="P197"/>
      <text:p text:style-name="P590">В английском, начерия делятся на 2 группы: </text:p>
      <text:list xml:id="list3494878351" text:style-name="L77">
        <text:list-item>
          <text:p text:style-name="P1623">наречия, образованые от прилагательных;</text:p>
        </text:list-item>
        <text:list-item>
          <text:p text:style-name="P1623">самобытне наречия, которые существуют с давних времен.</text:p>
        </text:list-item>
      </text:list>
      <text:p text:style-name="P589"/>
      <text:p text:style-name="P654">Наречия, образованные от прилагательных</text:p>
      <text:p text:style-name="P589"/>
      <text:p text:style-name="P591"><text:span text:style-name="T1347">О</text:span>ни <text:span text:style-name="T1347">о</text:span>бразуются при помощи суффикса <text:span text:style-name="T492">-ly</text:span>:</text:p>
      <text:p text:style-name="P592"/>
      <text:p text:style-name="P1788">quick → quickly (быстрый → быстро);</text:p>
      <text:p text:style-name="P592">serious → seriously (серьезный → серьезно);</text:p>
      <text:p text:style-name="P592"/>
      <text:p text:style-name="P751"><text:span text:style-name="T1001">Н</text:span><text:span text:style-name="T995">аречи</text:span><text:span text:style-name="T996">я</text:span><text:span text:style-name="T995">, которые </text:span><text:span text:style-name="T1000">пишутся</text:span><text:span text:style-name="T995"> также, как </text:span><text:span text:style-name="T999">и </text:span><text:span text:style-name="T995">прилагательные</text:span><text:span text:style-name="T999">:</text:span></text:p>
      <text:list xml:id="list4026094122" text:style-name="L78">
        <text:list-item>
          <text:p text:style-name="P1747"><text:span text:style-name="T905">fast — </text:span><text:span text:style-name="T996">быстрый, быстро</text:span><text:span text:style-name="T905">;</text:span></text:p>
        </text:list-item>
        <text:list-item>
          <text:p text:style-name="P1747"><text:span text:style-name="T905">late — </text:span><text:span text:style-name="T996">поздний, поздно</text:span><text:span text:style-name="T905">;</text:span></text:p>
        </text:list-item>
        <text:list-item>
          <text:p text:style-name="P1747"><text:span text:style-name="T905">hard — </text:span><text:span text:style-name="T996">тяжелый, тяжело</text:span><text:span text:style-name="T905">.</text:span></text:p>
        </text:list-item>
      </text:list>
      <text:p text:style-name="P596"/>
      <text:p text:style-name="P105"><text:span text:style-name="T376">Jack is a very </text:span><text:span text:style-name="T1065">fast runner</text:span><text:span text:style-name="T376"> — Джек очень быстрый бегут. (fast — это прилагательное, </text:span></text:p>
      <text:p text:style-name="P199">т. к. стоит перед существительным; см. раздел «Прилагательное»)</text:p>
      <text:p text:style-name="P199"/>
      <text:p text:style-name="P105"><text:span text:style-name="T376">Jack can </text:span><text:span text:style-name="T1065">run fast</text:span><text:span text:style-name="T376"> — Джек быстро бегает. (fast — это наречие, т. к. стоит после глагола)</text:span></text:p>
      <text:p text:style-name="P199"/>
      <text:p text:style-name="P1237"><text:span text:style-name="T1002">Наречие </text:span><text:span text:style-name="T656">well</text:span><text:span text:style-name="T1002"> (хорошо) можно использовать как прилагательное, если оно </text:span><text:span text:style-name="T1010">идет в связке </text:span></text:p>
      <text:p text:style-name="P1237"><text:span text:style-name="T1002">с глаголом </text:span><text:span text:style-name="T656">be</text:span><text:span text:style-name="T1002"> или </text:span><text:span text:style-name="T656">get </text:span><text:span text:style-name="T1002">(в разговор</text:span><text:span text:style-name="T1013">ах</text:span><text:span text:style-name="T1002"> о здоровь</text:span><text:span text:style-name="T1012">и</text:span><text:span text:style-name="T1002"> и самочувствии).</text:span></text:p>
      <text:p text:style-name="P200"/>
      <text:p text:style-name="P106"><text:span text:style-name="T476">H</text:span><text:span text:style-name="T376">ow are you? I`m </text:span><text:span text:style-name="T1065">well</text:span><text:span text:style-name="T376"> — Как ты? Я в </text:span><text:span text:style-name="T1065">порядке</text:span><text:span text:style-name="T376">.</text:span></text:p>
      <text:p text:style-name="P106"><text:span text:style-name="T376">He got </text:span><text:span text:style-name="T1065">well</text:span><text:span text:style-name="T376"> after the accident — Он </text:span><text:span text:style-name="T1065">поправился</text:span><text:span text:style-name="T376"> после аварии.</text:span></text:p>
      <text:p text:style-name="P597"/>
      <text:p text:style-name="P655">Самобытные наречия</text:p>
      <text:p text:style-name="P598"/>
      <text:p text:style-name="P1391"><text:span text:style-name="T998">О</text:span><text:span text:style-name="T905">ни имеют собственную форму и используются по особым правилам или в особых случаях.</text:span></text:p>
      <text:p text:style-name="P599">Ниже приведены списки самых распространенных самобытных наречий.</text:p>
      <text:p text:style-name="P594"/>
      <text:p text:style-name="P595">Наречия, указывающие на степень чего-либо:</text:p>
      <text:list xml:id="list3520730948" text:style-name="L79">
        <text:list-item>
          <text:p text:style-name="P1748"><text:span text:style-name="T905">enough — </text:span><text:span text:style-name="T1004">достаточно</text:span><text:span text:style-name="T905">;</text:span></text:p>
        </text:list-item>
        <text:list-item>
          <text:p text:style-name="P1748"><text:span text:style-name="T905">a lot, much, many - </text:span><text:span text:style-name="T1004">много</text:span><text:span text:style-name="T905">;</text:span></text:p>
        </text:list-item>
        <text:list-item>
          <text:p text:style-name="P1748"><text:span text:style-name="T905">almost — </text:span><text:span text:style-name="T1004">почти</text:span><text:span text:style-name="T905">;</text:span></text:p>
        </text:list-item>
        <text:list-item>
          <text:p text:style-name="P1624">pretty, very — довольно (очень);</text:p>
        </text:list-item>
        <text:list-item>
          <text:p text:style-name="P1624">too — слишком;</text:p>
        </text:list-item>
      </text:list>
      <text:p text:style-name="P600"/>
      <text:p text:style-name="P601">Наречия, помогающие акцентироваться на чем-либо:</text:p>
      <text:list xml:id="list56090649" text:style-name="L80">
        <text:list-item>
          <text:p text:style-name="P1625">just — всего лишь;</text:p>
        </text:list-item>
        <text:list-item>
          <text:p text:style-name="P1625">only — только;</text:p>
        </text:list-item>
        <text:list-item>
          <text:p text:style-name="P1625">simply — просто;</text:p>
        </text:list-item>
        <text:list-item>
          <text:p text:style-name="P1625">especially — особенно.</text:p>
        </text:list-item>
      </text:list>
      <text:p text:style-name="P586"/>
      <text:p text:style-name="P752"><text:span text:style-name="T1004">Другие</text:span><text:span text:style-name="T1005"> распространенные наречи</text:span><text:span text:style-name="T1004">я</text:span><text:span text:style-name="T1005">:</text:span></text:p>
      <text:list xml:id="list608877157" text:style-name="L81">
        <text:list-item>
          <text:p text:style-name="P1749"><text:span text:style-name="T905">quite - </text:span><text:span text:style-name="T1004">совсем</text:span><text:span text:style-name="T905">;</text:span></text:p>
        </text:list-item>
        <text:list-item>
          <text:p text:style-name="P1749"><text:span text:style-name="T905">so - </text:span><text:span text:style-name="T1004">такой</text:span><text:span text:style-name="T905">;</text:span></text:p>
        </text:list-item>
        <text:list-item>
          <text:p text:style-name="P1626">soon - <text:span text:style-name="T1349">скоро</text:span>;</text:p>
        </text:list-item>
      </text:list>
      <text:p text:style-name="P593"/>
      <text:p text:style-name="P62">Marry is pretty smart — Мэри очень умная;</text:p>
      <text:p text:style-name="P198">I almost finished my work yesterday — Я почти закончил вчера работу.</text:p>
      <text:p text:style-name="P198">We just want to ask you a question — Мы всего лишь хотим задать вам вопрос.</text:p>
      <text:p text:style-name="P107"><text:span text:style-name="T477">W</text:span><text:span text:style-name="T376">hy are you so sad? — Почему ты такой грусный?</text:span></text:p>
      <text:p text:style-name="P201">See you soon — Скоро увидимся.</text:p>
      <text:p text:style-name="P602"/>
      <text:p text:style-name="P1680"/>
      <text:p text:style-name="P1789">Наречия <text:span text:style-name="T492">much</text:span>, <text:span text:style-name="T492">many</text:span>, <text:span text:style-name="T492">a lot</text:span>, <text:span text:style-name="T492">little</text:span>, <text:span text:style-name="T492">few</text:span></text:p>
      <text:p text:style-name="P599"/>
      <text:p text:style-name="P603">Наречия <text:span text:style-name="T492">much</text:span> и <text:span text:style-name="T492">many</text:span> стоят перед существительными. <text:span text:style-name="T492">Much</text:span> — перед неисчисляемыми, </text:p>
      <text:p text:style-name="P603">а <text:span text:style-name="T492">many</text:span> — перед исчисляемыми: <text:span text:style-name="T492">much work, many books</text:span>.</text:p>
      <text:p text:style-name="P603"/>
      <text:p text:style-name="P603">Связка <text:span text:style-name="T492">a lot of</text:span> (или <text:span text:style-name="T492">lots of</text:span>) может стоять как перед исчисляемыми, так и неисчисляемыми существительными: <text:span text:style-name="T492">a lot of coffee, a lot of cars</text:span>.</text:p>
      <text:p text:style-name="P603"/>
      <text:p text:style-name="P604">Англоговорящие избегают использовать <text:span text:style-name="T492">much</text:span> в утвердительных предложениях. </text:p>
      <text:p text:style-name="P604">Они заменяют его на <text:span text:style-name="T492">a lof of</text:span> <text:span text:style-name="T1350">в этих случаях</text:span>.</text:p>
      <text:p text:style-name="P604"/>
      <text:p text:style-name="P202">There is a lot of juice in the jug — В кувшине много сока.</text:p>
      <text:p text:style-name="P202">There isn`t much coffee in the cup — В чашке не много кофе.</text:p>
      <text:p text:style-name="P603"/>
      <text:p text:style-name="P605">Слова <text:span text:style-name="T492">little</text:span> и <text:span text:style-name="T492">few</text:span> переводятся как «мало». <text:span text:style-name="T492">Little</text:span> — это антоним <text:span text:style-name="T492">much</text:span>, </text:p>
      <text:p text:style-name="P605">а <text:span text:style-name="T492">few</text:span> — антоним <text:span text:style-name="T492">many</text:span>: <text:span text:style-name="T492">little work, few books</text:span>.</text:p>
      <text:p text:style-name="P605"/>
      <text:p text:style-name="P656">Наречия частности</text:p>
      <text:p text:style-name="P606"/>
      <text:p text:style-name="P1236"><text:span text:style-name="T1007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11">я</text:span><text:span text:style-name="T1007">ть правильное время)</text:span></text:p>
      <text:p text:style-name="P607"/>
      <text:p text:style-name="P1238"><text:span text:style-name="T1008">Они могут стоять почти в любой позиции в предложении, </text:span><text:span text:style-name="T1009">но </text:span><text:span text:style-name="T1014">чаще всего стоят </text:span></text:p>
      <text:p text:style-name="P612">между подлежащим и сказуемым <text:span text:style-name="T1352">(после вспомогательного глагола)</text:span>.</text:p>
      <text:p text:style-name="P609"/>
      <text:p text:style-name="P203"><text:span text:style-name="T13">I</text:span> <text:span text:style-name="T3">don`t</text:span> <text:span text:style-name="T1065">usually</text:span> <text:span text:style-name="T26">drive</text:span> to work — Обычно, я не еду (на машине) на работу.</text:p>
      <text:p text:style-name="P204"><text:span text:style-name="T13">You</text:span> <text:span text:style-name="T3">can</text:span> <text:span text:style-name="T1065">always</text:span> <text:span text:style-name="T26">call</text:span> me — Ты всегда можешь позвонить мне.</text:p>
      <text:p text:style-name="P608"/>
      <text:p text:style-name="P621">Если в предложении есть глагол <text:span text:style-name="T492">be</text:span>, то наречие частности будет стоять после него.</text:p>
      <text:p text:style-name="P207">He <text:span text:style-name="T26">was</text:span> <text:span text:style-name="T1065">sometimes</text:span> very lazy — Иногда он был очень ленивым.</text:p>
      <text:p text:style-name="P610"/>
      <text:p text:style-name="P620">Если наречие частотности стоит в связке с другим словом, то вся связка </text:p>
      <text:p text:style-name="P620">должна быть в конце предложения.</text:p>
      <text:p text:style-name="P620"/>
      <text:p text:style-name="P208">I <text:span text:style-name="T1065">often</text:span> buy coffee on my way to work — Я часто покупаю кофе по дороге на работу.</text:p>
      <text:p text:style-name="P208">I buy coffee on my way to work <text:span text:style-name="T1065">very often</text:span> — Я очень часто покупаю кофе по дороге на работу.</text:p>
      <text:p text:style-name="P610"/>
      <text:p text:style-name="P1381">Порядок слов в предложении</text:p>
      <text:p text:style-name="P611"/>
      <text:p text:style-name="P613">Любое английское предложение <text:span text:style-name="T1351">обязано</text:span> иметь подлежащее и сказуемое.</text:p>
      <text:p text:style-name="P613">Если подлежащее отсутсвует, то на его место ставят формальное подлежащее.</text:p>
      <text:p text:style-name="P613"/>
      <text:p text:style-name="P613">Сказуемое всегда передает время. В вопросах и отрицаниях оно разделяется </text:p>
      <text:p text:style-name="P613">на вспомогательный и смысловой глаголы.</text:p>
      <text:p text:style-name="P613"/>
      <text:p text:style-name="P1239"><text:span text:style-name="T1015">Если в предло</text:span><text:span text:style-name="T1016">жении несколько смысловых глаголов, то </text:span><text:span text:style-name="T1017">лишь </text:span><text:span text:style-name="T1016">первый будет сказуемым, </text:span></text:p>
      <text:p text:style-name="P614">а остальные, в форме инфинитива или герундия, будут дополнять его.</text:p>
      <text:p text:style-name="P608"/>
      <text:p text:style-name="P1240"><text:span text:style-name="T1019">Наречие</text:span><text:span text:style-name="T1018"> обычно стоит после смыслового глагола, в конце предложения. </text:span></text:p>
      <text:p text:style-name="P615"/>
      <text:p text:style-name="P1240"><text:span text:style-name="T1018">Т</text:span><text:span text:style-name="T1019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17"><text:soft-page-break/></text:p>
      <text:p text:style-name="P617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17"/>
      <text:p text:style-name="P657">В разговоре о месте и времени</text:p>
      <text:p text:style-name="P618"/>
      <text:p text:style-name="P619">Если после глагола указан человек, то сначала указывают человека, а потом говорят </text:p>
      <text:p text:style-name="P619">о месте, где все происходит.</text:p>
      <text:p text:style-name="P619"/>
      <text:p text:style-name="P619">Обстоятельство времени обычно идет в конце, после слов, связанных с местом.</text:p>
      <text:p text:style-name="P619">Но если оно состоит из нескольких слов, то может переехать в самое начало предложения.</text:p>
      <text:p text:style-name="P619"/>
      <text:p text:style-name="P205">Tom walks to work <text:span text:style-name="T10">every morning</text:span> / <text:span text:style-name="T10">Every morning</text:span> Tom walks to work — </text:p>
      <text:p text:style-name="P205">Том ходит на работу каждое утро.</text:p>
      <text:p text:style-name="P619"/>
      <text:p text:style-name="P206">I`m going to Paris <text:span text:style-name="T10">on Monday</text:span> / <text:span text:style-name="T10">On Monday</text:span> I`m going to Paris — </text:p>
      <text:p text:style-name="P206">В понедельник я поеду в Париж.</text:p>
      <text:p text:style-name="P209"/>
      <text:p text:style-name="P658">Глаголы, которые требуют 2х дополнений</text:p>
      <text:p text:style-name="P622"/>
      <text:p text:style-name="P754"><text:span text:style-name="T1020">Эт</text:span><text:span text:style-name="T1021">и</text:span><text:span text:style-name="T1020"> глаголы могут направлять действие и на человека, и на предмет одновременно:</text:span></text:p>
      <text:list xml:id="list3019010381" text:style-name="L82">
        <text:list-item>
          <text:p text:style-name="P1627">give — давать, дарить;</text:p>
        </text:list-item>
        <text:list-item>
          <text:p text:style-name="P1627">lend — одалживать;</text:p>
        </text:list-item>
        <text:list-item>
          <text:p text:style-name="P1627">pass — передавать;</text:p>
        </text:list-item>
        <text:list-item>
          <text:p text:style-name="P1627">send — посылать;</text:p>
        </text:list-item>
        <text:list-item>
          <text:p text:style-name="P1627">show — показывать.</text:p>
        </text:list-item>
      </text:list>
      <text:p text:style-name="P622"/>
      <text:p text:style-name="P622">Дополнения могут указ<text:span text:style-name="T1354">ываться</text:span> двумя способами:</text:p>
      <text:p text:style-name="P622"/>
      <text:list xml:id="list163935858" text:style-name="L83">
        <text:list-item>
          <text:p text:style-name="P1628"><text:span text:style-name="T1353">п</text:span>осле глагола указать человека, а затем предмет; без предлогов:</text:p>
          <text:p text:style-name="P1578">I lent <text:span text:style-name="T1285">Mike</text:span> some <text:span text:style-name="T1285">money </text:span><text:span text:style-name="T46">— Я одолжил</text:span><text:span text:style-name="T1285"> Майку деньги</text:span><text:span text:style-name="T46">.</text:span></text:p>
          <text:p text:style-name="P1579"><text:span text:style-name="T46">You lent </text:span><text:span text:style-name="T1285">me</text:span><text:span text:style-name="T46"> some </text:span><text:span text:style-name="T1285">money</text:span><text:span text:style-name="T46"> — Ты </text:span><text:span text:style-name="T372">одолжил </text:span><text:span text:style-name="T1293">мне деньги</text:span><text:span text:style-name="T372">.</text:span></text:p>
          <text:p text:style-name="P1531"/>
        </text:list-item>
        <text:list-item>
          <text:p text:style-name="P1713"><text:span text:style-name="T234">п</text:span><text:span text:style-name="T233">осле глагола указать предмет, а затем человека; перед человеком будет предлог </text:span><text:span text:style-name="T148">to:</text:span></text:p>
          <text:p text:style-name="P1750"><text:span text:style-name="T148">I </text:span><text:span text:style-name="T108">lent some </text:span><text:span text:style-name="T1287">money </text:span><text:span text:style-name="T108">to</text:span><text:span text:style-name="T1287"> Mike</text:span><text:span text:style-name="T108"> — Я одолжил </text:span><text:span text:style-name="T1287">деньги Майку</text:span><text:span text:style-name="T108">.</text:span></text:p>
        </text:list-item>
      </text:list>
      <text:p text:style-name="P622"/>
      <text:p text:style-name="P1382">Предлог. Preposition</text:p>
      <text:p text:style-name="P623"/>
      <text:p text:style-name="P1242"><text:span text:style-name="T1022">В английском языке предлоги заменяют падежи для существительных. </text:span><text:span text:style-name="T1023">При этом нет четкого соответствия. К одному падежу могут вести разные предлоги или вообще никаких.</text:span></text:p>
      <text:p text:style-name="P628"/>
      <text:p text:style-name="P14"><text:span text:style-name="T787">Предлоги времени </text:span><text:span text:style-name="T492">at</text:span><text:span text:style-name="T787">, </text:span><text:span text:style-name="T492">on</text:span><text:span text:style-name="T787">, </text:span><text:span text:style-name="T492">in</text:span></text:p>
      <text:p text:style-name="P629"/>
      <text:p text:style-name="P630">Отвечают на вопрос «когда?». Каждый из них обозначает разный момент времни.</text:p>
      <text:p text:style-name="P630"/>
      <text:p text:style-name="P1392"><text:span text:style-name="T905">Предлог </text:span><text:span text:style-name="T596">at</text:span><text:span text:style-name="T905"> используется для указания </text:span><text:span text:style-name="T1033">точного </text:span><text:span text:style-name="T905">времени </text:span><text:span text:style-name="T1033">(</text:span><text:span text:style-name="T905">на часах</text:span><text:span text:style-name="T1033">)</text:span><text:span text:style-name="T905">. Иногда с помощью </text:span></text:p>
      <text:p text:style-name="P757"><text:span text:style-name="T1024">него указываются периоды дня и праздники </text:span><text:span text:style-name="T1034">(в качестве исключени</text:span><text:span text:style-name="T1035">й</text:span><text:span text:style-name="T1034">)</text:span><text:span text:style-name="T1024">:</text:span></text:p>
      <text:list xml:id="list1266290818" text:style-name="L84">
        <text:list-item>
          <text:p text:style-name="P1629">at 5 o`clock — в 5 часов;</text:p>
        </text:list-item>
        <text:list-item>
          <text:p text:style-name="P1629">at noon — днем;</text:p>
        </text:list-item>
        <text:list-item>
          <text:p text:style-name="P1629">at night — ночью;</text:p>
        </text:list-item>
        <text:list-item>
          <text:p text:style-name="P1629">at luchtime — во время обеда;</text:p>
        </text:list-item>
        <text:list-item>
          <text:p text:style-name="P1629"><text:soft-page-break/>at sunset — на рассвете;</text:p>
        </text:list-item>
        <text:list-item>
          <text:p text:style-name="P1629">at the weekdays — в будние дни;</text:p>
        </text:list-item>
        <text:list-item>
          <text:p text:style-name="P1629">at the weekend — в выходные;</text:p>
        </text:list-item>
        <text:list-item>
          <text:p text:style-name="P1629">at the moment — в данный момент;</text:p>
        </text:list-item>
        <text:list-item>
          <text:p text:style-name="P1629">at the end (of) — в конце;</text:p>
        </text:list-item>
        <text:list-item>
          <text:p text:style-name="P1629">at Christmas — на Рождество;</text:p>
        </text:list-item>
        <text:list-item>
          <text:p text:style-name="P1629">at Easter — на Пасху.</text:p>
        </text:list-item>
      </text:list>
      <text:p text:style-name="P630"/>
      <text:p text:style-name="P755"><text:span text:style-name="T1025">Предлог </text:span><text:span text:style-name="T657">on</text:span><text:span text:style-name="T1027"> </text:span><text:span text:style-name="T1025">указывает на конкретный день. Обычно это дни недели или точные даты</text:span><text:span text:style-name="T1047">:</text:span></text:p>
      <text:list xml:id="list188036881" text:style-name="L85">
        <text:list-item>
          <text:p text:style-name="P1751"><text:span text:style-name="T905">on Sunday — </text:span><text:span text:style-name="T1027">в воскресенье / по воскресеньям</text:span><text:span text:style-name="T905">;</text:span></text:p>
        </text:list-item>
        <text:list-item>
          <text:p text:style-name="P1751"><text:span text:style-name="T905">on Monday — </text:span><text:span text:style-name="T1027">в понедельник / по понелеьникам</text:span><text:span text:style-name="T905">;</text:span></text:p>
        </text:list-item>
        <text:list-item>
          <text:p text:style-name="P1630">on Tuesday — во вторник / по вторникам;</text:p>
        </text:list-item>
        <text:list-item>
          <text:p text:style-name="P1630">on Wednesday — в срезу / по средам;</text:p>
        </text:list-item>
        <text:list-item>
          <text:p text:style-name="P1630">on Thursday — в четверг;</text:p>
        </text:list-item>
        <text:list-item>
          <text:p text:style-name="P1630">on Friday — в пятницу;</text:p>
        </text:list-item>
        <text:list-item>
          <text:p text:style-name="P1631">on Saturday — в субботу;</text:p>
        </text:list-item>
        <text:list-item>
          <text:p text:style-name="P1630">on the 8th of March — 8го марта;</text:p>
        </text:list-item>
        <text:list-item>
          <text:p text:style-name="P1631">on April, 10 — 10го апреля;</text:p>
        </text:list-item>
        <text:list-item>
          <text:p text:style-name="P1630">on my birthday — на мой день рождения;</text:p>
        </text:list-item>
        <text:list-item>
          <text:p text:style-name="P1630">on Christmas day — в день Рождества.</text:p>
        </text:list-item>
      </text:list>
      <text:p text:style-name="P631"/>
      <text:p text:style-name="P632">В английском языке дни недели, месяцы, и названия праздников пишутся с большой буквы.</text:p>
      <text:p text:style-name="P1393"><text:span text:style-name="T1026">Первым днем недели является не понедельник, а воскресенье. </text:span><text:span text:style-name="T905">Если </text:span><text:span text:style-name="T1036">в названии </text:span><text:span text:style-name="T905">праздник</text:span><text:span text:style-name="T1036">а</text:span><text:span text:style-name="T905"> содержит</text:span><text:span text:style-name="T1036">ся</text:span><text:span text:style-name="T905"> слово </text:span><text:span text:style-name="T596">day</text:span><text:span text:style-name="T905">, то он </text:span><text:span text:style-name="T1028">также </text:span><text:span text:style-name="T905">пишется с предлогом </text:span><text:span text:style-name="T596">on</text:span><text:span text:style-name="T905">, а не </text:span><text:span text:style-name="T596">at</text:span><text:span text:style-name="T905">.</text:span></text:p>
      <text:p text:style-name="P631"/>
      <text:p text:style-name="P756"><text:span text:style-name="T1030">Предлог </text:span><text:span text:style-name="T658">in</text:span><text:span text:style-name="T1030"> </text:span><text:span text:style-name="T1029">указывает на</text:span><text:span text:style-name="T1028"> </text:span><text:span text:style-name="T1029">большие</text:span><text:span text:style-name="T1028"> период</text:span><text:span text:style-name="T1029">ы</text:span><text:span text:style-name="T1028">: </text:span><text:span text:style-name="T1029">месяцы</text:span><text:span text:style-name="T1028">, </text:span><text:span text:style-name="T1029">сезоны,</text:span><text:span text:style-name="T1028"> год</text:span><text:span text:style-name="T1029">ы</text:span><text:span text:style-name="T1028">:</text:span></text:p>
      <text:list xml:id="list2474900743" text:style-name="L86">
        <text:list-item>
          <text:p text:style-name="P1752"><text:span text:style-name="T905">In January — </text:span><text:span text:style-name="T1031">в январе</text:span><text:span text:style-name="T905">;</text:span></text:p>
        </text:list-item>
        <text:list-item>
          <text:p text:style-name="P1752"><text:span text:style-name="T905">in February — </text:span><text:span text:style-name="T1031">в феврале</text:span><text:span text:style-name="T905">;</text:span></text:p>
        </text:list-item>
        <text:list-item>
          <text:p text:style-name="P1752"><text:span text:style-name="T905">in March — </text:span><text:span text:style-name="T1031">в марте</text:span><text:span text:style-name="T905">;</text:span></text:p>
        </text:list-item>
        <text:list-item>
          <text:p text:style-name="P1752"><text:span text:style-name="T905">in April — </text:span><text:span text:style-name="T1031">в апреле</text:span><text:span text:style-name="T905">;</text:span></text:p>
        </text:list-item>
        <text:list-item>
          <text:p text:style-name="P1752"><text:span text:style-name="T905">in May — </text:span><text:span text:style-name="T1031">в мае</text:span><text:span text:style-name="T905">;</text:span></text:p>
        </text:list-item>
        <text:list-item>
          <text:p text:style-name="P1752"><text:span text:style-name="T905">in June — </text:span><text:span text:style-name="T1031">в июне</text:span><text:span text:style-name="T905">;</text:span></text:p>
        </text:list-item>
        <text:list-item>
          <text:p text:style-name="P1632">in July — в июле;</text:p>
        </text:list-item>
        <text:list-item>
          <text:p text:style-name="P1752"><text:span text:style-name="T905">in August — </text:span><text:span text:style-name="T1031">в авгесте</text:span><text:span text:style-name="T905">;</text:span></text:p>
        </text:list-item>
        <text:list-item>
          <text:p text:style-name="P1752"><text:span text:style-name="T905">in September — </text:span><text:span text:style-name="T1031">в сентябре</text:span><text:span text:style-name="T905">;</text:span></text:p>
        </text:list-item>
        <text:list-item>
          <text:p text:style-name="P1752"><text:span text:style-name="T905">in October — </text:span><text:span text:style-name="T1031">в октябре</text:span><text:span text:style-name="T905">;</text:span></text:p>
        </text:list-item>
        <text:list-item>
          <text:p text:style-name="P1752"><text:span text:style-name="T905">in November — </text:span><text:span text:style-name="T1031">в ноябре</text:span><text:span text:style-name="T905">;</text:span></text:p>
        </text:list-item>
        <text:list-item>
          <text:p text:style-name="P1753"><text:span text:style-name="T905">in December — </text:span><text:span text:style-name="T1031">в декабре</text:span><text:span text:style-name="T905">;</text:span></text:p>
        </text:list-item>
        <text:list-item>
          <text:p text:style-name="P1752"><text:span text:style-name="T905">in winter — </text:span><text:span text:style-name="T1031">зимой</text:span><text:span text:style-name="T905">;</text:span></text:p>
        </text:list-item>
        <text:list-item>
          <text:p text:style-name="P1752"><text:span text:style-name="T905">in spring — </text:span><text:span text:style-name="T1031">весной</text:span><text:span text:style-name="T905">;</text:span></text:p>
        </text:list-item>
        <text:list-item>
          <text:p text:style-name="P1752"><text:span text:style-name="T905">in summer — </text:span><text:span text:style-name="T1031">летом</text:span><text:span text:style-name="T905">;</text:span></text:p>
        </text:list-item>
        <text:list-item>
          <text:p text:style-name="P1753"><text:span text:style-name="T905">in autumn — </text:span><text:span text:style-name="T1031">осенью</text:span><text:span text:style-name="T905">;</text:span></text:p>
        </text:list-item>
        <text:list-item>
          <text:p text:style-name="P1752"><text:span text:style-name="T905">in the evening — </text:span><text:span text:style-name="T1031">вечером</text:span><text:span text:style-name="T905">;</text:span></text:p>
        </text:list-item>
        <text:list-item>
          <text:p text:style-name="P1753"><text:span text:style-name="T905">in the morning — </text:span><text:span text:style-name="T1031">утром</text:span><text:span text:style-name="T905">;</text:span></text:p>
        </text:list-item>
        <text:list-item>
          <text:p text:style-name="P1714"><text:span text:style-name="T1028">in </text:span><text:span text:style-name="T1032">2065</text:span><text:span text:style-name="T1028"> — </text:span><text:span text:style-name="T1031">в </text:span><text:span text:style-name="T1032">2065</text:span><text:span text:style-name="T1031"> году</text:span><text:span text:style-name="T1028">;</text:span></text:p>
        </text:list-item>
        <text:list-item>
          <text:p text:style-name="P1752"><text:span text:style-name="T905">in the 1970s — </text:span><text:span text:style-name="T1031">в 1970х годах</text:span><text:span text:style-name="T905">;</text:span></text:p>
        </text:list-item>
        <text:list-item>
          <text:p text:style-name="P1752"><text:span text:style-name="T905">in the 20th century — </text:span><text:span text:style-name="T1031">в 20м веке</text:span><text:span text:style-name="T905">;</text:span></text:p>
        </text:list-item>
        <text:list-item>
          <text:p text:style-name="P1752"><text:span text:style-name="T905">in the past — </text:span><text:span text:style-name="T1031">в прошлом</text:span><text:span text:style-name="T905">;</text:span></text:p>
        </text:list-item>
        <text:list-item>
          <text:p text:style-name="P1752"><text:span text:style-name="T905">in the future — </text:span><text:span text:style-name="T1031">в будущем</text:span><text:span text:style-name="T905">;</text:span></text:p>
        </text:list-item>
      </text:list>
      <text:p text:style-name="P630"><text:soft-page-break/></text:p>
      <text:p text:style-name="P633">Предлог <text:span text:style-name="T492">in</text:span> в связке со временем означает «через»:</text:p>
      <text:list xml:id="list3619920410" text:style-name="L87">
        <text:list-item>
          <text:p text:style-name="P1633">in 5 minutes — через 5 минут;</text:p>
        </text:list-item>
        <text:list-item>
          <text:p text:style-name="P1633">in two weeks — через две недели;</text:p>
        </text:list-item>
        <text:list-item>
          <text:p text:style-name="P1633">in no time — мигом.</text:p>
        </text:list-item>
      </text:list>
      <text:p text:style-name="P616"/>
      <text:p text:style-name="P624">Предлоги времени не используются перед словами: <text:span text:style-name="T492">last, next, this, that, each, every</text:span>.</text:p>
      <text:p text:style-name="P624"/>
      <text:p text:style-name="P210">See you next Friday — Увидимся в следующую пятницу (next заменяет on).</text:p>
      <text:p text:style-name="P210">I didn`t have breakfast this morning — Я не завтракал этим утром (this вместо in the).</text:p>
      <text:p text:style-name="P210"/>
      <text:p text:style-name="P626"><text:span text:style-name="T1355">Эти п</text:span>редлоги имеют множество не логичных исключений. Так, напрамер <text:span text:style-name="T492">in</text:span> и <text:span text:style-name="T492">at</text:span> принятно говорить с некоторыми переодами дня и пр. Это нужно просто заучить.</text:p>
      <text:p text:style-name="P625"/>
      <text:p text:style-name="P659">Предлоги времени <text:span text:style-name="T492">since, for, from … to, until</text:span></text:p>
      <text:p text:style-name="P627"/>
      <text:p text:style-name="P634">Они связаны с большими отрезками времени. Отвечают на вопрос «в какой период?»</text:p>
      <text:p text:style-name="P634"/>
      <text:p text:style-name="P1246"><text:span text:style-name="T1037">Предлог </text:span><text:span text:style-name="T659">since</text:span><text:span text:style-name="T1037"> </text:span><text:span text:style-name="T1038">означает</text:span><text:span text:style-name="T1037"> «с». Он указывает на начало периода:</text:span></text:p>
      <text:p text:style-name="P635">(с какого времени действие происходит)</text:p>
      <text:list xml:id="list3422233190" text:style-name="L88">
        <text:list-item>
          <text:p text:style-name="P1634">since Wednesday — со среды;</text:p>
        </text:list-item>
        <text:list-item>
          <text:p text:style-name="P1634">since 1984 — с 1984 года;</text:p>
        </text:list-item>
        <text:list-item>
          <text:p text:style-name="P1634">since Monday — с понедельника.</text:p>
        </text:list-item>
      </text:list>
      <text:p text:style-name="P634"/>
      <text:p text:style-name="P1243"><text:span text:style-name="T1037">Предлог </text:span><text:span text:style-name="T659">for</text:span><text:span text:style-name="T1037"> </text:span><text:span text:style-name="T1045">означает</text:span><text:span text:style-name="T1037"> «</text:span><text:span text:style-name="T1038">уже</text:span><text:span text:style-name="T1037">», «в течение». Он указывает, как долго длится дейс</text:span><text:span text:style-name="T1038">т</text:span><text:span text:style-name="T1037">вие. </text:span></text:p>
      <text:p text:style-name="P1734"><text:span text:style-name="T1037">После </text:span><text:span text:style-name="T1054">него</text:span><text:span text:style-name="T1037"> ставится время, в течении которого</text:span><text:span text:style-name="T1040"> длится действие</text:span><text:span text:style-name="T1037">:</text:span></text:p>
      <text:list xml:id="list582502535" text:style-name="L89">
        <text:list-item>
          <text:p text:style-name="P1754"><text:span text:style-name="T905">for 10 hours — </text:span><text:span text:style-name="T1039">(</text:span><text:span text:style-name="T905">уже</text:span><text:span text:style-name="T1039">)</text:span><text:span text:style-name="T905"> 10 часов / в течении 10 часов</text:span></text:p>
        </text:list-item>
        <text:list-item>
          <text:p text:style-name="P1754"><text:span text:style-name="T1037">f</text:span><text:span text:style-name="T905">or two weeks — </text:span><text:span text:style-name="T1039">(</text:span><text:span text:style-name="T905">уже</text:span><text:span text:style-name="T1039">)</text:span><text:span text:style-name="T905"> две недели / в течении 2х недель</text:span></text:p>
        </text:list-item>
      </text:list>
      <text:p text:style-name="P634"/>
      <text:p text:style-name="P634">Предлоги <text:span text:style-name="T492">since</text:span> и <text:span text:style-name="T492">for</text:span> используются в Present Perfect Continuous.</text:p>
      <text:p text:style-name="P634"/>
      <text:p text:style-name="P1244">Составной предлог <text:span text:style-name="T492">from … to</text:span> означает «с … до». Он указыват с какого и по какое время</text:p>
      <text:p text:style-name="P637">происходит / происходило действие, <text:span text:style-name="T1356">т. е. границы периода:</text:span></text:p>
      <text:list xml:id="list4244704632" text:style-name="L90">
        <text:list-item>
          <text:p text:style-name="P1635">from 9 to 5 — с девяти до пяти (часов);</text:p>
        </text:list-item>
        <text:list-item>
          <text:p text:style-name="P1635">from January to March — с января по март;</text:p>
        </text:list-item>
      </text:list>
      <text:p text:style-name="P638"/>
      <text:p text:style-name="P758"><text:span text:style-name="T1041">Предлог </text:span><text:span text:style-name="T660">until</text:span><text:span text:style-name="T1041"> (</text:span><text:span text:style-name="T660">till</text:span><text:span text:style-name="T1041">) означает «до того момента, как». Он </text:span><text:span text:style-name="T1043">обозначает</text:span><text:span text:style-name="T1041"> конец </text:span><text:span text:style-name="T1042">периода</text:span><text:span text:style-name="T1046">:</text:span></text:p>
      <text:list xml:id="list910330802" text:style-name="L91">
        <text:list-item>
          <text:p text:style-name="P1636">until Wednesday — до среды;</text:p>
        </text:list-item>
        <text:list-item>
          <text:p text:style-name="P1636">until I come — до того, как я вернусь;</text:p>
        </text:list-item>
      </text:list>
      <text:p text:style-name="P639"/>
      <text:p text:style-name="P108"><text:span text:style-name="T376">You should come back </text:span><text:span text:style-name="T1065">till</text:span><text:span text:style-name="T376"> 10 o`clock — Ты должен вернуться </text:span><text:span text:style-name="T1065">до</text:span><text:span text:style-name="T376"> 10 часов.</text:span></text:p>
      <text:p text:style-name="P636"/>
      <text:p text:style-name="P1245"><text:span text:style-name="T1044">После </text:span><text:span text:style-name="T661">until</text:span><text:span text:style-name="T1044"> можно указывать целое предложение, которое отвечает на вопрос </text:span></text:p>
      <text:p text:style-name="P1245"><text:span text:style-name="T1044">«до какого времени?», «когда закончится / закончилось ?». В этом случае </text:span><text:span text:style-name="T661">until</text:span><text:span text:style-name="T1044"> будет </text:span></text:p>
      <text:p text:style-name="P640">работать как союз перед придаточным предложением.</text:p>
      <text:p text:style-name="P640"/>
      <text:p text:style-name="P109"><text:span text:style-name="T478">W</text:span><text:span text:style-name="T376">ait for me </text:span><text:span text:style-name="T1065">until</text:span><text:span text:style-name="T376"> I finish my work — Подожди меня </text:span><text:span text:style-name="T1065">до того момента, как</text:span><text:span text:style-name="T376"> я закончу работу.</text:span></text:p>
      <text:p text:style-name="P640"/>
      <text:p text:style-name="P1776"><text:span text:style-name="T820"/></text:p>
      <text:p text:style-name="P1787"><text:span text:style-name="T820">П</text:span><text:span text:style-name="T787">редлоги места </text:span><text:span text:style-name="T492">at</text:span><text:span text:style-name="T787">, </text:span><text:span text:style-name="T492">on</text:span><text:span text:style-name="T787">, </text:span><text:span text:style-name="T492">in</text:span></text:p>
      <text:p text:style-name="P640"/>
      <text:p text:style-name="P1247"><text:span text:style-name="T821">Помимо времени </text:span><text:span text:style-name="T825">они </text:span><text:span text:style-name="T821">также используются для указания местоположения.</text:span></text:p>
      <text:p text:style-name="P295"/>
      <text:p text:style-name="P296">Предлог <text:span text:style-name="T492">in</text:span> переводится как «в», «внутри». Он обозначает положение в определенном месте,</text:p>
      <text:p text:style-name="P759"><text:span text:style-name="T821">зоне, области, пространстве (место, ограниченное какими-то рамками или барьером)</text:span><text:span text:style-name="T822">:</text:span></text:p>
      <text:list xml:id="list2052815119" text:style-name="L92">
        <text:list-item>
          <text:p text:style-name="P1755"><text:span text:style-name="T821">i</text:span><text:span text:style-name="T787">n the house — в доме;</text:span></text:p>
        </text:list-item>
        <text:list-item>
          <text:p text:style-name="P1662">in a box — в коробке;</text:p>
        </text:list-item>
        <text:list-item>
          <text:p text:style-name="P1662">in the garden — в саду;</text:p>
        </text:list-item>
        <text:list-item>
          <text:p text:style-name="P1662">in a country — в стране;</text:p>
        </text:list-item>
      </text:list>
      <text:p text:style-name="P298"/>
      <text:p text:style-name="P1758"><text:span text:style-name="T787">Предлог </text:span><text:span text:style-name="T492">on</text:span><text:span text:style-name="T787"> обозначает поверхность или линию, </text:span><text:span text:style-name="T733">на</text:span><text:span text:style-name="T787"> которой располагается объект:</text:span></text:p>
      <text:list xml:id="list3342495190" text:style-name="L93">
        <text:list-item>
          <text:p text:style-name="P1756"><text:span text:style-name="T787">on the table — </text:span><text:span text:style-name="T825">на столе</text:span><text:span text:style-name="T787">;</text:span></text:p>
        </text:list-item>
        <text:list-item>
          <text:p text:style-name="P1757"><text:span text:style-name="T787">on the ceiling — </text:span><text:span text:style-name="T825">на потолке (на поверхности потолка)</text:span><text:span text:style-name="T787">;</text:span></text:p>
        </text:list-item>
        <text:list-item>
          <text:p text:style-name="P1756"><text:span text:style-name="T787">on the floor — </text:span><text:span text:style-name="T825">на полу</text:span><text:span text:style-name="T787">;</text:span></text:p>
        </text:list-item>
        <text:list-item>
          <text:p text:style-name="P1756"><text:span text:style-name="T787">on the head — </text:span><text:span text:style-name="T825">на голове</text:span><text:span text:style-name="T787">;</text:span></text:p>
        </text:list-item>
        <text:list-item>
          <text:p text:style-name="P1715"><text:span text:style-name="T843">on the page — на странице </text:span><text:span text:style-name="T844">(текс)</text:span><text:span text:style-name="T843">.</text:span></text:p>
        </text:list-item>
      </text:list>
      <text:p text:style-name="P298"/>
      <text:p text:style-name="P760"><text:span text:style-name="T822">Предлог </text:span><text:span text:style-name="T532">at</text:span><text:span text:style-name="T822"> обозначает конкретное место/точку, </text:span><text:span text:style-name="T823">где</text:span><text:span text:style-name="T822"> находится предмет</text:span><text:span text:style-name="T824">:</text:span></text:p>
      <text:list xml:id="list1396605421" text:style-name="L94">
        <text:list-item>
          <text:p text:style-name="P1759"><text:span text:style-name="T822">a</text:span><text:span text:style-name="T787">t the bus stop — на автобусной остановке;</text:span></text:p>
        </text:list-item>
        <text:list-item>
          <text:p text:style-name="P1664">at the top/bottom - наверху/внизу;</text:p>
        </text:list-item>
        <text:list-item>
          <text:p text:style-name="P1664">at the end — в конце;</text:p>
        </text:list-item>
        <text:list-item>
          <text:p text:style-name="P1664">at school — в школе;</text:p>
        </text:list-item>
      </text:list>
      <text:p text:style-name="P298"/>
      <text:p text:style-name="P297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7"><text:span text:style-name="T492">on the cornet</text:span>, и <text:span text:style-name="T492">at the corner</text:span>.</text:p>
      <text:p text:style-name="P297"/>
      <text:p text:style-name="P1728"><text:span text:style-name="T825">Очень часто предлог </text:span><text:span text:style-name="T533">in</text:span><text:span text:style-name="T825"> переводится как «на», </text:span><text:span text:style-name="T826">а </text:span><text:span text:style-name="T534">on</text:span><text:span text:style-name="T826"> — наоборот, как «в» </text:span><text:span text:style-name="T841">(</text:span><text:span text:style-name="T826">или похожим</text:span><text:span text:style-name="T841">)</text:span><text:span text:style-name="T826">.</text:span></text:p>
      <text:p text:style-name="P1735"><text:span text:style-name="T827">Особенно это касается случаев, когда </text:span><text:span text:style-name="T841">они</text:span><text:span text:style-name="T827"> используются с транспортом:</text:span></text:p>
      <text:list xml:id="list4044502359" text:style-name="L95">
        <text:list-item>
          <text:p text:style-name="P1665">in the sky — на небе;</text:p>
        </text:list-item>
        <text:list-item>
          <text:p text:style-name="P1665">in the street — на улице;</text:p>
        </text:list-item>
        <text:list-item>
          <text:p text:style-name="P1760"><text:span text:style-name="T787">in a photo — на фото</text:span><text:span text:style-name="T826">;</text:span></text:p>
        </text:list-item>
        <text:list-item>
          <text:p text:style-name="P1761"><text:span text:style-name="T787">on the list — </text:span><text:span text:style-name="T827">в списке</text:span><text:span text:style-name="T787">;</text:span></text:p>
        </text:list-item>
        <text:list-item>
          <text:p text:style-name="P1761"><text:span text:style-name="T787">on the menu — </text:span><text:span text:style-name="T827">в меню</text:span><text:span text:style-name="T787">;</text:span></text:p>
        </text:list-item>
        <text:list-item>
          <text:p text:style-name="P1761"><text:span text:style-name="T787">on the left - </text:span><text:span text:style-name="T827">слева</text:span><text:span text:style-name="T787">;</text:span></text:p>
        </text:list-item>
        <text:list-item>
          <text:p text:style-name="P1762"><text:span text:style-name="T787">on the way — </text:span><text:span text:style-name="T827">по дороге;</text:span></text:p>
        </text:list-item>
        <text:list-item>
          <text:p text:style-name="P1666">on a bus — в автобусе;</text:p>
        </text:list-item>
        <text:list-item>
          <text:p text:style-name="P1666">on a plain — в самолете;</text:p>
        </text:list-item>
        <text:list-item>
          <text:p text:style-name="P1666">in a car — на машине;</text:p>
        </text:list-item>
        <text:list-item>
          <text:p text:style-name="P1666">in a taxi — на такси.</text:p>
        </text:list-item>
      </text:list>
      <text:p text:style-name="P299"/>
      <text:p text:style-name="P660">Другие предлоги места</text:p>
      <text:p text:style-name="P300"/>
      <text:p text:style-name="P301">Помогают определить нахождение объекта в пространсте:</text:p>
      <text:list xml:id="list1805115075" text:style-name="L96">
        <text:list-item>
          <text:p text:style-name="P1667">above — над;</text:p>
        </text:list-item>
        <text:list-item>
          <text:p text:style-name="P1667">under — под;</text:p>
        </text:list-item>
        <text:list-item>
          <text:p text:style-name="P1667">in front of — перед;</text:p>
        </text:list-item>
        <text:list-item>
          <text:p text:style-name="P1667">behind — позади;</text:p>
        </text:list-item>
        <text:list-item>
          <text:p text:style-name="P1667"><text:soft-page-break/>between/<text:span text:style-name="T1377">with</text:span> — между/<text:span text:style-name="T1377">c</text:span>;</text:p>
        </text:list-item>
        <text:list-item>
          <text:p text:style-name="P1667">next to — рядом с.</text:p>
        </text:list-item>
      </text:list>
      <text:p text:style-name="P300"/>
      <text:p text:style-name="P121">The cat is <text:span text:style-name="T1065">under</text:span> the ball — Кот <text:span text:style-name="T1065">под</text:span> клубком.</text:p>
      <text:p text:style-name="P121">The cat is <text:span text:style-name="T1065">in front of</text:span> the ball — Кот <text:span text:style-name="T1065">перед</text:span> клубком.</text:p>
      <text:p text:style-name="P300"/>
      <text:p text:style-name="P15"><text:span text:style-name="T787">Предллог направления </text:span><text:span text:style-name="T492">to</text:span></text:p>
      <text:p text:style-name="P300"/>
      <text:p text:style-name="P302">Указывает в какое место хочет попасть человек. Отвечает на вопрос «куда?»</text:p>
      <text:p text:style-name="P302"/>
      <text:p text:style-name="P303">Используется после глаголов движения:</text:p>
      <text:list xml:id="list3631002401" text:style-name="L97">
        <text:list-item>
          <text:p text:style-name="P1668">go — ехать, идти, направляться;</text:p>
        </text:list-item>
        <text:list-item>
          <text:p text:style-name="P1668">walk — идти пешком;</text:p>
        </text:list-item>
        <text:list-item>
          <text:p text:style-name="P1668">drive — ехать на машине (в качестве водителя);</text:p>
        </text:list-item>
        <text:list-item>
          <text:p text:style-name="P1668">come — приходить;</text:p>
        </text:list-item>
        <text:list-item>
          <text:p text:style-name="P1668">travel — путешествовать;</text:p>
        </text:list-item>
        <text:list-item>
          <text:p text:style-name="P1668">return — возвращаться;</text:p>
        </text:list-item>
        <text:list-item>
          <text:p text:style-name="P1668">send — посылать;</text:p>
        </text:list-item>
        <text:list-item>
          <text:p text:style-name="P1668">get to — добираться.</text:p>
        </text:list-item>
      </text:list>
      <text:p text:style-name="P298"/>
      <text:p text:style-name="P120">I want to go <text:span text:style-name="T376">to</text:span> New York — Я хочу поехать <text:span text:style-name="T376">в</text:span> Нью Йорк.</text:p>
      <text:p text:style-name="P120">Did they get to London? — Они добрались до Лондона?</text:p>
      <text:p text:style-name="P302"/>
      <text:p text:style-name="P304">Если в качестве направления используется слово <text:span text:style-name="T492">home</text:span>, то перед ним <text:span text:style-name="T492">to</text:span> не нужен. </text:p>
      <text:p text:style-name="P304"/>
      <text:p text:style-name="P119">Go to home (неправильно).</text:p>
      <text:p text:style-name="P119">Go home (правильно).</text:p>
      <text:p text:style-name="P304"/>
      <text:p text:style-name="P305">Если нужно сказать о том, что бывали в каком-то месте, например, в стране или городе, </text:p>
      <text:p text:style-name="P1394"><text:span text:style-name="T787">то нужно использовать Present Perfect с </text:span><text:span text:style-name="T492">to</text:span><text:span text:style-name="T787"> (</text:span><text:span text:style-name="T828">PP т. к </text:span><text:span text:style-name="T900">это </text:span><text:span text:style-name="T787">имеющийся опыт из прошлого).</text:span></text:p>
      <text:p text:style-name="P298"/>
      <text:p text:style-name="P118">The have been to Italy — Они бывали в Италии.</text:p>
      <text:p text:style-name="P118">Have you ever been to Mexico? — Ты когда-то бывал в Мексике.</text:p>
      <text:p text:style-name="P306"/>
      <text:p text:style-name="P16"><text:span text:style-name="T787">Предлог </text:span><text:span text:style-name="T492">by</text:span></text:p>
      <text:p text:style-name="P307"/>
      <text:p text:style-name="P308">Может переводится по-разному. Не нужно использовать только 1 вариант перевода.</text:p>
      <text:p text:style-name="P308"/>
      <text:p text:style-name="P761"><text:span text:style-name="T829">Он помогает сказать, </text:span><text:span text:style-name="T903">как</text:span><text:span text:style-name="T829"> что-</text:span><text:span text:style-name="T832">то</text:span><text:span text:style-name="T829"> делается или случается:</text:span></text:p>
      <text:list xml:id="list1127297550" text:style-name="L98">
        <text:list-item>
          <text:p text:style-name="P1669">send by post — <text:span text:style-name="T1358">отправиться почтой</text:span>;</text:p>
        </text:list-item>
        <text:list-item>
          <text:p text:style-name="P1670">happen by mistake — <text:span text:style-name="T1358">случиться по ошибке.</text:span></text:p>
        </text:list-item>
      </text:list>
      <text:p text:style-name="P308"/>
      <text:p text:style-name="P117">Did you play for the meal by credit card — Ты заплатил за еду кредиткой?</text:p>
      <text:p text:style-name="P309"/>
      <text:p text:style-name="P762"><text:span text:style-name="T830">Таже </text:span><text:span text:style-name="T833">применяется</text:span><text:span text:style-name="T830">, когда говорят, каким транспортом воспользовались:</text:span></text:p>
      <text:list xml:id="list3142504450" text:style-name="L99">
        <text:list-item>
          <text:p text:style-name="P1671">go by car — ехать <text:span text:style-name="T1359">на машине (машиной)</text:span>;</text:p>
        </text:list-item>
        <text:list-item>
          <text:p text:style-name="P1716"><text:span text:style-name="T830">travel by bu</text:span><text:span text:style-name="T831">s</text:span><text:span text:style-name="T830"> — </text:span><text:span text:style-name="T831">путешествовать на автобусе (автобусом);</text:span></text:p>
        </text:list-item>
        <text:list-item>
          <text:p text:style-name="P1672">fly by plane — лететь на самолете (самолетом);</text:p>
        </text:list-item>
      </text:list>
      <text:p text:style-name="P310"/>
      <text:p text:style-name="P116">I prefer to travel <text:span text:style-name="T1065">by bus</text:span> than <text:span text:style-name="T1065">by car</text:span> — Я больше люблю путешествовать </text:p>
      <text:p text:style-name="P116"><text:span text:style-name="T1065">на автобусе</text:span> (автобусом), а не <text:span text:style-name="T1065">на машине</text:span> (машиной).</text:p>
      <text:p text:style-name="P310"><text:soft-page-break/></text:p>
      <text:p text:style-name="P1248">Предлог <text:span text:style-name="T492">by</text:span> может использоваться <text:span text:style-name="T1360">в пассивном залоге, когда указывают автора действия, </text:span></text:p>
      <text:p text:style-name="P1400">а также в значении «рядом», «около». </text:p>
      <text:p text:style-name="P1249"/>
      <text:p text:style-name="P115">Sit by me — Посиди рядом со мной (около меня).</text:p>
      <text:p text:style-name="P1249"/>
      <text:p text:style-name="P17">Устойчивые связки существительных и предлогов</text:p>
      <text:p text:style-name="P1395"/>
      <text:p text:style-name="P1397">Иногда, после некоторых существительных, принятно использовать определенные предлоги.</text:p>
      <text:p text:style-name="P1396">Такие связки нужно просто запомнить. При переводе на русский предлог может выпадать.</text:p>
      <text:p text:style-name="P1396">После предлога в связке обычно идет либо еще одно существительное, либо герундий:</text:p>
      <text:p text:style-name="P1396"/>
      <text:list xml:id="list1058508758" text:style-name="L100">
        <text:list-item>
          <text:p text:style-name="P1763">a need for — нужда в;</text:p>
        </text:list-item>
        <text:list-item>
          <text:p text:style-name="P1765">a reason for — причина для <text:span text:style-name="T1365">(</text:span>чего-либо<text:span text:style-name="T1365">)</text:span>;</text:p>
        </text:list-item>
        <text:list-item>
          <text:p text:style-name="P1763">an advantage of — преимущество <text:span text:style-name="T1365">(</text:span>чего-либо<text:span text:style-name="T1365">)</text:span>;</text:p>
        </text:list-item>
        <text:list-item>
          <text:p text:style-name="P1763">a disadvantage of — <text:span text:style-name="T1362">недостаток </text:span><text:span text:style-name="T1365">(</text:span><text:span text:style-name="T1362">чего-либо</text:span><text:span text:style-name="T1365">)</text:span>;</text:p>
        </text:list-item>
        <text:list-item>
          <text:p text:style-name="P1763">a cause of — <text:span text:style-name="T1362">причина </text:span><text:span text:style-name="T1365">(</text:span><text:span text:style-name="T1362">чего-либо</text:span><text:span text:style-name="T1365">)</text:span>;</text:p>
        </text:list-item>
        <text:list-item>
          <text:p text:style-name="P1763">a photograph of — <text:span text:style-name="T1362">фото </text:span><text:span text:style-name="T1365">(</text:span><text:span text:style-name="T1362">чего-либо</text:span><text:span text:style-name="T1365">)</text:span>;</text:p>
        </text:list-item>
        <text:list-item>
          <text:p text:style-name="P1763">a picture of — <text:span text:style-name="T1362">изображение </text:span><text:span text:style-name="T1365">(</text:span><text:span text:style-name="T1362">чего-либо</text:span><text:span text:style-name="T1365">)</text:span>;</text:p>
        </text:list-item>
        <text:list-item>
          <text:p text:style-name="P1765">a map of — <text:span text:style-name="T1362">карта </text:span><text:span text:style-name="T1365">(</text:span><text:span text:style-name="T1362">чего-либо</text:span><text:span text:style-name="T1365">)</text:span>.</text:p>
        </text:list-item>
        <text:list-item>
          <text:p text:style-name="P1763">an invitation to — <text:span text:style-name="T1362">приглашение на</text:span>;</text:p>
        </text:list-item>
        <text:list-item>
          <text:p text:style-name="P1763">a solution to — <text:span text:style-name="T1362">решение какой-то проблемы</text:span>;</text:p>
        </text:list-item>
        <text:list-item>
          <text:p text:style-name="P1717"><text:span text:style-name="T1361">a key to — </text:span><text:span text:style-name="T1362">ключ к/от </text:span><text:span text:style-name="T1366">(</text:span><text:span text:style-name="T1362">чего-либо</text:span><text:span text:style-name="T1366">)</text:span><text:span text:style-name="T1361">;</text:span></text:p>
        </text:list-item>
        <text:list-item>
          <text:p text:style-name="P1763">an answer to — <text:span text:style-name="T1362">ответ на</text:span>;</text:p>
        </text:list-item>
        <text:list-item>
          <text:p text:style-name="P1763">a reaction to — <text:span text:style-name="T1362">реакция на</text:span>;</text:p>
        </text:list-item>
        <text:list-item>
          <text:p text:style-name="P1765">an attitude to — <text:span text:style-name="T1362">отношение к</text:span>;</text:p>
        </text:list-item>
        <text:list-item>
          <text:p text:style-name="P1764">a contact with/between — <text:span text:style-name="T1362">контакт с/между</text:span>;</text:p>
        </text:list-item>
        <text:list-item>
          <text:p text:style-name="P1764">a connection with/between — <text:span text:style-name="T1362">связь с/между</text:span>;</text:p>
        </text:list-item>
        <text:list-item>
          <text:p text:style-name="P1763">a relationship with/between — <text:span text:style-name="T1362">взаимосвязь с/между</text:span>;</text:p>
        </text:list-item>
      </text:list>
      <text:p text:style-name="P715"/>
      <text:p text:style-name="P211">There must be a reason for his actions — Должна быть какая-то причина его действий.</text:p>
      <text:p text:style-name="P212">What`s the advantage of living in a big city? — В чем преимущество жизни в большом городе?</text:p>
      <text:p text:style-name="P212">We`ll find a solution to the problem — Мы найдем решение этой проблемы.</text:p>
      <text:p text:style-name="P212">She has an emotion connection with him — У нее эмоциональная связь с ним.</text:p>
      <text:p text:style-name="P1398"/>
      <text:p text:style-name="P18">Устойчивые связки прилагательных и предлогов</text:p>
      <text:p text:style-name="P1399"/>
      <text:p text:style-name="P1402">После <text:span text:style-name="T1251">некоторых</text:span> прилагательных могут <text:span text:style-name="T1380">также </text:span>идти определенные предлоги. </text:p>
      <text:p text:style-name="P1254"><text:span text:style-name="T1379">Иногда </text:span><text:span text:style-name="T1380">такие связки</text:span><text:span text:style-name="T1379"> могут переводиться глаголами.</text:span></text:p>
      <text:p text:style-name="P1401"/>
      <text:p text:style-name="P764"><text:span text:style-name="T1378">П</text:span><text:span text:style-name="T1379">рилагательное + </text:span><text:span text:style-name="T537">about</text:span><text:span text:style-name="T1379"> означает «испытывать чувство из-за чего-либо»:</text:span></text:p>
      <text:list xml:id="list3498387893" text:style-name="L101">
        <text:list-item>
          <text:p text:style-name="P1766">angry about — злиться из-за;</text:p>
        </text:list-item>
        <text:list-item>
          <text:p text:style-name="P1766">furious about — разозлиться из-за;</text:p>
        </text:list-item>
        <text:list-item>
          <text:p text:style-name="P1766">upset about — расстроиться из-за;</text:p>
        </text:list-item>
        <text:list-item>
          <text:p text:style-name="P1766">happy about — счаствил из-за;</text:p>
        </text:list-item>
        <text:list-item>
          <text:p text:style-name="P1766">worried about — взволнованный из-за;</text:p>
        </text:list-item>
        <text:list-item>
          <text:p text:style-name="P1766">nervous about — нервничать из-за.</text:p>
        </text:list-item>
      </text:list>
      <text:p text:style-name="P1401"/>
      <text:p text:style-name="P114">Bull seems really <text:span text:style-name="T1065">upset about</text:span> this — Билл выглядит очень <text:span text:style-name="T1065">расстроенным из-за</text:span> этого.</text:p>
      <text:p text:style-name="P114">I was <text:span text:style-name="T1065">worried about</text:span> you — <text:span text:style-name="T1363">Я </text:span><text:span text:style-name="T1082">волновался за</text:span><text:span text:style-name="T1363"> тебя.</text:span></text:p>
      <text:p text:style-name="P1401"><text:soft-page-break/></text:p>
      <text:p text:style-name="P763"><text:span text:style-name="T535">S</text:span><text:span text:style-name="T536">orry</text:span><text:span text:style-name="T1363"> </text:span><text:span text:style-name="T1375">в связке с</text:span><text:span text:style-name="T1363"> </text:span><text:span text:style-name="T536">about</text:span><text:span text:style-name="T1363"> и </text:span><text:span text:style-name="T536">for</text:span><text:span text:style-name="T1363"> выражает сожаление, сочувствие или просьбу о помощи:</text:span></text:p>
      <text:list xml:id="list3442306332" text:style-name="L102">
        <text:list-item>
          <text:p text:style-name="P1767">sorry about something — прости за (что-либо);</text:p>
        </text:list-item>
        <text:list-item>
          <text:p text:style-name="P1767">sorry for doing something — прости за то, что я сделал;</text:p>
        </text:list-item>
        <text:list-item>
          <text:p text:style-name="P1767">be/feel sorry for somebody — мне жаль <text:span text:style-name="T1367">(</text:span>кого-либо<text:span text:style-name="T1367">)</text:span>.</text:p>
        </text:list-item>
      </text:list>
      <text:p text:style-name="P1403"/>
      <text:p text:style-name="P113">I`m <text:span text:style-name="T1065">sorry about</text:span> my behavior — <text:span text:style-name="T1065">Прости</text:span> мое поведение.</text:p>
      <text:p text:style-name="P113"><text:span text:style-name="T1065">Sorry for</text:span> interrupting — <text:span text:style-name="T1065">Простите, что</text:span> беспокою вас.</text:p>
      <text:p text:style-name="P113">I`m <text:span text:style-name="T1065">sorry for</text:span> your loss — <text:span text:style-name="T1065">Сожалею о</text:span> вашей утрате.</text:p>
      <text:p text:style-name="P1401"/>
      <text:p text:style-name="P1405">Предлог <text:span text:style-name="T492">of</text:span> <text:span text:style-name="T1365">также </text:span>часто встречается после прилагательных. Во многих случаях он соответсвует родительскому падежу (кого/чего).</text:p>
      <text:p text:style-name="P1404"/>
      <text:p text:style-name="P1250"><text:span text:style-name="T1364">Он часто используется во фразах типа </text:span><text:span text:style-name="T527">i</text:span><text:span text:style-name="T528">t was nice/</text:span><text:span text:style-name="T535">kind/good/stupied</text:span><text:span text:style-name="T528"> of you/</text:span><text:span text:style-name="T538">them</text:span><text:span text:style-name="T528"> to</text:span><text:span text:style-name="T1364">.</text:span></text:p>
      <text:p text:style-name="P1406"/>
      <text:p text:style-name="P110">It was very stupied of you to go there — Было очень глупо с твоей стороны идти туда.</text:p>
      <text:p text:style-name="P1407"/>
      <text:p text:style-name="P1407">Предлог <text:span text:style-name="T492">of</text:span> часто используется после прилагательных, выражающий отношение </text:p>
      <text:p text:style-name="P1408">к чему-либо, которые в этих значениях переводятся глаголом:</text:p>
      <text:list xml:id="list585237990" text:style-name="L103">
        <text:list-item>
          <text:p text:style-name="P1768">afraid of — бояться (кого-то/чего-то);</text:p>
        </text:list-item>
        <text:list-item>
          <text:p text:style-name="P1769">ashamed of — стыдиться (кого-то/чего-то);</text:p>
        </text:list-item>
        <text:list-item>
          <text:p text:style-name="P1769">proud of — гордиться (кем-то/чем-то).</text:p>
        </text:list-item>
      </text:list>
      <text:p text:style-name="P1409"/>
      <text:p text:style-name="P112">Are you afraid of dogs? — Ты боишься собак?</text:p>
      <text:p text:style-name="P112">I`m so proud of you! — Я так горжусь тобой!</text:p>
      <text:p text:style-name="P1409"/>
      <text:p text:style-name="P1411">Другие связки с пред<text:span text:style-name="T1375">л</text:span>ого<text:span text:style-name="T1375">м</text:span> <text:span text:style-name="T492">of</text:span>:</text:p>
      <text:list xml:id="list3398727729" text:style-name="L104">
        <text:list-item>
          <text:p text:style-name="P1770">full of — полон (чего-то);</text:p>
        </text:list-item>
        <text:list-item>
          <text:p text:style-name="P1770">short of — не хватает (чего-то);</text:p>
        </text:list-item>
        <text:list-item>
          <text:p text:style-name="P1770">tired of — уставать от;</text:p>
        </text:list-item>
        <text:list-item>
          <text:p text:style-name="P1770">sure of — быть уверенным в (чем-то).</text:p>
        </text:list-item>
      </text:list>
      <text:p text:style-name="P1410"/>
      <text:p text:style-name="P111">This bag is full of cash — В этой сумке полно денег.</text:p>
      <text:p text:style-name="P111">I`m tired of all this — Я устал от всего этого.</text:p>
      <text:p text:style-name="P111">I`m sure of him — Я уверен в нем.</text:p>
      <text:p text:style-name="P111"/>
      <text:p text:style-name="P661">Устойчивые связки глаголов и предлогов</text:p>
      <text:p text:style-name="P311"/>
      <text:p text:style-name="P312">Предлог, который стоит после глагола может целенаправленно меня его значение.</text:p>
      <text:p text:style-name="P314">Такие связки называются фразовыми глаголами. <text:span text:style-name="T1412">Они состовляют основу современного разговорного английского языка.</text:span></text:p>
      <text:p text:style-name="P312"/>
      <text:p text:style-name="P313">Многие фразовые глаголы вытеснели из речи глаголы, <text:span text:style-name="T1376">предназначенные специально для той или иной ситуации</text:span>. Например вместо <text:span text:style-name="T492">search</text:span> чаще используется связка <text:span text:style-name="T492">look for</text:span>.</text:p>
      <text:p text:style-name="P312"/>
      <text:p text:style-name="P322">Связки глаголов и предлогов, которые всегда используются вместе:</text:p>
      <text:list xml:id="list2491388025" text:style-name="L105">
        <text:list-item>
          <text:p text:style-name="P1673">belong to — принадлежать (кому-то);</text:p>
        </text:list-item>
        <text:list-item>
          <text:p text:style-name="P1673">happen to — случилось с;</text:p>
        </text:list-item>
        <text:list-item>
          <text:p text:style-name="P1673">listen to — слушать (что-то);</text:p>
        </text:list-item>
        <text:list-item>
          <text:p text:style-name="P1673">speak to / talk to — говорить с (кем-то);</text:p>
        </text:list-item>
        <text:list-item>
          <text:p text:style-name="P1673"><text:soft-page-break/>ask for — просить (чего-то);</text:p>
        </text:list-item>
        <text:list-item>
          <text:p text:style-name="P1673">thank for — благодарить за;</text:p>
        </text:list-item>
        <text:list-item>
          <text:p text:style-name="P1673">wait for — ждать (чего-то);</text:p>
        </text:list-item>
        <text:list-item>
          <text:p text:style-name="P1673">depend on — зависить от;</text:p>
        </text:list-item>
        <text:list-item>
          <text:p text:style-name="P1673">think about/of — думать о;</text:p>
        </text:list-item>
      </text:list>
      <text:p text:style-name="P323"/>
      <text:p text:style-name="P122">We <text:span text:style-name="T1065">belong to</text:span> different world — Мы <text:span text:style-name="T1065">принадлежим к</text:span> разным мирам.</text:p>
      <text:p text:style-name="P122">I would not let it <text:span text:style-name="T1065">happen to</text:span> you — Я не позволю, чтобы это <text:span text:style-name="T1065">случилось с</text:span> тобой.</text:p>
      <text:p text:style-name="P123">If you are in trouble, you should <text:span text:style-name="T1065">ask for</text:span> help — Если ты в беде, нужно <text:span text:style-name="T1065">просить о</text:span> помощи.</text:p>
      <text:p text:style-name="P315"/>
      <text:p text:style-name="P316">Фразовые глаголы нельзя переводить по отдельности (отдельно глагол, отдельно предлог).</text:p>
      <text:p text:style-name="P316">Предлоги в этом слуае работаю<text:span text:style-name="T1381">т</text:span> примерно также, как приставки в русском языке:</text:p>
      <text:p text:style-name="P316"/>
      <text:p text:style-name="P124">come back — приехать (приставка «при» и корень «ехать»).</text:p>
      <text:p text:style-name="P316"/>
      <text:p text:style-name="P1736"><text:span text:style-name="T842">П</text:span><text:span text:style-name="T834">редлоги, передаю</text:span><text:span text:style-name="T842">щие</text:span><text:span text:style-name="T834"> особый контекст </text:span><text:span text:style-name="T842">для </text:span><text:span text:style-name="T834">глагол</text:span><text:span text:style-name="T842">ов</text:span><text:span text:style-name="T834"> движения </text:span><text:span text:style-name="T835">и перемещения</text:span><text:span text:style-name="T834">:</text:span></text:p>
      <text:list xml:id="list4004181634" text:style-name="L106">
        <text:list-item>
          <text:p text:style-name="P1674">in — переместить<text:span text:style-name="T1371">(</text:span>ся<text:span text:style-name="T1371">)</text:span> в закрытое пространство <text:span text:style-name="T1371">(</text:span><text:span text:style-name="T492">go on — войти</text:span><text:span text:style-name="T1371">)</text:span>;</text:p>
        </text:list-item>
        <text:list-item>
          <text:p text:style-name="P1674">out — покинуть закрытое пространство <text:span text:style-name="T1371">(</text:span><text:span text:style-name="T492">go out — выйти</text:span><text:span text:style-name="T1371">)</text:span>;</text:p>
        </text:list-item>
        <text:list-item>
          <text:p text:style-name="P1675">on — переместить(ся) на поверхность (<text:span text:style-name="T492">go on — продложать (движение)</text:span>);</text:p>
        </text:list-item>
        <text:list-item>
          <text:p text:style-name="P1718"><text:span text:style-name="T834">off — убрать с поверхности (</text:span><text:span text:style-name="T529">go off — </text:span><text:span text:style-name="T531">уходить, сходить</text:span><text:span text:style-name="T834">);</text:span></text:p>
        </text:list-item>
        <text:list-item>
          <text:p text:style-name="P1675">up — переместить(ся) выше уровнем (<text:span text:style-name="T492">go up — подняться</text:span>);</text:p>
        </text:list-item>
        <text:list-item>
          <text:p text:style-name="P1675">down — переместить(ся) ниже уровнем (<text:span text:style-name="T492">go down — опускаться</text:span>);</text:p>
        </text:list-item>
        <text:list-item>
          <text:p text:style-name="P1718"><text:span text:style-name="T834">away — убрать(ся) прочь (</text:span><text:span text:style-name="T529">go away — уходить, </text:span><text:span text:style-name="T531">разойтись</text:span><text:span text:style-name="T834">);</text:span></text:p>
        </text:list-item>
        <text:list-item>
          <text:p text:style-name="P1675">back — <text:span text:style-name="T1372">вернуть(ся) (</text:span><text:span text:style-name="T530">go back — возвращаться</text:span><text:span text:style-name="T1372">)</text:span>.</text:p>
        </text:list-item>
      </text:list>
      <text:p text:style-name="P318"/>
      <text:p text:style-name="P1252"><text:span text:style-name="T836">Если фразовый глагол имеет дополнение (направлен на какой-то объект), то дополнение может стоять </text:span><text:span text:style-name="T837">как </text:span><text:span text:style-name="T838">в середине связки</text:span><text:span text:style-name="T836">, </text:span><text:span text:style-name="T837">так и</text:span><text:span text:style-name="T836"> после. </text:span><text:span text:style-name="T838">Но если дополнение заменяется местоимением, то оно всегда будет между глаголом и предлогом.</text:span></text:p>
      <text:p text:style-name="P319"/>
      <text:p text:style-name="P125">I <text:span text:style-name="T1065">turned</text:span> <text:span text:style-name="T1285">the light</text:span> <text:span text:style-name="T1065">off / </text:span><text:span text:style-name="T479">I </text:span><text:span text:style-name="T1083">turned off</text:span><text:span text:style-name="T479"> </text:span><text:span text:style-name="T1294">the light</text:span><text:span text:style-name="T1065"> </text:span>— Я выключил свет.</text:p>
      <text:p text:style-name="P126">I <text:span text:style-name="T1065">turned</text:span> <text:span text:style-name="T1285">it</text:span> <text:span text:style-name="T1065">off</text:span> — Я выключил это.</text:p>
      <text:p text:style-name="P319"/>
      <text:p text:style-name="P1253"><text:span text:style-name="T838">Когда предлог отрывается от глагола, </text:span><text:span text:style-name="T839">то </text:span><text:span text:style-name="T840">порой</text:span><text:span text:style-name="T838"> сложно определить что это фразовый глагол.</text:span></text:p>
      <text:p text:style-name="P321"/>
      <text:p text:style-name="P1383">Сложные предложения</text:p>
      <text:p text:style-name="P326"/>
      <text:p text:style-name="P324">Простое предложение содержит 1 подлежащее и 1 и более сказуемых.</text:p>
      <text:p text:style-name="P325">Сложное предложение содержит 2 и более подлежащих, и 2 и более сказуемых.</text:p>
      <text:p text:style-name="P324"/>
      <text:p text:style-name="P128"><text:span text:style-name="T13">I</text:span> <text:span text:style-name="T26">woke</text:span> up at 7 o`clock — Я проснулся в 7 часов <text:span text:style-name="T1386">(простое предложение)</text:span>.</text:p>
      <text:p text:style-name="P128"/>
      <text:p text:style-name="P129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383">(перед and нет запятой, т. к. простое предложение)</text:span>.</text:p>
      <text:p text:style-name="P327"/>
      <text:p text:style-name="P127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20"/>
      <text:p text:style-name="P1266"><text:span text:style-name="T1171">Сложное предложение делится на </text:span><text:span text:style-name="T1172">1</text:span><text:span text:style-name="T1171"> главную часть и остальные, зависимые. </text:span><text:span text:style-name="T347">В английском, зависим</text:span><text:span text:style-name="T348">ая</text:span><text:span text:style-name="T347"> част</text:span><text:span text:style-name="T348">ь</text:span><text:span text:style-name="T347"> называется clause, а в русском — придаточным предложением.</text:span></text:p>
      <text:p text:style-name="P1334"><text:span text:style-name="T317">Г</text:span><text:span text:style-name="T243">лавная часть также называется главным предложением.</text:span></text:p>
      <text:p text:style-name="P1064"/>
      <text:p text:style-name="P1557"/>
      <text:p text:style-name="P1785">Виды придаточных предложений:</text:p>
      <text:list xml:id="list3849393046" text:style-name="L107">
        <text:list-item>
          <text:p text:style-name="P1556">reperted clause (reported speech) — косвенная речь;</text:p>
        </text:list-item>
        <text:list-item>
          <text:p text:style-name="P1556">if clause (conditional) — условные предложения;</text:p>
        </text:list-item>
        <text:list-item>
          <text:p text:style-name="P1556">relative clause — придаточные определительные предложения.</text:p>
        </text:list-item>
      </text:list>
      <text:p text:style-name="P320"/>
      <text:p text:style-name="P662">Союзы <text:span text:style-name="T492">and</text:span>, <text:span text:style-name="T492">but</text:span>, <text:span text:style-name="T492">or</text:span>, <text:span text:style-name="T492">so</text:span>, <text:span text:style-name="T492">because</text:span></text:p>
      <text:p text:style-name="P328"/>
      <text:p text:style-name="P329">Они объединяют части сложного предложения. <text:span text:style-name="T1382">Но могут встречаться и в простых предложениях, чтобы объеднить между собой отдельные слова.</text:span></text:p>
      <text:p text:style-name="P329"/>
      <text:p text:style-name="P330">Самые популярные союзы:</text:p>
      <text:list xml:id="list1783378043" text:style-name="L108">
        <text:list-item>
          <text:p text:style-name="P1676">and — и;</text:p>
        </text:list-item>
        <text:list-item>
          <text:p text:style-name="P1676">or — или;</text:p>
        </text:list-item>
        <text:list-item>
          <text:p text:style-name="P1676">but — но;</text:p>
        </text:list-item>
        <text:list-item>
          <text:p text:style-name="P1676">so — поэтому;</text:p>
        </text:list-item>
        <text:list-item>
          <text:p text:style-name="P1676">because — потому что.</text:p>
        </text:list-item>
      </text:list>
      <text:p text:style-name="P1256"><text:span text:style-name="T845"/></text:p>
      <text:p text:style-name="P1256"><text:span text:style-name="T845">Части сложного предложения </text:span><text:span text:style-name="T846">всегда </text:span><text:span text:style-name="T845">разделяются запятыми, за исключением случаев, </text:span></text:p>
      <text:p text:style-name="P333">когда используются союз <text:span text:style-name="T492">because</text:span>. Но если союзы <text:span text:style-name="T1385">стоят </text:span>в простом предложении, </text:p>
      <text:p text:style-name="P1256"><text:span text:style-name="T849">то</text:span><text:span text:style-name="T845"> перед ними запятые не </text:span><text:span text:style-name="T852">нужны</text:span><text:span text:style-name="T845">.</text:span></text:p>
      <text:p text:style-name="P331"/>
      <text:p text:style-name="P130">I met Jill, <text:span text:style-name="T1065">and</text:span> we went for a wolk — Я встретила Джил <text:span text:style-name="T1065">и</text:span> мы пошли гулять.</text:p>
      <text:p text:style-name="P130">I was very tired, <text:span text:style-name="T1065">so</text:span> I went to sleep early — Я очень устал, <text:span text:style-name="T1065">поэтому</text:span> я пошел спать раньше.</text:p>
      <text:p text:style-name="P130"/>
      <text:p text:style-name="P138">We can`t go to the party <text:span text:style-name="T1065">because</text:span> we were going away that weekend — </text:p>
      <text:p text:style-name="P138">Мы не сможет пойти <text:span text:style-name="T787">на вечеринку, </text:span><text:span text:style-name="T1055">потому что</text:span><text:span text:style-name="T787"> уезжаем в эти выходные.</text:span></text:p>
      <text:p text:style-name="P332"/>
      <text:p text:style-name="P1257"><text:span text:style-name="T845">В </text:span><text:span text:style-name="T853">русском и английском язык</text:span><text:span text:style-name="T852">ах</text:span><text:span text:style-name="T853"> расстановка запятых </text:span><text:span text:style-name="T859">часто </text:span><text:span text:style-name="T853">не совпадает!</text:span></text:p>
      <text:p text:style-name="P334"/>
      <text:p text:style-name="P1255"><text:span text:style-name="T847">Иногда встречаются сложные предложения состоящие из </text:span><text:span text:style-name="T848">2</text:span><text:span text:style-name="T847">х и более простых предложений, объединенных вместе, но без запятых. Это сильно сбивает по началу.</text:span></text:p>
      <text:p text:style-name="P335"/>
      <text:p text:style-name="P63"><text:span text:style-name="T1101">It`s the fitst time I have driven a car — </text:span><text:span text:style-name="T1107">Это впервые, когда я веду машину.</text:span></text:p>
      <text:p text:style-name="P133"><text:span text:style-name="T1107">S</text:span><text:span text:style-name="T1094">he told me she wanted to go — Она сказал мне, что хочет уйти.</text:span></text:p>
      <text:p text:style-name="P227"/>
      <text:p text:style-name="P19"><text:span text:style-name="T1384">В</text:span>опросительные <text:span text:style-name="T1384">c</text:span>ложные предложения</text:p>
      <text:p text:style-name="P20"/>
      <text:p text:style-name="P720">Главная часть сохраняет вопросительный порядок слов. В зависимых частях порядок </text:p>
      <text:p text:style-name="P1258"><text:span text:style-name="T483">слов такой же, как в утверждениях. </text:span><text:span text:style-name="T482">Зависимая част</text:span><text:span text:style-name="T484">ь</text:span><text:span text:style-name="T482"> разделя</text:span><text:span text:style-name="T484">е</text:span><text:span text:style-name="T482">тся вопросительным словом, которое в данном случае </text:span><text:span text:style-name="T486">является</text:span><text:span text:style-name="T484"> </text:span><text:span text:style-name="T482">союз</text:span><text:span text:style-name="T486">ом</text:span><text:span text:style-name="T482">.</text:span></text:p>
      <text:p text:style-name="P717"/>
      <text:p text:style-name="P132"><text:span text:style-name="T376">Why is she crying? </text:span><text:span text:style-name="T480">(простое предложение)</text:span></text:p>
      <text:p text:style-name="P132"><text:span text:style-name="T1108">D</text:span><text:span text:style-name="T1094">o you know</text:span><text:span text:style-name="T376"> </text:span><text:span text:style-name="T1109">why</text:span><text:span text:style-name="T1094"> she is crying</text:span><text:span text:style-name="T376">? </text:span><text:span text:style-name="T480">(сложное предложение; </text:span><text:span text:style-name="T482">why — это союз</text:span><text:span text:style-name="T480">)</text:span></text:p>
      <text:p text:style-name="P719"/>
      <text:p text:style-name="P721">Если вопрос общий (без вопросительного слова), то зависимая часть разделяется </text:p>
      <text:p text:style-name="P1259"><text:span text:style-name="T485">союзом</text:span><text:span text:style-name="T482"> </text:span><text:span text:style-name="T662">if/whether</text:span><text:span text:style-name="T482">, </text:span><text:span text:style-name="T484">котор</text:span><text:span text:style-name="T486">ый</text:span><text:span text:style-name="T482"> перевод</text:span><text:span text:style-name="T484">и</text:span><text:span text:style-name="T482">тся частицей «ли».</text:span></text:p>
      <text:p text:style-name="P718"/>
      <text:p text:style-name="P131"><text:span text:style-name="T481">C</text:span><text:span text:style-name="T376">an you tell </text:span><text:span text:style-name="T1065">if</text:span><text:span text:style-name="T376"> this house belongs to Jerry? — Скажите, этот </text:span><text:span text:style-name="T1065">ли</text:span><text:span text:style-name="T376"> дом принадлежит Джерри?</text:span></text:p>
      <text:p text:style-name="P716"/>
      <text:p text:style-name="P722">Если вопросительное слово или союз <text:span text:style-name="T492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1"><text:soft-page-break/>Косвенная речь</text:p>
      <text:p text:style-name="P317"/>
      <text:p text:style-name="P1260"><text:span text:style-name="T850">Это </text:span><text:span text:style-name="T851">способ передать слова другого человека, т. е. дословный пересказ речи.</text:span></text:p>
      <text:p text:style-name="P341"/>
      <text:p text:style-name="P339">Части предложения разделяются вопросительным словом или союзом<text:span text:style-name="T1388"> </text:span><text:span text:style-name="T492">if/whether</text:span> <text:span text:style-name="T1388">и др</text:span>. </text:p>
      <text:p text:style-name="P1264"><text:span text:style-name="T851">В главной части указывается автор слов. В зависимой части меняется время </text:span><text:span text:style-name="T1388">(</text:span><text:span text:style-name="T1393">на прошлое</text:span><text:span text:style-name="T1394">).</text:span></text:p>
      <text:p text:style-name="P342"/>
      <text:p text:style-name="P134"><text:span text:style-name="T1085">I </text:span><text:span text:style-name="T1065">want to eat</text:span> — Я хочу есть (прямая речь; Джон)</text:p>
      <text:p text:style-name="P134">John said that <text:span text:style-name="T1065">he wanted to eat</text:span> — Джон сказал, что он хочет есть (ковенная речь)</text:p>
      <text:p text:style-name="P343"/>
      <text:p text:style-name="P336"><text:span text:style-name="T787">Союз </text:span><text:span text:style-name="T492">that</text:span><text:span text:style-name="T787"> означает «что». Он часто выпадает при переводе.</text:span></text:p>
      <text:p text:style-name="P340"/>
      <text:p text:style-name="P339">Косвенную речь принято выражать в форме прошедшего, поэтому если слова автора были </text:p>
      <text:p text:style-name="P339">в Present, то при пересказе они станут в Past, а если были в Future, то станут </text:p>
      <text:p text:style-name="P1265"><text:span text:style-name="T856">в future-in-the-past </text:span><text:span text:style-name="T857">(это когда will меняется на would)</text:span><text:span text:style-name="T856">. </text:span><text:span text:style-name="T864">(перевод не обязательно </text:span><text:span text:style-name="T866">будет </text:span></text:p>
      <text:p text:style-name="P1265"><text:span text:style-name="T864">в прошедшем; прошедшее указывается </text:span><text:span text:style-name="T865">просто</text:span><text:span text:style-name="T864"> грамматически)</text:span></text:p>
      <text:p text:style-name="P348"/>
      <text:p text:style-name="P64"><text:span text:style-name="T1387">W</text:span>hen <text:span text:style-name="T1065">will</text:span> <text:span text:style-name="T1390">Joe</text:span> <text:span text:style-name="T1065">come</text:span><text:span text:style-name="T1390"> to the meeting</text:span>? <text:span text:style-name="T1389">—</text:span> <text:span text:style-name="T1390">Когда Джо </text:span><text:span text:style-name="T1084">придет</text:span><text:span text:style-name="T1390"> на собрание?</text:span></text:p>
      <text:p text:style-name="P64"><text:span text:style-name="T1390">I asked when Joe </text:span><text:span text:style-name="T1084">would</text:span><text:span text:style-name="T1390"> </text:span><text:span text:style-name="T1084">come</text:span><text:span text:style-name="T1390"> to the meeting? — Я спросил, когда Джо </text:span><text:span text:style-name="T1084">придет</text:span><text:span text:style-name="T1390"> на собрание?</text:span></text:p>
      <text:p text:style-name="P338"/>
      <text:p text:style-name="P1261"><text:span text:style-name="T856">Модальные глаголы </text:span><text:span text:style-name="T858">также </text:span><text:span text:style-name="T856">меняются на аналогичные в прошедшей форме или на </text:span></text:p>
      <text:p text:style-name="P339">заменяющие их модальные конструкции.</text:p>
      <text:p text:style-name="P338"/>
      <text:p text:style-name="P1263"><text:span text:style-name="T855">Если пересказывается просьба или приказ в утвердительной форме, то перед </text:span><text:span text:style-name="T854">зависимой</text:span><text:span text:style-name="T855"> частью ставится слово </text:span><text:span text:style-name="T539">to</text:span><text:span text:style-name="T855">, а если в отрицательной </text:span><text:span text:style-name="T862">форме</text:span><text:span text:style-name="T855"> — то </text:span><text:span text:style-name="T539">not to</text:span><text:span text:style-name="T855">. </text:span><text:span text:style-name="T862">При этом </text:span></text:p>
      <text:p text:style-name="P1263"><text:span text:style-name="T862">зависимая часть уже не меняется </text:span><text:span text:style-name="T871">по</text:span><text:span text:style-name="T862"> времени </text:span><text:span text:style-name="T863">(уточнить)</text:span><text:span text:style-name="T862">.</text:span></text:p>
      <text:p text:style-name="P344"/>
      <text:p text:style-name="P135">Stop the car, Tom →<text:span text:style-name="T1391"> She told Tom </text:span><text:span text:style-name="T1086">to</text:span><text:span text:style-name="T1391"> stop the car.</text:span></text:p>
      <text:p text:style-name="P136">Don`t stop the car, Tom → She told Tom <text:span text:style-name="T1065">not to</text:span> stop the car.</text:p>
      <text:p text:style-name="P345"/>
      <text:p text:style-name="P1262"><text:span text:style-name="T860">Если пересказывается вопрос, то </text:span><text:span text:style-name="T861">дополнительно</text:span><text:span text:style-name="T860"> </text:span><text:span text:style-name="T861">подключаться все</text:span><text:span text:style-name="T860"> те же правила, </text:span></text:p>
      <text:p text:style-name="P346">что в вопросительном сложном предложении.</text:p>
      <text:p text:style-name="P347"/>
      <text:p text:style-name="P137">Do you like cars, Tom → She asked Tom <text:span text:style-name="T376">if</text:span> he liked <text:span text:style-name="T1392">cars (Она спросила Тома, </text:span></text:p>
      <text:p text:style-name="P139">любит ли он машины)</text:p>
      <text:p text:style-name="P347"/>
      <text:p text:style-name="P663">Условные предложения</text:p>
      <text:p text:style-name="P350"/>
      <text:p text:style-name="P1267"><text:span text:style-name="T867">Если ситуация, описанная в главно</text:span><text:span text:style-name="T871">й</text:span><text:span text:style-name="T867"> </text:span><text:span text:style-name="T871">части</text:span><text:span text:style-name="T867">, может случиться только при условии, </text:span><text:span text:style-name="T887">у</text:span><text:span text:style-name="T867">казан</text:span><text:span text:style-name="T887">ном</text:span><text:span text:style-name="T867"> </text:span></text:p>
      <text:p text:style-name="P1267"><text:span text:style-name="T867">в </text:span><text:span text:style-name="T871">зависимой</text:span><text:span text:style-name="T867"> </text:span><text:span text:style-name="T871">части</text:span><text:span text:style-name="T867">, то </text:span><text:span text:style-name="T869">так</text:span><text:span text:style-name="T873">ое</text:span><text:span text:style-name="T867"> предложени</text:span><text:span text:style-name="T873">е</text:span><text:span text:style-name="T867"> </text:span><text:span text:style-name="T873">называется</text:span><text:span text:style-name="T869"> </text:span><text:span text:style-name="T867">условным.</text:span><text:span text:style-name="T868"> </text:span></text:p>
      <text:p text:style-name="P351"/>
      <text:p text:style-name="P65"><text:span text:style-name="T1395">When I com home (</text:span><text:span text:style-name="T1396">зависимая часть</text:span><text:span text:style-name="T1395">), I always watch TV (главн</text:span><text:span text:style-name="T1396">ая часть</text:span><text:span text:style-name="T1395">) — </text:span></text:p>
      <text:p text:style-name="P144">Когда я прихожу домой, я всегда смотрю телевизор.</text:p>
      <text:p text:style-name="P337"/>
      <text:p text:style-name="P1274"><text:span text:style-name="T867">В условном предложении </text:span><text:span text:style-name="T871">зависимая часть</text:span><text:span text:style-name="T867"> начинается с </text:span><text:span text:style-name="T870">союза</text:span><text:span text:style-name="T867"> </text:span><text:span text:style-name="T540">when</text:span><text:span text:style-name="T867"> или </text:span><text:span text:style-name="T540">if</text:span><text:span text:style-name="T867">. </text:span><text:span text:style-name="T888">Если действие случится наверняка, то используется </text:span><text:span text:style-name="T547">when</text:span><text:span text:style-name="T888">. </text:span><text:span text:style-name="T867">Если уверенности нет, но есть </text:span><text:span text:style-name="T877">только</text:span><text:span text:style-name="T867"> </text:span></text:p>
      <text:p text:style-name="P1274"><text:span text:style-name="T867">вероятность, что случится, то </text:span><text:span text:style-name="T889">используется</text:span><text:span text:style-name="T867"> </text:span><text:span text:style-name="T541">if</text:span><text:span text:style-name="T877">.</text:span></text:p>
      <text:p text:style-name="P349"/>
      <text:p text:style-name="P765"><text:span text:style-name="T879">С</text:span><text:span text:style-name="T876">оюзы в условных предложениях:</text:span></text:p>
      <text:list xml:id="list1707127329" text:style-name="L109">
        <text:list-item>
          <text:p text:style-name="P1677">when — когда;</text:p>
        </text:list-item>
        <text:list-item>
          <text:p text:style-name="P1677">if — если;</text:p>
        </text:list-item>
        <text:list-item>
          <text:p text:style-name="P1678">before — до того, как;</text:p>
        </text:list-item>
        <text:list-item>
          <text:p text:style-name="P1678"><text:soft-page-break/>while — в то время, как;</text:p>
        </text:list-item>
        <text:list-item>
          <text:p text:style-name="P1678">after — после;</text:p>
        </text:list-item>
        <text:list-item>
          <text:p text:style-name="P1678">until (till) — до того момента, как.</text:p>
        </text:list-item>
      </text:list>
      <text:p text:style-name="P357"/>
      <text:p text:style-name="P1270"><text:span text:style-name="T877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41">if</text:span><text:span text:style-name="T877"> запятая может вовсе не ставиться.</text:span></text:p>
      <text:p text:style-name="P355"/>
      <text:p text:style-name="P356"><text:span text:style-name="T1401">Е</text:span><text:span text:style-name="T1404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55"/>
      <text:p text:style-name="P1266"><text:span text:style-name="T871">Когда </text:span><text:span text:style-name="T872">в </text:span><text:span text:style-name="T871">главн</text:span><text:span text:style-name="T872">ой</text:span><text:span text:style-name="T871"> </text:span><text:span text:style-name="T872">части</text:span><text:span text:style-name="T871"> </text:span><text:span text:style-name="T886">стоит </text:span><text:span text:style-name="T871">настояще</text:span><text:span text:style-name="T872">е </text:span><text:span text:style-name="T886">время</text:span><text:span text:style-name="T871">, то так</text:span><text:span text:style-name="T872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874">(уклад жизни)</text:span><text:span text:style-name="T872">.</text:span></text:p>
      <text:p text:style-name="P352"/>
      <text:p text:style-name="P141"><text:span text:style-name="T1397">W</text:span>ater boils when the temperature is 100 degrees — Вода кипит, когда температ<text:span text:style-name="T1405">ура</text:span> 100 град.</text:p>
      <text:p text:style-name="P141">When the sun goes down, it gets dark — Когда солнце садится, становится темно.</text:p>
      <text:p text:style-name="P141">If I am late for work, my boss gets angree — Если я опаздывают на работу, мой шеф злится.</text:p>
      <text:p text:style-name="P353"/>
      <text:p text:style-name="P1268"><text:span text:style-name="T874">Когда в главной части </text:span><text:span text:style-name="T876">стоит </text:span><text:span text:style-name="T874">будущее, </text:span><text:span text:style-name="T875">то </text:span><text:span text:style-name="T874">такие предложения называются условными</text:span></text:p>
      <text:p text:style-name="P1269"><text:span text:style-name="T874">предложениями первого типа (first conditionals). </text:span><text:span text:style-name="T878">С помощью них</text:span><text:span text:style-name="T874"> говорят, при каких условиях </text:span><text:span text:style-name="T1173">произойдут будущие события (планы).</text:span></text:p>
      <text:p text:style-name="P1330"/>
      <text:p text:style-name="P140">If it`s nice day tomorrow, I will go <text:span text:style-name="T1398">the beach — Если завтра будет хор. день, я пойду на пляж.</text:span></text:p>
      <text:p text:style-name="P142">I will go shopping if I have time — Я зайду в магазин, если у меня будет время.</text:p>
      <text:p text:style-name="P354"/>
      <text:p text:style-name="P1269"><text:span text:style-name="T1174">В </text:span><text:span text:style-name="T1175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176">ь удобнее</text:span><text:span text:style-name="T1175"> будущим.</text:span></text:p>
      <text:p text:style-name="P1331"/>
      <text:p text:style-name="P1317">If I <text:span text:style-name="T1065">see</text:span> him, I <text:span text:style-name="T1065">will </text:span><text:span text:style-name="T1087">tell</text:span><text:span text:style-name="T1400"> </text:span>him exactly how angry I am — Если я <text:span text:style-name="T1065">увижу</text:span> его, я <text:span text:style-name="T1065">выскажусь</text:span> ему </text:p>
      <text:p text:style-name="P1329"><text:span text:style-name="T542">в подробностях о том, как я разозлилась </text:span><text:span text:style-name="T543">(first conditional)</text:span><text:span text:style-name="T542">. </text:span><text:span text:style-name="T1399"><text:s/></text:span></text:p>
      <text:p text:style-name="P143"/>
      <text:p text:style-name="P1271"><text:span text:style-name="T1049">Условные предложения второго типа </text:span><text:span text:style-name="T1050">используются </text:span><text:span text:style-name="T1048">для описания нереальных </text:span><text:span text:style-name="T1051">либо</text:span><text:span text:style-name="T1048"> маловероятных ситуаций, связанных с насто</text:span><text:span text:style-name="T1051">я</text:span><text:span text:style-name="T1048">щим (альтернативн</text:span><text:span text:style-name="T1051">ая</text:span><text:span text:style-name="T1048"> реальност</text:span><text:span text:style-name="T1051">ь</text:span><text:span text:style-name="T1048">).</text:span></text:p>
      <text:p text:style-name="P358"/>
      <text:p text:style-name="P1272"><text:span text:style-name="T881">Главная часть содержит связку </text:span><text:span text:style-name="T546">would</text:span><text:span text:style-name="T881"> + инфинитив. Зависимая часть, грамматически, </text:span></text:p>
      <text:p text:style-name="P1272"><text:span text:style-name="T880">стоит </text:span><text:span text:style-name="T881">в прошешем времени, </text:span><text:span text:style-name="T882">но </text:span><text:span text:style-name="T884">привязана</text:span><text:span text:style-name="T883"> к</text:span><text:span text:style-name="T882"> настоящ</text:span><text:span text:style-name="T883">ему</text:span><text:span text:style-name="T881">. </text:span><text:span text:style-name="T880">Со</text:span><text:span text:style-name="T884">ю</text:span><text:span text:style-name="T880">з </text:span><text:span text:style-name="T545">if</text:span><text:span text:style-name="T880"> переводится </text:span><text:span text:style-name="T885">как «если бы».</text:span></text:p>
      <text:p text:style-name="P1328"/>
      <text:p text:style-name="P1318"><text:span text:style-name="T1088">I</text:span><text:span text:style-name="T1089">f</text:span><text:span text:style-name="T487"> he was rich (зависимая часть), he </text:span><text:span text:style-name="T1089">would buy</text:span><text:span text:style-name="T487"> Lamborgini (главная часть) — </text:span></text:p>
      <text:p text:style-name="P1275"><text:span text:style-name="T1160">Если бы</text:span><text:span text:style-name="T1155"> он был богатым, он </text:span><text:span text:style-name="T1160">бы купил</text:span><text:span text:style-name="T1155"> Ламборджини </text:span><text:span text:style-name="T1156">(would </text:span><text:span text:style-name="T1158">и</text:span><text:span text:style-name="T1157"> will </text:span><text:span text:style-name="T1156">заменя</text:span><text:span text:style-name="T1157">ю</text:span><text:span text:style-name="T1156">т to?)</text:span><text:span text:style-name="T1155">.</text:span></text:p>
      <text:p text:style-name="P1332"/>
      <text:p text:style-name="P1412"><text:span text:style-name="T879">О</text:span><text:span text:style-name="T787">чень часто в условных предложениях второго типа в if-части, глагол </text:span><text:span text:style-name="T492">be</text:span><text:span text:style-name="T787"> стоит в форме </text:span><text:span text:style-name="T492">were</text:span><text:span text:style-name="T787">, даже после </text:span><text:span text:style-name="T492">I, he, she, it</text:span><text:span text:style-name="T787">. Это исключение из правил, которое нужно запомнить.</text:span></text:p>
      <text:p text:style-name="P360"/>
      <text:p text:style-name="P1273"><text:span text:style-name="T544">If </text:span><text:span text:style-name="T680">he were</text:span><text:span text:style-name="T544"> rich, he would buy Lamborgini — Если бы </text:span><text:span text:style-name="T680">он был</text:span><text:span text:style-name="T544"> богатым, он бы купил Ламборджини (такой вариант тоже считается правильным)</text:span></text:p>
      <text:p text:style-name="P359"/>
      <text:p text:style-name="P664">Придаточные определительные предложения</text:p>
      <text:p text:style-name="P361"/>
      <text:p text:style-name="P362">Дополняют по смыслу главн<text:span text:style-name="T1407">ую часть</text:span>, <text:span text:style-name="T1406">сообщают дополнительную информацию </text:span></text:p>
      <text:p text:style-name="P366">и обычно относятся к какому-то существительному или прилагательному.</text:p>
      <text:p text:style-name="P366"/>
      <text:p text:style-name="P1413"><text:soft-page-break/><text:span text:style-name="T890">Могут стоять и в середине, и в конце предложения, </text:span><text:span text:style-name="T787">при этом запятыми не выделяются </text:span></text:p>
      <text:p text:style-name="P1277"><text:span text:style-name="T787">(в отличии от русского). </text:span><text:span text:style-name="T892">Часто н</text:span><text:span text:style-name="T787">ачинаются с союза или союзной конструкции.</text:span></text:p>
      <text:p text:style-name="P366"/>
      <text:p text:style-name="P145"><text:span text:style-name="T1406">T</text:span>he <text:span text:style-name="T13">woman</text:span> <text:span text:style-name="T1065">who lives next door</text:span> is a doctor — <text:span text:style-name="T13">Женщина</text:span>, <text:span text:style-name="T1065">которая живет по соседству</text:span>, </text:p>
      <text:p text:style-name="P1277"><text:span text:style-name="T552">работает доктором (выделенная часть </text:span><text:span text:style-name="T553">относится к </text:span><text:span text:style-name="T552">«женщин</text:span><text:span text:style-name="T553">е</text:span><text:span text:style-name="T552">»).</text:span></text:p>
      <text:p text:style-name="P367"/>
      <text:p text:style-name="P369">Союзы, с которых начинается придаточное предложение:</text:p>
      <text:list xml:id="list1362919920" text:style-name="L110">
        <text:list-item>
          <text:p text:style-name="P1679">who — который (о людях);</text:p>
        </text:list-item>
        <text:list-item>
          <text:p text:style-name="P1679">which — который (о предметах и животных);</text:p>
        </text:list-item>
        <text:list-item>
          <text:p text:style-name="P1679">that — который (о людях, предметах и животных);</text:p>
        </text:list-item>
        <text:list-item>
          <text:p text:style-name="P1679">where — где;</text:p>
        </text:list-item>
        <text:list-item>
          <text:p text:style-name="P1679">whose — чей.</text:p>
        </text:list-item>
      </text:list>
      <text:p text:style-name="P367"/>
      <text:p text:style-name="P1278"><text:span text:style-name="T891">Союзы ставить не обязательно. </text:span><text:span text:style-name="T893">Вс</text:span><text:span text:style-name="T894">ё</text:span><text:span text:style-name="T893"> п</text:span><text:span text:style-name="T891">редложение может быть без союзов и запятых. </text:span></text:p>
      <text:p text:style-name="P368"/>
      <text:p text:style-name="Standard"><text:span text:style-name="T492">The movie </text:span><text:span text:style-name="T672">we saw last weak</text:span><text:span text:style-name="T492"> was rather good — Филь, </text:span><text:span text:style-name="T672">который мы смотрели на прошлой неделе</text:span><text:span text:style-name="T492">, оказался довольно хорошим (</text:span><text:span text:style-name="T548">при</text:span><text:span text:style-name="T492"> переводе союзы </text:span><text:span text:style-name="T548">и запятые</text:span><text:span text:style-name="T492"> </text:span><text:span text:style-name="T548">будут</text:span><text:span text:style-name="T492">).</text:span></text:p>
      <text:p text:style-name="P1414"><text:span text:style-name="T896">С помощью </text:span><text:span text:style-name="T898">придаточного определительного предложения</text:span><text:span text:style-name="T896"> можно также объединять несколько простых предложений, в одно сложное.</text:span></text:p>
      <text:p text:style-name="P364"/>
      <text:p text:style-name="P1415"><text:span text:style-name="T896">В </text:span><text:span text:style-name="T897">этом случае </text:span><text:span text:style-name="T899">у</text:span><text:span text:style-name="T897"> одно</text:span><text:span text:style-name="T899">го</text:span><text:span text:style-name="T897"> из предложений подлежащее выпадет, а его место займет союз </text:span><text:span text:style-name="T895">who, which </text:span><text:span text:style-name="T897">или</text:span><text:span text:style-name="T895"> that, </text:span><text:span text:style-name="T897">который теперь обязан стоять. Иначе</text:span><text:span text:style-name="T896"> наручится логика английского.</text:span></text:p>
      <text:p text:style-name="P363"/>
      <text:p text:style-name="P364">Например, объединим 2 предложения: I work in an office. It is in Park street.</text:p>
      <text:p text:style-name="P364"/>
      <text:p text:style-name="P146">I work in an office <text:span text:style-name="T18">which</text:span> <text:span text:style-name="T26">is</text:span> in Park street — Я работаю в офисе, <text:span text:style-name="T22">который</text:span><text:span text:style-name="T1408"> </text:span><text:span text:style-name="T42">расположен</text:span><text:span text:style-name="T1408"> </text:span></text:p>
      <text:p text:style-name="P1415"><text:span text:style-name="T549">на Парк стрит (which </text:span><text:span text:style-name="T551">заменяет</text:span><text:span text:style-name="T549"> </text:span><text:span text:style-name="T550">подлежащ</text:span><text:span text:style-name="T551">ие</text:span><text:span text:style-name="T550"> It</text:span><text:span text:style-name="T549">).</text:span></text:p>
      <text:p text:style-name="P146"/>
      <text:p text:style-name="P370">Но если после союза в придаточном предложении остается <text:s/>подлежащее и сказуемое, </text:p>
      <text:p text:style-name="P365"><text:span text:style-name="T1409">то союз все-таки можно убрать. </text:span><text:span text:style-name="T1410">Такие варианты будут встречаться чаще </text:span><text:span text:style-name="T1411">всего</text:span><text:span text:style-name="T1410">.</text:span></text:p>
      <text:p text:style-name="P365"/>
      <text:p text:style-name="P1416"><text:span text:style-name="T551">This is the shirt </text:span><text:span text:style-name="T681">which</text:span><text:span text:style-name="T551"> </text:span><text:span text:style-name="T16">I</text:span><text:span text:style-name="T551"> </text:span><text:span text:style-name="T30">bought</text:span><text:span text:style-name="T551"> in the sales / This is shirt </text:span><text:span text:style-name="T15">I</text:span><text:span text:style-name="T492"> </text:span><text:span text:style-name="T29">bought</text:span><text:span text:style-name="T551"> in the sales — </text:span></text:p>
      <text:p text:style-name="P1416"><text:span text:style-name="T551">Это рубкашка, </text:span><text:span text:style-name="T672">которую</text:span><text:span text:style-name="T492"> </text:span><text:span text:style-name="T15">я</text:span><text:span text:style-name="T492"> </text:span><text:span text:style-name="T29">купил</text:span><text:span text:style-name="T492"> </text:span><text:span text:style-name="T551">на распродаже</text:span><text:span text:style-name="T554">.</text:span></text:p>
      <text:p text:style-name="P1504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92062527280">
          <table:table-cell table:style-name="Table7.A1" office:value-type="string">
            <text:p text:style-name="P1439"/>
          </table:table-cell>
          <table:table-cell table:style-name="Table7.A1" office:value-type="string">
            <text:p text:style-name="P1420">Past</text:p>
          </table:table-cell>
          <table:table-cell table:style-name="Table7.A1" office:value-type="string">
            <text:p text:style-name="P1420">Present</text:p>
          </table:table-cell>
          <table:table-cell table:style-name="Table7.D1" office:value-type="string">
            <text:p text:style-name="P1420">Future</text:p>
          </table:table-cell>
        </table:table-row>
        <table:table-row table:style-name="TableLine94792057604352">
          <table:table-cell table:style-name="Table7.A2" office:value-type="string">
            <text:p text:style-name="P1427">+</text:p>
          </table:table-cell>
          <table:table-cell table:style-name="Table7.A2" office:value-type="string">
            <text:p text:style-name="P1461">I/y<text:span text:style-name="T1196">ou</text:span>/w<text:span text:style-name="T1196">e</text:span>/t<text:span text:style-name="T1196">hey</text:span>/he/she/it started</text:p>
          </table:table-cell>
          <table:table-cell table:style-name="Table7.A2" office:value-type="string">
            <text:p text:style-name="P1452">I/you/we/they start</text:p>
            <text:p text:style-name="P1452">He/she/it starts</text:p>
          </table:table-cell>
          <table:table-cell table:style-name="Table7.D2" office:value-type="string">
            <text:p text:style-name="P1464">I/y<text:span text:style-name="T1196">ou</text:span>/w<text:span text:style-name="T1196">e</text:span>/t<text:span text:style-name="T1196">hey</text:span>/he/she/it </text:p>
            <text:p text:style-name="P1464">will start</text:p>
          </table:table-cell>
        </table:table-row>
        <table:table-row table:style-name="TableLine94792057616768">
          <table:table-cell table:style-name="Table7.A2" office:value-type="string">
            <text:p text:style-name="P1421">-</text:p>
          </table:table-cell>
          <table:table-cell table:style-name="Table7.A2" office:value-type="string">
            <text:p text:style-name="P1461">I/y<text:span text:style-name="T1196">ou</text:span>/w<text:span text:style-name="T1196">e</text:span>/t<text:span text:style-name="T1196">hey</text:span>/he/she/it</text:p>
            <text:p text:style-name="P1461">didn`t start</text:p>
          </table:table-cell>
          <table:table-cell table:style-name="Table7.A2" office:value-type="string">
            <text:p text:style-name="P1452">I/you/we/they don`t start</text:p>
            <text:p text:style-name="P1452">He/she/it doesn`t start</text:p>
          </table:table-cell>
          <table:table-cell table:style-name="Table7.D2" office:value-type="string">
            <text:p text:style-name="P1464">I/y<text:span text:style-name="T1196">ou</text:span>/w<text:span text:style-name="T1196">e</text:span>/t<text:span text:style-name="T1196">hey</text:span>/he/she/it</text:p>
            <text:p text:style-name="P1464">won`t start</text:p>
          </table:table-cell>
        </table:table-row>
        <table:table-row table:style-name="TableLine94792057633504">
          <table:table-cell table:style-name="Table7.A2" office:value-type="string">
            <text:p text:style-name="P1421">?</text:p>
          </table:table-cell>
          <table:table-cell table:style-name="Table7.A2" office:value-type="string">
            <text:p text:style-name="P1462">Did I/y<text:span text:style-name="T1196">ou</text:span>/w<text:span text:style-name="T1196">e</text:span>/t<text:span text:style-name="T1196">hey</text:span>/he</text:p>
            <text:p text:style-name="P1462">/she/it start?</text:p>
          </table:table-cell>
          <table:table-cell table:style-name="Table7.A2" office:value-type="string">
            <text:p text:style-name="P1452">Do I/you/we/they start?</text:p>
            <text:p text:style-name="P1452">Does he/she/it start?</text:p>
          </table:table-cell>
          <table:table-cell table:style-name="Table7.D2" office:value-type="string">
            <text:p text:style-name="P1465">Will I/y<text:span text:style-name="T1196">ou</text:span>/w<text:span text:style-name="T1196">e</text:span>/t<text:span text:style-name="T1196">hey</text:span>/he</text:p>
            <text:p text:style-name="P1465">/she/it start?</text:p>
          </table:table-cell>
        </table:table-row>
      </table:table>
      <text:p text:style-name="P254"/>
      <text:p text:style-name="P736"><text:span text:style-name="T793">Таблица времен группы Continu</text:span><text:span text:style-name="T794">ou</text:span><text:span text:style-name="T79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92057638640">
          <table:table-cell table:style-name="Table8.A1" office:value-type="string">
            <text:p text:style-name="P1451"/>
          </table:table-cell>
          <table:table-cell table:style-name="Table8.A1" office:value-type="string">
            <text:p text:style-name="P1420">Past</text:p>
          </table:table-cell>
          <table:table-cell table:style-name="Table8.A1" office:value-type="string">
            <text:p text:style-name="P1420">Present</text:p>
          </table:table-cell>
          <table:table-cell table:style-name="Table8.D1" office:value-type="string">
            <text:p text:style-name="P1420">Future</text:p>
          </table:table-cell>
        </table:table-row>
        <table:table-row table:style-name="TableLine94792057694832">
          <table:table-cell table:style-name="Table8.A2" office:value-type="string">
            <text:p text:style-name="P1421">+</text:p>
          </table:table-cell>
          <table:table-cell table:style-name="Table8.A2" office:value-type="string">
            <text:p text:style-name="P1463">I/<text:span text:style-name="T1195">he/she/it</text:span> <text:span text:style-name="T1195">was starting</text:span></text:p>
            <text:p text:style-name="P1463"><text:span text:style-name="T1195">Y</text:span><text:span text:style-name="T1196">ou</text:span><text:span text:style-name="T1195">/w</text:span><text:span text:style-name="T1196">e</text:span><text:span text:style-name="T1195">/t</text:span><text:span text:style-name="T1196">hey</text:span><text:span text:style-name="T1195"> were starting</text:span></text:p>
          </table:table-cell>
          <table:table-cell table:style-name="Table8.A2" office:value-type="string">
            <text:p text:style-name="P1454">I am starting</text:p>
            <text:p text:style-name="P1455">He/she/it is starting</text:p>
            <text:p text:style-name="P1454">You/we/they are starting</text:p>
          </table:table-cell>
          <table:table-cell table:style-name="Table8.D2" office:value-type="string">
            <text:p text:style-name="P1439"/>
          </table:table-cell>
        </table:table-row>
        <table:table-row table:style-name="TableLine94792057751328">
          <table:table-cell table:style-name="Table8.A2" office:value-type="string">
            <text:p text:style-name="P1421">-</text:p>
          </table:table-cell>
          <table:table-cell table:style-name="Table8.A2" office:value-type="string">
            <text:p text:style-name="P1464">I/he/she/it wasn`t starting</text:p>
            <text:p text:style-name="P1464">Y<text:span text:style-name="T1196">ou</text:span>/w<text:span text:style-name="T1196">e</text:span>/t<text:span text:style-name="T1196">hey</text:span> weren`t starting</text:p>
          </table:table-cell>
          <table:table-cell table:style-name="Table8.A2" office:value-type="string">
            <text:p text:style-name="P1454">I`m not starting</text:p>
            <text:p text:style-name="P1455">He/she/it isn`t starting</text:p>
            <text:p text:style-name="P1454">You/we/they aren`t starting</text:p>
          </table:table-cell>
          <table:table-cell table:style-name="Table8.D2" office:value-type="string">
            <text:p text:style-name="P1439"/>
          </table:table-cell>
        </table:table-row>
        <table:table-row table:style-name="TableLine94792057753888">
          <table:table-cell table:style-name="Table8.A2" office:value-type="string">
            <text:p text:style-name="P1421">?</text:p>
          </table:table-cell>
          <table:table-cell table:style-name="Table8.A2" office:value-type="string">
            <text:p text:style-name="P1464">Was I/he/she/it starting?</text:p>
            <text:p text:style-name="P1464">Were y<text:span text:style-name="T1196">ou</text:span>/w<text:span text:style-name="T1196">e</text:span>/t<text:span text:style-name="T1196">hey</text:span> starting?</text:p>
          </table:table-cell>
          <table:table-cell table:style-name="Table8.A2" office:value-type="string">
            <text:p text:style-name="P1454">Am I starting?</text:p>
            <text:p text:style-name="P1455">Is he/she/it starting?</text:p>
            <text:p text:style-name="P1454">Are you/we/they starting?</text:p>
          </table:table-cell>
          <table:table-cell table:style-name="Table8.D2" office:value-type="string">
            <text:p text:style-name="P1439"/>
          </table:table-cell>
        </table:table-row>
      </table:table>
      <text:p text:style-name="P254"/>
      <text:p text:style-name="P25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92057774400">
          <table:table-cell table:style-name="Table9.A1" office:value-type="string">
            <text:p text:style-name="P1451"/>
          </table:table-cell>
          <table:table-cell table:style-name="Table9.A1" office:value-type="string">
            <text:p text:style-name="P1420">Past</text:p>
          </table:table-cell>
          <table:table-cell table:style-name="Table9.A1" office:value-type="string">
            <text:p text:style-name="P1420">Present</text:p>
          </table:table-cell>
          <table:table-cell table:style-name="Table9.D1" office:value-type="string">
            <text:p text:style-name="P1420">Future</text:p>
          </table:table-cell>
        </table:table-row>
        <table:table-row table:style-name="TableLine94792057652928">
          <table:table-cell table:style-name="Table9.A2" office:value-type="string">
            <text:p text:style-name="P1421">+</text:p>
          </table:table-cell>
          <table:table-cell table:style-name="Table9.A2" office:value-type="string">
            <text:p text:style-name="P1439"/>
          </table:table-cell>
          <table:table-cell table:style-name="Table9.A2" office:value-type="string">
            <text:p text:style-name="P1454">I/you/we/they have started</text:p>
            <text:p text:style-name="P1454">He/she/it has started</text:p>
          </table:table-cell>
          <table:table-cell table:style-name="Table9.D2" office:value-type="string">
            <text:p text:style-name="P1439"/>
          </table:table-cell>
        </table:table-row>
        <table:table-row table:style-name="TableLine94792057842080">
          <table:table-cell table:style-name="Table9.A2" office:value-type="string">
            <text:p text:style-name="P1421">-</text:p>
          </table:table-cell>
          <table:table-cell table:style-name="Table9.A2" office:value-type="string">
            <text:p text:style-name="P1439"/>
          </table:table-cell>
          <table:table-cell table:style-name="Table9.A2" office:value-type="string">
            <text:p text:style-name="P1454">I/y<text:span text:style-name="T1137">ou</text:span>/w<text:span text:style-name="T1137">e</text:span>/t<text:span text:style-name="T1137">hey</text:span> haven`t started</text:p>
            <text:p text:style-name="P1454">He/she/it hasn`t started</text:p>
          </table:table-cell>
          <table:table-cell table:style-name="Table9.D2" office:value-type="string">
            <text:p text:style-name="P1439"/>
          </table:table-cell>
        </table:table-row>
        <table:table-row table:style-name="TableLine94792057865360">
          <table:table-cell table:style-name="Table9.A2" office:value-type="string">
            <text:p text:style-name="P1421">?</text:p>
          </table:table-cell>
          <table:table-cell table:style-name="Table9.A2" office:value-type="string">
            <text:p text:style-name="P1439"/>
          </table:table-cell>
          <table:table-cell table:style-name="Table9.A2" office:value-type="string">
            <text:p text:style-name="P1454">Have I/y<text:span text:style-name="T1138">ou</text:span>/w<text:span text:style-name="T1138">e</text:span>/t<text:span text:style-name="T1138">hey</text:span> started?</text:p>
            <text:p text:style-name="P1454">Has he/she/it started?</text:p>
          </table:table-cell>
          <table:table-cell table:style-name="Table9.D2" office:value-type="string">
            <text:p text:style-name="P1439"/>
          </table:table-cell>
        </table:table-row>
      </table:table>
      <text:p text:style-name="P256"/>
      <text:p text:style-name="P25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92057872048">
          <table:table-cell table:style-name="Table1.A1" office:value-type="string">
            <text:p text:style-name="P1453"/>
          </table:table-cell>
          <table:table-cell table:style-name="Table1.A1" office:value-type="string">
            <text:p text:style-name="P1422">Past</text:p>
          </table:table-cell>
          <table:table-cell table:style-name="Table1.A1" office:value-type="string">
            <text:p text:style-name="P1422">Present</text:p>
          </table:table-cell>
          <table:table-cell table:style-name="Table1.D1" office:value-type="string">
            <text:p text:style-name="P1422">Future</text:p>
          </table:table-cell>
        </table:table-row>
        <table:table-row table:style-name="TableLine94792057908160">
          <table:table-cell table:style-name="Table1.A2" office:value-type="string">
            <text:p text:style-name="P1422">+</text:p>
          </table:table-cell>
          <table:table-cell table:style-name="Table1.A2" office:value-type="string">
            <text:p text:style-name="P1440"/>
          </table:table-cell>
          <table:table-cell table:style-name="Table1.A2" office:value-type="string">
            <text:p text:style-name="P1460">I/y<text:span text:style-name="T1196">ou</text:span>/w<text:span text:style-name="T1196">e</text:span>/t<text:span text:style-name="T1196">hey</text:span> have been starting</text:p>
            <text:p text:style-name="P1460">He/she/it has been starting</text:p>
          </table:table-cell>
          <table:table-cell table:style-name="Table1.D2" office:value-type="string">
            <text:p text:style-name="P1440"/>
          </table:table-cell>
        </table:table-row>
        <table:table-row table:style-name="TableLine94792057915680">
          <table:table-cell table:style-name="Table1.A2" office:value-type="string">
            <text:p text:style-name="P1422">-</text:p>
          </table:table-cell>
          <table:table-cell table:style-name="Table1.A2" office:value-type="string">
            <text:p text:style-name="P1440"/>
          </table:table-cell>
          <table:table-cell table:style-name="Table1.A2" office:value-type="string">
            <text:p text:style-name="P1460">I/y<text:span text:style-name="T1196">ou</text:span>/w<text:span text:style-name="T1196">e</text:span>/t<text:span text:style-name="T1196">hey</text:span> haven`t been starting</text:p>
            <text:p text:style-name="P1460">He/she/it hasn`t been starting</text:p>
          </table:table-cell>
          <table:table-cell table:style-name="Table1.D2" office:value-type="string">
            <text:p text:style-name="P1440"/>
          </table:table-cell>
        </table:table-row>
        <table:table-row table:style-name="TableLine94792057920160">
          <table:table-cell table:style-name="Table1.A2" office:value-type="string">
            <text:p text:style-name="P1422">?</text:p>
          </table:table-cell>
          <table:table-cell table:style-name="Table1.A2" office:value-type="string">
            <text:p text:style-name="P1440"/>
          </table:table-cell>
          <table:table-cell table:style-name="Table1.A2" office:value-type="string">
            <text:p text:style-name="P1460">Have I/y<text:span text:style-name="T1196">ou</text:span>/w<text:span text:style-name="T1196">e</text:span>/t<text:span text:style-name="T1196">hey</text:span> been starting?</text:p>
            <text:p text:style-name="P1460">Has he/she/it been starting?</text:p>
          </table:table-cell>
          <table:table-cell table:style-name="Table1.D2" office:value-type="string">
            <text:p text:style-name="P1440"/>
          </table:table-cell>
        </table:table-row>
      </table:table>
      <text:p text:style-name="P1505"><text:span text:style-name="T703">Таблица </text:span><text:span text:style-name="T715">форм </text:span><text:span text:style-name="T703">пассивно</text:span><text:span text:style-name="T716">го</text:span><text:span text:style-name="T703"> залог</text:span><text:span text:style-name="T716">а</text:span><text:span text:style-name="T70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792057965056">
          <table:table-cell table:style-name="Table4.A1" office:value-type="string">
            <text:p text:style-name="P1442"/>
          </table:table-cell>
          <table:table-cell table:style-name="Table4.A1" office:value-type="string">
            <text:p text:style-name="P1431">Past</text:p>
          </table:table-cell>
          <table:table-cell table:style-name="Table4.A1" office:value-type="string">
            <text:p text:style-name="P1431">Present</text:p>
          </table:table-cell>
          <table:table-cell table:style-name="Table4.D1" office:value-type="string">
            <text:p text:style-name="P1431">Future</text:p>
          </table:table-cell>
        </table:table-row>
        <table:table-row table:style-name="TableLine94792058127888">
          <table:table-cell table:style-name="Table4.A2" office:value-type="string">
            <text:p text:style-name="P1432">Simple</text:p>
          </table:table-cell>
          <table:table-cell table:style-name="Table4.A2" office:value-type="string">
            <text:p text:style-name="P1442"><text:span text:style-name="T1224">I/</text:span><text:span text:style-name="T1225">he/she/it</text:span><text:span text:style-name="T1224"> </text:span><text:span text:style-name="T1225">was</text:span><text:span text:style-name="T1224"> </text:span><text:span text:style-name="T218">taught</text:span></text:p>
            <text:p text:style-name="P1471">You/we/they were <text:span text:style-name="T218">taught</text:span></text:p>
          </table:table-cell>
          <table:table-cell table:style-name="Table4.A2" office:value-type="string">
            <text:p text:style-name="P1472">I am <text:span text:style-name="T218">taught</text:span></text:p>
            <text:p text:style-name="P1471">He/she/it is <text:span text:style-name="T218">taught</text:span></text:p>
            <text:p text:style-name="P1471">You/we/the<text:span text:style-name="T1226">y</text:span> are <text:span text:style-name="T218">taught</text:span></text:p>
          </table:table-cell>
          <table:table-cell table:style-name="Table4.D2" office:value-type="string">
            <text:p text:style-name="P1470">I/you/we/they/he/she/it</text:p>
            <text:p text:style-name="P1470">will be <text:span text:style-name="T218">taught</text:span></text:p>
          </table:table-cell>
        </table:table-row>
        <table:table-row table:style-name="TableLine94792058130544">
          <table:table-cell table:style-name="Table4.A2" office:value-type="string">
            <text:p text:style-name="P1432">Contin.</text:p>
          </table:table-cell>
          <table:table-cell table:style-name="Table4.A2" office:value-type="string">
            <text:p text:style-name="P1442"><text:span text:style-name="T1226">I/he/she/it was being </text:span><text:span text:style-name="T218">taught</text:span></text:p>
            <text:p text:style-name="P1442"><text:span text:style-name="T220">You/we/the</text:span><text:span text:style-name="T219">y</text:span><text:span text:style-name="T220"> </text:span><text:span text:style-name="T219">were</text:span><text:span text:style-name="T220"> </text:span><text:span text:style-name="T219">being</text:span><text:span text:style-name="T220"> </text:span><text:span text:style-name="T218">taught</text:span></text:p>
          </table:table-cell>
          <table:table-cell table:style-name="Table4.A2" office:value-type="string">
            <text:p text:style-name="P1470">I am being <text:span text:style-name="T218">taught</text:span></text:p>
            <text:p text:style-name="P1470"><text:span text:style-name="T218">H</text:span><text:span text:style-name="T157">e/she/it is being taught</text:span></text:p>
            <text:p text:style-name="P1471"><text:span text:style-name="T157">You/we/the</text:span><text:span text:style-name="T219">y</text:span><text:span text:style-name="T157"> are </text:span><text:span text:style-name="T219">being</text:span><text:span text:style-name="T157"> </text:span><text:span text:style-name="T218">taught</text:span></text:p>
          </table:table-cell>
          <table:table-cell table:style-name="Table4.D2" office:value-type="string">
            <text:p text:style-name="P1470">— </text:p>
          </table:table-cell>
        </table:table-row>
        <table:table-row table:style-name="TableLine94792058142432">
          <table:table-cell table:style-name="Table4.A2" office:value-type="string">
            <text:p text:style-name="P1432">Perfect</text:p>
          </table:table-cell>
          <table:table-cell table:style-name="Table4.A2" office:value-type="string">
            <text:p text:style-name="P1442"><text:span text:style-name="T1227">I/you/we/they/</text:span><text:span text:style-name="T221">he/she/it</text:span><text:span text:style-name="T1227"> </text:span></text:p>
            <text:p text:style-name="P1442"><text:span text:style-name="T1227">had been </text:span><text:span text:style-name="T218">taught</text:span></text:p>
          </table:table-cell>
          <table:table-cell table:style-name="Table4.A2" office:value-type="string">
            <text:p text:style-name="P1473">I/you/we/they have been <text:span text:style-name="T218">taught</text:span></text:p>
            <text:p text:style-name="P1473"><text:span text:style-name="T218">H</text:span><text:span text:style-name="T157">e/she/it has been </text:span><text:span text:style-name="T218">taught</text:span></text:p>
          </table:table-cell>
          <table:table-cell table:style-name="Table4.D2" office:value-type="string">
            <text:p text:style-name="P1442"><text:span text:style-name="T1227">I/you/we/they/</text:span><text:span text:style-name="T221">he/she/it</text:span><text:span text:style-name="T1227"> </text:span></text:p>
            <text:p text:style-name="P1442"><text:span text:style-name="T1227">will have been </text:span><text:span text:style-name="T218">taught</text:span></text:p>
          </table:table-cell>
        </table:table-row>
      </table:table>
      <text:p text:style-name="P396"/>
      <text:p text:style-name="P741"><text:span text:style-name="T703">Таблица </text:span><text:span text:style-name="T704">форм</text:span><text:span text:style-name="T703"> глагола </text:span><text:span text:style-name="T713">b</text:span><text:span text:style-name="T70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792058158192">
          <table:table-cell table:style-name="Table5.A1" office:value-type="string">
            <text:p text:style-name="P1426">Подлежащее</text:p>
          </table:table-cell>
          <table:table-cell table:style-name="Table5.A1" office:value-type="string">
            <text:p text:style-name="P1423">Past</text:p>
          </table:table-cell>
          <table:table-cell table:style-name="Table5.A1" office:value-type="string">
            <text:p text:style-name="P1423">Present</text:p>
          </table:table-cell>
          <table:table-cell table:style-name="Table5.D1" office:value-type="string">
            <text:p text:style-name="P1423">Future</text:p>
          </table:table-cell>
        </table:table-row>
        <table:table-row table:style-name="TableLine94792058220256">
          <table:table-cell table:style-name="Table5.A2" office:value-type="string">
            <text:p text:style-name="P1459">I</text:p>
          </table:table-cell>
          <table:table-cell table:style-name="Table5.A2" office:value-type="string">
            <text:p text:style-name="P1460">was</text:p>
          </table:table-cell>
          <table:table-cell table:style-name="Table5.A2" office:value-type="string">
            <text:p text:style-name="P1456">am</text:p>
          </table:table-cell>
          <table:table-cell table:style-name="Table5.D2" office:value-type="string">
            <text:p text:style-name="P1466">will be</text:p>
          </table:table-cell>
        </table:table-row>
        <table:table-row table:style-name="TableLine94792058235488">
          <table:table-cell table:style-name="Table5.A2" office:value-type="string">
            <text:p text:style-name="P1458">he/she/<text:span text:style-name="T1145">it</text:span></text:p>
          </table:table-cell>
          <table:table-cell table:style-name="Table5.A2" office:value-type="string">
            <text:p text:style-name="P1460">was</text:p>
          </table:table-cell>
          <table:table-cell table:style-name="Table5.A2" office:value-type="string">
            <text:p text:style-name="P1457">is</text:p>
          </table:table-cell>
          <table:table-cell table:style-name="Table5.D2" office:value-type="string">
            <text:p text:style-name="P1466">will be</text:p>
          </table:table-cell>
        </table:table-row>
        <table:table-row table:style-name="TableLine94792058241056">
          <table:table-cell table:style-name="Table5.A2" office:value-type="string">
            <text:p text:style-name="P1458">you/we/they</text:p>
          </table:table-cell>
          <table:table-cell table:style-name="Table5.A2" office:value-type="string">
            <text:p text:style-name="P1460">were</text:p>
          </table:table-cell>
          <table:table-cell table:style-name="Table5.A2" office:value-type="string">
            <text:p text:style-name="P1457">are</text:p>
          </table:table-cell>
          <table:table-cell table:style-name="Table5.D2" office:value-type="string">
            <text:p text:style-name="P1466">will be</text:p>
          </table:table-cell>
        </table:table-row>
      </table:table>
      <text:p text:style-name="P393"/>
      <text:p text:style-name="P393">Таблица модальных глаголов:</text:p>
      <table:table table:name="Table2" table:style-name="Table2">
        <table:table-column table:style-name="Table2.A" table:number-columns-repeated="3"/>
        <table:table-row table:style-name="TableLine94792058249840">
          <table:table-cell table:style-name="Table2.A1" office:value-type="string">
            <text:p text:style-name="P1429">Глагол</text:p>
          </table:table-cell>
          <table:table-cell table:style-name="Table2.A1" office:value-type="string">
            <text:p text:style-name="P1441"><text:span text:style-name="T1068">З</text:span><text:span text:style-name="T1069">начение</text:span></text:p>
          </table:table-cell>
          <table:table-cell table:style-name="Table2.C1" office:value-type="string">
            <text:p text:style-name="P1441"><text:span text:style-name="T1068">В</text:span><text:span text:style-name="T1069">рем</text:span><text:span text:style-name="T1068">я</text:span></text:p>
          </table:table-cell>
        </table:table-row>
        <table:table-row table:style-name="TableLine94792058323488">
          <table:table-cell table:style-name="Table2.A2" office:value-type="string">
            <text:p text:style-name="P1495">can</text:p>
          </table:table-cell>
          <table:table-cell table:style-name="Table2.A2" office:value-type="string">
            <text:p text:style-name="P1495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495">настоящее и будущее</text:p>
          </table:table-cell>
        </table:table-row>
        <table:table-row table:style-name="TableLine94792058328416">
          <table:table-cell table:style-name="Table2.A2" office:value-type="string">
            <text:p text:style-name="P1495">could</text:p>
          </table:table-cell>
          <table:table-cell table:style-name="Table2.A2" office:value-type="string">
            <text:p text:style-name="P1495">мог, умел</text:p>
          </table:table-cell>
          <table:table-cell table:style-name="Table2.C2" office:value-type="string">
            <text:p text:style-name="P1495">прошедшее</text:p>
          </table:table-cell>
        </table:table-row>
        <table:table-row table:style-name="TableLine94792058351824">
          <table:table-cell table:style-name="Table2.A2" office:value-type="string">
            <text:p text:style-name="P1495">might, may</text:p>
          </table:table-cell>
          <table:table-cell table:style-name="Table2.A2" office:value-type="string">
            <text:p text:style-name="P1496">может быть, мог бы,</text:p>
            <text:p text:style-name="P1496">возможно, наверное</text:p>
          </table:table-cell>
          <table:table-cell table:style-name="Table2.C2" office:value-type="string">
            <text:p text:style-name="P1495">настоящее и будущие</text:p>
          </table:table-cell>
        </table:table-row>
        <table:table-row table:style-name="TableLine94792058355344">
          <table:table-cell table:style-name="Table2.A2" office:value-type="string">
            <text:p text:style-name="P1495">must</text:p>
          </table:table-cell>
          <table:table-cell table:style-name="Table2.A2" office:value-type="string">
            <text:p text:style-name="P1495">должен, обязан, нужно, запрет, нельзя</text:p>
          </table:table-cell>
          <table:table-cell table:style-name="Table2.C2" office:value-type="string">
            <text:p text:style-name="P1495">настоящее</text:p>
          </table:table-cell>
        </table:table-row>
        <table:table-row table:style-name="TableLine94792058360432">
          <table:table-cell table:style-name="Table2.A2" office:value-type="string">
            <text:p text:style-name="P1495">should</text:p>
          </table:table-cell>
          <table:table-cell table:style-name="Table2.A2" office:value-type="string">
            <text:p text:style-name="P1495">следует сделать, следовало бы сделать; (совет)</text:p>
          </table:table-cell>
          <table:table-cell table:style-name="Table2.C2" office:value-type="string">
            <text:p text:style-name="P1495">настоящее и будущие</text:p>
          </table:table-cell>
        </table:table-row>
        <table:table-row table:style-name="TableLine94792058362624">
          <table:table-cell table:style-name="Table2.A2" office:value-type="string">
            <text:p text:style-name="P1495">would</text:p>
          </table:table-cell>
          <table:table-cell table:style-name="Table2.A2" office:value-type="string">
            <text:p text:style-name="P1495">частица «бы», предложение услуги, привычка прошлого</text:p>
          </table:table-cell>
          <table:table-cell table:style-name="Table2.C2" office:value-type="string">
            <text:p text:style-name="P1495">настоящее, прошедшее, будущие</text:p>
          </table:table-cell>
        </table:table-row>
      </table:table>
      <text:p text:style-name="P394"/>
      <text:p text:style-name="P39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92058391152">
          <table:table-cell table:style-name="Table3.A1" office:value-type="string">
            <text:p text:style-name="P1430">Конструкция</text:p>
          </table:table-cell>
          <table:table-cell table:style-name="Table3.A1" office:value-type="string">
            <text:p text:style-name="P1430">Значение</text:p>
          </table:table-cell>
          <table:table-cell table:style-name="Table3.C1" office:value-type="string">
            <text:p text:style-name="P1430">Время</text:p>
          </table:table-cell>
        </table:table-row>
        <table:table-row table:style-name="TableLine94792058398080">
          <table:table-cell table:style-name="Table3.A2" office:value-type="string">
            <text:p text:style-name="P1467">be able to</text:p>
          </table:table-cell>
          <table:table-cell table:style-name="Table3.A2" office:value-type="string">
            <text:p text:style-name="P1467">могу (близко к can)</text:p>
          </table:table-cell>
          <table:table-cell table:style-name="Table3.C2" office:value-type="string">
            <text:p text:style-name="P1467">be меняется по временам</text:p>
          </table:table-cell>
        </table:table-row>
        <table:table-row table:style-name="TableLine94792058417840">
          <table:table-cell table:style-name="Table3.A2" office:value-type="string">
            <text:p text:style-name="P1467">have to</text:p>
          </table:table-cell>
          <table:table-cell table:style-name="Table3.A2" office:value-type="string">
            <text:p text:style-name="P1467">должен (близко к must)</text:p>
          </table:table-cell>
          <table:table-cell table:style-name="Table3.C2" office:value-type="string">
            <text:p text:style-name="P1467">have меняется по временам</text:p>
          </table:table-cell>
        </table:table-row>
        <table:table-row table:style-name="TableLine94792058397008">
          <table:table-cell table:style-name="Table3.A2" office:value-type="string">
            <text:p text:style-name="P1467">used to</text:p>
          </table:table-cell>
          <table:table-cell table:style-name="Table3.A2" office:value-type="string">
            <text:p text:style-name="P1467">делал раньше, имел привычку делать (близко к would)</text:p>
          </table:table-cell>
          <table:table-cell table:style-name="Table3.C2" office:value-type="string">
            <text:p text:style-name="P1467">всегда стоит в прошедшем;</text:p>
            <text:p text:style-name="P1467">меняется как Past Simple</text:p>
          </table:table-cell>
        </table:table-row>
      </table:table>
      <text:p text:style-name="P395"/>
      <text:p text:style-name="P400"/>
      <text:p text:style-name="P1506"><text:span text:style-name="T422">Таблица </text:span><text:span text:style-name="T437">личны</text:span><text:span text:style-name="T438">х</text:span><text:span text:style-name="T437"> и притяжательных </text:span><text:span text:style-name="T422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792058443744">
          <table:table-cell table:style-name="Table11.A1" table:number-columns-spanned="2" office:value-type="string">
            <text:p text:style-name="P1433">Личные местоимения</text:p>
          </table:table-cell>
          <table:covered-table-cell/>
          <table:table-cell table:style-name="Table11.C1" table:number-columns-spanned="2" office:value-type="string">
            <text:p text:style-name="P1433">Притяжательные местоимения</text:p>
          </table:table-cell>
          <table:covered-table-cell/>
        </table:table-row>
        <table:table-row table:style-name="TableLine94792058515648">
          <table:table-cell table:style-name="Table11.A2" office:value-type="string">
            <text:p text:style-name="P1443"><text:span text:style-name="T1307">и</text:span><text:span text:style-name="T1303">менительный падеж</text:span></text:p>
            <text:p text:style-name="P1475"><text:span text:style-name="T1304">(</text:span>кто/что<text:span text:style-name="T1304">)</text:span></text:p>
          </table:table-cell>
          <table:table-cell table:style-name="Table11.A2" office:value-type="string">
            <text:p text:style-name="P1443"><text:span text:style-name="T1307">о</text:span><text:span text:style-name="T1303">бъектный падеж</text:span></text:p>
            <text:p text:style-name="P1475"><text:span text:style-name="T1304">(</text:span>кого, <text:span text:style-name="T1304">к</text:span>ому, кем<text:span text:style-name="T1304">)</text:span></text:p>
          </table:table-cell>
          <table:table-cell table:style-name="Table11.A2" office:value-type="string">
            <text:p text:style-name="P1474"><text:span text:style-name="T1304">с</text:span> существительным</text:p>
            <text:p text:style-name="P1476">(чей)</text:p>
          </table:table-cell>
          <table:table-cell table:style-name="Table11.D2" office:value-type="string">
            <text:p text:style-name="P1443"><text:span text:style-name="T1304">о</text:span><text:span text:style-name="T1303">тдельно</text:span></text:p>
            <text:p text:style-name="P1476">(чей)</text:p>
          </table:table-cell>
        </table:table-row>
        <table:table-row table:style-name="TableLine94792058536096">
          <table:table-cell table:style-name="Table11.A2" office:value-type="string">
            <text:p text:style-name="P1479">I</text:p>
          </table:table-cell>
          <table:table-cell table:style-name="Table11.A2" office:value-type="string">
            <text:p text:style-name="P1479">me</text:p>
          </table:table-cell>
          <table:table-cell table:style-name="Table11.A2" office:value-type="string">
            <text:p text:style-name="P1477">my</text:p>
          </table:table-cell>
          <table:table-cell table:style-name="Table11.D2" office:value-type="string">
            <text:p text:style-name="P1477">mine</text:p>
          </table:table-cell>
        </table:table-row>
        <table:table-row table:style-name="TableLine94792058538192">
          <table:table-cell table:style-name="Table11.A2" office:value-type="string">
            <text:p text:style-name="P1479">you</text:p>
          </table:table-cell>
          <table:table-cell table:style-name="Table11.A2" office:value-type="string">
            <text:p text:style-name="P1479">you</text:p>
          </table:table-cell>
          <table:table-cell table:style-name="Table11.A2" office:value-type="string">
            <text:p text:style-name="P1477">your</text:p>
          </table:table-cell>
          <table:table-cell table:style-name="Table11.D2" office:value-type="string">
            <text:p text:style-name="P1477">yours</text:p>
          </table:table-cell>
        </table:table-row>
        <table:table-row table:style-name="TableLine94792058543968">
          <table:table-cell table:style-name="Table11.A2" office:value-type="string">
            <text:p text:style-name="P1479">he</text:p>
          </table:table-cell>
          <table:table-cell table:style-name="Table11.A2" office:value-type="string">
            <text:p text:style-name="P1479">him</text:p>
          </table:table-cell>
          <table:table-cell table:style-name="Table11.A2" office:value-type="string">
            <text:p text:style-name="P1477">his</text:p>
          </table:table-cell>
          <table:table-cell table:style-name="Table11.D2" office:value-type="string">
            <text:p text:style-name="P1478">his</text:p>
          </table:table-cell>
        </table:table-row>
        <table:table-row table:style-name="TableLine94792058534256">
          <table:table-cell table:style-name="Table11.A2" office:value-type="string">
            <text:p text:style-name="P1479">she</text:p>
          </table:table-cell>
          <table:table-cell table:style-name="Table11.A2" office:value-type="string">
            <text:p text:style-name="P1477">her</text:p>
          </table:table-cell>
          <table:table-cell table:style-name="Table11.A2" office:value-type="string">
            <text:p text:style-name="P1477">her</text:p>
          </table:table-cell>
          <table:table-cell table:style-name="Table11.D2" office:value-type="string">
            <text:p text:style-name="P1477">hers</text:p>
          </table:table-cell>
        </table:table-row>
        <table:table-row table:style-name="TableLine94792058574240">
          <table:table-cell table:style-name="Table11.A2" office:value-type="string">
            <text:p text:style-name="P1479">it</text:p>
          </table:table-cell>
          <table:table-cell table:style-name="Table11.A2" office:value-type="string">
            <text:p text:style-name="P1477">it</text:p>
          </table:table-cell>
          <table:table-cell table:style-name="Table11.A2" office:value-type="string">
            <text:p text:style-name="P1477">its</text:p>
          </table:table-cell>
          <table:table-cell table:style-name="Table11.D2" office:value-type="string">
            <text:p text:style-name="P1478">its</text:p>
          </table:table-cell>
        </table:table-row>
        <table:table-row table:style-name="TableLine94792058588512">
          <table:table-cell table:style-name="Table11.A2" office:value-type="string">
            <text:p text:style-name="P1479">we</text:p>
          </table:table-cell>
          <table:table-cell table:style-name="Table11.A2" office:value-type="string">
            <text:p text:style-name="P1477">us</text:p>
          </table:table-cell>
          <table:table-cell table:style-name="Table11.A2" office:value-type="string">
            <text:p text:style-name="P1477">our</text:p>
          </table:table-cell>
          <table:table-cell table:style-name="Table11.D2" office:value-type="string">
            <text:p text:style-name="P1477">ours</text:p>
          </table:table-cell>
        </table:table-row>
        <table:table-row table:style-name="TableLine94792058593360">
          <table:table-cell table:style-name="Table11.A2" office:value-type="string">
            <text:p text:style-name="P1479">they</text:p>
          </table:table-cell>
          <table:table-cell table:style-name="Table11.A2" office:value-type="string">
            <text:p text:style-name="P1477">them</text:p>
          </table:table-cell>
          <table:table-cell table:style-name="Table11.A2" office:value-type="string">
            <text:p text:style-name="P1477">their</text:p>
          </table:table-cell>
          <table:table-cell table:style-name="Table11.D2" office:value-type="string">
            <text:p text:style-name="P1477">theirs</text:p>
          </table:table-cell>
        </table:table-row>
      </table:table>
      <text:p text:style-name="P401"/>
      <text:p text:style-name="P643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792058597280">
          <table:table-cell table:style-name="Table15.A1" office:value-type="string">
            <text:p text:style-name="P1438">Лицо</text:p>
          </table:table-cell>
          <table:table-cell table:style-name="Table15.A1" office:value-type="string">
            <text:p text:style-name="P1438">Единственное число</text:p>
          </table:table-cell>
          <table:table-cell table:style-name="Table15.C1" office:value-type="string">
            <text:p text:style-name="P1438">Множественное число</text:p>
          </table:table-cell>
        </table:table-row>
        <table:table-row table:style-name="TableLine94792058608560">
          <table:table-cell table:style-name="Table15.A2" office:value-type="string">
            <text:p text:style-name="P1502">1</text:p>
          </table:table-cell>
          <table:table-cell table:style-name="Table15.A2" office:value-type="string">
            <text:p text:style-name="P1502">I</text:p>
          </table:table-cell>
          <table:table-cell table:style-name="Table15.C2" office:value-type="string">
            <text:p text:style-name="P1503">we</text:p>
          </table:table-cell>
        </table:table-row>
        <table:table-row table:style-name="TableLine94792058612640">
          <table:table-cell table:style-name="Table15.A2" office:value-type="string">
            <text:p text:style-name="P1502">2</text:p>
          </table:table-cell>
          <table:table-cell table:style-name="Table15.A2" office:value-type="string">
            <text:p text:style-name="P1502">you</text:p>
          </table:table-cell>
          <table:table-cell table:style-name="Table15.C2" office:value-type="string">
            <text:p text:style-name="P1503">you</text:p>
          </table:table-cell>
        </table:table-row>
        <table:table-row table:style-name="TableLine94792058616160">
          <table:table-cell table:style-name="Table15.A2" office:value-type="string">
            <text:p text:style-name="P1502">3</text:p>
          </table:table-cell>
          <table:table-cell table:style-name="Table15.A2" office:value-type="string">
            <text:p text:style-name="P1502">he/she/<text:span text:style-name="T1283">it</text:span></text:p>
          </table:table-cell>
          <table:table-cell table:style-name="Table15.C2" office:value-type="string">
            <text:p text:style-name="P1503">they</text:p>
          </table:table-cell>
        </table:table-row>
      </table:table>
      <text:p text:style-name="P515"/>
      <text:p text:style-name="P514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792058619136">
          <table:table-cell table:style-name="Table12.A1" office:value-type="string">
            <text:p text:style-name="P1428"/>
          </table:table-cell>
          <table:table-cell table:style-name="Table12.A1" office:value-type="string">
            <text:p text:style-name="P1434">body/one</text:p>
          </table:table-cell>
          <table:table-cell table:style-name="Table12.A1" office:value-type="string">
            <text:p text:style-name="P1434">thing</text:p>
          </table:table-cell>
          <table:table-cell table:style-name="Table12.D1" office:value-type="string">
            <text:p text:style-name="P1434">where</text:p>
          </table:table-cell>
        </table:table-row>
        <table:table-row table:style-name="TableLine94792058678208">
          <table:table-cell table:style-name="Table12.A2" office:value-type="string">
            <text:p text:style-name="P1434">some </text:p>
          </table:table-cell>
          <table:table-cell table:style-name="Table12.A2" office:value-type="string">
            <text:p text:style-name="P1480">somebody/someone (кто-то)</text:p>
          </table:table-cell>
          <table:table-cell table:style-name="Table12.A2" office:value-type="string">
            <text:p text:style-name="P1480">something </text:p>
            <text:p text:style-name="P1480">(что-то)</text:p>
          </table:table-cell>
          <table:table-cell table:style-name="Table12.D2" office:value-type="string">
            <text:p text:style-name="P1480">somewhere </text:p>
            <text:p text:style-name="P1480">(где-то)</text:p>
          </table:table-cell>
        </table:table-row>
        <table:table-row table:style-name="TableLine94792058694976">
          <table:table-cell table:style-name="Table12.A2" office:value-type="string">
            <text:p text:style-name="P1434">any</text:p>
          </table:table-cell>
          <table:table-cell table:style-name="Table12.A2" office:value-type="string">
            <text:p text:style-name="P1480">anybody/anyone </text:p>
            <text:p text:style-name="P1480">(кто-то)</text:p>
          </table:table-cell>
          <table:table-cell table:style-name="Table12.A2" office:value-type="string">
            <text:p text:style-name="P1480">anything </text:p>
            <text:p text:style-name="P1480">(что-то)</text:p>
          </table:table-cell>
          <table:table-cell table:style-name="Table12.D2" office:value-type="string">
            <text:p text:style-name="P1480">anywhere </text:p>
            <text:p text:style-name="P1480">(где-то)</text:p>
          </table:table-cell>
        </table:table-row>
        <table:table-row table:style-name="TableLine94792058697952">
          <table:table-cell table:style-name="Table12.A2" office:value-type="string">
            <text:p text:style-name="P1434">no</text:p>
          </table:table-cell>
          <table:table-cell table:style-name="Table12.A2" office:value-type="string">
            <text:p text:style-name="P1480">nobody/noone </text:p>
            <text:p text:style-name="P1480">(никто)</text:p>
          </table:table-cell>
          <table:table-cell table:style-name="Table12.A2" office:value-type="string">
            <text:p text:style-name="P1480">nothing </text:p>
            <text:p text:style-name="P1480">(ничто)</text:p>
          </table:table-cell>
          <table:table-cell table:style-name="Table12.D2" office:value-type="string">
            <text:p text:style-name="P1480">nowhere </text:p>
            <text:p text:style-name="P1480">(нигде)</text:p>
          </table:table-cell>
        </table:table-row>
      </table:table>
      <text:p text:style-name="P404"/>
      <text:p text:style-name="P766"><text:span text:style-name="T727">Таблица </text:span><text:span text:style-name="T728">условных предложений</text:span><text:span text:style-name="T727">:</text:span></text:p>
      <table:table table:name="Table14" table:style-name="Table14">
        <table:table-column table:style-name="Table14.A"/>
        <table:table-column table:style-name="Table14.B"/>
        <table:table-row table:style-name="TableLine94792058710032">
          <table:table-cell table:style-name="Table14.A1" office:value-type="string">
            <text:p text:style-name="P1437">Тип</text:p>
          </table:table-cell>
          <table:table-cell table:style-name="Table14.B1" office:value-type="string">
            <text:p text:style-name="P1437">Пример</text:p>
          </table:table-cell>
        </table:table-row>
        <table:table-row table:style-name="TableLine94792058765312">
          <table:table-cell table:style-name="Table14.A2" office:value-type="string">
            <text:p text:style-name="P1498">zero conditionals</text:p>
          </table:table-cell>
          <table:table-cell table:style-name="Table14.B2" office:value-type="string">
            <text:p text:style-name="P1499"><text:span text:style-name="T1402">If I </text:span><text:span text:style-name="T667">drive</text:span><text:span text:style-name="T1402"> home early, I </text:span><text:span text:style-name="T667">watch</text:span><text:span text:style-name="T1402"> some movie (уклад жизни) — </text:span></text:p>
            <text:p text:style-name="P1497">Если я приезжаю домой рано, я смотрю какой-нибудь фильм.</text:p>
          </table:table-cell>
        </table:table-row>
        <table:table-row table:style-name="TableLine94792058771264">
          <table:table-cell table:style-name="Table14.A2" office:value-type="string">
            <text:p text:style-name="P1498">first conditionals</text:p>
          </table:table-cell>
          <table:table-cell table:style-name="Table14.B2" office:value-type="string">
            <text:p text:style-name="P1497">If I <text:span text:style-name="T666">drive</text:span> home early today, I <text:span text:style-name="T666">will watch</text:span> some movie (планы) — </text:p>
            <text:p text:style-name="P1497">Если я сегодня приеду домой раньше, я посмотрю какой-нибудь фильм.</text:p>
          </table:table-cell>
        </table:table-row>
        <table:table-row table:style-name="TableLine94792058771904">
          <table:table-cell table:style-name="Table14.A2" office:value-type="string">
            <text:p text:style-name="P1498">second conditionals</text:p>
          </table:table-cell>
          <table:table-cell table:style-name="Table14.B2" office:value-type="string">
            <text:p text:style-name="P1501"><text:span text:style-name="T1402">If I </text:span><text:span text:style-name="T667">drove</text:span><text:span text:style-name="T1402"> home earcly, I </text:span><text:span text:style-name="T667">would watch</text:span><text:span text:style-name="T1402"> some movie (</text:span><text:span text:style-name="T1403">нереальность</text:span><text:span text:style-name="T1402">) — </text:span></text:p>
            <text:p text:style-name="P1500">Если бы я приехал домой раньше, я бы посмотрел какой-нибудь фильм.</text:p>
          </table:table-cell>
        </table:table-row>
      </table:table>
      <text:p text:style-name="P402"/>
      <text:p text:style-name="P403"/>
      <text:p text:style-name="P1507"><text:span text:style-name="T724">Таблица попу</text:span><text:span text:style-name="T726">л</text:span><text:span text:style-name="T724">я</text:span><text:span text:style-name="T726">р</text:span><text:span text:style-name="T724">ных</text:span><text:span text:style-name="T725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792058780016">
          <table:table-cell table:style-name="Table13.A1" office:value-type="string">
            <text:p text:style-name="P1435">Связка</text:p>
          </table:table-cell>
          <table:table-cell table:style-name="Table13.A1" office:value-type="string">
            <text:p text:style-name="P1435">Значение</text:p>
          </table:table-cell>
          <table:table-cell table:style-name="Table13.C1" office:value-type="string">
            <text:p text:style-name="P1436">Контекст</text:p>
          </table:table-cell>
        </table:table-row>
        <table:table-row table:style-name="TableLine94792059003968">
          <table:table-cell table:style-name="Table13.A2" office:value-type="string">
            <text:p text:style-name="P1482">back off</text:p>
          </table:table-cell>
          <table:table-cell table:style-name="Table13.A2" office:value-type="string">
            <text:p text:style-name="P1482">отступать</text:p>
          </table:table-cell>
          <table:table-cell table:style-name="Table13.C2" office:value-type="string">
            <text:p text:style-name="P1481"><text:span text:style-name="T1373">The police told the protesters to </text:span><text:span text:style-name="T669">back off</text:span><text:span text:style-name="T1373"> — </text:span></text:p>
            <text:p text:style-name="P1481"><text:span text:style-name="T1373">Полиция сказала протестующим </text:span><text:span text:style-name="T669">отступи</text:span><text:span text:style-name="T670">ть</text:span><text:span text:style-name="T1373">.</text:span></text:p>
          </table:table-cell>
        </table:table-row>
        <table:table-row table:style-name="TableLine94792059008640">
          <table:table-cell table:style-name="Table13.A2" office:value-type="string">
            <text:p text:style-name="P1482">be away</text:p>
          </table:table-cell>
          <table:table-cell table:style-name="Table13.A2" office:value-type="string">
            <text:p text:style-name="P1483">отсутствовать, </text:p>
            <text:p text:style-name="P1483">быть в отпуске</text:p>
          </table:table-cell>
          <table:table-cell table:style-name="Table13.C2" office:value-type="string">
            <text:p text:style-name="P1485">She <text:span text:style-name="T668">is away</text:span> on business for three weeks — </text:p>
            <text:p text:style-name="P1485">Она <text:span text:style-name="T668">отсутствует</text:span> по делам 3 недели.</text:p>
          </table:table-cell>
        </table:table-row>
        <table:table-row table:style-name="TableLine94792059011200">
          <table:table-cell table:style-name="Table13.A2" office:value-type="string">
            <text:p text:style-name="P1482">break up</text:p>
          </table:table-cell>
          <table:table-cell table:style-name="Table13.A2" office:value-type="string">
            <text:p text:style-name="P1483">разойтись, заканчивать отноше<text:span text:style-name="T1373">н</text:span>ия, </text:p>
            <text:p text:style-name="P1483">разбиться на части</text:p>
          </table:table-cell>
          <table:table-cell table:style-name="Table13.C2" office:value-type="string">
            <text:p text:style-name="P1486">Yesterday we decided to <text:span text:style-name="T668">break up</text:span> — </text:p>
            <text:p text:style-name="P1484">Вчера мы решили <text:span text:style-name="T668">разойтись</text:span>.</text:p>
            <text:p text:style-name="P1488">Tha plate <text:span text:style-name="T668">broke up</text:span> when he dropped it on the floor <text:span text:style-name="T1373">—</text:span></text:p>
            <text:p text:style-name="P1488">Тарелка <text:span text:style-name="T668">разбилась</text:span>, когда он уронил ее на пол.</text:p>
          </table:table-cell>
        </table:table-row>
        <table:table-row table:style-name="TableLine94792059021920">
          <table:table-cell table:style-name="Table13.A2" office:value-type="string">
            <text:p text:style-name="P1482">call back</text:p>
          </table:table-cell>
          <table:table-cell table:style-name="Table13.A2" office:value-type="string">
            <text:p text:style-name="P1482">перезванивать</text:p>
          </table:table-cell>
          <table:table-cell table:style-name="Table13.C2" office:value-type="string">
            <text:p text:style-name="P1488">I must <text:span text:style-name="T668">call</text:span> her <text:span text:style-name="T668">back</text:span> when <text:span text:style-name="T1374">we get to the office — </text:span></text:p>
            <text:p text:style-name="P1488"><text:span text:style-name="T1374">Я должен </text:span><text:span text:style-name="T671">перезвонить</text:span><text:span text:style-name="T1374"> ей, когда вернемся в офис.</text:span></text:p>
          </table:table-cell>
        </table:table-row>
        <table:table-row table:style-name="TableLine94792059025488">
          <table:table-cell table:style-name="Table13.A2" office:value-type="string">
            <text:p text:style-name="P1482">fall down</text:p>
          </table:table-cell>
          <table:table-cell table:style-name="Table13.A2" office:value-type="string">
            <text:p text:style-name="P1482">упасть на землю</text:p>
          </table:table-cell>
          <table:table-cell table:style-name="Table13.C2" office:value-type="string">
            <text:p text:style-name="P1489">I slipped on the ice and <text:span text:style-name="T668">fell down</text:span> — </text:p>
            <text:p text:style-name="P1489">Я подскользнулся на льду и <text:span text:style-name="T668">упал</text:span><text:span text:style-name="T689">.</text:span></text:p>
          </table:table-cell>
        </table:table-row>
        <table:table-row table:style-name="TableLine94792059027760">
          <table:table-cell table:style-name="Table13.A2" office:value-type="string">
            <text:p text:style-name="P1482">eat out</text:p>
          </table:table-cell>
          <table:table-cell table:style-name="Table13.A2" office:value-type="string">
            <text:p text:style-name="P1483">есть вне дома</text:p>
            <text:p text:style-name="P1483"><text:span text:style-name="T1373">(</text:span>в кафе <text:span text:style-name="T1373">или </text:span>ресторане<text:span text:style-name="T1373">)</text:span></text:p>
          </table:table-cell>
          <table:table-cell table:style-name="Table13.C2" office:value-type="string">
            <text:p text:style-name="P1490">I don`t <text:span text:style-name="T668">eat out</text:span> much — Я не часто <text:span text:style-name="T668">хожу в кафе</text:span>.</text:p>
          </table:table-cell>
        </table:table-row>
        <table:table-row table:style-name="TableLine94792059030480">
          <table:table-cell table:style-name="Table13.A2" office:value-type="string">
            <text:p text:style-name="P1482">get out</text:p>
          </table:table-cell>
          <table:table-cell table:style-name="Table13.A2" office:value-type="string">
            <text:p text:style-name="P1483">убираться прочь, </text:p>
            <text:p text:style-name="P1483">покинуть помещение</text:p>
          </table:table-cell>
          <table:table-cell table:style-name="Table13.C2" office:value-type="string">
            <text:p text:style-name="P1490">I can <text:span text:style-name="T668">get out</text:span> if you want — </text:p>
            <text:p text:style-name="P1490">Я могу <text:span text:style-name="T668">выйти</text:span>, если ты хочешь.</text:p>
          </table:table-cell>
        </table:table-row>
        <table:table-row table:style-name="TableLine94792059035392">
          <table:table-cell table:style-name="Table13.A2" office:value-type="string">
            <text:p text:style-name="P1482">work out</text:p>
          </table:table-cell>
          <table:table-cell table:style-name="Table13.A2" office:value-type="string">
            <text:p text:style-name="P1483">заниматься спортом, </text:p>
            <text:p text:style-name="P1483">делать упражнения, </text:p>
            <text:p text:style-name="P1483">решать проблему</text:p>
          </table:table-cell>
          <table:table-cell table:style-name="Table13.C2" office:value-type="string">
            <text:p text:style-name="P1490">Don`t worry. We`ll <text:span text:style-name="T666">work</text:span> it <text:span text:style-name="T666">out</text:span> — </text:p>
            <text:p text:style-name="P1490">Не волнуйся, мы <text:span text:style-name="T666">найдем выход</text:span> из этой ситуации.</text:p>
          </table:table-cell>
        </table:table-row>
        <table:table-row table:style-name="TableLine94792059040224">
          <table:table-cell table:style-name="Table13.A2" office:value-type="string">
            <text:p text:style-name="P1482">find out</text:p>
          </table:table-cell>
          <table:table-cell table:style-name="Table13.A2" office:value-type="string">
            <text:p text:style-name="P1483">выяснить, </text:p>
            <text:p text:style-name="P1483">узнать правду</text:p>
          </table:table-cell>
          <table:table-cell table:style-name="Table13.C2" office:value-type="string">
            <text:p text:style-name="P1490">Let`s <text:span text:style-name="T666">find out</text:span> what`s going on here — </text:p>
            <text:p text:style-name="P1490">Давайте <text:span text:style-name="T666">выясним</text:span>, что здесь происходит.</text:p>
          </table:table-cell>
        </table:table-row>
        <table:table-row table:style-name="TableLine94792059043440">
          <table:table-cell table:style-name="Table13.A2" office:value-type="string">
            <text:p text:style-name="P1482">turn out</text:p>
          </table:table-cell>
          <table:table-cell table:style-name="Table13.A2" office:value-type="string">
            <text:p text:style-name="P1487">выясняться, </text:p>
            <text:p text:style-name="P1487">открывать правду</text:p>
          </table:table-cell>
          <table:table-cell table:style-name="Table13.C2" office:value-type="string">
            <text:p text:style-name="P1491">It <text:span text:style-name="T666">turned out</text:span> that Mike knew the truth all the time —</text:p>
            <text:p text:style-name="P1491"><text:span text:style-name="T666">Выяснилось</text:span>, что Майк знал правду все время.</text:p>
          </table:table-cell>
        </table:table-row>
        <table:table-row table:style-name="TableLine94792059047008">
          <table:table-cell table:style-name="Table13.A2" office:value-type="string">
            <text:p text:style-name="P1482">turn on</text:p>
          </table:table-cell>
          <table:table-cell table:style-name="Table13.A2" office:value-type="string">
            <text:p text:style-name="P1487">включить</text:p>
          </table:table-cell>
          <table:table-cell table:style-name="Table13.C2" office:value-type="string">
            <text:p text:style-name="P1490">It`s dark. Let`s <text:span text:style-name="T666">turn</text:span> the light <text:span text:style-name="T666">on</text:span> — </text:p>
            <text:p text:style-name="P1490">Стало темно. Давай <text:span text:style-name="T666">включим</text:span> свет.</text:p>
          </table:table-cell>
        </table:table-row>
        <table:table-row table:style-name="TableLine94792059049728">
          <table:table-cell table:style-name="Table13.A2" office:value-type="string">
            <text:p text:style-name="P1482">turn off</text:p>
          </table:table-cell>
          <table:table-cell table:style-name="Table13.A2" office:value-type="string">
            <text:p text:style-name="P1487">выключить</text:p>
          </table:table-cell>
          <table:table-cell table:style-name="Table13.C2" office:value-type="string">
            <text:p text:style-name="P1492">Could you <text:span text:style-name="T666">turn off</text:span> the TV? — </text:p>
            <text:p text:style-name="P1492">Не мог бы ты <text:span text:style-name="T666">выключить</text:span> телевизор?</text:p>
          </table:table-cell>
        </table:table-row>
        <table:table-row table:style-name="TableLine94792059053184">
          <table:table-cell table:style-name="Table13.A2" office:value-type="string">
            <text:p text:style-name="P1482">go on</text:p>
          </table:table-cell>
          <table:table-cell table:style-name="Table13.A2" office:value-type="string">
            <text:p text:style-name="P1487">происходить (о ситуации)</text:p>
          </table:table-cell>
          <table:table-cell table:style-name="Table13.C2" office:value-type="string">
            <text:p text:style-name="P1492">What`s <text:span text:style-name="T666">going on</text:span> here? — Что здесь <text:span text:style-name="T666">происходит</text:span>?</text:p>
          </table:table-cell>
        </table:table-row>
        <table:table-row table:style-name="TableLine94792059071632">
          <table:table-cell table:style-name="Table13.A2" office:value-type="string">
            <text:p text:style-name="P1482">carry on</text:p>
          </table:table-cell>
          <table:table-cell table:style-name="Table13.A2" office:value-type="string">
            <text:p text:style-name="P1487">продолжать</text:p>
          </table:table-cell>
          <table:table-cell table:style-name="Table13.C2" office:value-type="string">
            <text:p text:style-name="P1492">I`d like to <text:span text:style-name="T666">carry on</text:span> if you don`t mind — </text:p>
            <text:p text:style-name="P1492">Я бы хотел <text:span text:style-name="T666">продолжить</text:span>, если вы не возражаете.</text:p>
          </table:table-cell>
        </table:table-row>
        <table:table-row table:style-name="TableLine94792059057056">
          <table:table-cell table:style-name="Table13.A2" office:value-type="string">
            <text:p text:style-name="P1482">keep on</text:p>
          </table:table-cell>
          <table:table-cell table:style-name="Table13.A2" office:value-type="string">
            <text:p text:style-name="P1487">постоянно делать</text:p>
          </table:table-cell>
          <table:table-cell table:style-name="Table13.C2" office:value-type="string">
            <text:p text:style-name="P1492"><text:span text:style-name="T666">Keep on</text:span> working in order to succeed — </text:p>
            <text:p text:style-name="P1492"><text:span text:style-name="T666">Продолжай</text:span> работать, чтобы добиться успеха.</text:p>
          </table:table-cell>
        </table:table-row>
        <table:table-row table:style-name="TableLine94792059084352">
          <table:table-cell table:style-name="Table13.A2" office:value-type="string">
            <text:p text:style-name="P1482">put on</text:p>
          </table:table-cell>
          <table:table-cell table:style-name="Table13.A2" office:value-type="string">
            <text:p text:style-name="P1487">надевать (одежду), </text:p>
            <text:p text:style-name="P1487">набирать вес</text:p>
          </table:table-cell>
          <table:table-cell table:style-name="Table13.C2" office:value-type="string">
            <text:p text:style-name="P1492">I see you`ve <text:span text:style-name="T666">put on</text:span> a few kilos — </text:p>
            <text:p text:style-name="P1492">Вижу, ты <text:span text:style-name="T666">поправился</text:span> на пару килограммов.</text:p>
          </table:table-cell>
        </table:table-row>
        <table:table-row table:style-name="TableLine94792059094608">
          <table:table-cell table:style-name="Table13.A2" office:value-type="string">
            <text:p text:style-name="P1482">take off</text:p>
          </table:table-cell>
          <table:table-cell table:style-name="Table13.A2" office:value-type="string">
            <text:p text:style-name="P1487">снимать (одежду)</text:p>
          </table:table-cell>
          <table:table-cell table:style-name="Table13.C2" office:value-type="string">
            <text:p text:style-name="P1492">You should <text:span text:style-name="T666">take off</text:span> these ugly pants — </text:p>
            <text:p text:style-name="P1492">Тебе следует <text:span text:style-name="T666">снять</text:span> эти ужасные штаны.</text:p>
          </table:table-cell>
        </table:table-row>
        <table:table-row table:style-name="TableLine94792059097168">
          <table:table-cell table:style-name="Table13.A2" office:value-type="string">
            <text:p text:style-name="P1482">calm down</text:p>
          </table:table-cell>
          <table:table-cell table:style-name="Table13.A2" office:value-type="string">
            <text:p text:style-name="P1487">успокоиться</text:p>
          </table:table-cell>
          <table:table-cell table:style-name="Table13.C2" office:value-type="string">
            <text:p text:style-name="P1492">Please, dear, <text:span text:style-name="T666">calm down</text:span> — </text:p>
            <text:p text:style-name="P1492">Прошу тебя, <text:span text:style-name="T666">успокойся</text:span>, дорогая.</text:p>
          </table:table-cell>
        </table:table-row>
        <table:table-row table:style-name="TableLine94792059102352">
          <table:table-cell table:style-name="Table13.A2" office:value-type="string">
            <text:p text:style-name="P1482">keep away</text:p>
          </table:table-cell>
          <table:table-cell table:style-name="Table13.A2" office:value-type="string">
            <text:p text:style-name="P1487">держаться подальше, </text:p>
            <text:p text:style-name="P1487">не приближаться</text:p>
          </table:table-cell>
          <table:table-cell table:style-name="Table13.C2" office:value-type="string">
            <text:p text:style-name="P1493">Hazard! <text:span text:style-name="T666">Keep away</text:span> — </text:p>
            <text:p text:style-name="P1493">Опасность! <text:span text:style-name="T666">Держитесь подальше</text:span>.</text:p>
          </table:table-cell>
        </table:table-row>
        <table:table-row table:style-name="TableLine94792059109520">
          <table:table-cell table:style-name="Table13.A2" office:value-type="string">
            <text:p text:style-name="P1482">give up</text:p>
          </table:table-cell>
          <table:table-cell table:style-name="Table13.A2" office:value-type="string">
            <text:p text:style-name="P1487">сдаваться</text:p>
          </table:table-cell>
          <table:table-cell table:style-name="Table13.C2" office:value-type="string">
            <text:p text:style-name="P1494">Never <text:span text:style-name="T666">give up</text:span>! — Никогда не <text:span text:style-name="T666">сдавайся</text:span>!</text:p>
          </table:table-cell>
        </table:table-row>
      </table:table>
      <text:p text:style-name="P400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92059112704">
          <table:table-cell table:style-name="Table6.A1" office:value-type="string">
            <text:p text:style-name="P1425">Перевод</text:p>
          </table:table-cell>
          <table:table-cell table:style-name="Table6.A1" office:value-type="string">
            <text:p text:style-name="P1424">Начальная форма</text:p>
          </table:table-cell>
          <table:table-cell table:style-name="Table6.A1" office:value-type="string">
            <text:p text:style-name="P1424">2я форма</text:p>
          </table:table-cell>
          <table:table-cell table:style-name="Table6.D1" office:value-type="string">
            <text:p text:style-name="P1425">3я форма</text:p>
          </table:table-cell>
        </table:table-row>
        <table:table-row table:style-name="TableLine94792059381760">
          <table:table-cell table:style-name="Table6.A2" office:value-type="string">
            <text:p text:style-name="P1444">начинать</text:p>
          </table:table-cell>
          <table:table-cell table:style-name="Table6.A2" office:value-type="string">
            <text:p text:style-name="P1445">begin</text:p>
          </table:table-cell>
          <table:table-cell table:style-name="Table6.A2" office:value-type="string">
            <text:p text:style-name="P1445">began</text:p>
          </table:table-cell>
          <table:table-cell table:style-name="Table6.D2" office:value-type="string">
            <text:p text:style-name="P1444">begun</text:p>
          </table:table-cell>
        </table:table-row>
        <table:table-row table:style-name="TableLine94792059396016">
          <table:table-cell table:style-name="Table6.A2" office:value-type="string">
            <text:p text:style-name="P1444">ломать</text:p>
          </table:table-cell>
          <table:table-cell table:style-name="Table6.A2" office:value-type="string">
            <text:p text:style-name="P1445">break</text:p>
          </table:table-cell>
          <table:table-cell table:style-name="Table6.A2" office:value-type="string">
            <text:p text:style-name="P1445">broke</text:p>
          </table:table-cell>
          <table:table-cell table:style-name="Table6.D2" office:value-type="string">
            <text:p text:style-name="P1444">broken</text:p>
          </table:table-cell>
        </table:table-row>
        <table:table-row table:style-name="TableLine94792059400320">
          <table:table-cell table:style-name="Table6.A2" office:value-type="string">
            <text:p text:style-name="P1444">приносить</text:p>
          </table:table-cell>
          <table:table-cell table:style-name="Table6.A2" office:value-type="string">
            <text:p text:style-name="P1445">bring</text:p>
          </table:table-cell>
          <table:table-cell table:style-name="Table6.A2" office:value-type="string">
            <text:p text:style-name="P1445">brought</text:p>
          </table:table-cell>
          <table:table-cell table:style-name="Table6.D2" office:value-type="string">
            <text:p text:style-name="P1444">brought</text:p>
          </table:table-cell>
        </table:table-row>
        <table:table-row table:style-name="TableLine94792059403408">
          <table:table-cell table:style-name="Table6.A2" office:value-type="string">
            <text:p text:style-name="P1444">покупать</text:p>
          </table:table-cell>
          <table:table-cell table:style-name="Table6.A2" office:value-type="string">
            <text:p text:style-name="P1445">buy</text:p>
          </table:table-cell>
          <table:table-cell table:style-name="Table6.A2" office:value-type="string">
            <text:p text:style-name="P1445">bought</text:p>
          </table:table-cell>
          <table:table-cell table:style-name="Table6.D2" office:value-type="string">
            <text:p text:style-name="P1444">bought</text:p>
          </table:table-cell>
        </table:table-row>
        <table:table-row table:style-name="TableLine94792059429760">
          <table:table-cell table:style-name="Table6.A2" office:value-type="string">
            <text:p text:style-name="P1444">приходить</text:p>
          </table:table-cell>
          <table:table-cell table:style-name="Table6.A2" office:value-type="string">
            <text:p text:style-name="P1445">come</text:p>
          </table:table-cell>
          <table:table-cell table:style-name="Table6.A2" office:value-type="string">
            <text:p text:style-name="P1445">came</text:p>
          </table:table-cell>
          <table:table-cell table:style-name="Table6.D2" office:value-type="string">
            <text:p text:style-name="P1444">come</text:p>
          </table:table-cell>
        </table:table-row>
        <table:table-row table:style-name="TableLine94792059435920">
          <table:table-cell table:style-name="Table6.A2" office:value-type="string">
            <text:p text:style-name="P1444">делать</text:p>
          </table:table-cell>
          <table:table-cell table:style-name="Table6.A2" office:value-type="string">
            <text:p text:style-name="P1445">do</text:p>
          </table:table-cell>
          <table:table-cell table:style-name="Table6.A2" office:value-type="string">
            <text:p text:style-name="P1445">did</text:p>
          </table:table-cell>
          <table:table-cell table:style-name="Table6.D2" office:value-type="string">
            <text:p text:style-name="P1444">done</text:p>
          </table:table-cell>
        </table:table-row>
        <table:table-row table:style-name="TableLine94792059451760">
          <table:table-cell table:style-name="Table6.A2" office:value-type="string">
            <text:p text:style-name="P1444">пить</text:p>
          </table:table-cell>
          <table:table-cell table:style-name="Table6.A2" office:value-type="string">
            <text:p text:style-name="P1445">drink</text:p>
          </table:table-cell>
          <table:table-cell table:style-name="Table6.A2" office:value-type="string">
            <text:p text:style-name="P1445">drank</text:p>
          </table:table-cell>
          <table:table-cell table:style-name="Table6.D2" office:value-type="string">
            <text:p text:style-name="P1444">drunk</text:p>
          </table:table-cell>
        </table:table-row>
        <table:table-row table:style-name="TableLine94792059469680">
          <table:table-cell table:style-name="Table6.A2" office:value-type="string">
            <text:p text:style-name="P1444">есть</text:p>
          </table:table-cell>
          <table:table-cell table:style-name="Table6.A2" office:value-type="string">
            <text:p text:style-name="P1445">eat</text:p>
          </table:table-cell>
          <table:table-cell table:style-name="Table6.A2" office:value-type="string">
            <text:p text:style-name="P1445">ate</text:p>
          </table:table-cell>
          <table:table-cell table:style-name="Table6.D2" office:value-type="string">
            <text:p text:style-name="P1444">eaten</text:p>
          </table:table-cell>
        </table:table-row>
        <table:table-row table:style-name="TableLine94792059489744">
          <table:table-cell table:style-name="Table6.A2" office:value-type="string">
            <text:p text:style-name="P1444">падать</text:p>
          </table:table-cell>
          <table:table-cell table:style-name="Table6.A2" office:value-type="string">
            <text:p text:style-name="P1446">fall</text:p>
          </table:table-cell>
          <table:table-cell table:style-name="Table6.A2" office:value-type="string">
            <text:p text:style-name="P1446">fell</text:p>
          </table:table-cell>
          <table:table-cell table:style-name="Table6.D2" office:value-type="string">
            <text:p text:style-name="P1444">fallen</text:p>
          </table:table-cell>
        </table:table-row>
        <table:table-row table:style-name="TableLine94792059493168">
          <table:table-cell table:style-name="Table6.A2" office:value-type="string">
            <text:p text:style-name="P1444">летать</text:p>
          </table:table-cell>
          <table:table-cell table:style-name="Table6.A2" office:value-type="string">
            <text:p text:style-name="P1446">fly</text:p>
          </table:table-cell>
          <table:table-cell table:style-name="Table6.A2" office:value-type="string">
            <text:p text:style-name="P1446">flew</text:p>
          </table:table-cell>
          <table:table-cell table:style-name="Table6.D2" office:value-type="string">
            <text:p text:style-name="P1444">flown</text:p>
          </table:table-cell>
        </table:table-row>
        <table:table-row table:style-name="TableLine94792059513424">
          <table:table-cell table:style-name="Table6.A2" office:value-type="string">
            <text:p text:style-name="P1444">забывать</text:p>
          </table:table-cell>
          <table:table-cell table:style-name="Table6.A2" office:value-type="string">
            <text:p text:style-name="P1446">forget</text:p>
          </table:table-cell>
          <table:table-cell table:style-name="Table6.A2" office:value-type="string">
            <text:p text:style-name="P1446">forgot</text:p>
          </table:table-cell>
          <table:table-cell table:style-name="Table6.D2" office:value-type="string">
            <text:p text:style-name="P1444">forgotten</text:p>
          </table:table-cell>
        </table:table-row>
        <table:table-row table:style-name="TableLine94792059521008">
          <table:table-cell table:style-name="Table6.A2" office:value-type="string">
            <text:p text:style-name="P1444">получать</text:p>
          </table:table-cell>
          <table:table-cell table:style-name="Table6.A2" office:value-type="string">
            <text:p text:style-name="P1446">get</text:p>
          </table:table-cell>
          <table:table-cell table:style-name="Table6.A2" office:value-type="string">
            <text:p text:style-name="P1446">got</text:p>
          </table:table-cell>
          <table:table-cell table:style-name="Table6.D2" office:value-type="string">
            <text:p text:style-name="P1444">got</text:p>
          </table:table-cell>
        </table:table-row>
        <table:table-row table:style-name="TableLine94792059539744">
          <table:table-cell table:style-name="Table6.A2" office:value-type="string">
            <text:p text:style-name="P1447">давать</text:p>
          </table:table-cell>
          <table:table-cell table:style-name="Table6.A2" office:value-type="string">
            <text:p text:style-name="P1448">give</text:p>
          </table:table-cell>
          <table:table-cell table:style-name="Table6.A2" office:value-type="string">
            <text:p text:style-name="P1448">gave</text:p>
          </table:table-cell>
          <table:table-cell table:style-name="Table6.D2" office:value-type="string">
            <text:p text:style-name="P1447">given</text:p>
          </table:table-cell>
        </table:table-row>
        <table:table-row table:style-name="TableLine94792059545712">
          <table:table-cell table:style-name="Table6.A2" office:value-type="string">
            <text:p text:style-name="P1447">идти</text:p>
          </table:table-cell>
          <table:table-cell table:style-name="Table6.A2" office:value-type="string">
            <text:p text:style-name="P1448">go</text:p>
          </table:table-cell>
          <table:table-cell table:style-name="Table6.A2" office:value-type="string">
            <text:p text:style-name="P1448">went</text:p>
          </table:table-cell>
          <table:table-cell table:style-name="Table6.D2" office:value-type="string">
            <text:p text:style-name="P1447">gone</text:p>
          </table:table-cell>
        </table:table-row>
        <table:table-row table:style-name="TableLine94792059551808">
          <table:table-cell table:style-name="Table6.A2" office:value-type="string">
            <text:p text:style-name="P1449">иметь </text:p>
          </table:table-cell>
          <table:table-cell table:style-name="Table6.A2" office:value-type="string">
            <text:p text:style-name="P1450">have</text:p>
          </table:table-cell>
          <table:table-cell table:style-name="Table6.A2" office:value-type="string">
            <text:p text:style-name="P1450">had</text:p>
          </table:table-cell>
          <table:table-cell table:style-name="Table6.D2" office:value-type="string">
            <text:p text:style-name="P1449">had</text:p>
          </table:table-cell>
        </table:table-row>
        <table:table-row table:style-name="TableLine94792059561680">
          <table:table-cell table:style-name="Table6.A2" office:value-type="string">
            <text:p text:style-name="P1449">слышать</text:p>
          </table:table-cell>
          <table:table-cell table:style-name="Table6.A2" office:value-type="string">
            <text:p text:style-name="P1450">hear</text:p>
          </table:table-cell>
          <table:table-cell table:style-name="Table6.A2" office:value-type="string">
            <text:p text:style-name="P1450">heard</text:p>
          </table:table-cell>
          <table:table-cell table:style-name="Table6.D2" office:value-type="string">
            <text:p text:style-name="P1449">heard</text:p>
          </table:table-cell>
        </table:table-row>
        <table:table-row table:style-name="TableLine94792059565696">
          <table:table-cell table:style-name="Table6.A2" office:value-type="string">
            <text:p text:style-name="P1449">знать</text:p>
          </table:table-cell>
          <table:table-cell table:style-name="Table6.A2" office:value-type="string">
            <text:p text:style-name="P1450">know</text:p>
          </table:table-cell>
          <table:table-cell table:style-name="Table6.A2" office:value-type="string">
            <text:p text:style-name="P1450">knew</text:p>
          </table:table-cell>
          <table:table-cell table:style-name="Table6.D2" office:value-type="string">
            <text:p text:style-name="P1449">known</text:p>
          </table:table-cell>
        </table:table-row>
        <table:table-row table:style-name="TableLine94792059568448">
          <table:table-cell table:style-name="Table6.A2" office:value-type="string">
            <text:p text:style-name="P1449">терять</text:p>
          </table:table-cell>
          <table:table-cell table:style-name="Table6.A2" office:value-type="string">
            <text:p text:style-name="P1450">lose</text:p>
          </table:table-cell>
          <table:table-cell table:style-name="Table6.A2" office:value-type="string">
            <text:p text:style-name="P1450">lost</text:p>
          </table:table-cell>
          <table:table-cell table:style-name="Table6.D2" office:value-type="string">
            <text:p text:style-name="P1449">lost</text:p>
          </table:table-cell>
        </table:table-row>
        <table:table-row table:style-name="TableLine94792059572336">
          <table:table-cell table:style-name="Table6.A2" office:value-type="string">
            <text:p text:style-name="P1449">делать</text:p>
          </table:table-cell>
          <table:table-cell table:style-name="Table6.A2" office:value-type="string">
            <text:p text:style-name="P1450">make</text:p>
          </table:table-cell>
          <table:table-cell table:style-name="Table6.A2" office:value-type="string">
            <text:p text:style-name="P1450">made</text:p>
          </table:table-cell>
          <table:table-cell table:style-name="Table6.D2" office:value-type="string">
            <text:p text:style-name="P1449">made</text:p>
          </table:table-cell>
        </table:table-row>
        <table:table-row table:style-name="TableLine94792059575168">
          <table:table-cell table:style-name="Table6.A2" office:value-type="string">
            <text:p text:style-name="P1449">платить</text:p>
          </table:table-cell>
          <table:table-cell table:style-name="Table6.A2" office:value-type="string">
            <text:p text:style-name="P1450">pay</text:p>
          </table:table-cell>
          <table:table-cell table:style-name="Table6.A2" office:value-type="string">
            <text:p text:style-name="P1450">paid</text:p>
          </table:table-cell>
          <table:table-cell table:style-name="Table6.D2" office:value-type="string">
            <text:p text:style-name="P1449">paid</text:p>
          </table:table-cell>
        </table:table-row>
        <table:table-row table:style-name="TableLine94792059579648">
          <table:table-cell table:style-name="Table6.A2" office:value-type="string">
            <text:p text:style-name="P1449">класть</text:p>
          </table:table-cell>
          <table:table-cell table:style-name="Table6.A2" office:value-type="string">
            <text:p text:style-name="P1450">put</text:p>
          </table:table-cell>
          <table:table-cell table:style-name="Table6.A2" office:value-type="string">
            <text:p text:style-name="P1450">put</text:p>
          </table:table-cell>
          <table:table-cell table:style-name="Table6.D2" office:value-type="string">
            <text:p text:style-name="P1449">put</text:p>
          </table:table-cell>
        </table:table-row>
        <table:table-row table:style-name="TableLine94792059584592">
          <table:table-cell table:style-name="Table6.A2" office:value-type="string">
            <text:p text:style-name="P1449">читать</text:p>
          </table:table-cell>
          <table:table-cell table:style-name="Table6.A2" office:value-type="string">
            <text:p text:style-name="P1450">read</text:p>
          </table:table-cell>
          <table:table-cell table:style-name="Table6.A2" office:value-type="string">
            <text:p text:style-name="P1450">read</text:p>
          </table:table-cell>
          <table:table-cell table:style-name="Table6.D2" office:value-type="string">
            <text:p text:style-name="P1450">read</text:p>
          </table:table-cell>
        </table:table-row>
        <table:table-row table:style-name="TableLine94792059599008">
          <table:table-cell table:style-name="Table6.A2" office:value-type="string">
            <text:p text:style-name="P1449">сказать</text:p>
          </table:table-cell>
          <table:table-cell table:style-name="Table6.A2" office:value-type="string">
            <text:p text:style-name="P1450">say</text:p>
          </table:table-cell>
          <table:table-cell table:style-name="Table6.A2" office:value-type="string">
            <text:p text:style-name="P1450">said</text:p>
          </table:table-cell>
          <table:table-cell table:style-name="Table6.D2" office:value-type="string">
            <text:p text:style-name="P1450">said</text:p>
          </table:table-cell>
        </table:table-row>
        <table:table-row table:style-name="TableLine94792059604896">
          <table:table-cell table:style-name="Table6.A2" office:value-type="string">
            <text:p text:style-name="P1449">говорить</text:p>
          </table:table-cell>
          <table:table-cell table:style-name="Table6.A2" office:value-type="string">
            <text:p text:style-name="P1450">speak</text:p>
          </table:table-cell>
          <table:table-cell table:style-name="Table6.A2" office:value-type="string">
            <text:p text:style-name="P1450">spoke</text:p>
          </table:table-cell>
          <table:table-cell table:style-name="Table6.D2" office:value-type="string">
            <text:p text:style-name="P1449">spoken</text:p>
          </table:table-cell>
        </table:table-row>
        <table:table-row table:style-name="TableLine94792059608432">
          <table:table-cell table:style-name="Table6.A2" office:value-type="string">
            <text:p text:style-name="P1449">видеть</text:p>
          </table:table-cell>
          <table:table-cell table:style-name="Table6.A2" office:value-type="string">
            <text:p text:style-name="P1450">see</text:p>
          </table:table-cell>
          <table:table-cell table:style-name="Table6.A2" office:value-type="string">
            <text:p text:style-name="P1450">saw</text:p>
          </table:table-cell>
          <table:table-cell table:style-name="Table6.D2" office:value-type="string">
            <text:p text:style-name="P1449">seen</text:p>
          </table:table-cell>
        </table:table-row>
        <table:table-row table:style-name="TableLine94792059611232">
          <table:table-cell table:style-name="Table6.A2" office:value-type="string">
            <text:p text:style-name="P1449">сидеть</text:p>
          </table:table-cell>
          <table:table-cell table:style-name="Table6.A2" office:value-type="string">
            <text:p text:style-name="P1450">sit</text:p>
          </table:table-cell>
          <table:table-cell table:style-name="Table6.A2" office:value-type="string">
            <text:p text:style-name="P1450">sat</text:p>
          </table:table-cell>
          <table:table-cell table:style-name="Table6.D2" office:value-type="string">
            <text:p text:style-name="P1449">sat</text:p>
          </table:table-cell>
        </table:table-row>
        <table:table-row table:style-name="TableLine94792059615568">
          <table:table-cell table:style-name="Table6.A2" office:value-type="string">
            <text:p text:style-name="P1449">брать</text:p>
          </table:table-cell>
          <table:table-cell table:style-name="Table6.A2" office:value-type="string">
            <text:p text:style-name="P1450">take</text:p>
          </table:table-cell>
          <table:table-cell table:style-name="Table6.A2" office:value-type="string">
            <text:p text:style-name="P1450">took</text:p>
          </table:table-cell>
          <table:table-cell table:style-name="Table6.D2" office:value-type="string">
            <text:p text:style-name="P1449">taken</text:p>
          </table:table-cell>
        </table:table-row>
        <table:table-row table:style-name="TableLine94792059618864">
          <table:table-cell table:style-name="Table6.A2" office:value-type="string">
            <text:p text:style-name="P1468">обучать</text:p>
          </table:table-cell>
          <table:table-cell table:style-name="Table6.A2" office:value-type="string">
            <text:p text:style-name="P1468">teach</text:p>
          </table:table-cell>
          <table:table-cell table:style-name="Table6.A2" office:value-type="string">
            <text:p text:style-name="P1469">taught</text:p>
          </table:table-cell>
          <table:table-cell table:style-name="Table6.D2" office:value-type="string">
            <text:p text:style-name="P1468">taught</text:p>
          </table:table-cell>
        </table:table-row>
        <table:table-row table:style-name="TableLine94792059624864">
          <table:table-cell table:style-name="Table6.A2" office:value-type="string">
            <text:p text:style-name="P1449">рассказывать</text:p>
          </table:table-cell>
          <table:table-cell table:style-name="Table6.A2" office:value-type="string">
            <text:p text:style-name="P1450">tell</text:p>
          </table:table-cell>
          <table:table-cell table:style-name="Table6.A2" office:value-type="string">
            <text:p text:style-name="P1450">told</text:p>
          </table:table-cell>
          <table:table-cell table:style-name="Table6.D2" office:value-type="string">
            <text:p text:style-name="P1449">told</text:p>
          </table:table-cell>
        </table:table-row>
        <table:table-row table:style-name="TableLine94792059630032">
          <table:table-cell table:style-name="Table6.A2" office:value-type="string">
            <text:p text:style-name="P1449">думать</text:p>
          </table:table-cell>
          <table:table-cell table:style-name="Table6.A2" office:value-type="string">
            <text:p text:style-name="P1450">think</text:p>
          </table:table-cell>
          <table:table-cell table:style-name="Table6.A2" office:value-type="string">
            <text:p text:style-name="P1450">thought</text:p>
          </table:table-cell>
          <table:table-cell table:style-name="Table6.D2" office:value-type="string">
            <text:p text:style-name="P1449">thought</text:p>
          </table:table-cell>
        </table:table-row>
        <table:table-row table:style-name="TableLine94792059635008">
          <table:table-cell table:style-name="Table6.A2" office:value-type="string">
            <text:p text:style-name="P1449">побеждать</text:p>
          </table:table-cell>
          <table:table-cell table:style-name="Table6.A2" office:value-type="string">
            <text:p text:style-name="P1450">win</text:p>
          </table:table-cell>
          <table:table-cell table:style-name="Table6.A2" office:value-type="string">
            <text:p text:style-name="P1450">won</text:p>
          </table:table-cell>
          <table:table-cell table:style-name="Table6.D2" office:value-type="string">
            <text:p text:style-name="P1449">won</text:p>
          </table:table-cell>
        </table:table-row>
        <table:table-row table:style-name="TableLine94792059637856">
          <table:table-cell table:style-name="Table6.A2" office:value-type="string">
            <text:p text:style-name="P1449">писать</text:p>
          </table:table-cell>
          <table:table-cell table:style-name="Table6.A2" office:value-type="string">
            <text:p text:style-name="P1450">write</text:p>
          </table:table-cell>
          <table:table-cell table:style-name="Table6.A2" office:value-type="string">
            <text:p text:style-name="P1450">wrote</text:p>
          </table:table-cell>
          <table:table-cell table:style-name="Table6.D2" office:value-type="string">
            <text:p text:style-name="P1449">written</text:p>
          </table:table-cell>
        </table:table-row>
      </table:table>
      <text:p text:style-name="P1649"/>
      <text:p text:style-name="P1649"/>
      <text:p text:style-name="P1251"><text:span text:style-name="T722">Отделить </text:span><text:span text:style-name="T723">грамматические</text:span><text:span text:style-name="T722"> правила от информации, которую нужно заучить</text:span></text:p>
      <text:p text:style-name="P399"><text:span text:style-name="T1368">(устойчивые связки, фразовые глаголы и т. п.; </text:span><text:span text:style-name="T1370">можно в таблицах</text:span><text:span text:style-name="T1369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9T13:06:00.424431360</dc:date>
    <meta:editing-duration>P3DT3H41M49S</meta:editing-duration>
    <meta:editing-cycles>1396</meta:editing-cycles>
    <meta:generator>LibreOffice/6.4.7.2$Linux_X86_64 LibreOffice_project/40$Build-2</meta:generator>
    <meta:document-statistic meta:table-count="14" meta:image-count="0" meta:object-count="0" meta:page-count="65" meta:paragraph-count="2452" meta:word-count="19367" meta:character-count="121895" meta:non-whitespace-character-count="104248"/>
  </office:meta>
</office:document-meta>
</file>